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2.84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1.06cm"/>
    </style:style>
    <style:style style:name="co6" style:family="table-column">
      <style:table-column-properties fo:break-before="auto" style:column-width="2.738cm"/>
    </style:style>
    <style:style style:name="co7" style:family="table-column">
      <style:table-column-properties fo:break-before="auto" style:column-width="1.57cm"/>
    </style:style>
    <style:style style:name="co8" style:family="table-column">
      <style:table-column-properties fo:break-before="auto" style:column-width="1.145cm"/>
    </style:style>
    <style:style style:name="co9" style:family="table-column">
      <style:table-column-properties fo:break-before="auto" style:column-width="4.881cm"/>
    </style:style>
    <style:style style:name="co10" style:family="table-column">
      <style:table-column-properties fo:break-before="auto" style:column-width="2.482cm"/>
    </style:style>
    <style:style style:name="co11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fo:background-color="#ffffd7" style:cell-protect="none" style:print-content="true" fo:border="0.06pt solid #000000"/>
    </style:style>
    <style:style style:name="ce16" style:family="table-cell" style:parent-style-name="Default" style:data-style-name="N1">
      <style:table-cell-properties fo:background-color="#ffffd7" style:cell-protect="none" style:print-content="true" fo:border="0.06pt solid #000000"/>
    </style:style>
    <style:style style:name="ce19" style:family="table-cell" style:parent-style-name="Default" style:data-style-name="N36">
      <style:table-cell-properties fo:background-color="#ffffd7" style:cell-protect="none" style:print-content="true" fo:border="0.06pt solid #000000"/>
    </style:style>
    <style:style style:name="ce3" style:family="table-cell" style:parent-style-name="Default">
      <style:table-cell-properties fo:background-color="#ffffd7" fo:border="0.06pt solid #000000"/>
    </style:style>
    <style:style style:name="ce24" style:family="table-cell" style:parent-style-name="Default" style:data-style-name="N1">
      <style:table-cell-properties fo:background-color="#ffffd7" fo:border="0.06pt solid #000000"/>
    </style:style>
    <style:style style:name="ce5" style:family="table-cell" style:parent-style-name="Default" style:data-style-name="N36">
      <style:table-cell-properties fo:background-color="#ffffd7" fo:border="0.06pt solid #000000"/>
    </style:style>
    <style:style style:name="ce10" style:family="table-cell" style:parent-style-name="Default">
      <style:table-cell-properties fo:background-color="#fff5ce" style:cell-protect="none" style:print-content="true" fo:border="0.06pt solid #000000"/>
    </style:style>
    <style:style style:name="ce12" style:family="table-cell" style:parent-style-name="Default">
      <style:table-cell-properties fo:background-color="#fff5ce" style:cell-protect="none" style:print-content="true" fo:border="0.06pt solid #000000"/>
      <style:map style:condition="is-true-formula(AND([$Patienten.$E3]=[$Konventionen.$C$3];[$Patienten.$D3]&lt;61))" style:apply-style-name="Warning" style:base-cell-address="Patienten.E3"/>
    </style:style>
    <style:style style:name="ce13" style:family="table-cell" style:parent-style-name="Default">
      <style:table-cell-properties fo:background-color="#fff5ce" style:cell-protect="none" style:print-content="true" fo:border="0.06pt solid #000000"/>
      <style:map style:condition="is-true-formula(AND([$Patienten.$E3]=[$Konventionen.$C$3];[$Patienten.$D3]&lt;61))" style:apply-style-name="Warning" style:base-cell-address="Patienten.E3"/>
    </style:style>
    <style:style style:name="ce20" style:family="table-cell" style:parent-style-name="Default">
      <style:table-cell-properties fo:background-color="#dee6ef" style:cell-protect="none" style:print-content="true" fo:border="0.06pt solid #000000"/>
    </style:style>
    <style:style style:name="ce21" style:family="table-cell" style:parent-style-name="Default" style:data-style-name="N37">
      <style:table-cell-properties fo:background-color="#dee6ef" style:cell-protect="none" style:print-content="true" fo:border="0.06pt solid #000000"/>
    </style:style>
    <style:style style:name="ce36" style:family="table-cell" style:parent-style-name="Default">
      <style:table-cell-properties fo:background-color="#dee6ef" fo:border="0.06pt solid #000000"/>
    </style:style>
    <style:style style:name="ce37" style:family="table-cell" style:parent-style-name="Default" style:data-style-name="N0">
      <style:table-cell-properties fo:background-color="#dee6ef" fo:border="0.06pt solid #000000"/>
    </style:style>
    <style:style style:name="ce11" style:family="table-cell" style:parent-style-name="Default" style:data-style-name="N37">
      <style:table-cell-properties fo:background-color="#dee6ef" fo:border="0.06pt solid #000000"/>
    </style:style>
    <style:style style:name="ce40" style:family="table-cell" style:parent-style-name="Default">
      <style:table-cell-properties fo:background-color="#dde8cb" fo:border="0.06pt solid #000000"/>
    </style:style>
    <style:style style:name="ce14" style:family="table-cell" style:parent-style-name="Default" style:data-style-name="N37">
      <style:table-cell-properties fo:background-color="#dde8cb" fo:border="0.06pt solid #000000"/>
    </style:style>
    <style:style style:name="ce27" style:family="table-cell" style:parent-style-name="Default">
      <style:table-cell-properties fo:background-color="#dde8cb" style:cell-protect="none" style:print-content="true" fo:border="0.06pt solid #000000"/>
    </style:style>
    <style:style style:name="ce28" style:family="table-cell" style:parent-style-name="Default" style:data-style-name="N37">
      <style:table-cell-properties fo:background-color="#dde8cb" style:cell-protect="none" style:print-content="true" fo:border="0.06pt solid #000000"/>
    </style:style>
    <style:style style:name="ce15" style:family="table-cell" style:parent-style-name="Default" style:data-style-name="N0">
      <style:table-cell-properties fo:background-color="#dde8cb" fo:border="0.06pt solid #000000"/>
    </style:style>
    <style:style style:name="ce34" style:family="table-cell" style:parent-style-name="Default" style:data-style-name="N0">
      <style:table-cell-properties fo:background-color="#dde8cb" fo:border="0.06pt solid #000000"/>
    </style:style>
    <style:style style:name="ce30" style:family="table-cell" style:parent-style-name="Default">
      <style:table-cell-properties style:cell-protect="none" style:print-content="true"/>
    </style:style>
    <style:style style:name="ce49" style:family="table-cell" style:parent-style-name="Default">
      <style:table-cell-properties fo:background-color="transparent" fo:border="0.06pt solid #000000"/>
    </style:style>
    <style:style style:name="ce50" style:family="table-cell" style:parent-style-name="Default" style:data-style-name="N99"/>
    <style:style style:name="ce51" style:family="table-cell" style:parent-style-name="Default" style:data-style-name="N99">
      <style:text-properties fo:font-weight="bold" style:font-weight-asian="bold" style:font-weight-complex="bold"/>
    </style:style>
    <style:style style:name="ce41" style:family="table-cell" style:parent-style-name="Default" style:data-style-name="N37"/>
    <style:style style:name="ce48" style:family="table-cell" style:parent-style-name="Default">
      <style:map style:condition="is-true-formula(AND([$Patienten.$E3]=[$Konventionen.$C$3];[$Patienten.$D3]&lt;61))" style:apply-style-name="Bad" style:base-cell-address="Patienten.E3"/>
    </style:style>
    <style:style style:name="ce52" style:family="table-cell" style:parent-style-name="Default">
      <style:table-cell-properties fo:background-color="#ffffff"/>
      <style:map style:condition="is-true-formula(AND([$Patienten.$E3]=[$Konventionen.$C$3];[$Patienten.$D3]&lt;61))" style:apply-style-name="Bad" style:base-cell-address="Patienten.E3"/>
    </style:style>
    <style:style style:name="ce5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Patienten.E3">
          <table:help-message table:title="test" table:display="false">
            <text:p>dsfsd</text:p>
          </table:help-message>
          <table:error-message table:message-type="stop" table:display="true"/>
        </table:content-validation>
        <table:content-validation table:name="val2" table:condition="of:cell-content-is-date() and cell-content()&gt;=TODAY()" table:allow-empty-cell="true" table:base-cell-address="Patienten.G3">
          <table:error-message table:message-type="stop" table:display="true"/>
        </table:content-validation>
      </table:content-validations>
      <table:table table:name="Patiente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"/>
        <table:table-column table:style-name="co3" table:default-cell-style-name="ce19"/>
        <table:table-column table:style-name="co3" table:default-cell-style-name="ce5"/>
        <table:table-column table:style-name="co3" table:default-cell-style-name="ce10"/>
        <table:table-column table:style-name="co4" table:visibility="collapse" table:default-cell-style-name="ce10"/>
        <table:table-column table:style-name="co3" table:default-cell-style-name="ce21"/>
        <table:table-column table:style-name="co5" table:visibility="collapse" table:default-cell-style-name="ce11"/>
        <table:table-column table:style-name="co3" table:default-cell-style-name="ce20"/>
        <table:table-column table:style-name="co6" table:default-cell-style-name="ce40"/>
        <table:table-column table:style-name="co3" table:number-columns-repeated="2" table:default-cell-style-name="ce40"/>
        <table:table-column table:style-name="co3" table:default-cell-style-name="ce27"/>
        <table:table-column table:style-name="co7" table:visibility="collapse" table:default-cell-style-name="ce40"/>
        <table:table-column table:style-name="co8" table:default-cell-style-name="ce40"/>
        <table:table-column table:style-name="co3" table:default-cell-style-name="ce27"/>
        <table:table-column table:style-name="co9" table:default-cell-style-name="ce30"/>
        <table:table-row table:style-name="ro1">
          <table:table-cell table:style-name="ce1"/>
          <table:table-cell/>
          <table:table-cell table:style-name="ce1"/>
          <table:table-cell table:style-name="ce3"/>
          <table:table-cell table:number-columns-repeated="2"/>
          <table:table-cell table:style-name="ce20" office:value-type="string" calcext:value-type="string">
            <text:p>Erstimpfung</text:p>
          </table:table-cell>
          <table:table-cell table:style-name="ce36"/>
          <table:table-cell/>
          <table:table-cell office:value-type="string" calcext:value-type="string">
            <text:p>Zweitimpfung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at. nr.</text:p>
          </table:table-cell>
          <table:table-cell office:value-type="string" calcext:value-type="string">
            <text:p>Name, Vorname</text:p>
          </table:table-cell>
          <table:table-cell table:style-name="ce1" office:value-type="string" calcext:value-type="string">
            <text:p>Geb. Datum</text:p>
          </table:table-cell>
          <table:table-cell table:style-name="ce3" office:value-type="string" calcext:value-type="string">
            <text:p>Alter</text:p>
          </table:table-cell>
          <table:table-cell office:value-type="string" calcext:value-type="string">
            <text:p>Impfstoff</text:p>
          </table:table-cell>
          <table:table-cell office:value-type="string" calcext:value-type="string">
            <text:p>Zuordnung</text:p>
          </table:table-cell>
          <table:table-cell table:style-name="ce20" office:value-type="string" calcext:value-type="string">
            <text:p>Termin</text:p>
          </table:table-cell>
          <table:table-cell table:style-name="ce36" office:value-type="string" calcext:value-type="string">
            <text:p>Termin KW</text:p>
          </table:table-cell>
          <table:table-cell office:value-type="string" calcext:value-type="string">
            <text:p>durchgeführt</text:p>
          </table:table-cell>
          <table:table-cell office:value-type="string" calcext:value-type="string">
            <text:p>frühst</text:p>
          </table:table-cell>
          <table:table-cell office:value-type="string" calcext:value-type="string">
            <text:p>letztes Drittel</text:p>
          </table:table-cell>
          <table:table-cell office:value-type="string" calcext:value-type="string">
            <text:p>spätestens</text:p>
          </table:table-cell>
          <table:table-cell office:value-type="string" calcext:value-type="string">
            <text:p>Termin</text:p>
          </table:table-cell>
          <table:table-cell office:value-type="string" calcext:value-type="string">
            <text:p>Termin KW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urchgeführt</text:p>
          </table:table-cell>
          <table:table-cell office:value-type="string" calcext:value-type="string">
            <text:p>Bemerkungen</text:p>
          </table:table-cell>
        </table:table-row>
        <table:table-row table:style-name="ro1">
          <table:table-cell/>
          <table:table-cell office:value-type="string" calcext:value-type="string">
            <text:p>Tester, Testrud</text:p>
          </table:table-cell>
          <table:table-cell office:value-type="date" office:date-value="1971-07-17" calcext:value-type="date">
            <text:p>17.07.1971</text:p>
          </table:table-cell>
          <table:table-cell table:style-name="ce24" table:formula="of:=IF(ISBLANK([.C3]);#NULL!;IF(ISBLANK([.I3]);ORG.OPENOFFICE.YEARS([.C3];TODAY();0);ORG.OPENOFFICE.YEARS([.C3];[.I3];0)))" office:value-type="float" office:value="49" calcext:value-type="float">
            <text:p>49</text:p>
          </table:table-cell>
          <table:table-cell table:style-name="ce12" office:value-type="string" calcext:value-type="string">
            <text:p>BioNTech</text:p>
          </table:table-cell>
          <table:table-cell table:formula="of:=IF(AND([.D3]&lt;60;[.E3]=[$Konventionen.$C$3]);&quot;CHECK!&quot;;&quot;OK.&quot;)" office:value-type="string" office:string-value="OK." calcext:value-type="string">
            <text:p>OK.</text:p>
          </table:table-cell>
          <table:table-cell office:value-type="date" office:date-value="2021-04-07" calcext:value-type="date">
            <text:p>07.04.21</text:p>
          </table:table-cell>
          <table:table-cell table:style-name="ce37" table:formula="of:=IF(ISBLANK([.G3]);;WEEKNUM([.G3];21))" office:value-type="float" office:value="14" calcext:value-type="float">
            <text:p>14</text:p>
          </table:table-cell>
          <table:table-cell table:style-name="ce21" office:value-type="date" office:date-value="2021-04-08" calcext:value-type="date">
            <text:p>08.04.21</text:p>
          </table:table-cell>
          <table:table-cell table:style-name="ce14" table:formula="of:=IF(ISBLANK([.I3]);COM.MICROSOFT.IFS([.E3]=[$Konventionen.$C$2];[.G3]+[$Konventionen.$D$2];[.E3]=[$Konventionen.$C$3];[.G3]+[$Konventionen.$D$3]); COM.MICROSOFT.IFS([.E3]=[$Konventionen.$C$2];[.I3]+[$Konventionen.$D$2];[.E3]=[$Konventionen.$C$3];[.I3]+[$Konventionen.$D$3]))" office:value-type="date" office:date-value="2021-04-29" calcext:value-type="date">
            <text:p>29.04.21</text:p>
          </table:table-cell>
          <table:table-cell table:style-name="ce14" table:formula="of:=[.J3]+(([.L3]-[.J3])/3*2)" office:value-type="date" office:date-value="2021-05-13" calcext:value-type="date">
            <text:p>13.05.21</text:p>
          </table:table-cell>
          <table:table-cell table:style-name="ce14" table:formula="of:=COM.MICROSOFT.IFS([.E3]=[$Konventionen.$C$2];[.J3]+[$Konventionen.$E$2];[.E3]=[$Konventionen.$C$3];[.J3]+[$Konventionen.$E$3])" office:value-type="date" office:date-value="2021-05-20" calcext:value-type="date">
            <text:p>20.05.21</text:p>
          </table:table-cell>
          <table:table-cell table:style-name="ce28" office:value-type="date" office:date-value="2021-04-30" calcext:value-type="date">
            <text:p>30.04.21</text:p>
          </table:table-cell>
          <table:table-cell table:style-name="ce15" table:formula="of:=IF(ISBLANK([.M3]);#NULL!;WEEKNUM([.M3];21))" office:value-type="float" office:value="17" calcext:value-type="float">
            <text:p>17</text:p>
          </table:table-cell>
          <table:table-cell table:style-name="ce34" table:formula="of:=IF(AND([.J3]&lt;=[.M3];[.L3]&gt;=[.M3]);IF([.K3]&lt;=[.M3];1;0);-1)" office:value-type="float" office:value="0" calcext:value-type="float">
            <text:p>0</text:p>
          </table:table-cell>
          <table:table-cell table:style-name="ce28"/>
          <table:table-cell/>
        </table:table-row>
        <table:table-row table:style-name="ro1">
          <table:table-cell/>
          <table:table-cell office:value-type="string" calcext:value-type="string">
            <text:p>Ring, Sandy</text:p>
          </table:table-cell>
          <table:table-cell office:value-type="date" office:date-value="1990-01-01" calcext:value-type="date">
            <text:p>01.01.1990</text:p>
          </table:table-cell>
          <table:table-cell table:style-name="ce24" table:formula="of:=IF(ISBLANK([.C4]);#NULL!;IF(ISBLANK([.I4]);ORG.OPENOFFICE.YEARS([.C4];TODAY();0);ORG.OPENOFFICE.YEARS([.C4];[.I4];0)))" office:value-type="float" office:value="31" calcext:value-type="float">
            <text:p>31</text:p>
          </table:table-cell>
          <table:table-cell table:style-name="ce12" office:value-type="string" calcext:value-type="string">
            <text:p>AstraZeneca</text:p>
          </table:table-cell>
          <table:table-cell table:formula="of:=IF(AND([.D4]&lt;60;[.E4]=[$Konventionen.$C$3]);&quot;CHECK!&quot;;&quot;OK.&quot;)" office:value-type="string" office:string-value="CHECK!" calcext:value-type="string">
            <text:p>CHECK!</text:p>
          </table:table-cell>
          <table:table-cell office:value-type="date" office:date-value="2021-04-07" calcext:value-type="date">
            <text:p>07.04.21</text:p>
          </table:table-cell>
          <table:table-cell table:style-name="ce37" table:formula="of:=IF(ISBLANK([.G4]);;WEEKNUM([.G4];21))" office:value-type="float" office:value="14" calcext:value-type="float">
            <text:p>14</text:p>
          </table:table-cell>
          <table:table-cell table:style-name="ce21"/>
          <table:table-cell table:style-name="ce14" table:formula="of:=IF(ISBLANK([.I4]);COM.MICROSOFT.IFS([.E4]=[$Konventionen.$C$2];[.G4]+[$Konventionen.$D$2];[.E4]=[$Konventionen.$C$3];[.G4]+[$Konventionen.$D$3]); COM.MICROSOFT.IFS([.E4]=[$Konventionen.$C$2];[.I4]+[$Konventionen.$D$2];[.E4]=[$Konventionen.$C$3];[.I4]+[$Konventionen.$D$3]))" office:value-type="date" office:date-value="2021-06-09" calcext:value-type="date">
            <text:p>09.06.21</text:p>
          </table:table-cell>
          <table:table-cell table:style-name="ce14" table:formula="of:=[.J4]+(([.L4]-[.J4])/3*2)" office:value-type="date" office:date-value="2021-06-23" calcext:value-type="date">
            <text:p>23.06.21</text:p>
          </table:table-cell>
          <table:table-cell table:style-name="ce14" table:formula="of:=COM.MICROSOFT.IFS([.E4]=[$Konventionen.$C$2];[.J4]+[$Konventionen.$E$2];[.E4]=[$Konventionen.$C$3];[.J4]+[$Konventionen.$E$3])" office:value-type="date" office:date-value="2021-06-30" calcext:value-type="date">
            <text:p>30.06.21</text:p>
          </table:table-cell>
          <table:table-cell table:style-name="ce28"/>
          <table:table-cell table:style-name="ce15" table:formula="of:=IF(ISBLANK([.M4]);#NULL!;WEEKNUM([.M4];21))" office:value-type="string" office:string-value="" calcext:value-type="error">
            <text:p>#NULL!</text:p>
          </table:table-cell>
          <table:table-cell table:style-name="ce34" table:formula="of:=IF(AND([.J4]&lt;=[.M4];[.L4]&gt;=[.M4]);IF([.K4]&lt;=[.M4];1;0);-1)" office:value-type="float" office:value="-1" calcext:value-type="float">
            <text:p>-1</text:p>
          </table:table-cell>
          <table:table-cell table:style-name="ce28"/>
          <table:table-cell/>
        </table:table-row>
        <table:table-row table:style-name="ro1">
          <table:table-cell/>
          <table:table-cell office:value-type="string" calcext:value-type="string">
            <text:p>Lodders, Stefan</text:p>
          </table:table-cell>
          <table:table-cell office:value-type="date" office:date-value="1935-10-07" calcext:value-type="date">
            <text:p>07.10.1935</text:p>
          </table:table-cell>
          <table:table-cell table:style-name="ce24" table:formula="of:=IF(ISBLANK([.C5]);#NULL!;IF(ISBLANK([.I5]);ORG.OPENOFFICE.YEARS([.C5];TODAY();0);ORG.OPENOFFICE.YEARS([.C5];[.I5];0)))" office:value-type="float" office:value="85" calcext:value-type="float">
            <text:p>85</text:p>
          </table:table-cell>
          <table:table-cell table:style-name="ce13" table:content-validation-name="val1" office:value-type="string" calcext:value-type="string">
            <text:p>AstraZeneca</text:p>
          </table:table-cell>
          <table:table-cell table:formula="of:=IF(AND([.D5]&lt;60;[.E5]=[$Konventionen.$C$3]);&quot;CHECK!&quot;;&quot;OK.&quot;)" office:value-type="string" office:string-value="OK." calcext:value-type="string">
            <text:p>OK.</text:p>
          </table:table-cell>
          <table:table-cell table:content-validation-name="val2" office:value-type="date" office:date-value="2021-04-07" calcext:value-type="date">
            <text:p>07.04.21</text:p>
          </table:table-cell>
          <table:table-cell table:style-name="ce37" table:formula="of:=IF(ISBLANK([.G5]);;WEEKNUM([.G5];21))" office:value-type="float" office:value="14" calcext:value-type="float">
            <text:p>14</text:p>
          </table:table-cell>
          <table:table-cell table:style-name="ce21"/>
          <table:table-cell table:style-name="ce14" table:formula="of:=IF(ISBLANK([.I5]);COM.MICROSOFT.IFS([.E5]=[$Konventionen.$C$2];[.G5]+[$Konventionen.$D$2];[.E5]=[$Konventionen.$C$3];[.G5]+[$Konventionen.$D$3]); COM.MICROSOFT.IFS([.E5]=[$Konventionen.$C$2];[.I5]+[$Konventionen.$D$2];[.E5]=[$Konventionen.$C$3];[.I5]+[$Konventionen.$D$3]))" office:value-type="date" office:date-value="2021-06-09" calcext:value-type="date">
            <text:p>09.06.21</text:p>
          </table:table-cell>
          <table:table-cell table:style-name="ce14" table:formula="of:=[.J5]+(([.L5]-[.J5])/3*2)" office:value-type="date" office:date-value="2021-06-23" calcext:value-type="date">
            <text:p>23.06.21</text:p>
          </table:table-cell>
          <table:table-cell table:style-name="ce14" table:formula="of:=COM.MICROSOFT.IFS([.E5]=[$Konventionen.$C$2];[.J5]+[$Konventionen.$E$2];[.E5]=[$Konventionen.$C$3];[.J5]+[$Konventionen.$E$3])" office:value-type="date" office:date-value="2021-06-30" calcext:value-type="date">
            <text:p>30.06.21</text:p>
          </table:table-cell>
          <table:table-cell table:style-name="ce28"/>
          <table:table-cell table:style-name="ce15" table:formula="of:=IF(ISBLANK([.M5]);#NULL!;WEEKNUM([.M5];21))" office:value-type="string" office:string-value="" calcext:value-type="error">
            <text:p>#NULL!</text:p>
          </table:table-cell>
          <table:table-cell table:style-name="ce34" table:formula="of:=IF(AND([.J5]&lt;=[.M5];[.L5]&gt;=[.M5]);IF([.K5]&lt;=[.M5];1;0);-1)" office:value-type="float" office:value="-1" calcext:value-type="float">
            <text:p>-1</text:p>
          </table:table-cell>
          <table:table-cell table:style-name="ce28"/>
          <table:table-cell/>
        </table:table-row>
        <table:table-row table:style-name="ro1">
          <table:table-cell/>
          <table:table-cell office:value-type="string" calcext:value-type="string">
            <text:p>Schulz, Anja</text:p>
          </table:table-cell>
          <table:table-cell office:value-type="date" office:date-value="1976-11-02" calcext:value-type="date">
            <text:p>02.11.1976</text:p>
          </table:table-cell>
          <table:table-cell table:style-name="ce24" table:formula="of:=IF(ISBLANK([.C6]);#NULL!;IF(ISBLANK([.I6]);ORG.OPENOFFICE.YEARS([.C6];TODAY();0);ORG.OPENOFFICE.YEARS([.C6];[.I6];0)))" office:value-type="float" office:value="44" calcext:value-type="float">
            <text:p>44</text:p>
          </table:table-cell>
          <table:table-cell table:style-name="ce12" office:value-type="string" calcext:value-type="string">
            <text:p>BioNTech</text:p>
          </table:table-cell>
          <table:table-cell table:formula="of:=IF(AND([.D6]&lt;60;[.E6]=[$Konventionen.$C$3]);&quot;CHECK!&quot;;&quot;OK.&quot;)" office:value-type="string" office:string-value="OK." calcext:value-type="string">
            <text:p>OK.</text:p>
          </table:table-cell>
          <table:table-cell office:value-type="date" office:date-value="2021-04-07" calcext:value-type="date">
            <text:p>07.04.21</text:p>
          </table:table-cell>
          <table:table-cell table:style-name="ce37" table:formula="of:=IF(ISBLANK([.G6]);;WEEKNUM([.G6];21))" office:value-type="float" office:value="14" calcext:value-type="float">
            <text:p>14</text:p>
          </table:table-cell>
          <table:table-cell table:style-name="ce21"/>
          <table:table-cell table:style-name="ce14" table:formula="of:=IF(ISBLANK([.I6]);COM.MICROSOFT.IFS([.E6]=[$Konventionen.$C$2];[.G6]+[$Konventionen.$D$2];[.E6]=[$Konventionen.$C$3];[.G6]+[$Konventionen.$D$3]); COM.MICROSOFT.IFS([.E6]=[$Konventionen.$C$2];[.I6]+[$Konventionen.$D$2];[.E6]=[$Konventionen.$C$3];[.I6]+[$Konventionen.$D$3]))" office:value-type="date" office:date-value="2021-04-28" calcext:value-type="date">
            <text:p>28.04.21</text:p>
          </table:table-cell>
          <table:table-cell table:style-name="ce14" table:formula="of:=[.J6]+(([.L6]-[.J6])/3*2)" office:value-type="date" office:date-value="2021-05-12" calcext:value-type="date">
            <text:p>12.05.21</text:p>
          </table:table-cell>
          <table:table-cell table:style-name="ce14" table:formula="of:=COM.MICROSOFT.IFS([.E6]=[$Konventionen.$C$2];[.J6]+[$Konventionen.$E$2];[.E6]=[$Konventionen.$C$3];[.J6]+[$Konventionen.$E$3])" office:value-type="date" office:date-value="2021-05-19" calcext:value-type="date">
            <text:p>19.05.21</text:p>
          </table:table-cell>
          <table:table-cell table:style-name="ce28"/>
          <table:table-cell table:style-name="ce15" table:formula="of:=IF(ISBLANK([.M6]);#NULL!;WEEKNUM([.M6];21))" office:value-type="string" office:string-value="" calcext:value-type="error">
            <text:p>#NULL!</text:p>
          </table:table-cell>
          <table:table-cell table:style-name="ce34" table:formula="of:=IF(AND([.J6]&lt;=[.M6];[.L6]&gt;=[.M6]);IF([.K6]&lt;=[.M6];1;0);-1)" office:value-type="float" office:value="-1" calcext:value-type="float">
            <text:p>-1</text:p>
          </table:table-cell>
          <table:table-cell table:style-name="ce28"/>
          <table:table-cell/>
        </table:table-row>
        <table:table-row table:style-name="ro1">
          <table:table-cell/>
          <table:table-cell office:value-type="string" calcext:value-type="string">
            <text:p>Neuer, Tester</text:p>
          </table:table-cell>
          <table:table-cell office:value-type="date" office:date-value="1970-01-01" calcext:value-type="date">
            <text:p>01.01.1970</text:p>
          </table:table-cell>
          <table:table-cell table:style-name="ce24" table:formula="of:=IF(ISBLANK([.C7]);#NULL!;IF(ISBLANK([.I7]);ORG.OPENOFFICE.YEARS([.C7];TODAY();0);ORG.OPENOFFICE.YEARS([.C7];[.I7];0)))" office:value-type="float" office:value="51" calcext:value-type="float">
            <text:p>51</text:p>
          </table:table-cell>
          <table:table-cell table:style-name="ce12" office:value-type="string" calcext:value-type="string">
            <text:p>BioNTech</text:p>
          </table:table-cell>
          <table:table-cell table:formula="of:=IF(AND([.D7]&lt;60;[.E7]=[$Konventionen.$C$3]);&quot;CHECK!&quot;;&quot;OK.&quot;)" office:value-type="string" office:string-value="OK." calcext:value-type="string">
            <text:p>OK.</text:p>
          </table:table-cell>
          <table:table-cell office:value-type="date" office:date-value="2021-04-07" calcext:value-type="date">
            <text:p>07.04.21</text:p>
          </table:table-cell>
          <table:table-cell table:style-name="ce37" table:formula="of:=IF(ISBLANK([.G7]);;WEEKNUM([.G7];21))" office:value-type="float" office:value="14" calcext:value-type="float">
            <text:p>14</text:p>
          </table:table-cell>
          <table:table-cell table:style-name="ce21"/>
          <table:table-cell table:style-name="ce14" table:formula="of:=IF(ISBLANK([.I7]);COM.MICROSOFT.IFS([.E7]=[$Konventionen.$C$2];[.G7]+[$Konventionen.$D$2];[.E7]=[$Konventionen.$C$3];[.G7]+[$Konventionen.$D$3]); COM.MICROSOFT.IFS([.E7]=[$Konventionen.$C$2];[.I7]+[$Konventionen.$D$2];[.E7]=[$Konventionen.$C$3];[.I7]+[$Konventionen.$D$3]))" office:value-type="date" office:date-value="2021-04-28" calcext:value-type="date">
            <text:p>28.04.21</text:p>
          </table:table-cell>
          <table:table-cell table:style-name="ce14" table:formula="of:=[.J7]+(([.L7]-[.J7])/3*2)" office:value-type="date" office:date-value="2021-05-12" calcext:value-type="date">
            <text:p>12.05.21</text:p>
          </table:table-cell>
          <table:table-cell table:style-name="ce14" table:formula="of:=COM.MICROSOFT.IFS([.E7]=[$Konventionen.$C$2];[.J7]+[$Konventionen.$E$2];[.E7]=[$Konventionen.$C$3];[.J7]+[$Konventionen.$E$3])" office:value-type="date" office:date-value="2021-05-19" calcext:value-type="date">
            <text:p>19.05.21</text:p>
          </table:table-cell>
          <table:table-cell/>
          <table:table-cell table:style-name="ce15" table:formula="of:=IF(ISBLANK([.M7]);#NULL!;WEEKNUM([.M7];21))" office:value-type="string" office:string-value="" calcext:value-type="error">
            <text:p>#NULL!</text:p>
          </table:table-cell>
          <table:table-cell table:style-name="ce34" table:formula="of:=IF(AND([.J7]&lt;=[.M7];[.L7]&gt;=[.M7]);IF([.K7]&lt;=[.M7];1;0);-1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hon-Wieder, Test</text:p>
          </table:table-cell>
          <table:table-cell office:value-type="date" office:date-value="2000-12-12" calcext:value-type="date">
            <text:p>12.12.2000</text:p>
          </table:table-cell>
          <table:table-cell table:style-name="ce24" table:formula="of:=IF(ISBLANK([.C8]);#NULL!;IF(ISBLANK([.I8]);ORG.OPENOFFICE.YEARS([.C8];TODAY();0);ORG.OPENOFFICE.YEARS([.C8];[.I8];0)))" office:value-type="float" office:value="20" calcext:value-type="float">
            <text:p>20</text:p>
          </table:table-cell>
          <table:table-cell table:style-name="ce12" office:value-type="string" calcext:value-type="string">
            <text:p>BioNTech</text:p>
          </table:table-cell>
          <table:table-cell table:formula="of:=IF(AND([.D8]&lt;60;[.E8]=[$Konventionen.$C$3]);&quot;CHECK!&quot;;&quot;OK.&quot;)" office:value-type="string" office:string-value="OK." calcext:value-type="string">
            <text:p>OK.</text:p>
          </table:table-cell>
          <table:table-cell office:value-type="date" office:date-value="2021-04-07" calcext:value-type="date">
            <text:p>07.04.21</text:p>
          </table:table-cell>
          <table:table-cell table:style-name="ce37" table:formula="of:=IF(ISBLANK([.G8]);;WEEKNUM([.G8];21))" office:value-type="float" office:value="14" calcext:value-type="float">
            <text:p>14</text:p>
          </table:table-cell>
          <table:table-cell/>
          <table:table-cell table:style-name="ce14" table:formula="of:=IF(ISBLANK([.I8]);COM.MICROSOFT.IFS([.E8]=[$Konventionen.$C$2];[.G8]+[$Konventionen.$D$2];[.E8]=[$Konventionen.$C$3];[.G8]+[$Konventionen.$D$3]); COM.MICROSOFT.IFS([.E8]=[$Konventionen.$C$2];[.I8]+[$Konventionen.$D$2];[.E8]=[$Konventionen.$C$3];[.I8]+[$Konventionen.$D$3]))" office:value-type="date" office:date-value="2021-04-28" calcext:value-type="date">
            <text:p>28.04.21</text:p>
          </table:table-cell>
          <table:table-cell table:style-name="ce14" table:formula="of:=[.J8]+(([.L8]-[.J8])/3*2)" office:value-type="date" office:date-value="2021-05-12" calcext:value-type="date">
            <text:p>12.05.21</text:p>
          </table:table-cell>
          <table:table-cell table:style-name="ce14" table:formula="of:=COM.MICROSOFT.IFS([.E8]=[$Konventionen.$C$2];[.J8]+[$Konventionen.$E$2];[.E8]=[$Konventionen.$C$3];[.J8]+[$Konventionen.$E$3])" office:value-type="date" office:date-value="2021-05-19" calcext:value-type="date">
            <text:p>19.05.21</text:p>
          </table:table-cell>
          <table:table-cell table:style-name="ce28"/>
          <table:table-cell table:style-name="ce15" table:formula="of:=IF(ISBLANK([.M8]);#NULL!;WEEKNUM([.M8];21))" office:value-type="string" office:string-value="" calcext:value-type="error">
            <text:p>#NULL!</text:p>
          </table:table-cell>
          <table:table-cell table:style-name="ce34" table:formula="of:=IF(AND([.J8]&lt;=[.M8];[.L8]&gt;=[.M8]);IF([.K8]&lt;=[.M8];1;0);-1)" office:value-type="float" office:value="-1" calcext:value-type="float">
            <text:p>-1</text:p>
          </table:table-cell>
          <table:table-cell table:style-name="ce28"/>
          <table:table-cell/>
        </table:table-row>
        <table:table-row table:style-name="ro1">
          <table:table-cell table:number-columns-repeated="3"/>
          <table:table-cell table:style-name="ce24" table:formula="of:=IF(ISBLANK([.C9]);#NULL!;IF(ISBLANK([.I9]);ORG.OPENOFFICE.YEARS([.C9];TODAY();0);ORG.OPENOFFICE.YEARS([.C9];[.I9];0)))" office:value-type="string" office:string-value="" calcext:value-type="error">
            <text:p>#NULL!</text:p>
          </table:table-cell>
          <table:table-cell table:style-name="ce12"/>
          <table:table-cell table:formula="of:=IF(AND([.D9]&lt;60;[.E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9]);;WEEKNUM([.G9];21))" office:value-type="float" office:value="0" calcext:value-type="float">
            <text:p>0</text:p>
          </table:table-cell>
          <table:table-cell/>
          <table:table-cell table:style-name="ce14" table:formula="of:=IF(ISBLANK([.I9]);COM.MICROSOFT.IFS([.E9]=[$Konventionen.$C$2];[.G9]+[$Konventionen.$D$2];[.E9]=[$Konventionen.$C$3];[.G9]+[$Konventionen.$D$3]); COM.MICROSOFT.IFS([.E9]=[$Konventionen.$C$2];[.I9]+[$Konventionen.$D$2];[.E9]=[$Konventionen.$C$3];[.I9]+[$Konventionen.$D$3]))" office:value-type="string" office:string-value="" calcext:value-type="error">
            <text:p>#NV</text:p>
          </table:table-cell>
          <table:table-cell table:style-name="ce14" table:formula="of:=[.J9]+(([.L9]-[.J9])/3*2)" office:value-type="string" office:string-value="" calcext:value-type="error">
            <text:p>#NV</text:p>
          </table:table-cell>
          <table:table-cell table:style-name="ce14" table:formula="of:=COM.MICROSOFT.IFS([.E9]=[$Konventionen.$C$2];[.J9]+[$Konventionen.$E$2];[.E9]=[$Konventionen.$C$3];[.J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9]);#NULL!;WEEKNUM([.M9];21))" office:value-type="string" office:string-value="" calcext:value-type="error">
            <text:p>#NULL!</text:p>
          </table:table-cell>
          <table:table-cell table:style-name="ce34" table:formula="of:=IF(AND([.J9]&lt;=[.M9];[.L9]&gt;=[.M9]);IF([.K9]&lt;=[.M9];1;0);-1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]);#NULL!;IF(ISBLANK([.I10]);ORG.OPENOFFICE.YEARS([.C10];TODAY();0);ORG.OPENOFFICE.YEARS([.C10];[.I10];0)))" office:value-type="string" office:string-value="" calcext:value-type="error">
            <text:p>#NULL!</text:p>
          </table:table-cell>
          <table:table-cell table:style-name="ce12"/>
          <table:table-cell table:formula="of:=IF(AND([.D10]&lt;60;[.E1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0]);;WEEKNUM([.G10];21))" office:value-type="float" office:value="0" calcext:value-type="float">
            <text:p>0</text:p>
          </table:table-cell>
          <table:table-cell/>
          <table:table-cell table:style-name="ce14" table:formula="of:=IF(ISBLANK([.I10]);COM.MICROSOFT.IFS([.E10]=[$Konventionen.$C$2];[.G10]+[$Konventionen.$D$2];[.E10]=[$Konventionen.$C$3];[.G10]+[$Konventionen.$D$3]); COM.MICROSOFT.IFS([.E10]=[$Konventionen.$C$2];[.I10]+[$Konventionen.$D$2];[.E10]=[$Konventionen.$C$3];[.I10]+[$Konventionen.$D$3]))" office:value-type="string" office:string-value="" calcext:value-type="error">
            <text:p>#NV</text:p>
          </table:table-cell>
          <table:table-cell table:style-name="ce14" table:formula="of:=[.J10]+(([.L10]-[.J10])/3*2)" office:value-type="string" office:string-value="" calcext:value-type="error">
            <text:p>#NV</text:p>
          </table:table-cell>
          <table:table-cell table:style-name="ce14" table:formula="of:=COM.MICROSOFT.IFS([.E10]=[$Konventionen.$C$2];[.J10]+[$Konventionen.$E$2];[.E10]=[$Konventionen.$C$3];[.J1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0]);#NULL!;WEEKNUM([.M10];21))" office:value-type="string" office:string-value="" calcext:value-type="error">
            <text:p>#NULL!</text:p>
          </table:table-cell>
          <table:table-cell table:style-name="ce34" table:formula="of:=IF(AND([.J10]&lt;=[.M10];[.L10]&gt;=[.M10]);IF([.K10]&lt;=[.M10];1;0);-1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]);#NULL!;IF(ISBLANK([.I11]);ORG.OPENOFFICE.YEARS([.C11];TODAY();0);ORG.OPENOFFICE.YEARS([.C11];[.I11];0)))" office:value-type="string" office:string-value="" calcext:value-type="error">
            <text:p>#NULL!</text:p>
          </table:table-cell>
          <table:table-cell table:style-name="ce12"/>
          <table:table-cell table:formula="of:=IF(AND([.D11]&lt;60;[.E1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1]);;WEEKNUM([.G11];21))" office:value-type="float" office:value="0" calcext:value-type="float">
            <text:p>0</text:p>
          </table:table-cell>
          <table:table-cell/>
          <table:table-cell table:style-name="ce14" table:formula="of:=IF(ISBLANK([.I11]);COM.MICROSOFT.IFS([.E11]=[$Konventionen.$C$2];[.G11]+[$Konventionen.$D$2];[.E11]=[$Konventionen.$C$3];[.G11]+[$Konventionen.$D$3]); COM.MICROSOFT.IFS([.E11]=[$Konventionen.$C$2];[.I11]+[$Konventionen.$D$2];[.E11]=[$Konventionen.$C$3];[.I11]+[$Konventionen.$D$3]))" office:value-type="string" office:string-value="" calcext:value-type="error">
            <text:p>#NV</text:p>
          </table:table-cell>
          <table:table-cell table:style-name="ce14" table:formula="of:=[.J11]+(([.L11]-[.J11])/3*2)" office:value-type="string" office:string-value="" calcext:value-type="error">
            <text:p>#NV</text:p>
          </table:table-cell>
          <table:table-cell table:style-name="ce14" table:formula="of:=COM.MICROSOFT.IFS([.E11]=[$Konventionen.$C$2];[.J11]+[$Konventionen.$E$2];[.E11]=[$Konventionen.$C$3];[.J1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1]);#NULL!;WEEKNUM([.M11];21))" office:value-type="string" office:string-value="" calcext:value-type="error">
            <text:p>#NULL!</text:p>
          </table:table-cell>
          <table:table-cell table:style-name="ce34" table:formula="of:=IF(AND([.J11]&lt;=[.M11];[.L11]&gt;=[.M11]);IF([.K11]&lt;=[.M11];1;0);-1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]);#NULL!;IF(ISBLANK([.I12]);ORG.OPENOFFICE.YEARS([.C12];TODAY();0);ORG.OPENOFFICE.YEARS([.C12];[.I12];0)))" office:value-type="string" office:string-value="" calcext:value-type="error">
            <text:p>#NULL!</text:p>
          </table:table-cell>
          <table:table-cell table:style-name="ce12"/>
          <table:table-cell table:formula="of:=IF(AND([.D12]&lt;60;[.E1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2]);;WEEKNUM([.G12];21))" office:value-type="float" office:value="0" calcext:value-type="float">
            <text:p>0</text:p>
          </table:table-cell>
          <table:table-cell/>
          <table:table-cell table:style-name="ce14" table:formula="of:=IF(ISBLANK([.I12]);COM.MICROSOFT.IFS([.E12]=[$Konventionen.$C$2];[.G12]+[$Konventionen.$D$2];[.E12]=[$Konventionen.$C$3];[.G12]+[$Konventionen.$D$3]); COM.MICROSOFT.IFS([.E12]=[$Konventionen.$C$2];[.I12]+[$Konventionen.$D$2];[.E12]=[$Konventionen.$C$3];[.I12]+[$Konventionen.$D$3]))" office:value-type="string" office:string-value="" calcext:value-type="error">
            <text:p>#NV</text:p>
          </table:table-cell>
          <table:table-cell table:style-name="ce14" table:formula="of:=[.J12]+(([.L12]-[.J12])/3*2)" office:value-type="string" office:string-value="" calcext:value-type="error">
            <text:p>#NV</text:p>
          </table:table-cell>
          <table:table-cell table:style-name="ce14" table:formula="of:=COM.MICROSOFT.IFS([.E12]=[$Konventionen.$C$2];[.J12]+[$Konventionen.$E$2];[.E12]=[$Konventionen.$C$3];[.J1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2]);#NULL!;WEEKNUM([.M12];21))" office:value-type="string" office:string-value="" calcext:value-type="error">
            <text:p>#NULL!</text:p>
          </table:table-cell>
          <table:table-cell table:style-name="ce34" table:formula="of:=IF(AND([.J12]&lt;=[.M12];[.L12]&gt;=[.M12]);IF([.K12]&lt;=[.M12];1;0);-1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]);#NULL!;IF(ISBLANK([.I13]);ORG.OPENOFFICE.YEARS([.C13];TODAY();0);ORG.OPENOFFICE.YEARS([.C13];[.I13];0)))" office:value-type="string" office:string-value="" calcext:value-type="error">
            <text:p>#NULL!</text:p>
          </table:table-cell>
          <table:table-cell table:style-name="ce12"/>
          <table:table-cell table:formula="of:=IF(AND([.D13]&lt;60;[.E1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3]);;WEEKNUM([.G13];21))" office:value-type="float" office:value="0" calcext:value-type="float">
            <text:p>0</text:p>
          </table:table-cell>
          <table:table-cell/>
          <table:table-cell table:style-name="ce14" table:formula="of:=IF(ISBLANK([.I13]);COM.MICROSOFT.IFS([.E13]=[$Konventionen.$C$2];[.G13]+[$Konventionen.$D$2];[.E13]=[$Konventionen.$C$3];[.G13]+[$Konventionen.$D$3]); COM.MICROSOFT.IFS([.E13]=[$Konventionen.$C$2];[.I13]+[$Konventionen.$D$2];[.E13]=[$Konventionen.$C$3];[.I13]+[$Konventionen.$D$3]))" office:value-type="string" office:string-value="" calcext:value-type="error">
            <text:p>#NV</text:p>
          </table:table-cell>
          <table:table-cell table:style-name="ce14" table:formula="of:=[.J13]+(([.L13]-[.J13])/3*2)" office:value-type="string" office:string-value="" calcext:value-type="error">
            <text:p>#NV</text:p>
          </table:table-cell>
          <table:table-cell table:style-name="ce14" table:formula="of:=COM.MICROSOFT.IFS([.E13]=[$Konventionen.$C$2];[.J13]+[$Konventionen.$E$2];[.E13]=[$Konventionen.$C$3];[.J1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3]);#NULL!;WEEKNUM([.M13];21))" office:value-type="string" office:string-value="" calcext:value-type="error">
            <text:p>#NULL!</text:p>
          </table:table-cell>
          <table:table-cell table:style-name="ce34" table:formula="of:=IF(AND([.J13]&lt;=[.M13];[.L13]&gt;=[.M13]);IF([.K13]&lt;=[.M13];1;0);-1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]);#NULL!;IF(ISBLANK([.I14]);ORG.OPENOFFICE.YEARS([.C14];TODAY();0);ORG.OPENOFFICE.YEARS([.C14];[.I14];0)))" office:value-type="string" office:string-value="" calcext:value-type="error">
            <text:p>#NULL!</text:p>
          </table:table-cell>
          <table:table-cell table:style-name="ce12"/>
          <table:table-cell table:formula="of:=IF(AND([.D14]&lt;60;[.E1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4]);;WEEKNUM([.G14];21))" office:value-type="float" office:value="0" calcext:value-type="float">
            <text:p>0</text:p>
          </table:table-cell>
          <table:table-cell/>
          <table:table-cell table:style-name="ce14" table:formula="of:=IF(ISBLANK([.I14]);COM.MICROSOFT.IFS([.E14]=[$Konventionen.$C$2];[.G14]+[$Konventionen.$D$2];[.E14]=[$Konventionen.$C$3];[.G14]+[$Konventionen.$D$3]); COM.MICROSOFT.IFS([.E14]=[$Konventionen.$C$2];[.I14]+[$Konventionen.$D$2];[.E14]=[$Konventionen.$C$3];[.I14]+[$Konventionen.$D$3]))" office:value-type="string" office:string-value="" calcext:value-type="error">
            <text:p>#NV</text:p>
          </table:table-cell>
          <table:table-cell table:style-name="ce14" table:formula="of:=[.J14]+(([.L14]-[.J14])/3*2)" office:value-type="string" office:string-value="" calcext:value-type="error">
            <text:p>#NV</text:p>
          </table:table-cell>
          <table:table-cell table:style-name="ce14" table:formula="of:=COM.MICROSOFT.IFS([.E14]=[$Konventionen.$C$2];[.J14]+[$Konventionen.$E$2];[.E14]=[$Konventionen.$C$3];[.J1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4]);#NULL!;WEEKNUM([.M14];21))" office:value-type="string" office:string-value="" calcext:value-type="error">
            <text:p>#NULL!</text:p>
          </table:table-cell>
          <table:table-cell table:style-name="ce34" table:formula="of:=IF(AND([.J14]&lt;=[.M14];[.L14]&gt;=[.M14]);IF([.K14]&lt;=[.M1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]);#NULL!;IF(ISBLANK([.I15]);ORG.OPENOFFICE.YEARS([.C15];TODAY();0);ORG.OPENOFFICE.YEARS([.C15];[.I15];0)))" office:value-type="string" office:string-value="" calcext:value-type="error">
            <text:p>#NULL!</text:p>
          </table:table-cell>
          <table:table-cell table:style-name="ce12"/>
          <table:table-cell table:formula="of:=IF(AND([.D15]&lt;60;[.E1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5]);;WEEKNUM([.G15];21))" office:value-type="float" office:value="0" calcext:value-type="float">
            <text:p>0</text:p>
          </table:table-cell>
          <table:table-cell/>
          <table:table-cell table:style-name="ce14" table:formula="of:=IF(ISBLANK([.I15]);COM.MICROSOFT.IFS([.E15]=[$Konventionen.$C$2];[.G15]+[$Konventionen.$D$2];[.E15]=[$Konventionen.$C$3];[.G15]+[$Konventionen.$D$3]); COM.MICROSOFT.IFS([.E15]=[$Konventionen.$C$2];[.I15]+[$Konventionen.$D$2];[.E15]=[$Konventionen.$C$3];[.I15]+[$Konventionen.$D$3]))" office:value-type="string" office:string-value="" calcext:value-type="error">
            <text:p>#NV</text:p>
          </table:table-cell>
          <table:table-cell table:style-name="ce14" table:formula="of:=[.J15]+(([.L15]-[.J15])/3*2)" office:value-type="string" office:string-value="" calcext:value-type="error">
            <text:p>#NV</text:p>
          </table:table-cell>
          <table:table-cell table:style-name="ce14" table:formula="of:=COM.MICROSOFT.IFS([.E15]=[$Konventionen.$C$2];[.J15]+[$Konventionen.$E$2];[.E15]=[$Konventionen.$C$3];[.J1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5]);#NULL!;WEEKNUM([.M15];21))" office:value-type="string" office:string-value="" calcext:value-type="error">
            <text:p>#NULL!</text:p>
          </table:table-cell>
          <table:table-cell table:style-name="ce34" table:formula="of:=IF(AND([.J15]&lt;=[.M15];[.L15]&gt;=[.M15]);IF([.K15]&lt;=[.M1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]);#NULL!;IF(ISBLANK([.I16]);ORG.OPENOFFICE.YEARS([.C16];TODAY();0);ORG.OPENOFFICE.YEARS([.C16];[.I16];0)))" office:value-type="string" office:string-value="" calcext:value-type="error">
            <text:p>#NULL!</text:p>
          </table:table-cell>
          <table:table-cell table:style-name="ce12"/>
          <table:table-cell table:formula="of:=IF(AND([.D16]&lt;60;[.E1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6]);;WEEKNUM([.G16];21))" office:value-type="float" office:value="0" calcext:value-type="float">
            <text:p>0</text:p>
          </table:table-cell>
          <table:table-cell/>
          <table:table-cell table:style-name="ce14" table:formula="of:=IF(ISBLANK([.I16]);COM.MICROSOFT.IFS([.E16]=[$Konventionen.$C$2];[.G16]+[$Konventionen.$D$2];[.E16]=[$Konventionen.$C$3];[.G16]+[$Konventionen.$D$3]); COM.MICROSOFT.IFS([.E16]=[$Konventionen.$C$2];[.I16]+[$Konventionen.$D$2];[.E16]=[$Konventionen.$C$3];[.I16]+[$Konventionen.$D$3]))" office:value-type="string" office:string-value="" calcext:value-type="error">
            <text:p>#NV</text:p>
          </table:table-cell>
          <table:table-cell table:style-name="ce14" table:formula="of:=[.J16]+(([.L16]-[.J16])/3*2)" office:value-type="string" office:string-value="" calcext:value-type="error">
            <text:p>#NV</text:p>
          </table:table-cell>
          <table:table-cell table:style-name="ce14" table:formula="of:=COM.MICROSOFT.IFS([.E16]=[$Konventionen.$C$2];[.J16]+[$Konventionen.$E$2];[.E16]=[$Konventionen.$C$3];[.J1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6]);#NULL!;WEEKNUM([.M16];21))" office:value-type="string" office:string-value="" calcext:value-type="error">
            <text:p>#NULL!</text:p>
          </table:table-cell>
          <table:table-cell table:style-name="ce34" table:formula="of:=IF(AND([.J16]&lt;=[.M16];[.L16]&gt;=[.M16]);IF([.K16]&lt;=[.M1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]);#NULL!;IF(ISBLANK([.I17]);ORG.OPENOFFICE.YEARS([.C17];TODAY();0);ORG.OPENOFFICE.YEARS([.C17];[.I17];0)))" office:value-type="string" office:string-value="" calcext:value-type="error">
            <text:p>#NULL!</text:p>
          </table:table-cell>
          <table:table-cell table:style-name="ce12"/>
          <table:table-cell table:formula="of:=IF(AND([.D17]&lt;60;[.E1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7]);;WEEKNUM([.G17];21))" office:value-type="float" office:value="0" calcext:value-type="float">
            <text:p>0</text:p>
          </table:table-cell>
          <table:table-cell/>
          <table:table-cell table:style-name="ce14" table:formula="of:=IF(ISBLANK([.I17]);COM.MICROSOFT.IFS([.E17]=[$Konventionen.$C$2];[.G17]+[$Konventionen.$D$2];[.E17]=[$Konventionen.$C$3];[.G17]+[$Konventionen.$D$3]); COM.MICROSOFT.IFS([.E17]=[$Konventionen.$C$2];[.I17]+[$Konventionen.$D$2];[.E17]=[$Konventionen.$C$3];[.I17]+[$Konventionen.$D$3]))" office:value-type="string" office:string-value="" calcext:value-type="error">
            <text:p>#NV</text:p>
          </table:table-cell>
          <table:table-cell table:style-name="ce14" table:formula="of:=[.J17]+(([.L17]-[.J17])/3*2)" office:value-type="string" office:string-value="" calcext:value-type="error">
            <text:p>#NV</text:p>
          </table:table-cell>
          <table:table-cell table:style-name="ce14" table:formula="of:=COM.MICROSOFT.IFS([.E17]=[$Konventionen.$C$2];[.J17]+[$Konventionen.$E$2];[.E17]=[$Konventionen.$C$3];[.J1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7]);#NULL!;WEEKNUM([.M17];21))" office:value-type="string" office:string-value="" calcext:value-type="error">
            <text:p>#NULL!</text:p>
          </table:table-cell>
          <table:table-cell table:style-name="ce34" table:formula="of:=IF(AND([.J17]&lt;=[.M17];[.L17]&gt;=[.M17]);IF([.K17]&lt;=[.M1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8]);#NULL!;IF(ISBLANK([.I18]);ORG.OPENOFFICE.YEARS([.C18];TODAY();0);ORG.OPENOFFICE.YEARS([.C18];[.I18];0)))" office:value-type="string" office:string-value="" calcext:value-type="error">
            <text:p>#NULL!</text:p>
          </table:table-cell>
          <table:table-cell table:style-name="ce12"/>
          <table:table-cell table:formula="of:=IF(AND([.D18]&lt;60;[.E1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8]);;WEEKNUM([.G18];21))" office:value-type="float" office:value="0" calcext:value-type="float">
            <text:p>0</text:p>
          </table:table-cell>
          <table:table-cell/>
          <table:table-cell table:style-name="ce14" table:formula="of:=IF(ISBLANK([.I18]);COM.MICROSOFT.IFS([.E18]=[$Konventionen.$C$2];[.G18]+[$Konventionen.$D$2];[.E18]=[$Konventionen.$C$3];[.G18]+[$Konventionen.$D$3]); COM.MICROSOFT.IFS([.E18]=[$Konventionen.$C$2];[.I18]+[$Konventionen.$D$2];[.E18]=[$Konventionen.$C$3];[.I18]+[$Konventionen.$D$3]))" office:value-type="string" office:string-value="" calcext:value-type="error">
            <text:p>#NV</text:p>
          </table:table-cell>
          <table:table-cell table:style-name="ce14" table:formula="of:=[.J18]+(([.L18]-[.J18])/3*2)" office:value-type="string" office:string-value="" calcext:value-type="error">
            <text:p>#NV</text:p>
          </table:table-cell>
          <table:table-cell table:style-name="ce14" table:formula="of:=COM.MICROSOFT.IFS([.E18]=[$Konventionen.$C$2];[.J18]+[$Konventionen.$E$2];[.E18]=[$Konventionen.$C$3];[.J1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8]);#NULL!;WEEKNUM([.M18];21))" office:value-type="string" office:string-value="" calcext:value-type="error">
            <text:p>#NULL!</text:p>
          </table:table-cell>
          <table:table-cell table:style-name="ce34" table:formula="of:=IF(AND([.J18]&lt;=[.M18];[.L18]&gt;=[.M18]);IF([.K18]&lt;=[.M1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9]);#NULL!;IF(ISBLANK([.I19]);ORG.OPENOFFICE.YEARS([.C19];TODAY();0);ORG.OPENOFFICE.YEARS([.C19];[.I19];0)))" office:value-type="string" office:string-value="" calcext:value-type="error">
            <text:p>#NULL!</text:p>
          </table:table-cell>
          <table:table-cell table:style-name="ce12"/>
          <table:table-cell table:formula="of:=IF(AND([.D19]&lt;60;[.E1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9]);;WEEKNUM([.G19];21))" office:value-type="float" office:value="0" calcext:value-type="float">
            <text:p>0</text:p>
          </table:table-cell>
          <table:table-cell/>
          <table:table-cell table:style-name="ce14" table:formula="of:=IF(ISBLANK([.I19]);COM.MICROSOFT.IFS([.E19]=[$Konventionen.$C$2];[.G19]+[$Konventionen.$D$2];[.E19]=[$Konventionen.$C$3];[.G19]+[$Konventionen.$D$3]); COM.MICROSOFT.IFS([.E19]=[$Konventionen.$C$2];[.I19]+[$Konventionen.$D$2];[.E19]=[$Konventionen.$C$3];[.I19]+[$Konventionen.$D$3]))" office:value-type="string" office:string-value="" calcext:value-type="error">
            <text:p>#NV</text:p>
          </table:table-cell>
          <table:table-cell table:style-name="ce14" table:formula="of:=[.J19]+(([.L19]-[.J19])/3*2)" office:value-type="string" office:string-value="" calcext:value-type="error">
            <text:p>#NV</text:p>
          </table:table-cell>
          <table:table-cell table:style-name="ce14" table:formula="of:=COM.MICROSOFT.IFS([.E19]=[$Konventionen.$C$2];[.J19]+[$Konventionen.$E$2];[.E19]=[$Konventionen.$C$3];[.J1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9]);#NULL!;WEEKNUM([.M19];21))" office:value-type="string" office:string-value="" calcext:value-type="error">
            <text:p>#NULL!</text:p>
          </table:table-cell>
          <table:table-cell table:style-name="ce34" table:formula="of:=IF(AND([.J19]&lt;=[.M19];[.L19]&gt;=[.M19]);IF([.K19]&lt;=[.M1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0]);#NULL!;IF(ISBLANK([.I20]);ORG.OPENOFFICE.YEARS([.C20];TODAY();0);ORG.OPENOFFICE.YEARS([.C20];[.I20];0)))" office:value-type="string" office:string-value="" calcext:value-type="error">
            <text:p>#NULL!</text:p>
          </table:table-cell>
          <table:table-cell table:style-name="ce12"/>
          <table:table-cell table:formula="of:=IF(AND([.D20]&lt;60;[.E2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20]);;WEEKNUM([.G20];21))" office:value-type="float" office:value="0" calcext:value-type="float">
            <text:p>0</text:p>
          </table:table-cell>
          <table:table-cell/>
          <table:table-cell table:style-name="ce14" table:formula="of:=IF(ISBLANK([.I20]);COM.MICROSOFT.IFS([.E20]=[$Konventionen.$C$2];[.G20]+[$Konventionen.$D$2];[.E20]=[$Konventionen.$C$3];[.G20]+[$Konventionen.$D$3]); COM.MICROSOFT.IFS([.E20]=[$Konventionen.$C$2];[.I20]+[$Konventionen.$D$2];[.E20]=[$Konventionen.$C$3];[.I20]+[$Konventionen.$D$3]))" office:value-type="string" office:string-value="" calcext:value-type="error">
            <text:p>#NV</text:p>
          </table:table-cell>
          <table:table-cell table:style-name="ce14" table:formula="of:=[.J20]+(([.L20]-[.J20])/3*2)" office:value-type="string" office:string-value="" calcext:value-type="error">
            <text:p>#NV</text:p>
          </table:table-cell>
          <table:table-cell table:style-name="ce14" table:formula="of:=COM.MICROSOFT.IFS([.E20]=[$Konventionen.$C$2];[.J20]+[$Konventionen.$E$2];[.E20]=[$Konventionen.$C$3];[.J2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20]);#NULL!;WEEKNUM([.M20];21))" office:value-type="string" office:string-value="" calcext:value-type="error">
            <text:p>#NULL!</text:p>
          </table:table-cell>
          <table:table-cell table:style-name="ce34" table:formula="of:=IF(AND([.J20]&lt;=[.M20];[.L20]&gt;=[.M20]);IF([.K20]&lt;=[.M2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1]);#NULL!;IF(ISBLANK([.I21]);ORG.OPENOFFICE.YEARS([.C21];TODAY();0);ORG.OPENOFFICE.YEARS([.C21];[.I21];0)))" office:value-type="string" office:string-value="" calcext:value-type="error">
            <text:p>#NULL!</text:p>
          </table:table-cell>
          <table:table-cell table:style-name="ce12"/>
          <table:table-cell table:formula="of:=IF(AND([.D21]&lt;60;[.E2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21]);;WEEKNUM([.G21];21))" office:value-type="float" office:value="0" calcext:value-type="float">
            <text:p>0</text:p>
          </table:table-cell>
          <table:table-cell/>
          <table:table-cell table:style-name="ce14" table:formula="of:=IF(ISBLANK([.I21]);COM.MICROSOFT.IFS([.E21]=[$Konventionen.$C$2];[.G21]+[$Konventionen.$D$2];[.E21]=[$Konventionen.$C$3];[.G21]+[$Konventionen.$D$3]); COM.MICROSOFT.IFS([.E21]=[$Konventionen.$C$2];[.I21]+[$Konventionen.$D$2];[.E21]=[$Konventionen.$C$3];[.I21]+[$Konventionen.$D$3]))" office:value-type="string" office:string-value="" calcext:value-type="error">
            <text:p>#NV</text:p>
          </table:table-cell>
          <table:table-cell table:style-name="ce14" table:formula="of:=[.J21]+(([.L21]-[.J21])/3*2)" office:value-type="string" office:string-value="" calcext:value-type="error">
            <text:p>#NV</text:p>
          </table:table-cell>
          <table:table-cell table:style-name="ce14" table:formula="of:=COM.MICROSOFT.IFS([.E21]=[$Konventionen.$C$2];[.J21]+[$Konventionen.$E$2];[.E21]=[$Konventionen.$C$3];[.J2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21]);#NULL!;WEEKNUM([.M21];21))" office:value-type="string" office:string-value="" calcext:value-type="error">
            <text:p>#NULL!</text:p>
          </table:table-cell>
          <table:table-cell table:style-name="ce34" table:formula="of:=IF(AND([.J21]&lt;=[.M21];[.L21]&gt;=[.M21]);IF([.K21]&lt;=[.M2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2]);#NULL!;IF(ISBLANK([.I22]);ORG.OPENOFFICE.YEARS([.C22];TODAY();0);ORG.OPENOFFICE.YEARS([.C22];[.I22];0)))" office:value-type="string" office:string-value="" calcext:value-type="error">
            <text:p>#NULL!</text:p>
          </table:table-cell>
          <table:table-cell table:style-name="ce12"/>
          <table:table-cell table:formula="of:=IF(AND([.D22]&lt;60;[.E2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22]);;WEEKNUM([.G22];21))" office:value-type="float" office:value="0" calcext:value-type="float">
            <text:p>0</text:p>
          </table:table-cell>
          <table:table-cell/>
          <table:table-cell table:style-name="ce14" table:formula="of:=IF(ISBLANK([.I22]);COM.MICROSOFT.IFS([.E22]=[$Konventionen.$C$2];[.G22]+[$Konventionen.$D$2];[.E22]=[$Konventionen.$C$3];[.G22]+[$Konventionen.$D$3]); COM.MICROSOFT.IFS([.E22]=[$Konventionen.$C$2];[.I22]+[$Konventionen.$D$2];[.E22]=[$Konventionen.$C$3];[.I22]+[$Konventionen.$D$3]))" office:value-type="string" office:string-value="" calcext:value-type="error">
            <text:p>#NV</text:p>
          </table:table-cell>
          <table:table-cell table:style-name="ce14" table:formula="of:=[.J22]+(([.L22]-[.J22])/3*2)" office:value-type="string" office:string-value="" calcext:value-type="error">
            <text:p>#NV</text:p>
          </table:table-cell>
          <table:table-cell table:style-name="ce14" table:formula="of:=COM.MICROSOFT.IFS([.E22]=[$Konventionen.$C$2];[.J22]+[$Konventionen.$E$2];[.E22]=[$Konventionen.$C$3];[.J2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22]);#NULL!;WEEKNUM([.M22];21))" office:value-type="string" office:string-value="" calcext:value-type="error">
            <text:p>#NULL!</text:p>
          </table:table-cell>
          <table:table-cell table:style-name="ce34" table:formula="of:=IF(AND([.J22]&lt;=[.M22];[.L22]&gt;=[.M22]);IF([.K22]&lt;=[.M2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3]);#NULL!;IF(ISBLANK([.I23]);ORG.OPENOFFICE.YEARS([.C23];TODAY();0);ORG.OPENOFFICE.YEARS([.C23];[.I23];0)))" office:value-type="string" office:string-value="" calcext:value-type="error">
            <text:p>#NULL!</text:p>
          </table:table-cell>
          <table:table-cell table:style-name="ce12"/>
          <table:table-cell table:formula="of:=IF(AND([.D23]&lt;60;[.E2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23]);;WEEKNUM([.G23];21))" office:value-type="float" office:value="0" calcext:value-type="float">
            <text:p>0</text:p>
          </table:table-cell>
          <table:table-cell/>
          <table:table-cell table:style-name="ce14" table:formula="of:=IF(ISBLANK([.I23]);COM.MICROSOFT.IFS([.E23]=[$Konventionen.$C$2];[.G23]+[$Konventionen.$D$2];[.E23]=[$Konventionen.$C$3];[.G23]+[$Konventionen.$D$3]); COM.MICROSOFT.IFS([.E23]=[$Konventionen.$C$2];[.I23]+[$Konventionen.$D$2];[.E23]=[$Konventionen.$C$3];[.I23]+[$Konventionen.$D$3]))" office:value-type="string" office:string-value="" calcext:value-type="error">
            <text:p>#NV</text:p>
          </table:table-cell>
          <table:table-cell table:style-name="ce14" table:formula="of:=[.J23]+(([.L23]-[.J23])/3*2)" office:value-type="string" office:string-value="" calcext:value-type="error">
            <text:p>#NV</text:p>
          </table:table-cell>
          <table:table-cell table:style-name="ce14" table:formula="of:=COM.MICROSOFT.IFS([.E23]=[$Konventionen.$C$2];[.J23]+[$Konventionen.$E$2];[.E23]=[$Konventionen.$C$3];[.J2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23]);#NULL!;WEEKNUM([.M23];21))" office:value-type="string" office:string-value="" calcext:value-type="error">
            <text:p>#NULL!</text:p>
          </table:table-cell>
          <table:table-cell table:style-name="ce34" table:formula="of:=IF(AND([.J23]&lt;=[.M23];[.L23]&gt;=[.M23]);IF([.K23]&lt;=[.M2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4]);#NULL!;IF(ISBLANK([.I24]);ORG.OPENOFFICE.YEARS([.C24];TODAY();0);ORG.OPENOFFICE.YEARS([.C24];[.I24];0)))" office:value-type="string" office:string-value="" calcext:value-type="error">
            <text:p>#NULL!</text:p>
          </table:table-cell>
          <table:table-cell table:style-name="ce12"/>
          <table:table-cell table:formula="of:=IF(AND([.D24]&lt;60;[.E2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24]);;WEEKNUM([.G24];21))" office:value-type="float" office:value="0" calcext:value-type="float">
            <text:p>0</text:p>
          </table:table-cell>
          <table:table-cell/>
          <table:table-cell table:style-name="ce14" table:formula="of:=IF(ISBLANK([.I24]);COM.MICROSOFT.IFS([.E24]=[$Konventionen.$C$2];[.G24]+[$Konventionen.$D$2];[.E24]=[$Konventionen.$C$3];[.G24]+[$Konventionen.$D$3]); COM.MICROSOFT.IFS([.E24]=[$Konventionen.$C$2];[.I24]+[$Konventionen.$D$2];[.E24]=[$Konventionen.$C$3];[.I24]+[$Konventionen.$D$3]))" office:value-type="string" office:string-value="" calcext:value-type="error">
            <text:p>#NV</text:p>
          </table:table-cell>
          <table:table-cell table:style-name="ce14" table:formula="of:=[.J24]+(([.L24]-[.J24])/3*2)" office:value-type="string" office:string-value="" calcext:value-type="error">
            <text:p>#NV</text:p>
          </table:table-cell>
          <table:table-cell table:style-name="ce14" table:formula="of:=COM.MICROSOFT.IFS([.E24]=[$Konventionen.$C$2];[.J24]+[$Konventionen.$E$2];[.E24]=[$Konventionen.$C$3];[.J2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24]);#NULL!;WEEKNUM([.M24];21))" office:value-type="string" office:string-value="" calcext:value-type="error">
            <text:p>#NULL!</text:p>
          </table:table-cell>
          <table:table-cell table:style-name="ce34" table:formula="of:=IF(AND([.J24]&lt;=[.M24];[.L24]&gt;=[.M24]);IF([.K24]&lt;=[.M2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5]);#NULL!;IF(ISBLANK([.I25]);ORG.OPENOFFICE.YEARS([.C25];TODAY();0);ORG.OPENOFFICE.YEARS([.C25];[.I25];0)))" office:value-type="string" office:string-value="" calcext:value-type="error">
            <text:p>#NULL!</text:p>
          </table:table-cell>
          <table:table-cell table:style-name="ce12"/>
          <table:table-cell table:formula="of:=IF(AND([.D25]&lt;60;[.E2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25]);;WEEKNUM([.G25];21))" office:value-type="float" office:value="0" calcext:value-type="float">
            <text:p>0</text:p>
          </table:table-cell>
          <table:table-cell/>
          <table:table-cell table:style-name="ce14" table:formula="of:=IF(ISBLANK([.I25]);COM.MICROSOFT.IFS([.E25]=[$Konventionen.$C$2];[.G25]+[$Konventionen.$D$2];[.E25]=[$Konventionen.$C$3];[.G25]+[$Konventionen.$D$3]); COM.MICROSOFT.IFS([.E25]=[$Konventionen.$C$2];[.I25]+[$Konventionen.$D$2];[.E25]=[$Konventionen.$C$3];[.I25]+[$Konventionen.$D$3]))" office:value-type="string" office:string-value="" calcext:value-type="error">
            <text:p>#NV</text:p>
          </table:table-cell>
          <table:table-cell table:style-name="ce14" table:formula="of:=[.J25]+(([.L25]-[.J25])/3*2)" office:value-type="string" office:string-value="" calcext:value-type="error">
            <text:p>#NV</text:p>
          </table:table-cell>
          <table:table-cell table:style-name="ce14" table:formula="of:=COM.MICROSOFT.IFS([.E25]=[$Konventionen.$C$2];[.J25]+[$Konventionen.$E$2];[.E25]=[$Konventionen.$C$3];[.J2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25]);#NULL!;WEEKNUM([.M25];21))" office:value-type="string" office:string-value="" calcext:value-type="error">
            <text:p>#NULL!</text:p>
          </table:table-cell>
          <table:table-cell table:style-name="ce34" table:formula="of:=IF(AND([.J25]&lt;=[.M25];[.L25]&gt;=[.M25]);IF([.K25]&lt;=[.M2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6]);#NULL!;IF(ISBLANK([.I26]);ORG.OPENOFFICE.YEARS([.C26];TODAY();0);ORG.OPENOFFICE.YEARS([.C26];[.I26];0)))" office:value-type="string" office:string-value="" calcext:value-type="error">
            <text:p>#NULL!</text:p>
          </table:table-cell>
          <table:table-cell table:style-name="ce12"/>
          <table:table-cell table:formula="of:=IF(AND([.D26]&lt;60;[.E2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26]);;WEEKNUM([.G26];21))" office:value-type="float" office:value="0" calcext:value-type="float">
            <text:p>0</text:p>
          </table:table-cell>
          <table:table-cell/>
          <table:table-cell table:style-name="ce14" table:formula="of:=IF(ISBLANK([.I26]);COM.MICROSOFT.IFS([.E26]=[$Konventionen.$C$2];[.G26]+[$Konventionen.$D$2];[.E26]=[$Konventionen.$C$3];[.G26]+[$Konventionen.$D$3]); COM.MICROSOFT.IFS([.E26]=[$Konventionen.$C$2];[.I26]+[$Konventionen.$D$2];[.E26]=[$Konventionen.$C$3];[.I26]+[$Konventionen.$D$3]))" office:value-type="string" office:string-value="" calcext:value-type="error">
            <text:p>#NV</text:p>
          </table:table-cell>
          <table:table-cell table:style-name="ce14" table:formula="of:=[.J26]+(([.L26]-[.J26])/3*2)" office:value-type="string" office:string-value="" calcext:value-type="error">
            <text:p>#NV</text:p>
          </table:table-cell>
          <table:table-cell table:style-name="ce14" table:formula="of:=COM.MICROSOFT.IFS([.E26]=[$Konventionen.$C$2];[.J26]+[$Konventionen.$E$2];[.E26]=[$Konventionen.$C$3];[.J2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26]);#NULL!;WEEKNUM([.M26];21))" office:value-type="string" office:string-value="" calcext:value-type="error">
            <text:p>#NULL!</text:p>
          </table:table-cell>
          <table:table-cell table:style-name="ce34" table:formula="of:=IF(AND([.J26]&lt;=[.M26];[.L26]&gt;=[.M26]);IF([.K26]&lt;=[.M2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7]);#NULL!;IF(ISBLANK([.I27]);ORG.OPENOFFICE.YEARS([.C27];TODAY();0);ORG.OPENOFFICE.YEARS([.C27];[.I27];0)))" office:value-type="string" office:string-value="" calcext:value-type="error">
            <text:p>#NULL!</text:p>
          </table:table-cell>
          <table:table-cell table:style-name="ce12"/>
          <table:table-cell table:formula="of:=IF(AND([.D27]&lt;60;[.E2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27]);;WEEKNUM([.G27];21))" office:value-type="float" office:value="0" calcext:value-type="float">
            <text:p>0</text:p>
          </table:table-cell>
          <table:table-cell/>
          <table:table-cell table:style-name="ce14" table:formula="of:=IF(ISBLANK([.I27]);COM.MICROSOFT.IFS([.E27]=[$Konventionen.$C$2];[.G27]+[$Konventionen.$D$2];[.E27]=[$Konventionen.$C$3];[.G27]+[$Konventionen.$D$3]); COM.MICROSOFT.IFS([.E27]=[$Konventionen.$C$2];[.I27]+[$Konventionen.$D$2];[.E27]=[$Konventionen.$C$3];[.I27]+[$Konventionen.$D$3]))" office:value-type="string" office:string-value="" calcext:value-type="error">
            <text:p>#NV</text:p>
          </table:table-cell>
          <table:table-cell table:style-name="ce14" table:formula="of:=[.J27]+(([.L27]-[.J27])/3*2)" office:value-type="string" office:string-value="" calcext:value-type="error">
            <text:p>#NV</text:p>
          </table:table-cell>
          <table:table-cell table:style-name="ce14" table:formula="of:=COM.MICROSOFT.IFS([.E27]=[$Konventionen.$C$2];[.J27]+[$Konventionen.$E$2];[.E27]=[$Konventionen.$C$3];[.J2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27]);#NULL!;WEEKNUM([.M27];21))" office:value-type="string" office:string-value="" calcext:value-type="error">
            <text:p>#NULL!</text:p>
          </table:table-cell>
          <table:table-cell table:style-name="ce34" table:formula="of:=IF(AND([.J27]&lt;=[.M27];[.L27]&gt;=[.M27]);IF([.K27]&lt;=[.M2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8]);#NULL!;IF(ISBLANK([.I28]);ORG.OPENOFFICE.YEARS([.C28];TODAY();0);ORG.OPENOFFICE.YEARS([.C28];[.I28];0)))" office:value-type="string" office:string-value="" calcext:value-type="error">
            <text:p>#NULL!</text:p>
          </table:table-cell>
          <table:table-cell table:style-name="ce12"/>
          <table:table-cell table:formula="of:=IF(AND([.D28]&lt;60;[.E2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28]);;WEEKNUM([.G28];21))" office:value-type="float" office:value="0" calcext:value-type="float">
            <text:p>0</text:p>
          </table:table-cell>
          <table:table-cell/>
          <table:table-cell table:style-name="ce14" table:formula="of:=IF(ISBLANK([.I28]);COM.MICROSOFT.IFS([.E28]=[$Konventionen.$C$2];[.G28]+[$Konventionen.$D$2];[.E28]=[$Konventionen.$C$3];[.G28]+[$Konventionen.$D$3]); COM.MICROSOFT.IFS([.E28]=[$Konventionen.$C$2];[.I28]+[$Konventionen.$D$2];[.E28]=[$Konventionen.$C$3];[.I28]+[$Konventionen.$D$3]))" office:value-type="string" office:string-value="" calcext:value-type="error">
            <text:p>#NV</text:p>
          </table:table-cell>
          <table:table-cell table:style-name="ce14" table:formula="of:=[.J28]+(([.L28]-[.J28])/3*2)" office:value-type="string" office:string-value="" calcext:value-type="error">
            <text:p>#NV</text:p>
          </table:table-cell>
          <table:table-cell table:style-name="ce14" table:formula="of:=COM.MICROSOFT.IFS([.E28]=[$Konventionen.$C$2];[.J28]+[$Konventionen.$E$2];[.E28]=[$Konventionen.$C$3];[.J2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28]);#NULL!;WEEKNUM([.M28];21))" office:value-type="string" office:string-value="" calcext:value-type="error">
            <text:p>#NULL!</text:p>
          </table:table-cell>
          <table:table-cell table:style-name="ce34" table:formula="of:=IF(AND([.J28]&lt;=[.M28];[.L28]&gt;=[.M28]);IF([.K28]&lt;=[.M2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9]);#NULL!;IF(ISBLANK([.I29]);ORG.OPENOFFICE.YEARS([.C29];TODAY();0);ORG.OPENOFFICE.YEARS([.C29];[.I29];0)))" office:value-type="string" office:string-value="" calcext:value-type="error">
            <text:p>#NULL!</text:p>
          </table:table-cell>
          <table:table-cell table:style-name="ce12"/>
          <table:table-cell table:formula="of:=IF(AND([.D29]&lt;60;[.E2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29]);;WEEKNUM([.G29];21))" office:value-type="float" office:value="0" calcext:value-type="float">
            <text:p>0</text:p>
          </table:table-cell>
          <table:table-cell/>
          <table:table-cell table:style-name="ce14" table:formula="of:=IF(ISBLANK([.I29]);COM.MICROSOFT.IFS([.E29]=[$Konventionen.$C$2];[.G29]+[$Konventionen.$D$2];[.E29]=[$Konventionen.$C$3];[.G29]+[$Konventionen.$D$3]); COM.MICROSOFT.IFS([.E29]=[$Konventionen.$C$2];[.I29]+[$Konventionen.$D$2];[.E29]=[$Konventionen.$C$3];[.I29]+[$Konventionen.$D$3]))" office:value-type="string" office:string-value="" calcext:value-type="error">
            <text:p>#NV</text:p>
          </table:table-cell>
          <table:table-cell table:style-name="ce14" table:formula="of:=[.J29]+(([.L29]-[.J29])/3*2)" office:value-type="string" office:string-value="" calcext:value-type="error">
            <text:p>#NV</text:p>
          </table:table-cell>
          <table:table-cell table:style-name="ce14" table:formula="of:=COM.MICROSOFT.IFS([.E29]=[$Konventionen.$C$2];[.J29]+[$Konventionen.$E$2];[.E29]=[$Konventionen.$C$3];[.J2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29]);#NULL!;WEEKNUM([.M29];21))" office:value-type="string" office:string-value="" calcext:value-type="error">
            <text:p>#NULL!</text:p>
          </table:table-cell>
          <table:table-cell table:style-name="ce34" table:formula="of:=IF(AND([.J29]&lt;=[.M29];[.L29]&gt;=[.M29]);IF([.K29]&lt;=[.M2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0]);#NULL!;IF(ISBLANK([.I30]);ORG.OPENOFFICE.YEARS([.C30];TODAY();0);ORG.OPENOFFICE.YEARS([.C30];[.I30];0)))" office:value-type="string" office:string-value="" calcext:value-type="error">
            <text:p>#NULL!</text:p>
          </table:table-cell>
          <table:table-cell table:style-name="ce12"/>
          <table:table-cell table:formula="of:=IF(AND([.D30]&lt;60;[.E3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30]);;WEEKNUM([.G30];21))" office:value-type="float" office:value="0" calcext:value-type="float">
            <text:p>0</text:p>
          </table:table-cell>
          <table:table-cell/>
          <table:table-cell table:style-name="ce14" table:formula="of:=IF(ISBLANK([.I30]);COM.MICROSOFT.IFS([.E30]=[$Konventionen.$C$2];[.G30]+[$Konventionen.$D$2];[.E30]=[$Konventionen.$C$3];[.G30]+[$Konventionen.$D$3]); COM.MICROSOFT.IFS([.E30]=[$Konventionen.$C$2];[.I30]+[$Konventionen.$D$2];[.E30]=[$Konventionen.$C$3];[.I30]+[$Konventionen.$D$3]))" office:value-type="string" office:string-value="" calcext:value-type="error">
            <text:p>#NV</text:p>
          </table:table-cell>
          <table:table-cell table:style-name="ce14" table:formula="of:=[.J30]+(([.L30]-[.J30])/3*2)" office:value-type="string" office:string-value="" calcext:value-type="error">
            <text:p>#NV</text:p>
          </table:table-cell>
          <table:table-cell table:style-name="ce14" table:formula="of:=COM.MICROSOFT.IFS([.E30]=[$Konventionen.$C$2];[.J30]+[$Konventionen.$E$2];[.E30]=[$Konventionen.$C$3];[.J3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30]);#NULL!;WEEKNUM([.M30];21))" office:value-type="string" office:string-value="" calcext:value-type="error">
            <text:p>#NULL!</text:p>
          </table:table-cell>
          <table:table-cell table:style-name="ce34" table:formula="of:=IF(AND([.J30]&lt;=[.M30];[.L30]&gt;=[.M30]);IF([.K30]&lt;=[.M3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1]);#NULL!;IF(ISBLANK([.I31]);ORG.OPENOFFICE.YEARS([.C31];TODAY();0);ORG.OPENOFFICE.YEARS([.C31];[.I31];0)))" office:value-type="string" office:string-value="" calcext:value-type="error">
            <text:p>#NULL!</text:p>
          </table:table-cell>
          <table:table-cell table:style-name="ce12"/>
          <table:table-cell table:formula="of:=IF(AND([.D31]&lt;60;[.E3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31]);;WEEKNUM([.G31];21))" office:value-type="float" office:value="0" calcext:value-type="float">
            <text:p>0</text:p>
          </table:table-cell>
          <table:table-cell/>
          <table:table-cell table:style-name="ce14" table:formula="of:=IF(ISBLANK([.I31]);COM.MICROSOFT.IFS([.E31]=[$Konventionen.$C$2];[.G31]+[$Konventionen.$D$2];[.E31]=[$Konventionen.$C$3];[.G31]+[$Konventionen.$D$3]); COM.MICROSOFT.IFS([.E31]=[$Konventionen.$C$2];[.I31]+[$Konventionen.$D$2];[.E31]=[$Konventionen.$C$3];[.I31]+[$Konventionen.$D$3]))" office:value-type="string" office:string-value="" calcext:value-type="error">
            <text:p>#NV</text:p>
          </table:table-cell>
          <table:table-cell table:style-name="ce14" table:formula="of:=[.J31]+(([.L31]-[.J31])/3*2)" office:value-type="string" office:string-value="" calcext:value-type="error">
            <text:p>#NV</text:p>
          </table:table-cell>
          <table:table-cell table:style-name="ce14" table:formula="of:=COM.MICROSOFT.IFS([.E31]=[$Konventionen.$C$2];[.J31]+[$Konventionen.$E$2];[.E31]=[$Konventionen.$C$3];[.J3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31]);#NULL!;WEEKNUM([.M31];21))" office:value-type="string" office:string-value="" calcext:value-type="error">
            <text:p>#NULL!</text:p>
          </table:table-cell>
          <table:table-cell table:style-name="ce34" table:formula="of:=IF(AND([.J31]&lt;=[.M31];[.L31]&gt;=[.M31]);IF([.K31]&lt;=[.M3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2]);#NULL!;IF(ISBLANK([.I32]);ORG.OPENOFFICE.YEARS([.C32];TODAY();0);ORG.OPENOFFICE.YEARS([.C32];[.I32];0)))" office:value-type="string" office:string-value="" calcext:value-type="error">
            <text:p>#NULL!</text:p>
          </table:table-cell>
          <table:table-cell table:style-name="ce12"/>
          <table:table-cell table:formula="of:=IF(AND([.D32]&lt;60;[.E3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32]);;WEEKNUM([.G32];21))" office:value-type="float" office:value="0" calcext:value-type="float">
            <text:p>0</text:p>
          </table:table-cell>
          <table:table-cell/>
          <table:table-cell table:style-name="ce14" table:formula="of:=IF(ISBLANK([.I32]);COM.MICROSOFT.IFS([.E32]=[$Konventionen.$C$2];[.G32]+[$Konventionen.$D$2];[.E32]=[$Konventionen.$C$3];[.G32]+[$Konventionen.$D$3]); COM.MICROSOFT.IFS([.E32]=[$Konventionen.$C$2];[.I32]+[$Konventionen.$D$2];[.E32]=[$Konventionen.$C$3];[.I32]+[$Konventionen.$D$3]))" office:value-type="string" office:string-value="" calcext:value-type="error">
            <text:p>#NV</text:p>
          </table:table-cell>
          <table:table-cell table:style-name="ce14" table:formula="of:=[.J32]+(([.L32]-[.J32])/3*2)" office:value-type="string" office:string-value="" calcext:value-type="error">
            <text:p>#NV</text:p>
          </table:table-cell>
          <table:table-cell table:style-name="ce14" table:formula="of:=COM.MICROSOFT.IFS([.E32]=[$Konventionen.$C$2];[.J32]+[$Konventionen.$E$2];[.E32]=[$Konventionen.$C$3];[.J3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32]);#NULL!;WEEKNUM([.M32];21))" office:value-type="string" office:string-value="" calcext:value-type="error">
            <text:p>#NULL!</text:p>
          </table:table-cell>
          <table:table-cell table:style-name="ce34" table:formula="of:=IF(AND([.J32]&lt;=[.M32];[.L32]&gt;=[.M32]);IF([.K32]&lt;=[.M3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3]);#NULL!;IF(ISBLANK([.I33]);ORG.OPENOFFICE.YEARS([.C33];TODAY();0);ORG.OPENOFFICE.YEARS([.C33];[.I33];0)))" office:value-type="string" office:string-value="" calcext:value-type="error">
            <text:p>#NULL!</text:p>
          </table:table-cell>
          <table:table-cell table:style-name="ce12"/>
          <table:table-cell table:formula="of:=IF(AND([.D33]&lt;60;[.E3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33]);;WEEKNUM([.G33];21))" office:value-type="float" office:value="0" calcext:value-type="float">
            <text:p>0</text:p>
          </table:table-cell>
          <table:table-cell/>
          <table:table-cell table:style-name="ce14" table:formula="of:=IF(ISBLANK([.I33]);COM.MICROSOFT.IFS([.E33]=[$Konventionen.$C$2];[.G33]+[$Konventionen.$D$2];[.E33]=[$Konventionen.$C$3];[.G33]+[$Konventionen.$D$3]); COM.MICROSOFT.IFS([.E33]=[$Konventionen.$C$2];[.I33]+[$Konventionen.$D$2];[.E33]=[$Konventionen.$C$3];[.I33]+[$Konventionen.$D$3]))" office:value-type="string" office:string-value="" calcext:value-type="error">
            <text:p>#NV</text:p>
          </table:table-cell>
          <table:table-cell table:style-name="ce14" table:formula="of:=[.J33]+(([.L33]-[.J33])/3*2)" office:value-type="string" office:string-value="" calcext:value-type="error">
            <text:p>#NV</text:p>
          </table:table-cell>
          <table:table-cell table:style-name="ce14" table:formula="of:=COM.MICROSOFT.IFS([.E33]=[$Konventionen.$C$2];[.J33]+[$Konventionen.$E$2];[.E33]=[$Konventionen.$C$3];[.J3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33]);#NULL!;WEEKNUM([.M33];21))" office:value-type="string" office:string-value="" calcext:value-type="error">
            <text:p>#NULL!</text:p>
          </table:table-cell>
          <table:table-cell table:style-name="ce34" table:formula="of:=IF(AND([.J33]&lt;=[.M33];[.L33]&gt;=[.M33]);IF([.K33]&lt;=[.M3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4]);#NULL!;IF(ISBLANK([.I34]);ORG.OPENOFFICE.YEARS([.C34];TODAY();0);ORG.OPENOFFICE.YEARS([.C34];[.I34];0)))" office:value-type="string" office:string-value="" calcext:value-type="error">
            <text:p>#NULL!</text:p>
          </table:table-cell>
          <table:table-cell table:style-name="ce12"/>
          <table:table-cell table:formula="of:=IF(AND([.D34]&lt;60;[.E3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34]);;WEEKNUM([.G34];21))" office:value-type="float" office:value="0" calcext:value-type="float">
            <text:p>0</text:p>
          </table:table-cell>
          <table:table-cell/>
          <table:table-cell table:style-name="ce14" table:formula="of:=IF(ISBLANK([.I34]);COM.MICROSOFT.IFS([.E34]=[$Konventionen.$C$2];[.G34]+[$Konventionen.$D$2];[.E34]=[$Konventionen.$C$3];[.G34]+[$Konventionen.$D$3]); COM.MICROSOFT.IFS([.E34]=[$Konventionen.$C$2];[.I34]+[$Konventionen.$D$2];[.E34]=[$Konventionen.$C$3];[.I34]+[$Konventionen.$D$3]))" office:value-type="string" office:string-value="" calcext:value-type="error">
            <text:p>#NV</text:p>
          </table:table-cell>
          <table:table-cell table:style-name="ce14" table:formula="of:=[.J34]+(([.L34]-[.J34])/3*2)" office:value-type="string" office:string-value="" calcext:value-type="error">
            <text:p>#NV</text:p>
          </table:table-cell>
          <table:table-cell table:style-name="ce14" table:formula="of:=COM.MICROSOFT.IFS([.E34]=[$Konventionen.$C$2];[.J34]+[$Konventionen.$E$2];[.E34]=[$Konventionen.$C$3];[.J3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34]);#NULL!;WEEKNUM([.M34];21))" office:value-type="string" office:string-value="" calcext:value-type="error">
            <text:p>#NULL!</text:p>
          </table:table-cell>
          <table:table-cell table:style-name="ce34" table:formula="of:=IF(AND([.J34]&lt;=[.M34];[.L34]&gt;=[.M34]);IF([.K34]&lt;=[.M3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5]);#NULL!;IF(ISBLANK([.I35]);ORG.OPENOFFICE.YEARS([.C35];TODAY();0);ORG.OPENOFFICE.YEARS([.C35];[.I35];0)))" office:value-type="string" office:string-value="" calcext:value-type="error">
            <text:p>#NULL!</text:p>
          </table:table-cell>
          <table:table-cell table:style-name="ce12"/>
          <table:table-cell table:formula="of:=IF(AND([.D35]&lt;60;[.E3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35]);;WEEKNUM([.G35];21))" office:value-type="float" office:value="0" calcext:value-type="float">
            <text:p>0</text:p>
          </table:table-cell>
          <table:table-cell/>
          <table:table-cell table:style-name="ce14" table:formula="of:=IF(ISBLANK([.I35]);COM.MICROSOFT.IFS([.E35]=[$Konventionen.$C$2];[.G35]+[$Konventionen.$D$2];[.E35]=[$Konventionen.$C$3];[.G35]+[$Konventionen.$D$3]); COM.MICROSOFT.IFS([.E35]=[$Konventionen.$C$2];[.I35]+[$Konventionen.$D$2];[.E35]=[$Konventionen.$C$3];[.I35]+[$Konventionen.$D$3]))" office:value-type="string" office:string-value="" calcext:value-type="error">
            <text:p>#NV</text:p>
          </table:table-cell>
          <table:table-cell table:style-name="ce14" table:formula="of:=[.J35]+(([.L35]-[.J35])/3*2)" office:value-type="string" office:string-value="" calcext:value-type="error">
            <text:p>#NV</text:p>
          </table:table-cell>
          <table:table-cell table:style-name="ce14" table:formula="of:=COM.MICROSOFT.IFS([.E35]=[$Konventionen.$C$2];[.J35]+[$Konventionen.$E$2];[.E35]=[$Konventionen.$C$3];[.J3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35]);#NULL!;WEEKNUM([.M35];21))" office:value-type="string" office:string-value="" calcext:value-type="error">
            <text:p>#NULL!</text:p>
          </table:table-cell>
          <table:table-cell table:style-name="ce34" table:formula="of:=IF(AND([.J35]&lt;=[.M35];[.L35]&gt;=[.M35]);IF([.K35]&lt;=[.M3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6]);#NULL!;IF(ISBLANK([.I36]);ORG.OPENOFFICE.YEARS([.C36];TODAY();0);ORG.OPENOFFICE.YEARS([.C36];[.I36];0)))" office:value-type="string" office:string-value="" calcext:value-type="error">
            <text:p>#NULL!</text:p>
          </table:table-cell>
          <table:table-cell table:style-name="ce12"/>
          <table:table-cell table:formula="of:=IF(AND([.D36]&lt;60;[.E3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36]);;WEEKNUM([.G36];21))" office:value-type="float" office:value="0" calcext:value-type="float">
            <text:p>0</text:p>
          </table:table-cell>
          <table:table-cell/>
          <table:table-cell table:style-name="ce14" table:formula="of:=IF(ISBLANK([.I36]);COM.MICROSOFT.IFS([.E36]=[$Konventionen.$C$2];[.G36]+[$Konventionen.$D$2];[.E36]=[$Konventionen.$C$3];[.G36]+[$Konventionen.$D$3]); COM.MICROSOFT.IFS([.E36]=[$Konventionen.$C$2];[.I36]+[$Konventionen.$D$2];[.E36]=[$Konventionen.$C$3];[.I36]+[$Konventionen.$D$3]))" office:value-type="string" office:string-value="" calcext:value-type="error">
            <text:p>#NV</text:p>
          </table:table-cell>
          <table:table-cell table:style-name="ce14" table:formula="of:=[.J36]+(([.L36]-[.J36])/3*2)" office:value-type="string" office:string-value="" calcext:value-type="error">
            <text:p>#NV</text:p>
          </table:table-cell>
          <table:table-cell table:style-name="ce14" table:formula="of:=COM.MICROSOFT.IFS([.E36]=[$Konventionen.$C$2];[.J36]+[$Konventionen.$E$2];[.E36]=[$Konventionen.$C$3];[.J3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36]);#NULL!;WEEKNUM([.M36];21))" office:value-type="string" office:string-value="" calcext:value-type="error">
            <text:p>#NULL!</text:p>
          </table:table-cell>
          <table:table-cell table:style-name="ce34" table:formula="of:=IF(AND([.J36]&lt;=[.M36];[.L36]&gt;=[.M36]);IF([.K36]&lt;=[.M3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7]);#NULL!;IF(ISBLANK([.I37]);ORG.OPENOFFICE.YEARS([.C37];TODAY();0);ORG.OPENOFFICE.YEARS([.C37];[.I37];0)))" office:value-type="string" office:string-value="" calcext:value-type="error">
            <text:p>#NULL!</text:p>
          </table:table-cell>
          <table:table-cell table:style-name="ce12"/>
          <table:table-cell table:formula="of:=IF(AND([.D37]&lt;60;[.E3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37]);;WEEKNUM([.G37];21))" office:value-type="float" office:value="0" calcext:value-type="float">
            <text:p>0</text:p>
          </table:table-cell>
          <table:table-cell/>
          <table:table-cell table:style-name="ce14" table:formula="of:=IF(ISBLANK([.I37]);COM.MICROSOFT.IFS([.E37]=[$Konventionen.$C$2];[.G37]+[$Konventionen.$D$2];[.E37]=[$Konventionen.$C$3];[.G37]+[$Konventionen.$D$3]); COM.MICROSOFT.IFS([.E37]=[$Konventionen.$C$2];[.I37]+[$Konventionen.$D$2];[.E37]=[$Konventionen.$C$3];[.I37]+[$Konventionen.$D$3]))" office:value-type="string" office:string-value="" calcext:value-type="error">
            <text:p>#NV</text:p>
          </table:table-cell>
          <table:table-cell table:style-name="ce14" table:formula="of:=[.J37]+(([.L37]-[.J37])/3*2)" office:value-type="string" office:string-value="" calcext:value-type="error">
            <text:p>#NV</text:p>
          </table:table-cell>
          <table:table-cell table:style-name="ce14" table:formula="of:=COM.MICROSOFT.IFS([.E37]=[$Konventionen.$C$2];[.J37]+[$Konventionen.$E$2];[.E37]=[$Konventionen.$C$3];[.J3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37]);#NULL!;WEEKNUM([.M37];21))" office:value-type="string" office:string-value="" calcext:value-type="error">
            <text:p>#NULL!</text:p>
          </table:table-cell>
          <table:table-cell table:style-name="ce34" table:formula="of:=IF(AND([.J37]&lt;=[.M37];[.L37]&gt;=[.M37]);IF([.K37]&lt;=[.M3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8]);#NULL!;IF(ISBLANK([.I38]);ORG.OPENOFFICE.YEARS([.C38];TODAY();0);ORG.OPENOFFICE.YEARS([.C38];[.I38];0)))" office:value-type="string" office:string-value="" calcext:value-type="error">
            <text:p>#NULL!</text:p>
          </table:table-cell>
          <table:table-cell table:style-name="ce12"/>
          <table:table-cell table:formula="of:=IF(AND([.D38]&lt;60;[.E3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38]);;WEEKNUM([.G38];21))" office:value-type="float" office:value="0" calcext:value-type="float">
            <text:p>0</text:p>
          </table:table-cell>
          <table:table-cell/>
          <table:table-cell table:style-name="ce14" table:formula="of:=IF(ISBLANK([.I38]);COM.MICROSOFT.IFS([.E38]=[$Konventionen.$C$2];[.G38]+[$Konventionen.$D$2];[.E38]=[$Konventionen.$C$3];[.G38]+[$Konventionen.$D$3]); COM.MICROSOFT.IFS([.E38]=[$Konventionen.$C$2];[.I38]+[$Konventionen.$D$2];[.E38]=[$Konventionen.$C$3];[.I38]+[$Konventionen.$D$3]))" office:value-type="string" office:string-value="" calcext:value-type="error">
            <text:p>#NV</text:p>
          </table:table-cell>
          <table:table-cell table:style-name="ce14" table:formula="of:=[.J38]+(([.L38]-[.J38])/3*2)" office:value-type="string" office:string-value="" calcext:value-type="error">
            <text:p>#NV</text:p>
          </table:table-cell>
          <table:table-cell table:style-name="ce14" table:formula="of:=COM.MICROSOFT.IFS([.E38]=[$Konventionen.$C$2];[.J38]+[$Konventionen.$E$2];[.E38]=[$Konventionen.$C$3];[.J3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38]);#NULL!;WEEKNUM([.M38];21))" office:value-type="string" office:string-value="" calcext:value-type="error">
            <text:p>#NULL!</text:p>
          </table:table-cell>
          <table:table-cell table:style-name="ce34" table:formula="of:=IF(AND([.J38]&lt;=[.M38];[.L38]&gt;=[.M38]);IF([.K38]&lt;=[.M3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9]);#NULL!;IF(ISBLANK([.I39]);ORG.OPENOFFICE.YEARS([.C39];TODAY();0);ORG.OPENOFFICE.YEARS([.C39];[.I39];0)))" office:value-type="string" office:string-value="" calcext:value-type="error">
            <text:p>#NULL!</text:p>
          </table:table-cell>
          <table:table-cell table:style-name="ce12"/>
          <table:table-cell table:formula="of:=IF(AND([.D39]&lt;60;[.E3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39]);;WEEKNUM([.G39];21))" office:value-type="float" office:value="0" calcext:value-type="float">
            <text:p>0</text:p>
          </table:table-cell>
          <table:table-cell/>
          <table:table-cell table:style-name="ce14" table:formula="of:=IF(ISBLANK([.I39]);COM.MICROSOFT.IFS([.E39]=[$Konventionen.$C$2];[.G39]+[$Konventionen.$D$2];[.E39]=[$Konventionen.$C$3];[.G39]+[$Konventionen.$D$3]); COM.MICROSOFT.IFS([.E39]=[$Konventionen.$C$2];[.I39]+[$Konventionen.$D$2];[.E39]=[$Konventionen.$C$3];[.I39]+[$Konventionen.$D$3]))" office:value-type="string" office:string-value="" calcext:value-type="error">
            <text:p>#NV</text:p>
          </table:table-cell>
          <table:table-cell table:style-name="ce14" table:formula="of:=[.J39]+(([.L39]-[.J39])/3*2)" office:value-type="string" office:string-value="" calcext:value-type="error">
            <text:p>#NV</text:p>
          </table:table-cell>
          <table:table-cell table:style-name="ce14" table:formula="of:=COM.MICROSOFT.IFS([.E39]=[$Konventionen.$C$2];[.J39]+[$Konventionen.$E$2];[.E39]=[$Konventionen.$C$3];[.J3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39]);#NULL!;WEEKNUM([.M39];21))" office:value-type="string" office:string-value="" calcext:value-type="error">
            <text:p>#NULL!</text:p>
          </table:table-cell>
          <table:table-cell table:style-name="ce34" table:formula="of:=IF(AND([.J39]&lt;=[.M39];[.L39]&gt;=[.M39]);IF([.K39]&lt;=[.M3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0]);#NULL!;IF(ISBLANK([.I40]);ORG.OPENOFFICE.YEARS([.C40];TODAY();0);ORG.OPENOFFICE.YEARS([.C40];[.I40];0)))" office:value-type="string" office:string-value="" calcext:value-type="error">
            <text:p>#NULL!</text:p>
          </table:table-cell>
          <table:table-cell table:style-name="ce12"/>
          <table:table-cell table:formula="of:=IF(AND([.D40]&lt;60;[.E4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40]);;WEEKNUM([.G40];21))" office:value-type="float" office:value="0" calcext:value-type="float">
            <text:p>0</text:p>
          </table:table-cell>
          <table:table-cell/>
          <table:table-cell table:style-name="ce14" table:formula="of:=IF(ISBLANK([.I40]);COM.MICROSOFT.IFS([.E40]=[$Konventionen.$C$2];[.G40]+[$Konventionen.$D$2];[.E40]=[$Konventionen.$C$3];[.G40]+[$Konventionen.$D$3]); COM.MICROSOFT.IFS([.E40]=[$Konventionen.$C$2];[.I40]+[$Konventionen.$D$2];[.E40]=[$Konventionen.$C$3];[.I40]+[$Konventionen.$D$3]))" office:value-type="string" office:string-value="" calcext:value-type="error">
            <text:p>#NV</text:p>
          </table:table-cell>
          <table:table-cell table:style-name="ce14" table:formula="of:=[.J40]+(([.L40]-[.J40])/3*2)" office:value-type="string" office:string-value="" calcext:value-type="error">
            <text:p>#NV</text:p>
          </table:table-cell>
          <table:table-cell table:style-name="ce14" table:formula="of:=COM.MICROSOFT.IFS([.E40]=[$Konventionen.$C$2];[.J40]+[$Konventionen.$E$2];[.E40]=[$Konventionen.$C$3];[.J4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40]);#NULL!;WEEKNUM([.M40];21))" office:value-type="string" office:string-value="" calcext:value-type="error">
            <text:p>#NULL!</text:p>
          </table:table-cell>
          <table:table-cell table:style-name="ce34" table:formula="of:=IF(AND([.J40]&lt;=[.M40];[.L40]&gt;=[.M40]);IF([.K40]&lt;=[.M4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1]);#NULL!;IF(ISBLANK([.I41]);ORG.OPENOFFICE.YEARS([.C41];TODAY();0);ORG.OPENOFFICE.YEARS([.C41];[.I41];0)))" office:value-type="string" office:string-value="" calcext:value-type="error">
            <text:p>#NULL!</text:p>
          </table:table-cell>
          <table:table-cell table:style-name="ce12"/>
          <table:table-cell table:formula="of:=IF(AND([.D41]&lt;60;[.E4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41]);;WEEKNUM([.G41];21))" office:value-type="float" office:value="0" calcext:value-type="float">
            <text:p>0</text:p>
          </table:table-cell>
          <table:table-cell/>
          <table:table-cell table:style-name="ce14" table:formula="of:=IF(ISBLANK([.I41]);COM.MICROSOFT.IFS([.E41]=[$Konventionen.$C$2];[.G41]+[$Konventionen.$D$2];[.E41]=[$Konventionen.$C$3];[.G41]+[$Konventionen.$D$3]); COM.MICROSOFT.IFS([.E41]=[$Konventionen.$C$2];[.I41]+[$Konventionen.$D$2];[.E41]=[$Konventionen.$C$3];[.I41]+[$Konventionen.$D$3]))" office:value-type="string" office:string-value="" calcext:value-type="error">
            <text:p>#NV</text:p>
          </table:table-cell>
          <table:table-cell table:style-name="ce14" table:formula="of:=[.J41]+(([.L41]-[.J41])/3*2)" office:value-type="string" office:string-value="" calcext:value-type="error">
            <text:p>#NV</text:p>
          </table:table-cell>
          <table:table-cell table:style-name="ce14" table:formula="of:=COM.MICROSOFT.IFS([.E41]=[$Konventionen.$C$2];[.J41]+[$Konventionen.$E$2];[.E41]=[$Konventionen.$C$3];[.J4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41]);#NULL!;WEEKNUM([.M41];21))" office:value-type="string" office:string-value="" calcext:value-type="error">
            <text:p>#NULL!</text:p>
          </table:table-cell>
          <table:table-cell table:style-name="ce34" table:formula="of:=IF(AND([.J41]&lt;=[.M41];[.L41]&gt;=[.M41]);IF([.K41]&lt;=[.M4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2]);#NULL!;IF(ISBLANK([.I42]);ORG.OPENOFFICE.YEARS([.C42];TODAY();0);ORG.OPENOFFICE.YEARS([.C42];[.I42];0)))" office:value-type="string" office:string-value="" calcext:value-type="error">
            <text:p>#NULL!</text:p>
          </table:table-cell>
          <table:table-cell table:style-name="ce12"/>
          <table:table-cell table:formula="of:=IF(AND([.D42]&lt;60;[.E4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42]);;WEEKNUM([.G42];21))" office:value-type="float" office:value="0" calcext:value-type="float">
            <text:p>0</text:p>
          </table:table-cell>
          <table:table-cell/>
          <table:table-cell table:style-name="ce14" table:formula="of:=IF(ISBLANK([.I42]);COM.MICROSOFT.IFS([.E42]=[$Konventionen.$C$2];[.G42]+[$Konventionen.$D$2];[.E42]=[$Konventionen.$C$3];[.G42]+[$Konventionen.$D$3]); COM.MICROSOFT.IFS([.E42]=[$Konventionen.$C$2];[.I42]+[$Konventionen.$D$2];[.E42]=[$Konventionen.$C$3];[.I42]+[$Konventionen.$D$3]))" office:value-type="string" office:string-value="" calcext:value-type="error">
            <text:p>#NV</text:p>
          </table:table-cell>
          <table:table-cell table:style-name="ce14" table:formula="of:=[.J42]+(([.L42]-[.J42])/3*2)" office:value-type="string" office:string-value="" calcext:value-type="error">
            <text:p>#NV</text:p>
          </table:table-cell>
          <table:table-cell table:style-name="ce14" table:formula="of:=COM.MICROSOFT.IFS([.E42]=[$Konventionen.$C$2];[.J42]+[$Konventionen.$E$2];[.E42]=[$Konventionen.$C$3];[.J4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42]);#NULL!;WEEKNUM([.M42];21))" office:value-type="string" office:string-value="" calcext:value-type="error">
            <text:p>#NULL!</text:p>
          </table:table-cell>
          <table:table-cell table:style-name="ce34" table:formula="of:=IF(AND([.J42]&lt;=[.M42];[.L42]&gt;=[.M42]);IF([.K42]&lt;=[.M4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3]);#NULL!;IF(ISBLANK([.I43]);ORG.OPENOFFICE.YEARS([.C43];TODAY();0);ORG.OPENOFFICE.YEARS([.C43];[.I43];0)))" office:value-type="string" office:string-value="" calcext:value-type="error">
            <text:p>#NULL!</text:p>
          </table:table-cell>
          <table:table-cell table:style-name="ce12"/>
          <table:table-cell table:formula="of:=IF(AND([.D43]&lt;60;[.E4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43]);;WEEKNUM([.G43];21))" office:value-type="float" office:value="0" calcext:value-type="float">
            <text:p>0</text:p>
          </table:table-cell>
          <table:table-cell/>
          <table:table-cell table:style-name="ce14" table:formula="of:=IF(ISBLANK([.I43]);COM.MICROSOFT.IFS([.E43]=[$Konventionen.$C$2];[.G43]+[$Konventionen.$D$2];[.E43]=[$Konventionen.$C$3];[.G43]+[$Konventionen.$D$3]); COM.MICROSOFT.IFS([.E43]=[$Konventionen.$C$2];[.I43]+[$Konventionen.$D$2];[.E43]=[$Konventionen.$C$3];[.I43]+[$Konventionen.$D$3]))" office:value-type="string" office:string-value="" calcext:value-type="error">
            <text:p>#NV</text:p>
          </table:table-cell>
          <table:table-cell table:style-name="ce14" table:formula="of:=[.J43]+(([.L43]-[.J43])/3*2)" office:value-type="string" office:string-value="" calcext:value-type="error">
            <text:p>#NV</text:p>
          </table:table-cell>
          <table:table-cell table:style-name="ce14" table:formula="of:=COM.MICROSOFT.IFS([.E43]=[$Konventionen.$C$2];[.J43]+[$Konventionen.$E$2];[.E43]=[$Konventionen.$C$3];[.J4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43]);#NULL!;WEEKNUM([.M43];21))" office:value-type="string" office:string-value="" calcext:value-type="error">
            <text:p>#NULL!</text:p>
          </table:table-cell>
          <table:table-cell table:style-name="ce34" table:formula="of:=IF(AND([.J43]&lt;=[.M43];[.L43]&gt;=[.M43]);IF([.K43]&lt;=[.M4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4]);#NULL!;IF(ISBLANK([.I44]);ORG.OPENOFFICE.YEARS([.C44];TODAY();0);ORG.OPENOFFICE.YEARS([.C44];[.I44];0)))" office:value-type="string" office:string-value="" calcext:value-type="error">
            <text:p>#NULL!</text:p>
          </table:table-cell>
          <table:table-cell table:style-name="ce12"/>
          <table:table-cell table:formula="of:=IF(AND([.D44]&lt;60;[.E4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44]);;WEEKNUM([.G44];21))" office:value-type="float" office:value="0" calcext:value-type="float">
            <text:p>0</text:p>
          </table:table-cell>
          <table:table-cell/>
          <table:table-cell table:style-name="ce14" table:formula="of:=IF(ISBLANK([.I44]);COM.MICROSOFT.IFS([.E44]=[$Konventionen.$C$2];[.G44]+[$Konventionen.$D$2];[.E44]=[$Konventionen.$C$3];[.G44]+[$Konventionen.$D$3]); COM.MICROSOFT.IFS([.E44]=[$Konventionen.$C$2];[.I44]+[$Konventionen.$D$2];[.E44]=[$Konventionen.$C$3];[.I44]+[$Konventionen.$D$3]))" office:value-type="string" office:string-value="" calcext:value-type="error">
            <text:p>#NV</text:p>
          </table:table-cell>
          <table:table-cell table:style-name="ce14" table:formula="of:=[.J44]+(([.L44]-[.J44])/3*2)" office:value-type="string" office:string-value="" calcext:value-type="error">
            <text:p>#NV</text:p>
          </table:table-cell>
          <table:table-cell table:style-name="ce14" table:formula="of:=COM.MICROSOFT.IFS([.E44]=[$Konventionen.$C$2];[.J44]+[$Konventionen.$E$2];[.E44]=[$Konventionen.$C$3];[.J4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44]);#NULL!;WEEKNUM([.M44];21))" office:value-type="string" office:string-value="" calcext:value-type="error">
            <text:p>#NULL!</text:p>
          </table:table-cell>
          <table:table-cell table:style-name="ce34" table:formula="of:=IF(AND([.J44]&lt;=[.M44];[.L44]&gt;=[.M44]);IF([.K44]&lt;=[.M4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5]);#NULL!;IF(ISBLANK([.I45]);ORG.OPENOFFICE.YEARS([.C45];TODAY();0);ORG.OPENOFFICE.YEARS([.C45];[.I45];0)))" office:value-type="string" office:string-value="" calcext:value-type="error">
            <text:p>#NULL!</text:p>
          </table:table-cell>
          <table:table-cell table:style-name="ce12"/>
          <table:table-cell table:formula="of:=IF(AND([.D45]&lt;60;[.E4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45]);;WEEKNUM([.G45];21))" office:value-type="float" office:value="0" calcext:value-type="float">
            <text:p>0</text:p>
          </table:table-cell>
          <table:table-cell/>
          <table:table-cell table:style-name="ce14" table:formula="of:=IF(ISBLANK([.I45]);COM.MICROSOFT.IFS([.E45]=[$Konventionen.$C$2];[.G45]+[$Konventionen.$D$2];[.E45]=[$Konventionen.$C$3];[.G45]+[$Konventionen.$D$3]); COM.MICROSOFT.IFS([.E45]=[$Konventionen.$C$2];[.I45]+[$Konventionen.$D$2];[.E45]=[$Konventionen.$C$3];[.I45]+[$Konventionen.$D$3]))" office:value-type="string" office:string-value="" calcext:value-type="error">
            <text:p>#NV</text:p>
          </table:table-cell>
          <table:table-cell table:style-name="ce14" table:formula="of:=[.J45]+(([.L45]-[.J45])/3*2)" office:value-type="string" office:string-value="" calcext:value-type="error">
            <text:p>#NV</text:p>
          </table:table-cell>
          <table:table-cell table:style-name="ce14" table:formula="of:=COM.MICROSOFT.IFS([.E45]=[$Konventionen.$C$2];[.J45]+[$Konventionen.$E$2];[.E45]=[$Konventionen.$C$3];[.J4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45]);#NULL!;WEEKNUM([.M45];21))" office:value-type="string" office:string-value="" calcext:value-type="error">
            <text:p>#NULL!</text:p>
          </table:table-cell>
          <table:table-cell table:style-name="ce34" table:formula="of:=IF(AND([.J45]&lt;=[.M45];[.L45]&gt;=[.M45]);IF([.K45]&lt;=[.M4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6]);#NULL!;IF(ISBLANK([.I46]);ORG.OPENOFFICE.YEARS([.C46];TODAY();0);ORG.OPENOFFICE.YEARS([.C46];[.I46];0)))" office:value-type="string" office:string-value="" calcext:value-type="error">
            <text:p>#NULL!</text:p>
          </table:table-cell>
          <table:table-cell table:style-name="ce12"/>
          <table:table-cell table:formula="of:=IF(AND([.D46]&lt;60;[.E4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46]);;WEEKNUM([.G46];21))" office:value-type="float" office:value="0" calcext:value-type="float">
            <text:p>0</text:p>
          </table:table-cell>
          <table:table-cell/>
          <table:table-cell table:style-name="ce14" table:formula="of:=IF(ISBLANK([.I46]);COM.MICROSOFT.IFS([.E46]=[$Konventionen.$C$2];[.G46]+[$Konventionen.$D$2];[.E46]=[$Konventionen.$C$3];[.G46]+[$Konventionen.$D$3]); COM.MICROSOFT.IFS([.E46]=[$Konventionen.$C$2];[.I46]+[$Konventionen.$D$2];[.E46]=[$Konventionen.$C$3];[.I46]+[$Konventionen.$D$3]))" office:value-type="string" office:string-value="" calcext:value-type="error">
            <text:p>#NV</text:p>
          </table:table-cell>
          <table:table-cell table:style-name="ce14" table:formula="of:=[.J46]+(([.L46]-[.J46])/3*2)" office:value-type="string" office:string-value="" calcext:value-type="error">
            <text:p>#NV</text:p>
          </table:table-cell>
          <table:table-cell table:style-name="ce14" table:formula="of:=COM.MICROSOFT.IFS([.E46]=[$Konventionen.$C$2];[.J46]+[$Konventionen.$E$2];[.E46]=[$Konventionen.$C$3];[.J4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46]);#NULL!;WEEKNUM([.M46];21))" office:value-type="string" office:string-value="" calcext:value-type="error">
            <text:p>#NULL!</text:p>
          </table:table-cell>
          <table:table-cell table:style-name="ce34" table:formula="of:=IF(AND([.J46]&lt;=[.M46];[.L46]&gt;=[.M46]);IF([.K46]&lt;=[.M4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7]);#NULL!;IF(ISBLANK([.I47]);ORG.OPENOFFICE.YEARS([.C47];TODAY();0);ORG.OPENOFFICE.YEARS([.C47];[.I47];0)))" office:value-type="string" office:string-value="" calcext:value-type="error">
            <text:p>#NULL!</text:p>
          </table:table-cell>
          <table:table-cell table:style-name="ce12"/>
          <table:table-cell table:formula="of:=IF(AND([.D47]&lt;60;[.E4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47]);;WEEKNUM([.G47];21))" office:value-type="float" office:value="0" calcext:value-type="float">
            <text:p>0</text:p>
          </table:table-cell>
          <table:table-cell/>
          <table:table-cell table:style-name="ce14" table:formula="of:=IF(ISBLANK([.I47]);COM.MICROSOFT.IFS([.E47]=[$Konventionen.$C$2];[.G47]+[$Konventionen.$D$2];[.E47]=[$Konventionen.$C$3];[.G47]+[$Konventionen.$D$3]); COM.MICROSOFT.IFS([.E47]=[$Konventionen.$C$2];[.I47]+[$Konventionen.$D$2];[.E47]=[$Konventionen.$C$3];[.I47]+[$Konventionen.$D$3]))" office:value-type="string" office:string-value="" calcext:value-type="error">
            <text:p>#NV</text:p>
          </table:table-cell>
          <table:table-cell table:style-name="ce14" table:formula="of:=[.J47]+(([.L47]-[.J47])/3*2)" office:value-type="string" office:string-value="" calcext:value-type="error">
            <text:p>#NV</text:p>
          </table:table-cell>
          <table:table-cell table:style-name="ce14" table:formula="of:=COM.MICROSOFT.IFS([.E47]=[$Konventionen.$C$2];[.J47]+[$Konventionen.$E$2];[.E47]=[$Konventionen.$C$3];[.J4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47]);#NULL!;WEEKNUM([.M47];21))" office:value-type="string" office:string-value="" calcext:value-type="error">
            <text:p>#NULL!</text:p>
          </table:table-cell>
          <table:table-cell table:style-name="ce34" table:formula="of:=IF(AND([.J47]&lt;=[.M47];[.L47]&gt;=[.M47]);IF([.K47]&lt;=[.M4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8]);#NULL!;IF(ISBLANK([.I48]);ORG.OPENOFFICE.YEARS([.C48];TODAY();0);ORG.OPENOFFICE.YEARS([.C48];[.I48];0)))" office:value-type="string" office:string-value="" calcext:value-type="error">
            <text:p>#NULL!</text:p>
          </table:table-cell>
          <table:table-cell table:style-name="ce12"/>
          <table:table-cell table:formula="of:=IF(AND([.D48]&lt;60;[.E4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48]);;WEEKNUM([.G48];21))" office:value-type="float" office:value="0" calcext:value-type="float">
            <text:p>0</text:p>
          </table:table-cell>
          <table:table-cell/>
          <table:table-cell table:style-name="ce14" table:formula="of:=IF(ISBLANK([.I48]);COM.MICROSOFT.IFS([.E48]=[$Konventionen.$C$2];[.G48]+[$Konventionen.$D$2];[.E48]=[$Konventionen.$C$3];[.G48]+[$Konventionen.$D$3]); COM.MICROSOFT.IFS([.E48]=[$Konventionen.$C$2];[.I48]+[$Konventionen.$D$2];[.E48]=[$Konventionen.$C$3];[.I48]+[$Konventionen.$D$3]))" office:value-type="string" office:string-value="" calcext:value-type="error">
            <text:p>#NV</text:p>
          </table:table-cell>
          <table:table-cell table:style-name="ce14" table:formula="of:=[.J48]+(([.L48]-[.J48])/3*2)" office:value-type="string" office:string-value="" calcext:value-type="error">
            <text:p>#NV</text:p>
          </table:table-cell>
          <table:table-cell table:style-name="ce14" table:formula="of:=COM.MICROSOFT.IFS([.E48]=[$Konventionen.$C$2];[.J48]+[$Konventionen.$E$2];[.E48]=[$Konventionen.$C$3];[.J4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48]);#NULL!;WEEKNUM([.M48];21))" office:value-type="string" office:string-value="" calcext:value-type="error">
            <text:p>#NULL!</text:p>
          </table:table-cell>
          <table:table-cell table:style-name="ce34" table:formula="of:=IF(AND([.J48]&lt;=[.M48];[.L48]&gt;=[.M48]);IF([.K48]&lt;=[.M4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9]);#NULL!;IF(ISBLANK([.I49]);ORG.OPENOFFICE.YEARS([.C49];TODAY();0);ORG.OPENOFFICE.YEARS([.C49];[.I49];0)))" office:value-type="string" office:string-value="" calcext:value-type="error">
            <text:p>#NULL!</text:p>
          </table:table-cell>
          <table:table-cell table:style-name="ce12"/>
          <table:table-cell table:formula="of:=IF(AND([.D49]&lt;60;[.E4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49]);;WEEKNUM([.G49];21))" office:value-type="float" office:value="0" calcext:value-type="float">
            <text:p>0</text:p>
          </table:table-cell>
          <table:table-cell/>
          <table:table-cell table:style-name="ce14" table:formula="of:=IF(ISBLANK([.I49]);COM.MICROSOFT.IFS([.E49]=[$Konventionen.$C$2];[.G49]+[$Konventionen.$D$2];[.E49]=[$Konventionen.$C$3];[.G49]+[$Konventionen.$D$3]); COM.MICROSOFT.IFS([.E49]=[$Konventionen.$C$2];[.I49]+[$Konventionen.$D$2];[.E49]=[$Konventionen.$C$3];[.I49]+[$Konventionen.$D$3]))" office:value-type="string" office:string-value="" calcext:value-type="error">
            <text:p>#NV</text:p>
          </table:table-cell>
          <table:table-cell table:style-name="ce14" table:formula="of:=[.J49]+(([.L49]-[.J49])/3*2)" office:value-type="string" office:string-value="" calcext:value-type="error">
            <text:p>#NV</text:p>
          </table:table-cell>
          <table:table-cell table:style-name="ce14" table:formula="of:=COM.MICROSOFT.IFS([.E49]=[$Konventionen.$C$2];[.J49]+[$Konventionen.$E$2];[.E49]=[$Konventionen.$C$3];[.J4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49]);#NULL!;WEEKNUM([.M49];21))" office:value-type="string" office:string-value="" calcext:value-type="error">
            <text:p>#NULL!</text:p>
          </table:table-cell>
          <table:table-cell table:style-name="ce34" table:formula="of:=IF(AND([.J49]&lt;=[.M49];[.L49]&gt;=[.M49]);IF([.K49]&lt;=[.M4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0]);#NULL!;IF(ISBLANK([.I50]);ORG.OPENOFFICE.YEARS([.C50];TODAY();0);ORG.OPENOFFICE.YEARS([.C50];[.I50];0)))" office:value-type="string" office:string-value="" calcext:value-type="error">
            <text:p>#NULL!</text:p>
          </table:table-cell>
          <table:table-cell table:style-name="ce12"/>
          <table:table-cell table:formula="of:=IF(AND([.D50]&lt;60;[.E5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50]);;WEEKNUM([.G50];21))" office:value-type="float" office:value="0" calcext:value-type="float">
            <text:p>0</text:p>
          </table:table-cell>
          <table:table-cell/>
          <table:table-cell table:style-name="ce14" table:formula="of:=IF(ISBLANK([.I50]);COM.MICROSOFT.IFS([.E50]=[$Konventionen.$C$2];[.G50]+[$Konventionen.$D$2];[.E50]=[$Konventionen.$C$3];[.G50]+[$Konventionen.$D$3]); COM.MICROSOFT.IFS([.E50]=[$Konventionen.$C$2];[.I50]+[$Konventionen.$D$2];[.E50]=[$Konventionen.$C$3];[.I50]+[$Konventionen.$D$3]))" office:value-type="string" office:string-value="" calcext:value-type="error">
            <text:p>#NV</text:p>
          </table:table-cell>
          <table:table-cell table:style-name="ce14" table:formula="of:=[.J50]+(([.L50]-[.J50])/3*2)" office:value-type="string" office:string-value="" calcext:value-type="error">
            <text:p>#NV</text:p>
          </table:table-cell>
          <table:table-cell table:style-name="ce14" table:formula="of:=COM.MICROSOFT.IFS([.E50]=[$Konventionen.$C$2];[.J50]+[$Konventionen.$E$2];[.E50]=[$Konventionen.$C$3];[.J5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50]);#NULL!;WEEKNUM([.M50];21))" office:value-type="string" office:string-value="" calcext:value-type="error">
            <text:p>#NULL!</text:p>
          </table:table-cell>
          <table:table-cell table:style-name="ce34" table:formula="of:=IF(AND([.J50]&lt;=[.M50];[.L50]&gt;=[.M50]);IF([.K50]&lt;=[.M5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1]);#NULL!;IF(ISBLANK([.I51]);ORG.OPENOFFICE.YEARS([.C51];TODAY();0);ORG.OPENOFFICE.YEARS([.C51];[.I51];0)))" office:value-type="string" office:string-value="" calcext:value-type="error">
            <text:p>#NULL!</text:p>
          </table:table-cell>
          <table:table-cell table:style-name="ce12"/>
          <table:table-cell table:formula="of:=IF(AND([.D51]&lt;60;[.E5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51]);;WEEKNUM([.G51];21))" office:value-type="float" office:value="0" calcext:value-type="float">
            <text:p>0</text:p>
          </table:table-cell>
          <table:table-cell/>
          <table:table-cell table:style-name="ce14" table:formula="of:=IF(ISBLANK([.I51]);COM.MICROSOFT.IFS([.E51]=[$Konventionen.$C$2];[.G51]+[$Konventionen.$D$2];[.E51]=[$Konventionen.$C$3];[.G51]+[$Konventionen.$D$3]); COM.MICROSOFT.IFS([.E51]=[$Konventionen.$C$2];[.I51]+[$Konventionen.$D$2];[.E51]=[$Konventionen.$C$3];[.I51]+[$Konventionen.$D$3]))" office:value-type="string" office:string-value="" calcext:value-type="error">
            <text:p>#NV</text:p>
          </table:table-cell>
          <table:table-cell table:style-name="ce14" table:formula="of:=[.J51]+(([.L51]-[.J51])/3*2)" office:value-type="string" office:string-value="" calcext:value-type="error">
            <text:p>#NV</text:p>
          </table:table-cell>
          <table:table-cell table:style-name="ce14" table:formula="of:=COM.MICROSOFT.IFS([.E51]=[$Konventionen.$C$2];[.J51]+[$Konventionen.$E$2];[.E51]=[$Konventionen.$C$3];[.J5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51]);#NULL!;WEEKNUM([.M51];21))" office:value-type="string" office:string-value="" calcext:value-type="error">
            <text:p>#NULL!</text:p>
          </table:table-cell>
          <table:table-cell table:style-name="ce34" table:formula="of:=IF(AND([.J51]&lt;=[.M51];[.L51]&gt;=[.M51]);IF([.K51]&lt;=[.M5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2]);#NULL!;IF(ISBLANK([.I52]);ORG.OPENOFFICE.YEARS([.C52];TODAY();0);ORG.OPENOFFICE.YEARS([.C52];[.I52];0)))" office:value-type="string" office:string-value="" calcext:value-type="error">
            <text:p>#NULL!</text:p>
          </table:table-cell>
          <table:table-cell table:style-name="ce12"/>
          <table:table-cell table:formula="of:=IF(AND([.D52]&lt;60;[.E5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52]);;WEEKNUM([.G52];21))" office:value-type="float" office:value="0" calcext:value-type="float">
            <text:p>0</text:p>
          </table:table-cell>
          <table:table-cell/>
          <table:table-cell table:style-name="ce14" table:formula="of:=IF(ISBLANK([.I52]);COM.MICROSOFT.IFS([.E52]=[$Konventionen.$C$2];[.G52]+[$Konventionen.$D$2];[.E52]=[$Konventionen.$C$3];[.G52]+[$Konventionen.$D$3]); COM.MICROSOFT.IFS([.E52]=[$Konventionen.$C$2];[.I52]+[$Konventionen.$D$2];[.E52]=[$Konventionen.$C$3];[.I52]+[$Konventionen.$D$3]))" office:value-type="string" office:string-value="" calcext:value-type="error">
            <text:p>#NV</text:p>
          </table:table-cell>
          <table:table-cell table:style-name="ce14" table:formula="of:=[.J52]+(([.L52]-[.J52])/3*2)" office:value-type="string" office:string-value="" calcext:value-type="error">
            <text:p>#NV</text:p>
          </table:table-cell>
          <table:table-cell table:style-name="ce14" table:formula="of:=COM.MICROSOFT.IFS([.E52]=[$Konventionen.$C$2];[.J52]+[$Konventionen.$E$2];[.E52]=[$Konventionen.$C$3];[.J5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52]);#NULL!;WEEKNUM([.M52];21))" office:value-type="string" office:string-value="" calcext:value-type="error">
            <text:p>#NULL!</text:p>
          </table:table-cell>
          <table:table-cell table:style-name="ce34" table:formula="of:=IF(AND([.J52]&lt;=[.M52];[.L52]&gt;=[.M52]);IF([.K52]&lt;=[.M5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3]);#NULL!;IF(ISBLANK([.I53]);ORG.OPENOFFICE.YEARS([.C53];TODAY();0);ORG.OPENOFFICE.YEARS([.C53];[.I53];0)))" office:value-type="string" office:string-value="" calcext:value-type="error">
            <text:p>#NULL!</text:p>
          </table:table-cell>
          <table:table-cell table:style-name="ce12"/>
          <table:table-cell table:formula="of:=IF(AND([.D53]&lt;60;[.E5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53]);;WEEKNUM([.G53];21))" office:value-type="float" office:value="0" calcext:value-type="float">
            <text:p>0</text:p>
          </table:table-cell>
          <table:table-cell/>
          <table:table-cell table:style-name="ce14" table:formula="of:=IF(ISBLANK([.I53]);COM.MICROSOFT.IFS([.E53]=[$Konventionen.$C$2];[.G53]+[$Konventionen.$D$2];[.E53]=[$Konventionen.$C$3];[.G53]+[$Konventionen.$D$3]); COM.MICROSOFT.IFS([.E53]=[$Konventionen.$C$2];[.I53]+[$Konventionen.$D$2];[.E53]=[$Konventionen.$C$3];[.I53]+[$Konventionen.$D$3]))" office:value-type="string" office:string-value="" calcext:value-type="error">
            <text:p>#NV</text:p>
          </table:table-cell>
          <table:table-cell table:style-name="ce14" table:formula="of:=[.J53]+(([.L53]-[.J53])/3*2)" office:value-type="string" office:string-value="" calcext:value-type="error">
            <text:p>#NV</text:p>
          </table:table-cell>
          <table:table-cell table:style-name="ce14" table:formula="of:=COM.MICROSOFT.IFS([.E53]=[$Konventionen.$C$2];[.J53]+[$Konventionen.$E$2];[.E53]=[$Konventionen.$C$3];[.J5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53]);#NULL!;WEEKNUM([.M53];21))" office:value-type="string" office:string-value="" calcext:value-type="error">
            <text:p>#NULL!</text:p>
          </table:table-cell>
          <table:table-cell table:style-name="ce34" table:formula="of:=IF(AND([.J53]&lt;=[.M53];[.L53]&gt;=[.M53]);IF([.K53]&lt;=[.M5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4]);#NULL!;IF(ISBLANK([.I54]);ORG.OPENOFFICE.YEARS([.C54];TODAY();0);ORG.OPENOFFICE.YEARS([.C54];[.I54];0)))" office:value-type="string" office:string-value="" calcext:value-type="error">
            <text:p>#NULL!</text:p>
          </table:table-cell>
          <table:table-cell table:style-name="ce12"/>
          <table:table-cell table:formula="of:=IF(AND([.D54]&lt;60;[.E5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54]);;WEEKNUM([.G54];21))" office:value-type="float" office:value="0" calcext:value-type="float">
            <text:p>0</text:p>
          </table:table-cell>
          <table:table-cell/>
          <table:table-cell table:style-name="ce14" table:formula="of:=IF(ISBLANK([.I54]);COM.MICROSOFT.IFS([.E54]=[$Konventionen.$C$2];[.G54]+[$Konventionen.$D$2];[.E54]=[$Konventionen.$C$3];[.G54]+[$Konventionen.$D$3]); COM.MICROSOFT.IFS([.E54]=[$Konventionen.$C$2];[.I54]+[$Konventionen.$D$2];[.E54]=[$Konventionen.$C$3];[.I54]+[$Konventionen.$D$3]))" office:value-type="string" office:string-value="" calcext:value-type="error">
            <text:p>#NV</text:p>
          </table:table-cell>
          <table:table-cell table:style-name="ce14" table:formula="of:=[.J54]+(([.L54]-[.J54])/3*2)" office:value-type="string" office:string-value="" calcext:value-type="error">
            <text:p>#NV</text:p>
          </table:table-cell>
          <table:table-cell table:style-name="ce14" table:formula="of:=COM.MICROSOFT.IFS([.E54]=[$Konventionen.$C$2];[.J54]+[$Konventionen.$E$2];[.E54]=[$Konventionen.$C$3];[.J5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54]);#NULL!;WEEKNUM([.M54];21))" office:value-type="string" office:string-value="" calcext:value-type="error">
            <text:p>#NULL!</text:p>
          </table:table-cell>
          <table:table-cell table:style-name="ce34" table:formula="of:=IF(AND([.J54]&lt;=[.M54];[.L54]&gt;=[.M54]);IF([.K54]&lt;=[.M5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5]);#NULL!;IF(ISBLANK([.I55]);ORG.OPENOFFICE.YEARS([.C55];TODAY();0);ORG.OPENOFFICE.YEARS([.C55];[.I55];0)))" office:value-type="string" office:string-value="" calcext:value-type="error">
            <text:p>#NULL!</text:p>
          </table:table-cell>
          <table:table-cell table:style-name="ce12"/>
          <table:table-cell table:formula="of:=IF(AND([.D55]&lt;60;[.E5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55]);;WEEKNUM([.G55];21))" office:value-type="float" office:value="0" calcext:value-type="float">
            <text:p>0</text:p>
          </table:table-cell>
          <table:table-cell/>
          <table:table-cell table:style-name="ce14" table:formula="of:=IF(ISBLANK([.I55]);COM.MICROSOFT.IFS([.E55]=[$Konventionen.$C$2];[.G55]+[$Konventionen.$D$2];[.E55]=[$Konventionen.$C$3];[.G55]+[$Konventionen.$D$3]); COM.MICROSOFT.IFS([.E55]=[$Konventionen.$C$2];[.I55]+[$Konventionen.$D$2];[.E55]=[$Konventionen.$C$3];[.I55]+[$Konventionen.$D$3]))" office:value-type="string" office:string-value="" calcext:value-type="error">
            <text:p>#NV</text:p>
          </table:table-cell>
          <table:table-cell table:style-name="ce14" table:formula="of:=[.J55]+(([.L55]-[.J55])/3*2)" office:value-type="string" office:string-value="" calcext:value-type="error">
            <text:p>#NV</text:p>
          </table:table-cell>
          <table:table-cell table:style-name="ce14" table:formula="of:=COM.MICROSOFT.IFS([.E55]=[$Konventionen.$C$2];[.J55]+[$Konventionen.$E$2];[.E55]=[$Konventionen.$C$3];[.J5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55]);#NULL!;WEEKNUM([.M55];21))" office:value-type="string" office:string-value="" calcext:value-type="error">
            <text:p>#NULL!</text:p>
          </table:table-cell>
          <table:table-cell table:style-name="ce34" table:formula="of:=IF(AND([.J55]&lt;=[.M55];[.L55]&gt;=[.M55]);IF([.K55]&lt;=[.M5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6]);#NULL!;IF(ISBLANK([.I56]);ORG.OPENOFFICE.YEARS([.C56];TODAY();0);ORG.OPENOFFICE.YEARS([.C56];[.I56];0)))" office:value-type="string" office:string-value="" calcext:value-type="error">
            <text:p>#NULL!</text:p>
          </table:table-cell>
          <table:table-cell table:style-name="ce12"/>
          <table:table-cell table:formula="of:=IF(AND([.D56]&lt;60;[.E5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56]);;WEEKNUM([.G56];21))" office:value-type="float" office:value="0" calcext:value-type="float">
            <text:p>0</text:p>
          </table:table-cell>
          <table:table-cell/>
          <table:table-cell table:style-name="ce14" table:formula="of:=IF(ISBLANK([.I56]);COM.MICROSOFT.IFS([.E56]=[$Konventionen.$C$2];[.G56]+[$Konventionen.$D$2];[.E56]=[$Konventionen.$C$3];[.G56]+[$Konventionen.$D$3]); COM.MICROSOFT.IFS([.E56]=[$Konventionen.$C$2];[.I56]+[$Konventionen.$D$2];[.E56]=[$Konventionen.$C$3];[.I56]+[$Konventionen.$D$3]))" office:value-type="string" office:string-value="" calcext:value-type="error">
            <text:p>#NV</text:p>
          </table:table-cell>
          <table:table-cell table:style-name="ce14" table:formula="of:=[.J56]+(([.L56]-[.J56])/3*2)" office:value-type="string" office:string-value="" calcext:value-type="error">
            <text:p>#NV</text:p>
          </table:table-cell>
          <table:table-cell table:style-name="ce14" table:formula="of:=COM.MICROSOFT.IFS([.E56]=[$Konventionen.$C$2];[.J56]+[$Konventionen.$E$2];[.E56]=[$Konventionen.$C$3];[.J5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56]);#NULL!;WEEKNUM([.M56];21))" office:value-type="string" office:string-value="" calcext:value-type="error">
            <text:p>#NULL!</text:p>
          </table:table-cell>
          <table:table-cell table:style-name="ce34" table:formula="of:=IF(AND([.J56]&lt;=[.M56];[.L56]&gt;=[.M56]);IF([.K56]&lt;=[.M5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7]);#NULL!;IF(ISBLANK([.I57]);ORG.OPENOFFICE.YEARS([.C57];TODAY();0);ORG.OPENOFFICE.YEARS([.C57];[.I57];0)))" office:value-type="string" office:string-value="" calcext:value-type="error">
            <text:p>#NULL!</text:p>
          </table:table-cell>
          <table:table-cell table:style-name="ce12"/>
          <table:table-cell table:formula="of:=IF(AND([.D57]&lt;60;[.E5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57]);;WEEKNUM([.G57];21))" office:value-type="float" office:value="0" calcext:value-type="float">
            <text:p>0</text:p>
          </table:table-cell>
          <table:table-cell/>
          <table:table-cell table:style-name="ce14" table:formula="of:=IF(ISBLANK([.I57]);COM.MICROSOFT.IFS([.E57]=[$Konventionen.$C$2];[.G57]+[$Konventionen.$D$2];[.E57]=[$Konventionen.$C$3];[.G57]+[$Konventionen.$D$3]); COM.MICROSOFT.IFS([.E57]=[$Konventionen.$C$2];[.I57]+[$Konventionen.$D$2];[.E57]=[$Konventionen.$C$3];[.I57]+[$Konventionen.$D$3]))" office:value-type="string" office:string-value="" calcext:value-type="error">
            <text:p>#NV</text:p>
          </table:table-cell>
          <table:table-cell table:style-name="ce14" table:formula="of:=[.J57]+(([.L57]-[.J57])/3*2)" office:value-type="string" office:string-value="" calcext:value-type="error">
            <text:p>#NV</text:p>
          </table:table-cell>
          <table:table-cell table:style-name="ce14" table:formula="of:=COM.MICROSOFT.IFS([.E57]=[$Konventionen.$C$2];[.J57]+[$Konventionen.$E$2];[.E57]=[$Konventionen.$C$3];[.J5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57]);#NULL!;WEEKNUM([.M57];21))" office:value-type="string" office:string-value="" calcext:value-type="error">
            <text:p>#NULL!</text:p>
          </table:table-cell>
          <table:table-cell table:style-name="ce34" table:formula="of:=IF(AND([.J57]&lt;=[.M57];[.L57]&gt;=[.M57]);IF([.K57]&lt;=[.M5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8]);#NULL!;IF(ISBLANK([.I58]);ORG.OPENOFFICE.YEARS([.C58];TODAY();0);ORG.OPENOFFICE.YEARS([.C58];[.I58];0)))" office:value-type="string" office:string-value="" calcext:value-type="error">
            <text:p>#NULL!</text:p>
          </table:table-cell>
          <table:table-cell table:style-name="ce12"/>
          <table:table-cell table:formula="of:=IF(AND([.D58]&lt;60;[.E5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58]);;WEEKNUM([.G58];21))" office:value-type="float" office:value="0" calcext:value-type="float">
            <text:p>0</text:p>
          </table:table-cell>
          <table:table-cell/>
          <table:table-cell table:style-name="ce14" table:formula="of:=IF(ISBLANK([.I58]);COM.MICROSOFT.IFS([.E58]=[$Konventionen.$C$2];[.G58]+[$Konventionen.$D$2];[.E58]=[$Konventionen.$C$3];[.G58]+[$Konventionen.$D$3]); COM.MICROSOFT.IFS([.E58]=[$Konventionen.$C$2];[.I58]+[$Konventionen.$D$2];[.E58]=[$Konventionen.$C$3];[.I58]+[$Konventionen.$D$3]))" office:value-type="string" office:string-value="" calcext:value-type="error">
            <text:p>#NV</text:p>
          </table:table-cell>
          <table:table-cell table:style-name="ce14" table:formula="of:=[.J58]+(([.L58]-[.J58])/3*2)" office:value-type="string" office:string-value="" calcext:value-type="error">
            <text:p>#NV</text:p>
          </table:table-cell>
          <table:table-cell table:style-name="ce14" table:formula="of:=COM.MICROSOFT.IFS([.E58]=[$Konventionen.$C$2];[.J58]+[$Konventionen.$E$2];[.E58]=[$Konventionen.$C$3];[.J5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58]);#NULL!;WEEKNUM([.M58];21))" office:value-type="string" office:string-value="" calcext:value-type="error">
            <text:p>#NULL!</text:p>
          </table:table-cell>
          <table:table-cell table:style-name="ce34" table:formula="of:=IF(AND([.J58]&lt;=[.M58];[.L58]&gt;=[.M58]);IF([.K58]&lt;=[.M5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9]);#NULL!;IF(ISBLANK([.I59]);ORG.OPENOFFICE.YEARS([.C59];TODAY();0);ORG.OPENOFFICE.YEARS([.C59];[.I59];0)))" office:value-type="string" office:string-value="" calcext:value-type="error">
            <text:p>#NULL!</text:p>
          </table:table-cell>
          <table:table-cell table:style-name="ce12"/>
          <table:table-cell table:formula="of:=IF(AND([.D59]&lt;60;[.E5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59]);;WEEKNUM([.G59];21))" office:value-type="float" office:value="0" calcext:value-type="float">
            <text:p>0</text:p>
          </table:table-cell>
          <table:table-cell/>
          <table:table-cell table:style-name="ce14" table:formula="of:=IF(ISBLANK([.I59]);COM.MICROSOFT.IFS([.E59]=[$Konventionen.$C$2];[.G59]+[$Konventionen.$D$2];[.E59]=[$Konventionen.$C$3];[.G59]+[$Konventionen.$D$3]); COM.MICROSOFT.IFS([.E59]=[$Konventionen.$C$2];[.I59]+[$Konventionen.$D$2];[.E59]=[$Konventionen.$C$3];[.I59]+[$Konventionen.$D$3]))" office:value-type="string" office:string-value="" calcext:value-type="error">
            <text:p>#NV</text:p>
          </table:table-cell>
          <table:table-cell table:style-name="ce14" table:formula="of:=[.J59]+(([.L59]-[.J59])/3*2)" office:value-type="string" office:string-value="" calcext:value-type="error">
            <text:p>#NV</text:p>
          </table:table-cell>
          <table:table-cell table:style-name="ce14" table:formula="of:=COM.MICROSOFT.IFS([.E59]=[$Konventionen.$C$2];[.J59]+[$Konventionen.$E$2];[.E59]=[$Konventionen.$C$3];[.J5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59]);#NULL!;WEEKNUM([.M59];21))" office:value-type="string" office:string-value="" calcext:value-type="error">
            <text:p>#NULL!</text:p>
          </table:table-cell>
          <table:table-cell table:style-name="ce34" table:formula="of:=IF(AND([.J59]&lt;=[.M59];[.L59]&gt;=[.M59]);IF([.K59]&lt;=[.M5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0]);#NULL!;IF(ISBLANK([.I60]);ORG.OPENOFFICE.YEARS([.C60];TODAY();0);ORG.OPENOFFICE.YEARS([.C60];[.I60];0)))" office:value-type="string" office:string-value="" calcext:value-type="error">
            <text:p>#NULL!</text:p>
          </table:table-cell>
          <table:table-cell table:style-name="ce12"/>
          <table:table-cell table:formula="of:=IF(AND([.D60]&lt;60;[.E6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60]);;WEEKNUM([.G60];21))" office:value-type="float" office:value="0" calcext:value-type="float">
            <text:p>0</text:p>
          </table:table-cell>
          <table:table-cell/>
          <table:table-cell table:style-name="ce14" table:formula="of:=IF(ISBLANK([.I60]);COM.MICROSOFT.IFS([.E60]=[$Konventionen.$C$2];[.G60]+[$Konventionen.$D$2];[.E60]=[$Konventionen.$C$3];[.G60]+[$Konventionen.$D$3]); COM.MICROSOFT.IFS([.E60]=[$Konventionen.$C$2];[.I60]+[$Konventionen.$D$2];[.E60]=[$Konventionen.$C$3];[.I60]+[$Konventionen.$D$3]))" office:value-type="string" office:string-value="" calcext:value-type="error">
            <text:p>#NV</text:p>
          </table:table-cell>
          <table:table-cell table:style-name="ce14" table:formula="of:=[.J60]+(([.L60]-[.J60])/3*2)" office:value-type="string" office:string-value="" calcext:value-type="error">
            <text:p>#NV</text:p>
          </table:table-cell>
          <table:table-cell table:style-name="ce14" table:formula="of:=COM.MICROSOFT.IFS([.E60]=[$Konventionen.$C$2];[.J60]+[$Konventionen.$E$2];[.E60]=[$Konventionen.$C$3];[.J6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60]);#NULL!;WEEKNUM([.M60];21))" office:value-type="string" office:string-value="" calcext:value-type="error">
            <text:p>#NULL!</text:p>
          </table:table-cell>
          <table:table-cell table:style-name="ce34" table:formula="of:=IF(AND([.J60]&lt;=[.M60];[.L60]&gt;=[.M60]);IF([.K60]&lt;=[.M6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1]);#NULL!;IF(ISBLANK([.I61]);ORG.OPENOFFICE.YEARS([.C61];TODAY();0);ORG.OPENOFFICE.YEARS([.C61];[.I61];0)))" office:value-type="string" office:string-value="" calcext:value-type="error">
            <text:p>#NULL!</text:p>
          </table:table-cell>
          <table:table-cell table:style-name="ce12"/>
          <table:table-cell table:formula="of:=IF(AND([.D61]&lt;60;[.E6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61]);;WEEKNUM([.G61];21))" office:value-type="float" office:value="0" calcext:value-type="float">
            <text:p>0</text:p>
          </table:table-cell>
          <table:table-cell/>
          <table:table-cell table:style-name="ce14" table:formula="of:=IF(ISBLANK([.I61]);COM.MICROSOFT.IFS([.E61]=[$Konventionen.$C$2];[.G61]+[$Konventionen.$D$2];[.E61]=[$Konventionen.$C$3];[.G61]+[$Konventionen.$D$3]); COM.MICROSOFT.IFS([.E61]=[$Konventionen.$C$2];[.I61]+[$Konventionen.$D$2];[.E61]=[$Konventionen.$C$3];[.I61]+[$Konventionen.$D$3]))" office:value-type="string" office:string-value="" calcext:value-type="error">
            <text:p>#NV</text:p>
          </table:table-cell>
          <table:table-cell table:style-name="ce14" table:formula="of:=[.J61]+(([.L61]-[.J61])/3*2)" office:value-type="string" office:string-value="" calcext:value-type="error">
            <text:p>#NV</text:p>
          </table:table-cell>
          <table:table-cell table:style-name="ce14" table:formula="of:=COM.MICROSOFT.IFS([.E61]=[$Konventionen.$C$2];[.J61]+[$Konventionen.$E$2];[.E61]=[$Konventionen.$C$3];[.J6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61]);#NULL!;WEEKNUM([.M61];21))" office:value-type="string" office:string-value="" calcext:value-type="error">
            <text:p>#NULL!</text:p>
          </table:table-cell>
          <table:table-cell table:style-name="ce34" table:formula="of:=IF(AND([.J61]&lt;=[.M61];[.L61]&gt;=[.M61]);IF([.K61]&lt;=[.M6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2]);#NULL!;IF(ISBLANK([.I62]);ORG.OPENOFFICE.YEARS([.C62];TODAY();0);ORG.OPENOFFICE.YEARS([.C62];[.I62];0)))" office:value-type="string" office:string-value="" calcext:value-type="error">
            <text:p>#NULL!</text:p>
          </table:table-cell>
          <table:table-cell table:style-name="ce12"/>
          <table:table-cell table:formula="of:=IF(AND([.D62]&lt;60;[.E6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62]);;WEEKNUM([.G62];21))" office:value-type="float" office:value="0" calcext:value-type="float">
            <text:p>0</text:p>
          </table:table-cell>
          <table:table-cell/>
          <table:table-cell table:style-name="ce14" table:formula="of:=IF(ISBLANK([.I62]);COM.MICROSOFT.IFS([.E62]=[$Konventionen.$C$2];[.G62]+[$Konventionen.$D$2];[.E62]=[$Konventionen.$C$3];[.G62]+[$Konventionen.$D$3]); COM.MICROSOFT.IFS([.E62]=[$Konventionen.$C$2];[.I62]+[$Konventionen.$D$2];[.E62]=[$Konventionen.$C$3];[.I62]+[$Konventionen.$D$3]))" office:value-type="string" office:string-value="" calcext:value-type="error">
            <text:p>#NV</text:p>
          </table:table-cell>
          <table:table-cell table:style-name="ce14" table:formula="of:=[.J62]+(([.L62]-[.J62])/3*2)" office:value-type="string" office:string-value="" calcext:value-type="error">
            <text:p>#NV</text:p>
          </table:table-cell>
          <table:table-cell table:style-name="ce14" table:formula="of:=COM.MICROSOFT.IFS([.E62]=[$Konventionen.$C$2];[.J62]+[$Konventionen.$E$2];[.E62]=[$Konventionen.$C$3];[.J6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62]);#NULL!;WEEKNUM([.M62];21))" office:value-type="string" office:string-value="" calcext:value-type="error">
            <text:p>#NULL!</text:p>
          </table:table-cell>
          <table:table-cell table:style-name="ce34" table:formula="of:=IF(AND([.J62]&lt;=[.M62];[.L62]&gt;=[.M62]);IF([.K62]&lt;=[.M6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3]);#NULL!;IF(ISBLANK([.I63]);ORG.OPENOFFICE.YEARS([.C63];TODAY();0);ORG.OPENOFFICE.YEARS([.C63];[.I63];0)))" office:value-type="string" office:string-value="" calcext:value-type="error">
            <text:p>#NULL!</text:p>
          </table:table-cell>
          <table:table-cell table:style-name="ce12"/>
          <table:table-cell table:formula="of:=IF(AND([.D63]&lt;60;[.E6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63]);;WEEKNUM([.G63];21))" office:value-type="float" office:value="0" calcext:value-type="float">
            <text:p>0</text:p>
          </table:table-cell>
          <table:table-cell/>
          <table:table-cell table:style-name="ce14" table:formula="of:=IF(ISBLANK([.I63]);COM.MICROSOFT.IFS([.E63]=[$Konventionen.$C$2];[.G63]+[$Konventionen.$D$2];[.E63]=[$Konventionen.$C$3];[.G63]+[$Konventionen.$D$3]); COM.MICROSOFT.IFS([.E63]=[$Konventionen.$C$2];[.I63]+[$Konventionen.$D$2];[.E63]=[$Konventionen.$C$3];[.I63]+[$Konventionen.$D$3]))" office:value-type="string" office:string-value="" calcext:value-type="error">
            <text:p>#NV</text:p>
          </table:table-cell>
          <table:table-cell table:style-name="ce14" table:formula="of:=[.J63]+(([.L63]-[.J63])/3*2)" office:value-type="string" office:string-value="" calcext:value-type="error">
            <text:p>#NV</text:p>
          </table:table-cell>
          <table:table-cell table:style-name="ce14" table:formula="of:=COM.MICROSOFT.IFS([.E63]=[$Konventionen.$C$2];[.J63]+[$Konventionen.$E$2];[.E63]=[$Konventionen.$C$3];[.J6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63]);#NULL!;WEEKNUM([.M63];21))" office:value-type="string" office:string-value="" calcext:value-type="error">
            <text:p>#NULL!</text:p>
          </table:table-cell>
          <table:table-cell table:style-name="ce34" table:formula="of:=IF(AND([.J63]&lt;=[.M63];[.L63]&gt;=[.M63]);IF([.K63]&lt;=[.M6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4]);#NULL!;IF(ISBLANK([.I64]);ORG.OPENOFFICE.YEARS([.C64];TODAY();0);ORG.OPENOFFICE.YEARS([.C64];[.I64];0)))" office:value-type="string" office:string-value="" calcext:value-type="error">
            <text:p>#NULL!</text:p>
          </table:table-cell>
          <table:table-cell table:style-name="ce12"/>
          <table:table-cell table:formula="of:=IF(AND([.D64]&lt;60;[.E6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64]);;WEEKNUM([.G64];21))" office:value-type="float" office:value="0" calcext:value-type="float">
            <text:p>0</text:p>
          </table:table-cell>
          <table:table-cell/>
          <table:table-cell table:style-name="ce14" table:formula="of:=IF(ISBLANK([.I64]);COM.MICROSOFT.IFS([.E64]=[$Konventionen.$C$2];[.G64]+[$Konventionen.$D$2];[.E64]=[$Konventionen.$C$3];[.G64]+[$Konventionen.$D$3]); COM.MICROSOFT.IFS([.E64]=[$Konventionen.$C$2];[.I64]+[$Konventionen.$D$2];[.E64]=[$Konventionen.$C$3];[.I64]+[$Konventionen.$D$3]))" office:value-type="string" office:string-value="" calcext:value-type="error">
            <text:p>#NV</text:p>
          </table:table-cell>
          <table:table-cell table:style-name="ce14" table:formula="of:=[.J64]+(([.L64]-[.J64])/3*2)" office:value-type="string" office:string-value="" calcext:value-type="error">
            <text:p>#NV</text:p>
          </table:table-cell>
          <table:table-cell table:style-name="ce14" table:formula="of:=COM.MICROSOFT.IFS([.E64]=[$Konventionen.$C$2];[.J64]+[$Konventionen.$E$2];[.E64]=[$Konventionen.$C$3];[.J6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64]);#NULL!;WEEKNUM([.M64];21))" office:value-type="string" office:string-value="" calcext:value-type="error">
            <text:p>#NULL!</text:p>
          </table:table-cell>
          <table:table-cell table:style-name="ce34" table:formula="of:=IF(AND([.J64]&lt;=[.M64];[.L64]&gt;=[.M64]);IF([.K64]&lt;=[.M6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5]);#NULL!;IF(ISBLANK([.I65]);ORG.OPENOFFICE.YEARS([.C65];TODAY();0);ORG.OPENOFFICE.YEARS([.C65];[.I65];0)))" office:value-type="string" office:string-value="" calcext:value-type="error">
            <text:p>#NULL!</text:p>
          </table:table-cell>
          <table:table-cell table:style-name="ce12"/>
          <table:table-cell table:formula="of:=IF(AND([.D65]&lt;60;[.E6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65]);;WEEKNUM([.G65];21))" office:value-type="float" office:value="0" calcext:value-type="float">
            <text:p>0</text:p>
          </table:table-cell>
          <table:table-cell/>
          <table:table-cell table:style-name="ce14" table:formula="of:=IF(ISBLANK([.I65]);COM.MICROSOFT.IFS([.E65]=[$Konventionen.$C$2];[.G65]+[$Konventionen.$D$2];[.E65]=[$Konventionen.$C$3];[.G65]+[$Konventionen.$D$3]); COM.MICROSOFT.IFS([.E65]=[$Konventionen.$C$2];[.I65]+[$Konventionen.$D$2];[.E65]=[$Konventionen.$C$3];[.I65]+[$Konventionen.$D$3]))" office:value-type="string" office:string-value="" calcext:value-type="error">
            <text:p>#NV</text:p>
          </table:table-cell>
          <table:table-cell table:style-name="ce14" table:formula="of:=[.J65]+(([.L65]-[.J65])/3*2)" office:value-type="string" office:string-value="" calcext:value-type="error">
            <text:p>#NV</text:p>
          </table:table-cell>
          <table:table-cell table:style-name="ce14" table:formula="of:=COM.MICROSOFT.IFS([.E65]=[$Konventionen.$C$2];[.J65]+[$Konventionen.$E$2];[.E65]=[$Konventionen.$C$3];[.J6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65]);#NULL!;WEEKNUM([.M65];21))" office:value-type="string" office:string-value="" calcext:value-type="error">
            <text:p>#NULL!</text:p>
          </table:table-cell>
          <table:table-cell table:style-name="ce34" table:formula="of:=IF(AND([.J65]&lt;=[.M65];[.L65]&gt;=[.M65]);IF([.K65]&lt;=[.M6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6]);#NULL!;IF(ISBLANK([.I66]);ORG.OPENOFFICE.YEARS([.C66];TODAY();0);ORG.OPENOFFICE.YEARS([.C66];[.I66];0)))" office:value-type="string" office:string-value="" calcext:value-type="error">
            <text:p>#NULL!</text:p>
          </table:table-cell>
          <table:table-cell table:style-name="ce12"/>
          <table:table-cell table:formula="of:=IF(AND([.D66]&lt;60;[.E6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66]);;WEEKNUM([.G66];21))" office:value-type="float" office:value="0" calcext:value-type="float">
            <text:p>0</text:p>
          </table:table-cell>
          <table:table-cell/>
          <table:table-cell table:style-name="ce14" table:formula="of:=IF(ISBLANK([.I66]);COM.MICROSOFT.IFS([.E66]=[$Konventionen.$C$2];[.G66]+[$Konventionen.$D$2];[.E66]=[$Konventionen.$C$3];[.G66]+[$Konventionen.$D$3]); COM.MICROSOFT.IFS([.E66]=[$Konventionen.$C$2];[.I66]+[$Konventionen.$D$2];[.E66]=[$Konventionen.$C$3];[.I66]+[$Konventionen.$D$3]))" office:value-type="string" office:string-value="" calcext:value-type="error">
            <text:p>#NV</text:p>
          </table:table-cell>
          <table:table-cell table:style-name="ce14" table:formula="of:=[.J66]+(([.L66]-[.J66])/3*2)" office:value-type="string" office:string-value="" calcext:value-type="error">
            <text:p>#NV</text:p>
          </table:table-cell>
          <table:table-cell table:style-name="ce14" table:formula="of:=COM.MICROSOFT.IFS([.E66]=[$Konventionen.$C$2];[.J66]+[$Konventionen.$E$2];[.E66]=[$Konventionen.$C$3];[.J6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66]);#NULL!;WEEKNUM([.M66];21))" office:value-type="string" office:string-value="" calcext:value-type="error">
            <text:p>#NULL!</text:p>
          </table:table-cell>
          <table:table-cell table:style-name="ce34" table:formula="of:=IF(AND([.J66]&lt;=[.M66];[.L66]&gt;=[.M66]);IF([.K66]&lt;=[.M6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7]);#NULL!;IF(ISBLANK([.I67]);ORG.OPENOFFICE.YEARS([.C67];TODAY();0);ORG.OPENOFFICE.YEARS([.C67];[.I67];0)))" office:value-type="string" office:string-value="" calcext:value-type="error">
            <text:p>#NULL!</text:p>
          </table:table-cell>
          <table:table-cell table:style-name="ce12"/>
          <table:table-cell table:formula="of:=IF(AND([.D67]&lt;60;[.E6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67]);;WEEKNUM([.G67];21))" office:value-type="float" office:value="0" calcext:value-type="float">
            <text:p>0</text:p>
          </table:table-cell>
          <table:table-cell/>
          <table:table-cell table:style-name="ce14" table:formula="of:=IF(ISBLANK([.I67]);COM.MICROSOFT.IFS([.E67]=[$Konventionen.$C$2];[.G67]+[$Konventionen.$D$2];[.E67]=[$Konventionen.$C$3];[.G67]+[$Konventionen.$D$3]); COM.MICROSOFT.IFS([.E67]=[$Konventionen.$C$2];[.I67]+[$Konventionen.$D$2];[.E67]=[$Konventionen.$C$3];[.I67]+[$Konventionen.$D$3]))" office:value-type="string" office:string-value="" calcext:value-type="error">
            <text:p>#NV</text:p>
          </table:table-cell>
          <table:table-cell table:style-name="ce14" table:formula="of:=[.J67]+(([.L67]-[.J67])/3*2)" office:value-type="string" office:string-value="" calcext:value-type="error">
            <text:p>#NV</text:p>
          </table:table-cell>
          <table:table-cell table:style-name="ce14" table:formula="of:=COM.MICROSOFT.IFS([.E67]=[$Konventionen.$C$2];[.J67]+[$Konventionen.$E$2];[.E67]=[$Konventionen.$C$3];[.J6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67]);#NULL!;WEEKNUM([.M67];21))" office:value-type="string" office:string-value="" calcext:value-type="error">
            <text:p>#NULL!</text:p>
          </table:table-cell>
          <table:table-cell table:style-name="ce34" table:formula="of:=IF(AND([.J67]&lt;=[.M67];[.L67]&gt;=[.M67]);IF([.K67]&lt;=[.M6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8]);#NULL!;IF(ISBLANK([.I68]);ORG.OPENOFFICE.YEARS([.C68];TODAY();0);ORG.OPENOFFICE.YEARS([.C68];[.I68];0)))" office:value-type="string" office:string-value="" calcext:value-type="error">
            <text:p>#NULL!</text:p>
          </table:table-cell>
          <table:table-cell table:style-name="ce12"/>
          <table:table-cell table:formula="of:=IF(AND([.D68]&lt;60;[.E6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68]);;WEEKNUM([.G68];21))" office:value-type="float" office:value="0" calcext:value-type="float">
            <text:p>0</text:p>
          </table:table-cell>
          <table:table-cell/>
          <table:table-cell table:style-name="ce14" table:formula="of:=IF(ISBLANK([.I68]);COM.MICROSOFT.IFS([.E68]=[$Konventionen.$C$2];[.G68]+[$Konventionen.$D$2];[.E68]=[$Konventionen.$C$3];[.G68]+[$Konventionen.$D$3]); COM.MICROSOFT.IFS([.E68]=[$Konventionen.$C$2];[.I68]+[$Konventionen.$D$2];[.E68]=[$Konventionen.$C$3];[.I68]+[$Konventionen.$D$3]))" office:value-type="string" office:string-value="" calcext:value-type="error">
            <text:p>#NV</text:p>
          </table:table-cell>
          <table:table-cell table:style-name="ce14" table:formula="of:=[.J68]+(([.L68]-[.J68])/3*2)" office:value-type="string" office:string-value="" calcext:value-type="error">
            <text:p>#NV</text:p>
          </table:table-cell>
          <table:table-cell table:style-name="ce14" table:formula="of:=COM.MICROSOFT.IFS([.E68]=[$Konventionen.$C$2];[.J68]+[$Konventionen.$E$2];[.E68]=[$Konventionen.$C$3];[.J6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68]);#NULL!;WEEKNUM([.M68];21))" office:value-type="string" office:string-value="" calcext:value-type="error">
            <text:p>#NULL!</text:p>
          </table:table-cell>
          <table:table-cell table:style-name="ce34" table:formula="of:=IF(AND([.J68]&lt;=[.M68];[.L68]&gt;=[.M68]);IF([.K68]&lt;=[.M6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9]);#NULL!;IF(ISBLANK([.I69]);ORG.OPENOFFICE.YEARS([.C69];TODAY();0);ORG.OPENOFFICE.YEARS([.C69];[.I69];0)))" office:value-type="string" office:string-value="" calcext:value-type="error">
            <text:p>#NULL!</text:p>
          </table:table-cell>
          <table:table-cell table:style-name="ce12"/>
          <table:table-cell table:formula="of:=IF(AND([.D69]&lt;60;[.E6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69]);;WEEKNUM([.G69];21))" office:value-type="float" office:value="0" calcext:value-type="float">
            <text:p>0</text:p>
          </table:table-cell>
          <table:table-cell/>
          <table:table-cell table:style-name="ce14" table:formula="of:=IF(ISBLANK([.I69]);COM.MICROSOFT.IFS([.E69]=[$Konventionen.$C$2];[.G69]+[$Konventionen.$D$2];[.E69]=[$Konventionen.$C$3];[.G69]+[$Konventionen.$D$3]); COM.MICROSOFT.IFS([.E69]=[$Konventionen.$C$2];[.I69]+[$Konventionen.$D$2];[.E69]=[$Konventionen.$C$3];[.I69]+[$Konventionen.$D$3]))" office:value-type="string" office:string-value="" calcext:value-type="error">
            <text:p>#NV</text:p>
          </table:table-cell>
          <table:table-cell table:style-name="ce14" table:formula="of:=[.J69]+(([.L69]-[.J69])/3*2)" office:value-type="string" office:string-value="" calcext:value-type="error">
            <text:p>#NV</text:p>
          </table:table-cell>
          <table:table-cell table:style-name="ce14" table:formula="of:=COM.MICROSOFT.IFS([.E69]=[$Konventionen.$C$2];[.J69]+[$Konventionen.$E$2];[.E69]=[$Konventionen.$C$3];[.J6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69]);#NULL!;WEEKNUM([.M69];21))" office:value-type="string" office:string-value="" calcext:value-type="error">
            <text:p>#NULL!</text:p>
          </table:table-cell>
          <table:table-cell table:style-name="ce34" table:formula="of:=IF(AND([.J69]&lt;=[.M69];[.L69]&gt;=[.M69]);IF([.K69]&lt;=[.M6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0]);#NULL!;IF(ISBLANK([.I70]);ORG.OPENOFFICE.YEARS([.C70];TODAY();0);ORG.OPENOFFICE.YEARS([.C70];[.I70];0)))" office:value-type="string" office:string-value="" calcext:value-type="error">
            <text:p>#NULL!</text:p>
          </table:table-cell>
          <table:table-cell table:style-name="ce12"/>
          <table:table-cell table:formula="of:=IF(AND([.D70]&lt;60;[.E7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70]);;WEEKNUM([.G70];21))" office:value-type="float" office:value="0" calcext:value-type="float">
            <text:p>0</text:p>
          </table:table-cell>
          <table:table-cell/>
          <table:table-cell table:style-name="ce14" table:formula="of:=IF(ISBLANK([.I70]);COM.MICROSOFT.IFS([.E70]=[$Konventionen.$C$2];[.G70]+[$Konventionen.$D$2];[.E70]=[$Konventionen.$C$3];[.G70]+[$Konventionen.$D$3]); COM.MICROSOFT.IFS([.E70]=[$Konventionen.$C$2];[.I70]+[$Konventionen.$D$2];[.E70]=[$Konventionen.$C$3];[.I70]+[$Konventionen.$D$3]))" office:value-type="string" office:string-value="" calcext:value-type="error">
            <text:p>#NV</text:p>
          </table:table-cell>
          <table:table-cell table:style-name="ce14" table:formula="of:=[.J70]+(([.L70]-[.J70])/3*2)" office:value-type="string" office:string-value="" calcext:value-type="error">
            <text:p>#NV</text:p>
          </table:table-cell>
          <table:table-cell table:style-name="ce14" table:formula="of:=COM.MICROSOFT.IFS([.E70]=[$Konventionen.$C$2];[.J70]+[$Konventionen.$E$2];[.E70]=[$Konventionen.$C$3];[.J7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70]);#NULL!;WEEKNUM([.M70];21))" office:value-type="string" office:string-value="" calcext:value-type="error">
            <text:p>#NULL!</text:p>
          </table:table-cell>
          <table:table-cell table:style-name="ce34" table:formula="of:=IF(AND([.J70]&lt;=[.M70];[.L70]&gt;=[.M70]);IF([.K70]&lt;=[.M7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1]);#NULL!;IF(ISBLANK([.I71]);ORG.OPENOFFICE.YEARS([.C71];TODAY();0);ORG.OPENOFFICE.YEARS([.C71];[.I71];0)))" office:value-type="string" office:string-value="" calcext:value-type="error">
            <text:p>#NULL!</text:p>
          </table:table-cell>
          <table:table-cell table:style-name="ce12"/>
          <table:table-cell table:formula="of:=IF(AND([.D71]&lt;60;[.E7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71]);;WEEKNUM([.G71];21))" office:value-type="float" office:value="0" calcext:value-type="float">
            <text:p>0</text:p>
          </table:table-cell>
          <table:table-cell/>
          <table:table-cell table:style-name="ce14" table:formula="of:=IF(ISBLANK([.I71]);COM.MICROSOFT.IFS([.E71]=[$Konventionen.$C$2];[.G71]+[$Konventionen.$D$2];[.E71]=[$Konventionen.$C$3];[.G71]+[$Konventionen.$D$3]); COM.MICROSOFT.IFS([.E71]=[$Konventionen.$C$2];[.I71]+[$Konventionen.$D$2];[.E71]=[$Konventionen.$C$3];[.I71]+[$Konventionen.$D$3]))" office:value-type="string" office:string-value="" calcext:value-type="error">
            <text:p>#NV</text:p>
          </table:table-cell>
          <table:table-cell table:style-name="ce14" table:formula="of:=[.J71]+(([.L71]-[.J71])/3*2)" office:value-type="string" office:string-value="" calcext:value-type="error">
            <text:p>#NV</text:p>
          </table:table-cell>
          <table:table-cell table:style-name="ce14" table:formula="of:=COM.MICROSOFT.IFS([.E71]=[$Konventionen.$C$2];[.J71]+[$Konventionen.$E$2];[.E71]=[$Konventionen.$C$3];[.J7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71]);#NULL!;WEEKNUM([.M71];21))" office:value-type="string" office:string-value="" calcext:value-type="error">
            <text:p>#NULL!</text:p>
          </table:table-cell>
          <table:table-cell table:style-name="ce34" table:formula="of:=IF(AND([.J71]&lt;=[.M71];[.L71]&gt;=[.M71]);IF([.K71]&lt;=[.M7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2]);#NULL!;IF(ISBLANK([.I72]);ORG.OPENOFFICE.YEARS([.C72];TODAY();0);ORG.OPENOFFICE.YEARS([.C72];[.I72];0)))" office:value-type="string" office:string-value="" calcext:value-type="error">
            <text:p>#NULL!</text:p>
          </table:table-cell>
          <table:table-cell table:style-name="ce12"/>
          <table:table-cell table:formula="of:=IF(AND([.D72]&lt;60;[.E7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72]);;WEEKNUM([.G72];21))" office:value-type="float" office:value="0" calcext:value-type="float">
            <text:p>0</text:p>
          </table:table-cell>
          <table:table-cell/>
          <table:table-cell table:style-name="ce14" table:formula="of:=IF(ISBLANK([.I72]);COM.MICROSOFT.IFS([.E72]=[$Konventionen.$C$2];[.G72]+[$Konventionen.$D$2];[.E72]=[$Konventionen.$C$3];[.G72]+[$Konventionen.$D$3]); COM.MICROSOFT.IFS([.E72]=[$Konventionen.$C$2];[.I72]+[$Konventionen.$D$2];[.E72]=[$Konventionen.$C$3];[.I72]+[$Konventionen.$D$3]))" office:value-type="string" office:string-value="" calcext:value-type="error">
            <text:p>#NV</text:p>
          </table:table-cell>
          <table:table-cell table:style-name="ce14" table:formula="of:=[.J72]+(([.L72]-[.J72])/3*2)" office:value-type="string" office:string-value="" calcext:value-type="error">
            <text:p>#NV</text:p>
          </table:table-cell>
          <table:table-cell table:style-name="ce14" table:formula="of:=COM.MICROSOFT.IFS([.E72]=[$Konventionen.$C$2];[.J72]+[$Konventionen.$E$2];[.E72]=[$Konventionen.$C$3];[.J7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72]);#NULL!;WEEKNUM([.M72];21))" office:value-type="string" office:string-value="" calcext:value-type="error">
            <text:p>#NULL!</text:p>
          </table:table-cell>
          <table:table-cell table:style-name="ce34" table:formula="of:=IF(AND([.J72]&lt;=[.M72];[.L72]&gt;=[.M72]);IF([.K72]&lt;=[.M7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3]);#NULL!;IF(ISBLANK([.I73]);ORG.OPENOFFICE.YEARS([.C73];TODAY();0);ORG.OPENOFFICE.YEARS([.C73];[.I73];0)))" office:value-type="string" office:string-value="" calcext:value-type="error">
            <text:p>#NULL!</text:p>
          </table:table-cell>
          <table:table-cell table:style-name="ce12"/>
          <table:table-cell table:formula="of:=IF(AND([.D73]&lt;60;[.E7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73]);;WEEKNUM([.G73];21))" office:value-type="float" office:value="0" calcext:value-type="float">
            <text:p>0</text:p>
          </table:table-cell>
          <table:table-cell/>
          <table:table-cell table:style-name="ce14" table:formula="of:=IF(ISBLANK([.I73]);COM.MICROSOFT.IFS([.E73]=[$Konventionen.$C$2];[.G73]+[$Konventionen.$D$2];[.E73]=[$Konventionen.$C$3];[.G73]+[$Konventionen.$D$3]); COM.MICROSOFT.IFS([.E73]=[$Konventionen.$C$2];[.I73]+[$Konventionen.$D$2];[.E73]=[$Konventionen.$C$3];[.I73]+[$Konventionen.$D$3]))" office:value-type="string" office:string-value="" calcext:value-type="error">
            <text:p>#NV</text:p>
          </table:table-cell>
          <table:table-cell table:style-name="ce14" table:formula="of:=[.J73]+(([.L73]-[.J73])/3*2)" office:value-type="string" office:string-value="" calcext:value-type="error">
            <text:p>#NV</text:p>
          </table:table-cell>
          <table:table-cell table:style-name="ce14" table:formula="of:=COM.MICROSOFT.IFS([.E73]=[$Konventionen.$C$2];[.J73]+[$Konventionen.$E$2];[.E73]=[$Konventionen.$C$3];[.J7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73]);#NULL!;WEEKNUM([.M73];21))" office:value-type="string" office:string-value="" calcext:value-type="error">
            <text:p>#NULL!</text:p>
          </table:table-cell>
          <table:table-cell table:style-name="ce34" table:formula="of:=IF(AND([.J73]&lt;=[.M73];[.L73]&gt;=[.M73]);IF([.K73]&lt;=[.M7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4]);#NULL!;IF(ISBLANK([.I74]);ORG.OPENOFFICE.YEARS([.C74];TODAY();0);ORG.OPENOFFICE.YEARS([.C74];[.I74];0)))" office:value-type="string" office:string-value="" calcext:value-type="error">
            <text:p>#NULL!</text:p>
          </table:table-cell>
          <table:table-cell table:style-name="ce12"/>
          <table:table-cell table:formula="of:=IF(AND([.D74]&lt;60;[.E7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74]);;WEEKNUM([.G74];21))" office:value-type="float" office:value="0" calcext:value-type="float">
            <text:p>0</text:p>
          </table:table-cell>
          <table:table-cell/>
          <table:table-cell table:style-name="ce14" table:formula="of:=IF(ISBLANK([.I74]);COM.MICROSOFT.IFS([.E74]=[$Konventionen.$C$2];[.G74]+[$Konventionen.$D$2];[.E74]=[$Konventionen.$C$3];[.G74]+[$Konventionen.$D$3]); COM.MICROSOFT.IFS([.E74]=[$Konventionen.$C$2];[.I74]+[$Konventionen.$D$2];[.E74]=[$Konventionen.$C$3];[.I74]+[$Konventionen.$D$3]))" office:value-type="string" office:string-value="" calcext:value-type="error">
            <text:p>#NV</text:p>
          </table:table-cell>
          <table:table-cell table:style-name="ce14" table:formula="of:=[.J74]+(([.L74]-[.J74])/3*2)" office:value-type="string" office:string-value="" calcext:value-type="error">
            <text:p>#NV</text:p>
          </table:table-cell>
          <table:table-cell table:style-name="ce14" table:formula="of:=COM.MICROSOFT.IFS([.E74]=[$Konventionen.$C$2];[.J74]+[$Konventionen.$E$2];[.E74]=[$Konventionen.$C$3];[.J7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74]);#NULL!;WEEKNUM([.M74];21))" office:value-type="string" office:string-value="" calcext:value-type="error">
            <text:p>#NULL!</text:p>
          </table:table-cell>
          <table:table-cell table:style-name="ce34" table:formula="of:=IF(AND([.J74]&lt;=[.M74];[.L74]&gt;=[.M74]);IF([.K74]&lt;=[.M7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5]);#NULL!;IF(ISBLANK([.I75]);ORG.OPENOFFICE.YEARS([.C75];TODAY();0);ORG.OPENOFFICE.YEARS([.C75];[.I75];0)))" office:value-type="string" office:string-value="" calcext:value-type="error">
            <text:p>#NULL!</text:p>
          </table:table-cell>
          <table:table-cell table:style-name="ce12"/>
          <table:table-cell table:formula="of:=IF(AND([.D75]&lt;60;[.E7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75]);;WEEKNUM([.G75];21))" office:value-type="float" office:value="0" calcext:value-type="float">
            <text:p>0</text:p>
          </table:table-cell>
          <table:table-cell/>
          <table:table-cell table:style-name="ce14" table:formula="of:=IF(ISBLANK([.I75]);COM.MICROSOFT.IFS([.E75]=[$Konventionen.$C$2];[.G75]+[$Konventionen.$D$2];[.E75]=[$Konventionen.$C$3];[.G75]+[$Konventionen.$D$3]); COM.MICROSOFT.IFS([.E75]=[$Konventionen.$C$2];[.I75]+[$Konventionen.$D$2];[.E75]=[$Konventionen.$C$3];[.I75]+[$Konventionen.$D$3]))" office:value-type="string" office:string-value="" calcext:value-type="error">
            <text:p>#NV</text:p>
          </table:table-cell>
          <table:table-cell table:style-name="ce14" table:formula="of:=[.J75]+(([.L75]-[.J75])/3*2)" office:value-type="string" office:string-value="" calcext:value-type="error">
            <text:p>#NV</text:p>
          </table:table-cell>
          <table:table-cell table:style-name="ce14" table:formula="of:=COM.MICROSOFT.IFS([.E75]=[$Konventionen.$C$2];[.J75]+[$Konventionen.$E$2];[.E75]=[$Konventionen.$C$3];[.J7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75]);#NULL!;WEEKNUM([.M75];21))" office:value-type="string" office:string-value="" calcext:value-type="error">
            <text:p>#NULL!</text:p>
          </table:table-cell>
          <table:table-cell table:style-name="ce34" table:formula="of:=IF(AND([.J75]&lt;=[.M75];[.L75]&gt;=[.M75]);IF([.K75]&lt;=[.M7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6]);#NULL!;IF(ISBLANK([.I76]);ORG.OPENOFFICE.YEARS([.C76];TODAY();0);ORG.OPENOFFICE.YEARS([.C76];[.I76];0)))" office:value-type="string" office:string-value="" calcext:value-type="error">
            <text:p>#NULL!</text:p>
          </table:table-cell>
          <table:table-cell table:style-name="ce12"/>
          <table:table-cell table:formula="of:=IF(AND([.D76]&lt;60;[.E7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76]);;WEEKNUM([.G76];21))" office:value-type="float" office:value="0" calcext:value-type="float">
            <text:p>0</text:p>
          </table:table-cell>
          <table:table-cell/>
          <table:table-cell table:style-name="ce14" table:formula="of:=IF(ISBLANK([.I76]);COM.MICROSOFT.IFS([.E76]=[$Konventionen.$C$2];[.G76]+[$Konventionen.$D$2];[.E76]=[$Konventionen.$C$3];[.G76]+[$Konventionen.$D$3]); COM.MICROSOFT.IFS([.E76]=[$Konventionen.$C$2];[.I76]+[$Konventionen.$D$2];[.E76]=[$Konventionen.$C$3];[.I76]+[$Konventionen.$D$3]))" office:value-type="string" office:string-value="" calcext:value-type="error">
            <text:p>#NV</text:p>
          </table:table-cell>
          <table:table-cell table:style-name="ce14" table:formula="of:=[.J76]+(([.L76]-[.J76])/3*2)" office:value-type="string" office:string-value="" calcext:value-type="error">
            <text:p>#NV</text:p>
          </table:table-cell>
          <table:table-cell table:style-name="ce14" table:formula="of:=COM.MICROSOFT.IFS([.E76]=[$Konventionen.$C$2];[.J76]+[$Konventionen.$E$2];[.E76]=[$Konventionen.$C$3];[.J7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76]);#NULL!;WEEKNUM([.M76];21))" office:value-type="string" office:string-value="" calcext:value-type="error">
            <text:p>#NULL!</text:p>
          </table:table-cell>
          <table:table-cell table:style-name="ce34" table:formula="of:=IF(AND([.J76]&lt;=[.M76];[.L76]&gt;=[.M76]);IF([.K76]&lt;=[.M7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7]);#NULL!;IF(ISBLANK([.I77]);ORG.OPENOFFICE.YEARS([.C77];TODAY();0);ORG.OPENOFFICE.YEARS([.C77];[.I77];0)))" office:value-type="string" office:string-value="" calcext:value-type="error">
            <text:p>#NULL!</text:p>
          </table:table-cell>
          <table:table-cell table:style-name="ce12"/>
          <table:table-cell table:formula="of:=IF(AND([.D77]&lt;60;[.E7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77]);;WEEKNUM([.G77];21))" office:value-type="float" office:value="0" calcext:value-type="float">
            <text:p>0</text:p>
          </table:table-cell>
          <table:table-cell/>
          <table:table-cell table:style-name="ce14" table:formula="of:=IF(ISBLANK([.I77]);COM.MICROSOFT.IFS([.E77]=[$Konventionen.$C$2];[.G77]+[$Konventionen.$D$2];[.E77]=[$Konventionen.$C$3];[.G77]+[$Konventionen.$D$3]); COM.MICROSOFT.IFS([.E77]=[$Konventionen.$C$2];[.I77]+[$Konventionen.$D$2];[.E77]=[$Konventionen.$C$3];[.I77]+[$Konventionen.$D$3]))" office:value-type="string" office:string-value="" calcext:value-type="error">
            <text:p>#NV</text:p>
          </table:table-cell>
          <table:table-cell table:style-name="ce14" table:formula="of:=[.J77]+(([.L77]-[.J77])/3*2)" office:value-type="string" office:string-value="" calcext:value-type="error">
            <text:p>#NV</text:p>
          </table:table-cell>
          <table:table-cell table:style-name="ce14" table:formula="of:=COM.MICROSOFT.IFS([.E77]=[$Konventionen.$C$2];[.J77]+[$Konventionen.$E$2];[.E77]=[$Konventionen.$C$3];[.J7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77]);#NULL!;WEEKNUM([.M77];21))" office:value-type="string" office:string-value="" calcext:value-type="error">
            <text:p>#NULL!</text:p>
          </table:table-cell>
          <table:table-cell table:style-name="ce34" table:formula="of:=IF(AND([.J77]&lt;=[.M77];[.L77]&gt;=[.M77]);IF([.K77]&lt;=[.M7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8]);#NULL!;IF(ISBLANK([.I78]);ORG.OPENOFFICE.YEARS([.C78];TODAY();0);ORG.OPENOFFICE.YEARS([.C78];[.I78];0)))" office:value-type="string" office:string-value="" calcext:value-type="error">
            <text:p>#NULL!</text:p>
          </table:table-cell>
          <table:table-cell table:style-name="ce12"/>
          <table:table-cell table:formula="of:=IF(AND([.D78]&lt;60;[.E7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78]);;WEEKNUM([.G78];21))" office:value-type="float" office:value="0" calcext:value-type="float">
            <text:p>0</text:p>
          </table:table-cell>
          <table:table-cell/>
          <table:table-cell table:style-name="ce14" table:formula="of:=IF(ISBLANK([.I78]);COM.MICROSOFT.IFS([.E78]=[$Konventionen.$C$2];[.G78]+[$Konventionen.$D$2];[.E78]=[$Konventionen.$C$3];[.G78]+[$Konventionen.$D$3]); COM.MICROSOFT.IFS([.E78]=[$Konventionen.$C$2];[.I78]+[$Konventionen.$D$2];[.E78]=[$Konventionen.$C$3];[.I78]+[$Konventionen.$D$3]))" office:value-type="string" office:string-value="" calcext:value-type="error">
            <text:p>#NV</text:p>
          </table:table-cell>
          <table:table-cell table:style-name="ce14" table:formula="of:=[.J78]+(([.L78]-[.J78])/3*2)" office:value-type="string" office:string-value="" calcext:value-type="error">
            <text:p>#NV</text:p>
          </table:table-cell>
          <table:table-cell table:style-name="ce14" table:formula="of:=COM.MICROSOFT.IFS([.E78]=[$Konventionen.$C$2];[.J78]+[$Konventionen.$E$2];[.E78]=[$Konventionen.$C$3];[.J7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78]);#NULL!;WEEKNUM([.M78];21))" office:value-type="string" office:string-value="" calcext:value-type="error">
            <text:p>#NULL!</text:p>
          </table:table-cell>
          <table:table-cell table:style-name="ce34" table:formula="of:=IF(AND([.J78]&lt;=[.M78];[.L78]&gt;=[.M78]);IF([.K78]&lt;=[.M7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9]);#NULL!;IF(ISBLANK([.I79]);ORG.OPENOFFICE.YEARS([.C79];TODAY();0);ORG.OPENOFFICE.YEARS([.C79];[.I79];0)))" office:value-type="string" office:string-value="" calcext:value-type="error">
            <text:p>#NULL!</text:p>
          </table:table-cell>
          <table:table-cell table:style-name="ce12"/>
          <table:table-cell table:formula="of:=IF(AND([.D79]&lt;60;[.E7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79]);;WEEKNUM([.G79];21))" office:value-type="float" office:value="0" calcext:value-type="float">
            <text:p>0</text:p>
          </table:table-cell>
          <table:table-cell/>
          <table:table-cell table:style-name="ce14" table:formula="of:=IF(ISBLANK([.I79]);COM.MICROSOFT.IFS([.E79]=[$Konventionen.$C$2];[.G79]+[$Konventionen.$D$2];[.E79]=[$Konventionen.$C$3];[.G79]+[$Konventionen.$D$3]); COM.MICROSOFT.IFS([.E79]=[$Konventionen.$C$2];[.I79]+[$Konventionen.$D$2];[.E79]=[$Konventionen.$C$3];[.I79]+[$Konventionen.$D$3]))" office:value-type="string" office:string-value="" calcext:value-type="error">
            <text:p>#NV</text:p>
          </table:table-cell>
          <table:table-cell table:style-name="ce14" table:formula="of:=[.J79]+(([.L79]-[.J79])/3*2)" office:value-type="string" office:string-value="" calcext:value-type="error">
            <text:p>#NV</text:p>
          </table:table-cell>
          <table:table-cell table:style-name="ce14" table:formula="of:=COM.MICROSOFT.IFS([.E79]=[$Konventionen.$C$2];[.J79]+[$Konventionen.$E$2];[.E79]=[$Konventionen.$C$3];[.J7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79]);#NULL!;WEEKNUM([.M79];21))" office:value-type="string" office:string-value="" calcext:value-type="error">
            <text:p>#NULL!</text:p>
          </table:table-cell>
          <table:table-cell table:style-name="ce34" table:formula="of:=IF(AND([.J79]&lt;=[.M79];[.L79]&gt;=[.M79]);IF([.K79]&lt;=[.M7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0]);#NULL!;IF(ISBLANK([.I80]);ORG.OPENOFFICE.YEARS([.C80];TODAY();0);ORG.OPENOFFICE.YEARS([.C80];[.I80];0)))" office:value-type="string" office:string-value="" calcext:value-type="error">
            <text:p>#NULL!</text:p>
          </table:table-cell>
          <table:table-cell table:style-name="ce12"/>
          <table:table-cell table:formula="of:=IF(AND([.D80]&lt;60;[.E8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80]);;WEEKNUM([.G80];21))" office:value-type="float" office:value="0" calcext:value-type="float">
            <text:p>0</text:p>
          </table:table-cell>
          <table:table-cell/>
          <table:table-cell table:style-name="ce14" table:formula="of:=IF(ISBLANK([.I80]);COM.MICROSOFT.IFS([.E80]=[$Konventionen.$C$2];[.G80]+[$Konventionen.$D$2];[.E80]=[$Konventionen.$C$3];[.G80]+[$Konventionen.$D$3]); COM.MICROSOFT.IFS([.E80]=[$Konventionen.$C$2];[.I80]+[$Konventionen.$D$2];[.E80]=[$Konventionen.$C$3];[.I80]+[$Konventionen.$D$3]))" office:value-type="string" office:string-value="" calcext:value-type="error">
            <text:p>#NV</text:p>
          </table:table-cell>
          <table:table-cell table:style-name="ce14" table:formula="of:=[.J80]+(([.L80]-[.J80])/3*2)" office:value-type="string" office:string-value="" calcext:value-type="error">
            <text:p>#NV</text:p>
          </table:table-cell>
          <table:table-cell table:style-name="ce14" table:formula="of:=COM.MICROSOFT.IFS([.E80]=[$Konventionen.$C$2];[.J80]+[$Konventionen.$E$2];[.E80]=[$Konventionen.$C$3];[.J8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80]);#NULL!;WEEKNUM([.M80];21))" office:value-type="string" office:string-value="" calcext:value-type="error">
            <text:p>#NULL!</text:p>
          </table:table-cell>
          <table:table-cell table:style-name="ce34" table:formula="of:=IF(AND([.J80]&lt;=[.M80];[.L80]&gt;=[.M80]);IF([.K80]&lt;=[.M8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1]);#NULL!;IF(ISBLANK([.I81]);ORG.OPENOFFICE.YEARS([.C81];TODAY();0);ORG.OPENOFFICE.YEARS([.C81];[.I81];0)))" office:value-type="string" office:string-value="" calcext:value-type="error">
            <text:p>#NULL!</text:p>
          </table:table-cell>
          <table:table-cell table:style-name="ce12"/>
          <table:table-cell table:formula="of:=IF(AND([.D81]&lt;60;[.E8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81]);;WEEKNUM([.G81];21))" office:value-type="float" office:value="0" calcext:value-type="float">
            <text:p>0</text:p>
          </table:table-cell>
          <table:table-cell/>
          <table:table-cell table:style-name="ce14" table:formula="of:=IF(ISBLANK([.I81]);COM.MICROSOFT.IFS([.E81]=[$Konventionen.$C$2];[.G81]+[$Konventionen.$D$2];[.E81]=[$Konventionen.$C$3];[.G81]+[$Konventionen.$D$3]); COM.MICROSOFT.IFS([.E81]=[$Konventionen.$C$2];[.I81]+[$Konventionen.$D$2];[.E81]=[$Konventionen.$C$3];[.I81]+[$Konventionen.$D$3]))" office:value-type="string" office:string-value="" calcext:value-type="error">
            <text:p>#NV</text:p>
          </table:table-cell>
          <table:table-cell table:style-name="ce14" table:formula="of:=[.J81]+(([.L81]-[.J81])/3*2)" office:value-type="string" office:string-value="" calcext:value-type="error">
            <text:p>#NV</text:p>
          </table:table-cell>
          <table:table-cell table:style-name="ce14" table:formula="of:=COM.MICROSOFT.IFS([.E81]=[$Konventionen.$C$2];[.J81]+[$Konventionen.$E$2];[.E81]=[$Konventionen.$C$3];[.J8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81]);#NULL!;WEEKNUM([.M81];21))" office:value-type="string" office:string-value="" calcext:value-type="error">
            <text:p>#NULL!</text:p>
          </table:table-cell>
          <table:table-cell table:style-name="ce34" table:formula="of:=IF(AND([.J81]&lt;=[.M81];[.L81]&gt;=[.M81]);IF([.K81]&lt;=[.M8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2]);#NULL!;IF(ISBLANK([.I82]);ORG.OPENOFFICE.YEARS([.C82];TODAY();0);ORG.OPENOFFICE.YEARS([.C82];[.I82];0)))" office:value-type="string" office:string-value="" calcext:value-type="error">
            <text:p>#NULL!</text:p>
          </table:table-cell>
          <table:table-cell table:style-name="ce12"/>
          <table:table-cell table:formula="of:=IF(AND([.D82]&lt;60;[.E8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82]);;WEEKNUM([.G82];21))" office:value-type="float" office:value="0" calcext:value-type="float">
            <text:p>0</text:p>
          </table:table-cell>
          <table:table-cell/>
          <table:table-cell table:style-name="ce14" table:formula="of:=IF(ISBLANK([.I82]);COM.MICROSOFT.IFS([.E82]=[$Konventionen.$C$2];[.G82]+[$Konventionen.$D$2];[.E82]=[$Konventionen.$C$3];[.G82]+[$Konventionen.$D$3]); COM.MICROSOFT.IFS([.E82]=[$Konventionen.$C$2];[.I82]+[$Konventionen.$D$2];[.E82]=[$Konventionen.$C$3];[.I82]+[$Konventionen.$D$3]))" office:value-type="string" office:string-value="" calcext:value-type="error">
            <text:p>#NV</text:p>
          </table:table-cell>
          <table:table-cell table:style-name="ce14" table:formula="of:=[.J82]+(([.L82]-[.J82])/3*2)" office:value-type="string" office:string-value="" calcext:value-type="error">
            <text:p>#NV</text:p>
          </table:table-cell>
          <table:table-cell table:style-name="ce14" table:formula="of:=COM.MICROSOFT.IFS([.E82]=[$Konventionen.$C$2];[.J82]+[$Konventionen.$E$2];[.E82]=[$Konventionen.$C$3];[.J8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82]);#NULL!;WEEKNUM([.M82];21))" office:value-type="string" office:string-value="" calcext:value-type="error">
            <text:p>#NULL!</text:p>
          </table:table-cell>
          <table:table-cell table:style-name="ce34" table:formula="of:=IF(AND([.J82]&lt;=[.M82];[.L82]&gt;=[.M82]);IF([.K82]&lt;=[.M8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3]);#NULL!;IF(ISBLANK([.I83]);ORG.OPENOFFICE.YEARS([.C83];TODAY();0);ORG.OPENOFFICE.YEARS([.C83];[.I83];0)))" office:value-type="string" office:string-value="" calcext:value-type="error">
            <text:p>#NULL!</text:p>
          </table:table-cell>
          <table:table-cell table:style-name="ce12"/>
          <table:table-cell table:formula="of:=IF(AND([.D83]&lt;60;[.E8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83]);;WEEKNUM([.G83];21))" office:value-type="float" office:value="0" calcext:value-type="float">
            <text:p>0</text:p>
          </table:table-cell>
          <table:table-cell/>
          <table:table-cell table:style-name="ce14" table:formula="of:=IF(ISBLANK([.I83]);COM.MICROSOFT.IFS([.E83]=[$Konventionen.$C$2];[.G83]+[$Konventionen.$D$2];[.E83]=[$Konventionen.$C$3];[.G83]+[$Konventionen.$D$3]); COM.MICROSOFT.IFS([.E83]=[$Konventionen.$C$2];[.I83]+[$Konventionen.$D$2];[.E83]=[$Konventionen.$C$3];[.I83]+[$Konventionen.$D$3]))" office:value-type="string" office:string-value="" calcext:value-type="error">
            <text:p>#NV</text:p>
          </table:table-cell>
          <table:table-cell table:style-name="ce14" table:formula="of:=[.J83]+(([.L83]-[.J83])/3*2)" office:value-type="string" office:string-value="" calcext:value-type="error">
            <text:p>#NV</text:p>
          </table:table-cell>
          <table:table-cell table:style-name="ce14" table:formula="of:=COM.MICROSOFT.IFS([.E83]=[$Konventionen.$C$2];[.J83]+[$Konventionen.$E$2];[.E83]=[$Konventionen.$C$3];[.J8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83]);#NULL!;WEEKNUM([.M83];21))" office:value-type="string" office:string-value="" calcext:value-type="error">
            <text:p>#NULL!</text:p>
          </table:table-cell>
          <table:table-cell table:style-name="ce34" table:formula="of:=IF(AND([.J83]&lt;=[.M83];[.L83]&gt;=[.M83]);IF([.K83]&lt;=[.M8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4]);#NULL!;IF(ISBLANK([.I84]);ORG.OPENOFFICE.YEARS([.C84];TODAY();0);ORG.OPENOFFICE.YEARS([.C84];[.I84];0)))" office:value-type="string" office:string-value="" calcext:value-type="error">
            <text:p>#NULL!</text:p>
          </table:table-cell>
          <table:table-cell table:style-name="ce12"/>
          <table:table-cell table:formula="of:=IF(AND([.D84]&lt;60;[.E8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84]);;WEEKNUM([.G84];21))" office:value-type="float" office:value="0" calcext:value-type="float">
            <text:p>0</text:p>
          </table:table-cell>
          <table:table-cell/>
          <table:table-cell table:style-name="ce14" table:formula="of:=IF(ISBLANK([.I84]);COM.MICROSOFT.IFS([.E84]=[$Konventionen.$C$2];[.G84]+[$Konventionen.$D$2];[.E84]=[$Konventionen.$C$3];[.G84]+[$Konventionen.$D$3]); COM.MICROSOFT.IFS([.E84]=[$Konventionen.$C$2];[.I84]+[$Konventionen.$D$2];[.E84]=[$Konventionen.$C$3];[.I84]+[$Konventionen.$D$3]))" office:value-type="string" office:string-value="" calcext:value-type="error">
            <text:p>#NV</text:p>
          </table:table-cell>
          <table:table-cell table:style-name="ce14" table:formula="of:=[.J84]+(([.L84]-[.J84])/3*2)" office:value-type="string" office:string-value="" calcext:value-type="error">
            <text:p>#NV</text:p>
          </table:table-cell>
          <table:table-cell table:style-name="ce14" table:formula="of:=COM.MICROSOFT.IFS([.E84]=[$Konventionen.$C$2];[.J84]+[$Konventionen.$E$2];[.E84]=[$Konventionen.$C$3];[.J8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84]);#NULL!;WEEKNUM([.M84];21))" office:value-type="string" office:string-value="" calcext:value-type="error">
            <text:p>#NULL!</text:p>
          </table:table-cell>
          <table:table-cell table:style-name="ce34" table:formula="of:=IF(AND([.J84]&lt;=[.M84];[.L84]&gt;=[.M84]);IF([.K84]&lt;=[.M8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5]);#NULL!;IF(ISBLANK([.I85]);ORG.OPENOFFICE.YEARS([.C85];TODAY();0);ORG.OPENOFFICE.YEARS([.C85];[.I85];0)))" office:value-type="string" office:string-value="" calcext:value-type="error">
            <text:p>#NULL!</text:p>
          </table:table-cell>
          <table:table-cell table:style-name="ce12"/>
          <table:table-cell table:formula="of:=IF(AND([.D85]&lt;60;[.E8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85]);;WEEKNUM([.G85];21))" office:value-type="float" office:value="0" calcext:value-type="float">
            <text:p>0</text:p>
          </table:table-cell>
          <table:table-cell/>
          <table:table-cell table:style-name="ce14" table:formula="of:=IF(ISBLANK([.I85]);COM.MICROSOFT.IFS([.E85]=[$Konventionen.$C$2];[.G85]+[$Konventionen.$D$2];[.E85]=[$Konventionen.$C$3];[.G85]+[$Konventionen.$D$3]); COM.MICROSOFT.IFS([.E85]=[$Konventionen.$C$2];[.I85]+[$Konventionen.$D$2];[.E85]=[$Konventionen.$C$3];[.I85]+[$Konventionen.$D$3]))" office:value-type="string" office:string-value="" calcext:value-type="error">
            <text:p>#NV</text:p>
          </table:table-cell>
          <table:table-cell table:style-name="ce14" table:formula="of:=[.J85]+(([.L85]-[.J85])/3*2)" office:value-type="string" office:string-value="" calcext:value-type="error">
            <text:p>#NV</text:p>
          </table:table-cell>
          <table:table-cell table:style-name="ce14" table:formula="of:=COM.MICROSOFT.IFS([.E85]=[$Konventionen.$C$2];[.J85]+[$Konventionen.$E$2];[.E85]=[$Konventionen.$C$3];[.J8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85]);#NULL!;WEEKNUM([.M85];21))" office:value-type="string" office:string-value="" calcext:value-type="error">
            <text:p>#NULL!</text:p>
          </table:table-cell>
          <table:table-cell table:style-name="ce34" table:formula="of:=IF(AND([.J85]&lt;=[.M85];[.L85]&gt;=[.M85]);IF([.K85]&lt;=[.M8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6]);#NULL!;IF(ISBLANK([.I86]);ORG.OPENOFFICE.YEARS([.C86];TODAY();0);ORG.OPENOFFICE.YEARS([.C86];[.I86];0)))" office:value-type="string" office:string-value="" calcext:value-type="error">
            <text:p>#NULL!</text:p>
          </table:table-cell>
          <table:table-cell table:style-name="ce12"/>
          <table:table-cell table:formula="of:=IF(AND([.D86]&lt;60;[.E8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86]);;WEEKNUM([.G86];21))" office:value-type="float" office:value="0" calcext:value-type="float">
            <text:p>0</text:p>
          </table:table-cell>
          <table:table-cell/>
          <table:table-cell table:style-name="ce14" table:formula="of:=IF(ISBLANK([.I86]);COM.MICROSOFT.IFS([.E86]=[$Konventionen.$C$2];[.G86]+[$Konventionen.$D$2];[.E86]=[$Konventionen.$C$3];[.G86]+[$Konventionen.$D$3]); COM.MICROSOFT.IFS([.E86]=[$Konventionen.$C$2];[.I86]+[$Konventionen.$D$2];[.E86]=[$Konventionen.$C$3];[.I86]+[$Konventionen.$D$3]))" office:value-type="string" office:string-value="" calcext:value-type="error">
            <text:p>#NV</text:p>
          </table:table-cell>
          <table:table-cell table:style-name="ce14" table:formula="of:=[.J86]+(([.L86]-[.J86])/3*2)" office:value-type="string" office:string-value="" calcext:value-type="error">
            <text:p>#NV</text:p>
          </table:table-cell>
          <table:table-cell table:style-name="ce14" table:formula="of:=COM.MICROSOFT.IFS([.E86]=[$Konventionen.$C$2];[.J86]+[$Konventionen.$E$2];[.E86]=[$Konventionen.$C$3];[.J8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86]);#NULL!;WEEKNUM([.M86];21))" office:value-type="string" office:string-value="" calcext:value-type="error">
            <text:p>#NULL!</text:p>
          </table:table-cell>
          <table:table-cell table:style-name="ce34" table:formula="of:=IF(AND([.J86]&lt;=[.M86];[.L86]&gt;=[.M86]);IF([.K86]&lt;=[.M8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7]);#NULL!;IF(ISBLANK([.I87]);ORG.OPENOFFICE.YEARS([.C87];TODAY();0);ORG.OPENOFFICE.YEARS([.C87];[.I87];0)))" office:value-type="string" office:string-value="" calcext:value-type="error">
            <text:p>#NULL!</text:p>
          </table:table-cell>
          <table:table-cell table:style-name="ce12"/>
          <table:table-cell table:formula="of:=IF(AND([.D87]&lt;60;[.E8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87]);;WEEKNUM([.G87];21))" office:value-type="float" office:value="0" calcext:value-type="float">
            <text:p>0</text:p>
          </table:table-cell>
          <table:table-cell/>
          <table:table-cell table:style-name="ce14" table:formula="of:=IF(ISBLANK([.I87]);COM.MICROSOFT.IFS([.E87]=[$Konventionen.$C$2];[.G87]+[$Konventionen.$D$2];[.E87]=[$Konventionen.$C$3];[.G87]+[$Konventionen.$D$3]); COM.MICROSOFT.IFS([.E87]=[$Konventionen.$C$2];[.I87]+[$Konventionen.$D$2];[.E87]=[$Konventionen.$C$3];[.I87]+[$Konventionen.$D$3]))" office:value-type="string" office:string-value="" calcext:value-type="error">
            <text:p>#NV</text:p>
          </table:table-cell>
          <table:table-cell table:style-name="ce14" table:formula="of:=[.J87]+(([.L87]-[.J87])/3*2)" office:value-type="string" office:string-value="" calcext:value-type="error">
            <text:p>#NV</text:p>
          </table:table-cell>
          <table:table-cell table:style-name="ce14" table:formula="of:=COM.MICROSOFT.IFS([.E87]=[$Konventionen.$C$2];[.J87]+[$Konventionen.$E$2];[.E87]=[$Konventionen.$C$3];[.J8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87]);#NULL!;WEEKNUM([.M87];21))" office:value-type="string" office:string-value="" calcext:value-type="error">
            <text:p>#NULL!</text:p>
          </table:table-cell>
          <table:table-cell table:style-name="ce34" table:formula="of:=IF(AND([.J87]&lt;=[.M87];[.L87]&gt;=[.M87]);IF([.K87]&lt;=[.M8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8]);#NULL!;IF(ISBLANK([.I88]);ORG.OPENOFFICE.YEARS([.C88];TODAY();0);ORG.OPENOFFICE.YEARS([.C88];[.I88];0)))" office:value-type="string" office:string-value="" calcext:value-type="error">
            <text:p>#NULL!</text:p>
          </table:table-cell>
          <table:table-cell table:style-name="ce12"/>
          <table:table-cell table:formula="of:=IF(AND([.D88]&lt;60;[.E8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88]);;WEEKNUM([.G88];21))" office:value-type="float" office:value="0" calcext:value-type="float">
            <text:p>0</text:p>
          </table:table-cell>
          <table:table-cell/>
          <table:table-cell table:style-name="ce14" table:formula="of:=IF(ISBLANK([.I88]);COM.MICROSOFT.IFS([.E88]=[$Konventionen.$C$2];[.G88]+[$Konventionen.$D$2];[.E88]=[$Konventionen.$C$3];[.G88]+[$Konventionen.$D$3]); COM.MICROSOFT.IFS([.E88]=[$Konventionen.$C$2];[.I88]+[$Konventionen.$D$2];[.E88]=[$Konventionen.$C$3];[.I88]+[$Konventionen.$D$3]))" office:value-type="string" office:string-value="" calcext:value-type="error">
            <text:p>#NV</text:p>
          </table:table-cell>
          <table:table-cell table:style-name="ce14" table:formula="of:=[.J88]+(([.L88]-[.J88])/3*2)" office:value-type="string" office:string-value="" calcext:value-type="error">
            <text:p>#NV</text:p>
          </table:table-cell>
          <table:table-cell table:style-name="ce14" table:formula="of:=COM.MICROSOFT.IFS([.E88]=[$Konventionen.$C$2];[.J88]+[$Konventionen.$E$2];[.E88]=[$Konventionen.$C$3];[.J8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88]);#NULL!;WEEKNUM([.M88];21))" office:value-type="string" office:string-value="" calcext:value-type="error">
            <text:p>#NULL!</text:p>
          </table:table-cell>
          <table:table-cell table:style-name="ce34" table:formula="of:=IF(AND([.J88]&lt;=[.M88];[.L88]&gt;=[.M88]);IF([.K88]&lt;=[.M8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9]);#NULL!;IF(ISBLANK([.I89]);ORG.OPENOFFICE.YEARS([.C89];TODAY();0);ORG.OPENOFFICE.YEARS([.C89];[.I89];0)))" office:value-type="string" office:string-value="" calcext:value-type="error">
            <text:p>#NULL!</text:p>
          </table:table-cell>
          <table:table-cell table:style-name="ce12"/>
          <table:table-cell table:formula="of:=IF(AND([.D89]&lt;60;[.E8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89]);;WEEKNUM([.G89];21))" office:value-type="float" office:value="0" calcext:value-type="float">
            <text:p>0</text:p>
          </table:table-cell>
          <table:table-cell/>
          <table:table-cell table:style-name="ce14" table:formula="of:=IF(ISBLANK([.I89]);COM.MICROSOFT.IFS([.E89]=[$Konventionen.$C$2];[.G89]+[$Konventionen.$D$2];[.E89]=[$Konventionen.$C$3];[.G89]+[$Konventionen.$D$3]); COM.MICROSOFT.IFS([.E89]=[$Konventionen.$C$2];[.I89]+[$Konventionen.$D$2];[.E89]=[$Konventionen.$C$3];[.I89]+[$Konventionen.$D$3]))" office:value-type="string" office:string-value="" calcext:value-type="error">
            <text:p>#NV</text:p>
          </table:table-cell>
          <table:table-cell table:style-name="ce14" table:formula="of:=[.J89]+(([.L89]-[.J89])/3*2)" office:value-type="string" office:string-value="" calcext:value-type="error">
            <text:p>#NV</text:p>
          </table:table-cell>
          <table:table-cell table:style-name="ce14" table:formula="of:=COM.MICROSOFT.IFS([.E89]=[$Konventionen.$C$2];[.J89]+[$Konventionen.$E$2];[.E89]=[$Konventionen.$C$3];[.J8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89]);#NULL!;WEEKNUM([.M89];21))" office:value-type="string" office:string-value="" calcext:value-type="error">
            <text:p>#NULL!</text:p>
          </table:table-cell>
          <table:table-cell table:style-name="ce34" table:formula="of:=IF(AND([.J89]&lt;=[.M89];[.L89]&gt;=[.M89]);IF([.K89]&lt;=[.M8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0]);#NULL!;IF(ISBLANK([.I90]);ORG.OPENOFFICE.YEARS([.C90];TODAY();0);ORG.OPENOFFICE.YEARS([.C90];[.I90];0)))" office:value-type="string" office:string-value="" calcext:value-type="error">
            <text:p>#NULL!</text:p>
          </table:table-cell>
          <table:table-cell table:style-name="ce12"/>
          <table:table-cell table:formula="of:=IF(AND([.D90]&lt;60;[.E9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90]);;WEEKNUM([.G90];21))" office:value-type="float" office:value="0" calcext:value-type="float">
            <text:p>0</text:p>
          </table:table-cell>
          <table:table-cell/>
          <table:table-cell table:style-name="ce14" table:formula="of:=IF(ISBLANK([.I90]);COM.MICROSOFT.IFS([.E90]=[$Konventionen.$C$2];[.G90]+[$Konventionen.$D$2];[.E90]=[$Konventionen.$C$3];[.G90]+[$Konventionen.$D$3]); COM.MICROSOFT.IFS([.E90]=[$Konventionen.$C$2];[.I90]+[$Konventionen.$D$2];[.E90]=[$Konventionen.$C$3];[.I90]+[$Konventionen.$D$3]))" office:value-type="string" office:string-value="" calcext:value-type="error">
            <text:p>#NV</text:p>
          </table:table-cell>
          <table:table-cell table:style-name="ce14" table:formula="of:=[.J90]+(([.L90]-[.J90])/3*2)" office:value-type="string" office:string-value="" calcext:value-type="error">
            <text:p>#NV</text:p>
          </table:table-cell>
          <table:table-cell table:style-name="ce14" table:formula="of:=COM.MICROSOFT.IFS([.E90]=[$Konventionen.$C$2];[.J90]+[$Konventionen.$E$2];[.E90]=[$Konventionen.$C$3];[.J9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90]);#NULL!;WEEKNUM([.M90];21))" office:value-type="string" office:string-value="" calcext:value-type="error">
            <text:p>#NULL!</text:p>
          </table:table-cell>
          <table:table-cell table:style-name="ce34" table:formula="of:=IF(AND([.J90]&lt;=[.M90];[.L90]&gt;=[.M90]);IF([.K90]&lt;=[.M9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1]);#NULL!;IF(ISBLANK([.I91]);ORG.OPENOFFICE.YEARS([.C91];TODAY();0);ORG.OPENOFFICE.YEARS([.C91];[.I91];0)))" office:value-type="string" office:string-value="" calcext:value-type="error">
            <text:p>#NULL!</text:p>
          </table:table-cell>
          <table:table-cell table:style-name="ce12"/>
          <table:table-cell table:formula="of:=IF(AND([.D91]&lt;60;[.E9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91]);;WEEKNUM([.G91];21))" office:value-type="float" office:value="0" calcext:value-type="float">
            <text:p>0</text:p>
          </table:table-cell>
          <table:table-cell/>
          <table:table-cell table:style-name="ce14" table:formula="of:=IF(ISBLANK([.I91]);COM.MICROSOFT.IFS([.E91]=[$Konventionen.$C$2];[.G91]+[$Konventionen.$D$2];[.E91]=[$Konventionen.$C$3];[.G91]+[$Konventionen.$D$3]); COM.MICROSOFT.IFS([.E91]=[$Konventionen.$C$2];[.I91]+[$Konventionen.$D$2];[.E91]=[$Konventionen.$C$3];[.I91]+[$Konventionen.$D$3]))" office:value-type="string" office:string-value="" calcext:value-type="error">
            <text:p>#NV</text:p>
          </table:table-cell>
          <table:table-cell table:style-name="ce14" table:formula="of:=[.J91]+(([.L91]-[.J91])/3*2)" office:value-type="string" office:string-value="" calcext:value-type="error">
            <text:p>#NV</text:p>
          </table:table-cell>
          <table:table-cell table:style-name="ce14" table:formula="of:=COM.MICROSOFT.IFS([.E91]=[$Konventionen.$C$2];[.J91]+[$Konventionen.$E$2];[.E91]=[$Konventionen.$C$3];[.J9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91]);#NULL!;WEEKNUM([.M91];21))" office:value-type="string" office:string-value="" calcext:value-type="error">
            <text:p>#NULL!</text:p>
          </table:table-cell>
          <table:table-cell table:style-name="ce34" table:formula="of:=IF(AND([.J91]&lt;=[.M91];[.L91]&gt;=[.M91]);IF([.K91]&lt;=[.M9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2]);#NULL!;IF(ISBLANK([.I92]);ORG.OPENOFFICE.YEARS([.C92];TODAY();0);ORG.OPENOFFICE.YEARS([.C92];[.I92];0)))" office:value-type="string" office:string-value="" calcext:value-type="error">
            <text:p>#NULL!</text:p>
          </table:table-cell>
          <table:table-cell table:style-name="ce12"/>
          <table:table-cell table:formula="of:=IF(AND([.D92]&lt;60;[.E9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92]);;WEEKNUM([.G92];21))" office:value-type="float" office:value="0" calcext:value-type="float">
            <text:p>0</text:p>
          </table:table-cell>
          <table:table-cell/>
          <table:table-cell table:style-name="ce14" table:formula="of:=IF(ISBLANK([.I92]);COM.MICROSOFT.IFS([.E92]=[$Konventionen.$C$2];[.G92]+[$Konventionen.$D$2];[.E92]=[$Konventionen.$C$3];[.G92]+[$Konventionen.$D$3]); COM.MICROSOFT.IFS([.E92]=[$Konventionen.$C$2];[.I92]+[$Konventionen.$D$2];[.E92]=[$Konventionen.$C$3];[.I92]+[$Konventionen.$D$3]))" office:value-type="string" office:string-value="" calcext:value-type="error">
            <text:p>#NV</text:p>
          </table:table-cell>
          <table:table-cell table:style-name="ce14" table:formula="of:=[.J92]+(([.L92]-[.J92])/3*2)" office:value-type="string" office:string-value="" calcext:value-type="error">
            <text:p>#NV</text:p>
          </table:table-cell>
          <table:table-cell table:style-name="ce14" table:formula="of:=COM.MICROSOFT.IFS([.E92]=[$Konventionen.$C$2];[.J92]+[$Konventionen.$E$2];[.E92]=[$Konventionen.$C$3];[.J9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92]);#NULL!;WEEKNUM([.M92];21))" office:value-type="string" office:string-value="" calcext:value-type="error">
            <text:p>#NULL!</text:p>
          </table:table-cell>
          <table:table-cell table:style-name="ce34" table:formula="of:=IF(AND([.J92]&lt;=[.M92];[.L92]&gt;=[.M92]);IF([.K92]&lt;=[.M9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3]);#NULL!;IF(ISBLANK([.I93]);ORG.OPENOFFICE.YEARS([.C93];TODAY();0);ORG.OPENOFFICE.YEARS([.C93];[.I93];0)))" office:value-type="string" office:string-value="" calcext:value-type="error">
            <text:p>#NULL!</text:p>
          </table:table-cell>
          <table:table-cell table:style-name="ce12"/>
          <table:table-cell table:formula="of:=IF(AND([.D93]&lt;60;[.E9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93]);;WEEKNUM([.G93];21))" office:value-type="float" office:value="0" calcext:value-type="float">
            <text:p>0</text:p>
          </table:table-cell>
          <table:table-cell/>
          <table:table-cell table:style-name="ce14" table:formula="of:=IF(ISBLANK([.I93]);COM.MICROSOFT.IFS([.E93]=[$Konventionen.$C$2];[.G93]+[$Konventionen.$D$2];[.E93]=[$Konventionen.$C$3];[.G93]+[$Konventionen.$D$3]); COM.MICROSOFT.IFS([.E93]=[$Konventionen.$C$2];[.I93]+[$Konventionen.$D$2];[.E93]=[$Konventionen.$C$3];[.I93]+[$Konventionen.$D$3]))" office:value-type="string" office:string-value="" calcext:value-type="error">
            <text:p>#NV</text:p>
          </table:table-cell>
          <table:table-cell table:style-name="ce14" table:formula="of:=[.J93]+(([.L93]-[.J93])/3*2)" office:value-type="string" office:string-value="" calcext:value-type="error">
            <text:p>#NV</text:p>
          </table:table-cell>
          <table:table-cell table:style-name="ce14" table:formula="of:=COM.MICROSOFT.IFS([.E93]=[$Konventionen.$C$2];[.J93]+[$Konventionen.$E$2];[.E93]=[$Konventionen.$C$3];[.J9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93]);#NULL!;WEEKNUM([.M93];21))" office:value-type="string" office:string-value="" calcext:value-type="error">
            <text:p>#NULL!</text:p>
          </table:table-cell>
          <table:table-cell table:style-name="ce34" table:formula="of:=IF(AND([.J93]&lt;=[.M93];[.L93]&gt;=[.M93]);IF([.K93]&lt;=[.M9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4]);#NULL!;IF(ISBLANK([.I94]);ORG.OPENOFFICE.YEARS([.C94];TODAY();0);ORG.OPENOFFICE.YEARS([.C94];[.I94];0)))" office:value-type="string" office:string-value="" calcext:value-type="error">
            <text:p>#NULL!</text:p>
          </table:table-cell>
          <table:table-cell table:style-name="ce12"/>
          <table:table-cell table:formula="of:=IF(AND([.D94]&lt;60;[.E9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94]);;WEEKNUM([.G94];21))" office:value-type="float" office:value="0" calcext:value-type="float">
            <text:p>0</text:p>
          </table:table-cell>
          <table:table-cell/>
          <table:table-cell table:style-name="ce14" table:formula="of:=IF(ISBLANK([.I94]);COM.MICROSOFT.IFS([.E94]=[$Konventionen.$C$2];[.G94]+[$Konventionen.$D$2];[.E94]=[$Konventionen.$C$3];[.G94]+[$Konventionen.$D$3]); COM.MICROSOFT.IFS([.E94]=[$Konventionen.$C$2];[.I94]+[$Konventionen.$D$2];[.E94]=[$Konventionen.$C$3];[.I94]+[$Konventionen.$D$3]))" office:value-type="string" office:string-value="" calcext:value-type="error">
            <text:p>#NV</text:p>
          </table:table-cell>
          <table:table-cell table:style-name="ce14" table:formula="of:=[.J94]+(([.L94]-[.J94])/3*2)" office:value-type="string" office:string-value="" calcext:value-type="error">
            <text:p>#NV</text:p>
          </table:table-cell>
          <table:table-cell table:style-name="ce14" table:formula="of:=COM.MICROSOFT.IFS([.E94]=[$Konventionen.$C$2];[.J94]+[$Konventionen.$E$2];[.E94]=[$Konventionen.$C$3];[.J9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94]);#NULL!;WEEKNUM([.M94];21))" office:value-type="string" office:string-value="" calcext:value-type="error">
            <text:p>#NULL!</text:p>
          </table:table-cell>
          <table:table-cell table:style-name="ce34" table:formula="of:=IF(AND([.J94]&lt;=[.M94];[.L94]&gt;=[.M94]);IF([.K94]&lt;=[.M9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5]);#NULL!;IF(ISBLANK([.I95]);ORG.OPENOFFICE.YEARS([.C95];TODAY();0);ORG.OPENOFFICE.YEARS([.C95];[.I95];0)))" office:value-type="string" office:string-value="" calcext:value-type="error">
            <text:p>#NULL!</text:p>
          </table:table-cell>
          <table:table-cell table:style-name="ce12"/>
          <table:table-cell table:formula="of:=IF(AND([.D95]&lt;60;[.E9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95]);;WEEKNUM([.G95];21))" office:value-type="float" office:value="0" calcext:value-type="float">
            <text:p>0</text:p>
          </table:table-cell>
          <table:table-cell/>
          <table:table-cell table:style-name="ce14" table:formula="of:=IF(ISBLANK([.I95]);COM.MICROSOFT.IFS([.E95]=[$Konventionen.$C$2];[.G95]+[$Konventionen.$D$2];[.E95]=[$Konventionen.$C$3];[.G95]+[$Konventionen.$D$3]); COM.MICROSOFT.IFS([.E95]=[$Konventionen.$C$2];[.I95]+[$Konventionen.$D$2];[.E95]=[$Konventionen.$C$3];[.I95]+[$Konventionen.$D$3]))" office:value-type="string" office:string-value="" calcext:value-type="error">
            <text:p>#NV</text:p>
          </table:table-cell>
          <table:table-cell table:style-name="ce14" table:formula="of:=[.J95]+(([.L95]-[.J95])/3*2)" office:value-type="string" office:string-value="" calcext:value-type="error">
            <text:p>#NV</text:p>
          </table:table-cell>
          <table:table-cell table:style-name="ce14" table:formula="of:=COM.MICROSOFT.IFS([.E95]=[$Konventionen.$C$2];[.J95]+[$Konventionen.$E$2];[.E95]=[$Konventionen.$C$3];[.J9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95]);#NULL!;WEEKNUM([.M95];21))" office:value-type="string" office:string-value="" calcext:value-type="error">
            <text:p>#NULL!</text:p>
          </table:table-cell>
          <table:table-cell table:style-name="ce34" table:formula="of:=IF(AND([.J95]&lt;=[.M95];[.L95]&gt;=[.M95]);IF([.K95]&lt;=[.M9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6]);#NULL!;IF(ISBLANK([.I96]);ORG.OPENOFFICE.YEARS([.C96];TODAY();0);ORG.OPENOFFICE.YEARS([.C96];[.I96];0)))" office:value-type="string" office:string-value="" calcext:value-type="error">
            <text:p>#NULL!</text:p>
          </table:table-cell>
          <table:table-cell table:style-name="ce12"/>
          <table:table-cell table:formula="of:=IF(AND([.D96]&lt;60;[.E9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96]);;WEEKNUM([.G96];21))" office:value-type="float" office:value="0" calcext:value-type="float">
            <text:p>0</text:p>
          </table:table-cell>
          <table:table-cell/>
          <table:table-cell table:style-name="ce14" table:formula="of:=IF(ISBLANK([.I96]);COM.MICROSOFT.IFS([.E96]=[$Konventionen.$C$2];[.G96]+[$Konventionen.$D$2];[.E96]=[$Konventionen.$C$3];[.G96]+[$Konventionen.$D$3]); COM.MICROSOFT.IFS([.E96]=[$Konventionen.$C$2];[.I96]+[$Konventionen.$D$2];[.E96]=[$Konventionen.$C$3];[.I96]+[$Konventionen.$D$3]))" office:value-type="string" office:string-value="" calcext:value-type="error">
            <text:p>#NV</text:p>
          </table:table-cell>
          <table:table-cell table:style-name="ce14" table:formula="of:=[.J96]+(([.L96]-[.J96])/3*2)" office:value-type="string" office:string-value="" calcext:value-type="error">
            <text:p>#NV</text:p>
          </table:table-cell>
          <table:table-cell table:style-name="ce14" table:formula="of:=COM.MICROSOFT.IFS([.E96]=[$Konventionen.$C$2];[.J96]+[$Konventionen.$E$2];[.E96]=[$Konventionen.$C$3];[.J9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96]);#NULL!;WEEKNUM([.M96];21))" office:value-type="string" office:string-value="" calcext:value-type="error">
            <text:p>#NULL!</text:p>
          </table:table-cell>
          <table:table-cell table:style-name="ce34" table:formula="of:=IF(AND([.J96]&lt;=[.M96];[.L96]&gt;=[.M96]);IF([.K96]&lt;=[.M9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7]);#NULL!;IF(ISBLANK([.I97]);ORG.OPENOFFICE.YEARS([.C97];TODAY();0);ORG.OPENOFFICE.YEARS([.C97];[.I97];0)))" office:value-type="string" office:string-value="" calcext:value-type="error">
            <text:p>#NULL!</text:p>
          </table:table-cell>
          <table:table-cell table:style-name="ce12"/>
          <table:table-cell table:formula="of:=IF(AND([.D97]&lt;60;[.E9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97]);;WEEKNUM([.G97];21))" office:value-type="float" office:value="0" calcext:value-type="float">
            <text:p>0</text:p>
          </table:table-cell>
          <table:table-cell/>
          <table:table-cell table:style-name="ce14" table:formula="of:=IF(ISBLANK([.I97]);COM.MICROSOFT.IFS([.E97]=[$Konventionen.$C$2];[.G97]+[$Konventionen.$D$2];[.E97]=[$Konventionen.$C$3];[.G97]+[$Konventionen.$D$3]); COM.MICROSOFT.IFS([.E97]=[$Konventionen.$C$2];[.I97]+[$Konventionen.$D$2];[.E97]=[$Konventionen.$C$3];[.I97]+[$Konventionen.$D$3]))" office:value-type="string" office:string-value="" calcext:value-type="error">
            <text:p>#NV</text:p>
          </table:table-cell>
          <table:table-cell table:style-name="ce14" table:formula="of:=[.J97]+(([.L97]-[.J97])/3*2)" office:value-type="string" office:string-value="" calcext:value-type="error">
            <text:p>#NV</text:p>
          </table:table-cell>
          <table:table-cell table:style-name="ce14" table:formula="of:=COM.MICROSOFT.IFS([.E97]=[$Konventionen.$C$2];[.J97]+[$Konventionen.$E$2];[.E97]=[$Konventionen.$C$3];[.J9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97]);#NULL!;WEEKNUM([.M97];21))" office:value-type="string" office:string-value="" calcext:value-type="error">
            <text:p>#NULL!</text:p>
          </table:table-cell>
          <table:table-cell table:style-name="ce34" table:formula="of:=IF(AND([.J97]&lt;=[.M97];[.L97]&gt;=[.M97]);IF([.K97]&lt;=[.M9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8]);#NULL!;IF(ISBLANK([.I98]);ORG.OPENOFFICE.YEARS([.C98];TODAY();0);ORG.OPENOFFICE.YEARS([.C98];[.I98];0)))" office:value-type="string" office:string-value="" calcext:value-type="error">
            <text:p>#NULL!</text:p>
          </table:table-cell>
          <table:table-cell table:style-name="ce12"/>
          <table:table-cell table:formula="of:=IF(AND([.D98]&lt;60;[.E9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98]);;WEEKNUM([.G98];21))" office:value-type="float" office:value="0" calcext:value-type="float">
            <text:p>0</text:p>
          </table:table-cell>
          <table:table-cell/>
          <table:table-cell table:style-name="ce14" table:formula="of:=IF(ISBLANK([.I98]);COM.MICROSOFT.IFS([.E98]=[$Konventionen.$C$2];[.G98]+[$Konventionen.$D$2];[.E98]=[$Konventionen.$C$3];[.G98]+[$Konventionen.$D$3]); COM.MICROSOFT.IFS([.E98]=[$Konventionen.$C$2];[.I98]+[$Konventionen.$D$2];[.E98]=[$Konventionen.$C$3];[.I98]+[$Konventionen.$D$3]))" office:value-type="string" office:string-value="" calcext:value-type="error">
            <text:p>#NV</text:p>
          </table:table-cell>
          <table:table-cell table:style-name="ce14" table:formula="of:=[.J98]+(([.L98]-[.J98])/3*2)" office:value-type="string" office:string-value="" calcext:value-type="error">
            <text:p>#NV</text:p>
          </table:table-cell>
          <table:table-cell table:style-name="ce14" table:formula="of:=COM.MICROSOFT.IFS([.E98]=[$Konventionen.$C$2];[.J98]+[$Konventionen.$E$2];[.E98]=[$Konventionen.$C$3];[.J9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98]);#NULL!;WEEKNUM([.M98];21))" office:value-type="string" office:string-value="" calcext:value-type="error">
            <text:p>#NULL!</text:p>
          </table:table-cell>
          <table:table-cell table:style-name="ce34" table:formula="of:=IF(AND([.J98]&lt;=[.M98];[.L98]&gt;=[.M98]);IF([.K98]&lt;=[.M9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9]);#NULL!;IF(ISBLANK([.I99]);ORG.OPENOFFICE.YEARS([.C99];TODAY();0);ORG.OPENOFFICE.YEARS([.C99];[.I99];0)))" office:value-type="string" office:string-value="" calcext:value-type="error">
            <text:p>#NULL!</text:p>
          </table:table-cell>
          <table:table-cell table:style-name="ce12"/>
          <table:table-cell table:formula="of:=IF(AND([.D99]&lt;60;[.E9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99]);;WEEKNUM([.G99];21))" office:value-type="float" office:value="0" calcext:value-type="float">
            <text:p>0</text:p>
          </table:table-cell>
          <table:table-cell/>
          <table:table-cell table:style-name="ce14" table:formula="of:=IF(ISBLANK([.I99]);COM.MICROSOFT.IFS([.E99]=[$Konventionen.$C$2];[.G99]+[$Konventionen.$D$2];[.E99]=[$Konventionen.$C$3];[.G99]+[$Konventionen.$D$3]); COM.MICROSOFT.IFS([.E99]=[$Konventionen.$C$2];[.I99]+[$Konventionen.$D$2];[.E99]=[$Konventionen.$C$3];[.I99]+[$Konventionen.$D$3]))" office:value-type="string" office:string-value="" calcext:value-type="error">
            <text:p>#NV</text:p>
          </table:table-cell>
          <table:table-cell table:style-name="ce14" table:formula="of:=[.J99]+(([.L99]-[.J99])/3*2)" office:value-type="string" office:string-value="" calcext:value-type="error">
            <text:p>#NV</text:p>
          </table:table-cell>
          <table:table-cell table:style-name="ce14" table:formula="of:=COM.MICROSOFT.IFS([.E99]=[$Konventionen.$C$2];[.J99]+[$Konventionen.$E$2];[.E99]=[$Konventionen.$C$3];[.J9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99]);#NULL!;WEEKNUM([.M99];21))" office:value-type="string" office:string-value="" calcext:value-type="error">
            <text:p>#NULL!</text:p>
          </table:table-cell>
          <table:table-cell table:style-name="ce34" table:formula="of:=IF(AND([.J99]&lt;=[.M99];[.L99]&gt;=[.M99]);IF([.K99]&lt;=[.M9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0]);#NULL!;IF(ISBLANK([.I100]);ORG.OPENOFFICE.YEARS([.C100];TODAY();0);ORG.OPENOFFICE.YEARS([.C100];[.I100];0)))" office:value-type="string" office:string-value="" calcext:value-type="error">
            <text:p>#NULL!</text:p>
          </table:table-cell>
          <table:table-cell table:style-name="ce12"/>
          <table:table-cell table:formula="of:=IF(AND([.D100]&lt;60;[.E10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00]);;WEEKNUM([.G100];21))" office:value-type="float" office:value="0" calcext:value-type="float">
            <text:p>0</text:p>
          </table:table-cell>
          <table:table-cell/>
          <table:table-cell table:style-name="ce14" table:formula="of:=IF(ISBLANK([.I100]);COM.MICROSOFT.IFS([.E100]=[$Konventionen.$C$2];[.G100]+[$Konventionen.$D$2];[.E100]=[$Konventionen.$C$3];[.G100]+[$Konventionen.$D$3]); COM.MICROSOFT.IFS([.E100]=[$Konventionen.$C$2];[.I100]+[$Konventionen.$D$2];[.E100]=[$Konventionen.$C$3];[.I100]+[$Konventionen.$D$3]))" office:value-type="string" office:string-value="" calcext:value-type="error">
            <text:p>#NV</text:p>
          </table:table-cell>
          <table:table-cell table:style-name="ce14" table:formula="of:=[.J100]+(([.L100]-[.J100])/3*2)" office:value-type="string" office:string-value="" calcext:value-type="error">
            <text:p>#NV</text:p>
          </table:table-cell>
          <table:table-cell table:style-name="ce14" table:formula="of:=COM.MICROSOFT.IFS([.E100]=[$Konventionen.$C$2];[.J100]+[$Konventionen.$E$2];[.E100]=[$Konventionen.$C$3];[.J10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00]);#NULL!;WEEKNUM([.M100];21))" office:value-type="string" office:string-value="" calcext:value-type="error">
            <text:p>#NULL!</text:p>
          </table:table-cell>
          <table:table-cell table:style-name="ce34" table:formula="of:=IF(AND([.J100]&lt;=[.M100];[.L100]&gt;=[.M100]);IF([.K100]&lt;=[.M10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1]);#NULL!;IF(ISBLANK([.I101]);ORG.OPENOFFICE.YEARS([.C101];TODAY();0);ORG.OPENOFFICE.YEARS([.C101];[.I101];0)))" office:value-type="string" office:string-value="" calcext:value-type="error">
            <text:p>#NULL!</text:p>
          </table:table-cell>
          <table:table-cell table:style-name="ce12"/>
          <table:table-cell table:formula="of:=IF(AND([.D101]&lt;60;[.E10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01]);;WEEKNUM([.G101];21))" office:value-type="float" office:value="0" calcext:value-type="float">
            <text:p>0</text:p>
          </table:table-cell>
          <table:table-cell/>
          <table:table-cell table:style-name="ce14" table:formula="of:=IF(ISBLANK([.I101]);COM.MICROSOFT.IFS([.E101]=[$Konventionen.$C$2];[.G101]+[$Konventionen.$D$2];[.E101]=[$Konventionen.$C$3];[.G101]+[$Konventionen.$D$3]); COM.MICROSOFT.IFS([.E101]=[$Konventionen.$C$2];[.I101]+[$Konventionen.$D$2];[.E101]=[$Konventionen.$C$3];[.I101]+[$Konventionen.$D$3]))" office:value-type="string" office:string-value="" calcext:value-type="error">
            <text:p>#NV</text:p>
          </table:table-cell>
          <table:table-cell table:style-name="ce14" table:formula="of:=[.J101]+(([.L101]-[.J101])/3*2)" office:value-type="string" office:string-value="" calcext:value-type="error">
            <text:p>#NV</text:p>
          </table:table-cell>
          <table:table-cell table:style-name="ce14" table:formula="of:=COM.MICROSOFT.IFS([.E101]=[$Konventionen.$C$2];[.J101]+[$Konventionen.$E$2];[.E101]=[$Konventionen.$C$3];[.J10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01]);#NULL!;WEEKNUM([.M101];21))" office:value-type="string" office:string-value="" calcext:value-type="error">
            <text:p>#NULL!</text:p>
          </table:table-cell>
          <table:table-cell table:style-name="ce34" table:formula="of:=IF(AND([.J101]&lt;=[.M101];[.L101]&gt;=[.M101]);IF([.K101]&lt;=[.M10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2]);#NULL!;IF(ISBLANK([.I102]);ORG.OPENOFFICE.YEARS([.C102];TODAY();0);ORG.OPENOFFICE.YEARS([.C102];[.I102];0)))" office:value-type="string" office:string-value="" calcext:value-type="error">
            <text:p>#NULL!</text:p>
          </table:table-cell>
          <table:table-cell table:style-name="ce12"/>
          <table:table-cell table:formula="of:=IF(AND([.D102]&lt;60;[.E10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02]);;WEEKNUM([.G102];21))" office:value-type="float" office:value="0" calcext:value-type="float">
            <text:p>0</text:p>
          </table:table-cell>
          <table:table-cell/>
          <table:table-cell table:style-name="ce14" table:formula="of:=IF(ISBLANK([.I102]);COM.MICROSOFT.IFS([.E102]=[$Konventionen.$C$2];[.G102]+[$Konventionen.$D$2];[.E102]=[$Konventionen.$C$3];[.G102]+[$Konventionen.$D$3]); COM.MICROSOFT.IFS([.E102]=[$Konventionen.$C$2];[.I102]+[$Konventionen.$D$2];[.E102]=[$Konventionen.$C$3];[.I102]+[$Konventionen.$D$3]))" office:value-type="string" office:string-value="" calcext:value-type="error">
            <text:p>#NV</text:p>
          </table:table-cell>
          <table:table-cell table:style-name="ce14" table:formula="of:=[.J102]+(([.L102]-[.J102])/3*2)" office:value-type="string" office:string-value="" calcext:value-type="error">
            <text:p>#NV</text:p>
          </table:table-cell>
          <table:table-cell table:style-name="ce14" table:formula="of:=COM.MICROSOFT.IFS([.E102]=[$Konventionen.$C$2];[.J102]+[$Konventionen.$E$2];[.E102]=[$Konventionen.$C$3];[.J10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02]);#NULL!;WEEKNUM([.M102];21))" office:value-type="string" office:string-value="" calcext:value-type="error">
            <text:p>#NULL!</text:p>
          </table:table-cell>
          <table:table-cell table:style-name="ce34" table:formula="of:=IF(AND([.J102]&lt;=[.M102];[.L102]&gt;=[.M102]);IF([.K102]&lt;=[.M10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3]);#NULL!;IF(ISBLANK([.I103]);ORG.OPENOFFICE.YEARS([.C103];TODAY();0);ORG.OPENOFFICE.YEARS([.C103];[.I103];0)))" office:value-type="string" office:string-value="" calcext:value-type="error">
            <text:p>#NULL!</text:p>
          </table:table-cell>
          <table:table-cell table:style-name="ce12"/>
          <table:table-cell table:formula="of:=IF(AND([.D103]&lt;60;[.E10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03]);;WEEKNUM([.G103];21))" office:value-type="float" office:value="0" calcext:value-type="float">
            <text:p>0</text:p>
          </table:table-cell>
          <table:table-cell/>
          <table:table-cell table:style-name="ce14" table:formula="of:=IF(ISBLANK([.I103]);COM.MICROSOFT.IFS([.E103]=[$Konventionen.$C$2];[.G103]+[$Konventionen.$D$2];[.E103]=[$Konventionen.$C$3];[.G103]+[$Konventionen.$D$3]); COM.MICROSOFT.IFS([.E103]=[$Konventionen.$C$2];[.I103]+[$Konventionen.$D$2];[.E103]=[$Konventionen.$C$3];[.I103]+[$Konventionen.$D$3]))" office:value-type="string" office:string-value="" calcext:value-type="error">
            <text:p>#NV</text:p>
          </table:table-cell>
          <table:table-cell table:style-name="ce14" table:formula="of:=[.J103]+(([.L103]-[.J103])/3*2)" office:value-type="string" office:string-value="" calcext:value-type="error">
            <text:p>#NV</text:p>
          </table:table-cell>
          <table:table-cell table:style-name="ce14" table:formula="of:=COM.MICROSOFT.IFS([.E103]=[$Konventionen.$C$2];[.J103]+[$Konventionen.$E$2];[.E103]=[$Konventionen.$C$3];[.J10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03]);#NULL!;WEEKNUM([.M103];21))" office:value-type="string" office:string-value="" calcext:value-type="error">
            <text:p>#NULL!</text:p>
          </table:table-cell>
          <table:table-cell table:style-name="ce34" table:formula="of:=IF(AND([.J103]&lt;=[.M103];[.L103]&gt;=[.M103]);IF([.K103]&lt;=[.M10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4]);#NULL!;IF(ISBLANK([.I104]);ORG.OPENOFFICE.YEARS([.C104];TODAY();0);ORG.OPENOFFICE.YEARS([.C104];[.I104];0)))" office:value-type="string" office:string-value="" calcext:value-type="error">
            <text:p>#NULL!</text:p>
          </table:table-cell>
          <table:table-cell table:style-name="ce12"/>
          <table:table-cell table:formula="of:=IF(AND([.D104]&lt;60;[.E10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04]);;WEEKNUM([.G104];21))" office:value-type="float" office:value="0" calcext:value-type="float">
            <text:p>0</text:p>
          </table:table-cell>
          <table:table-cell/>
          <table:table-cell table:style-name="ce14" table:formula="of:=IF(ISBLANK([.I104]);COM.MICROSOFT.IFS([.E104]=[$Konventionen.$C$2];[.G104]+[$Konventionen.$D$2];[.E104]=[$Konventionen.$C$3];[.G104]+[$Konventionen.$D$3]); COM.MICROSOFT.IFS([.E104]=[$Konventionen.$C$2];[.I104]+[$Konventionen.$D$2];[.E104]=[$Konventionen.$C$3];[.I104]+[$Konventionen.$D$3]))" office:value-type="string" office:string-value="" calcext:value-type="error">
            <text:p>#NV</text:p>
          </table:table-cell>
          <table:table-cell table:style-name="ce14" table:formula="of:=[.J104]+(([.L104]-[.J104])/3*2)" office:value-type="string" office:string-value="" calcext:value-type="error">
            <text:p>#NV</text:p>
          </table:table-cell>
          <table:table-cell table:style-name="ce14" table:formula="of:=COM.MICROSOFT.IFS([.E104]=[$Konventionen.$C$2];[.J104]+[$Konventionen.$E$2];[.E104]=[$Konventionen.$C$3];[.J10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04]);#NULL!;WEEKNUM([.M104];21))" office:value-type="string" office:string-value="" calcext:value-type="error">
            <text:p>#NULL!</text:p>
          </table:table-cell>
          <table:table-cell table:style-name="ce34" table:formula="of:=IF(AND([.J104]&lt;=[.M104];[.L104]&gt;=[.M104]);IF([.K104]&lt;=[.M10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5]);#NULL!;IF(ISBLANK([.I105]);ORG.OPENOFFICE.YEARS([.C105];TODAY();0);ORG.OPENOFFICE.YEARS([.C105];[.I105];0)))" office:value-type="string" office:string-value="" calcext:value-type="error">
            <text:p>#NULL!</text:p>
          </table:table-cell>
          <table:table-cell table:style-name="ce12"/>
          <table:table-cell table:formula="of:=IF(AND([.D105]&lt;60;[.E10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05]);;WEEKNUM([.G105];21))" office:value-type="float" office:value="0" calcext:value-type="float">
            <text:p>0</text:p>
          </table:table-cell>
          <table:table-cell/>
          <table:table-cell table:style-name="ce14" table:formula="of:=IF(ISBLANK([.I105]);COM.MICROSOFT.IFS([.E105]=[$Konventionen.$C$2];[.G105]+[$Konventionen.$D$2];[.E105]=[$Konventionen.$C$3];[.G105]+[$Konventionen.$D$3]); COM.MICROSOFT.IFS([.E105]=[$Konventionen.$C$2];[.I105]+[$Konventionen.$D$2];[.E105]=[$Konventionen.$C$3];[.I105]+[$Konventionen.$D$3]))" office:value-type="string" office:string-value="" calcext:value-type="error">
            <text:p>#NV</text:p>
          </table:table-cell>
          <table:table-cell table:style-name="ce14" table:formula="of:=[.J105]+(([.L105]-[.J105])/3*2)" office:value-type="string" office:string-value="" calcext:value-type="error">
            <text:p>#NV</text:p>
          </table:table-cell>
          <table:table-cell table:style-name="ce14" table:formula="of:=COM.MICROSOFT.IFS([.E105]=[$Konventionen.$C$2];[.J105]+[$Konventionen.$E$2];[.E105]=[$Konventionen.$C$3];[.J10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05]);#NULL!;WEEKNUM([.M105];21))" office:value-type="string" office:string-value="" calcext:value-type="error">
            <text:p>#NULL!</text:p>
          </table:table-cell>
          <table:table-cell table:style-name="ce34" table:formula="of:=IF(AND([.J105]&lt;=[.M105];[.L105]&gt;=[.M105]);IF([.K105]&lt;=[.M10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6]);#NULL!;IF(ISBLANK([.I106]);ORG.OPENOFFICE.YEARS([.C106];TODAY();0);ORG.OPENOFFICE.YEARS([.C106];[.I106];0)))" office:value-type="string" office:string-value="" calcext:value-type="error">
            <text:p>#NULL!</text:p>
          </table:table-cell>
          <table:table-cell table:style-name="ce12"/>
          <table:table-cell table:formula="of:=IF(AND([.D106]&lt;60;[.E10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06]);;WEEKNUM([.G106];21))" office:value-type="float" office:value="0" calcext:value-type="float">
            <text:p>0</text:p>
          </table:table-cell>
          <table:table-cell/>
          <table:table-cell table:style-name="ce14" table:formula="of:=IF(ISBLANK([.I106]);COM.MICROSOFT.IFS([.E106]=[$Konventionen.$C$2];[.G106]+[$Konventionen.$D$2];[.E106]=[$Konventionen.$C$3];[.G106]+[$Konventionen.$D$3]); COM.MICROSOFT.IFS([.E106]=[$Konventionen.$C$2];[.I106]+[$Konventionen.$D$2];[.E106]=[$Konventionen.$C$3];[.I106]+[$Konventionen.$D$3]))" office:value-type="string" office:string-value="" calcext:value-type="error">
            <text:p>#NV</text:p>
          </table:table-cell>
          <table:table-cell table:style-name="ce14" table:formula="of:=[.J106]+(([.L106]-[.J106])/3*2)" office:value-type="string" office:string-value="" calcext:value-type="error">
            <text:p>#NV</text:p>
          </table:table-cell>
          <table:table-cell table:style-name="ce14" table:formula="of:=COM.MICROSOFT.IFS([.E106]=[$Konventionen.$C$2];[.J106]+[$Konventionen.$E$2];[.E106]=[$Konventionen.$C$3];[.J10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06]);#NULL!;WEEKNUM([.M106];21))" office:value-type="string" office:string-value="" calcext:value-type="error">
            <text:p>#NULL!</text:p>
          </table:table-cell>
          <table:table-cell table:style-name="ce34" table:formula="of:=IF(AND([.J106]&lt;=[.M106];[.L106]&gt;=[.M106]);IF([.K106]&lt;=[.M10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7]);#NULL!;IF(ISBLANK([.I107]);ORG.OPENOFFICE.YEARS([.C107];TODAY();0);ORG.OPENOFFICE.YEARS([.C107];[.I107];0)))" office:value-type="string" office:string-value="" calcext:value-type="error">
            <text:p>#NULL!</text:p>
          </table:table-cell>
          <table:table-cell table:style-name="ce12"/>
          <table:table-cell table:formula="of:=IF(AND([.D107]&lt;60;[.E10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07]);;WEEKNUM([.G107];21))" office:value-type="float" office:value="0" calcext:value-type="float">
            <text:p>0</text:p>
          </table:table-cell>
          <table:table-cell/>
          <table:table-cell table:style-name="ce14" table:formula="of:=IF(ISBLANK([.I107]);COM.MICROSOFT.IFS([.E107]=[$Konventionen.$C$2];[.G107]+[$Konventionen.$D$2];[.E107]=[$Konventionen.$C$3];[.G107]+[$Konventionen.$D$3]); COM.MICROSOFT.IFS([.E107]=[$Konventionen.$C$2];[.I107]+[$Konventionen.$D$2];[.E107]=[$Konventionen.$C$3];[.I107]+[$Konventionen.$D$3]))" office:value-type="string" office:string-value="" calcext:value-type="error">
            <text:p>#NV</text:p>
          </table:table-cell>
          <table:table-cell table:style-name="ce14" table:formula="of:=[.J107]+(([.L107]-[.J107])/3*2)" office:value-type="string" office:string-value="" calcext:value-type="error">
            <text:p>#NV</text:p>
          </table:table-cell>
          <table:table-cell table:style-name="ce14" table:formula="of:=COM.MICROSOFT.IFS([.E107]=[$Konventionen.$C$2];[.J107]+[$Konventionen.$E$2];[.E107]=[$Konventionen.$C$3];[.J10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07]);#NULL!;WEEKNUM([.M107];21))" office:value-type="string" office:string-value="" calcext:value-type="error">
            <text:p>#NULL!</text:p>
          </table:table-cell>
          <table:table-cell table:style-name="ce34" table:formula="of:=IF(AND([.J107]&lt;=[.M107];[.L107]&gt;=[.M107]);IF([.K107]&lt;=[.M10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8]);#NULL!;IF(ISBLANK([.I108]);ORG.OPENOFFICE.YEARS([.C108];TODAY();0);ORG.OPENOFFICE.YEARS([.C108];[.I108];0)))" office:value-type="string" office:string-value="" calcext:value-type="error">
            <text:p>#NULL!</text:p>
          </table:table-cell>
          <table:table-cell table:style-name="ce12"/>
          <table:table-cell table:formula="of:=IF(AND([.D108]&lt;60;[.E10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08]);;WEEKNUM([.G108];21))" office:value-type="float" office:value="0" calcext:value-type="float">
            <text:p>0</text:p>
          </table:table-cell>
          <table:table-cell/>
          <table:table-cell table:style-name="ce14" table:formula="of:=IF(ISBLANK([.I108]);COM.MICROSOFT.IFS([.E108]=[$Konventionen.$C$2];[.G108]+[$Konventionen.$D$2];[.E108]=[$Konventionen.$C$3];[.G108]+[$Konventionen.$D$3]); COM.MICROSOFT.IFS([.E108]=[$Konventionen.$C$2];[.I108]+[$Konventionen.$D$2];[.E108]=[$Konventionen.$C$3];[.I108]+[$Konventionen.$D$3]))" office:value-type="string" office:string-value="" calcext:value-type="error">
            <text:p>#NV</text:p>
          </table:table-cell>
          <table:table-cell table:style-name="ce14" table:formula="of:=[.J108]+(([.L108]-[.J108])/3*2)" office:value-type="string" office:string-value="" calcext:value-type="error">
            <text:p>#NV</text:p>
          </table:table-cell>
          <table:table-cell table:style-name="ce14" table:formula="of:=COM.MICROSOFT.IFS([.E108]=[$Konventionen.$C$2];[.J108]+[$Konventionen.$E$2];[.E108]=[$Konventionen.$C$3];[.J10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08]);#NULL!;WEEKNUM([.M108];21))" office:value-type="string" office:string-value="" calcext:value-type="error">
            <text:p>#NULL!</text:p>
          </table:table-cell>
          <table:table-cell table:style-name="ce34" table:formula="of:=IF(AND([.J108]&lt;=[.M108];[.L108]&gt;=[.M108]);IF([.K108]&lt;=[.M10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9]);#NULL!;IF(ISBLANK([.I109]);ORG.OPENOFFICE.YEARS([.C109];TODAY();0);ORG.OPENOFFICE.YEARS([.C109];[.I109];0)))" office:value-type="string" office:string-value="" calcext:value-type="error">
            <text:p>#NULL!</text:p>
          </table:table-cell>
          <table:table-cell table:style-name="ce12"/>
          <table:table-cell table:formula="of:=IF(AND([.D109]&lt;60;[.E10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09]);;WEEKNUM([.G109];21))" office:value-type="float" office:value="0" calcext:value-type="float">
            <text:p>0</text:p>
          </table:table-cell>
          <table:table-cell/>
          <table:table-cell table:style-name="ce14" table:formula="of:=IF(ISBLANK([.I109]);COM.MICROSOFT.IFS([.E109]=[$Konventionen.$C$2];[.G109]+[$Konventionen.$D$2];[.E109]=[$Konventionen.$C$3];[.G109]+[$Konventionen.$D$3]); COM.MICROSOFT.IFS([.E109]=[$Konventionen.$C$2];[.I109]+[$Konventionen.$D$2];[.E109]=[$Konventionen.$C$3];[.I109]+[$Konventionen.$D$3]))" office:value-type="string" office:string-value="" calcext:value-type="error">
            <text:p>#NV</text:p>
          </table:table-cell>
          <table:table-cell table:style-name="ce14" table:formula="of:=[.J109]+(([.L109]-[.J109])/3*2)" office:value-type="string" office:string-value="" calcext:value-type="error">
            <text:p>#NV</text:p>
          </table:table-cell>
          <table:table-cell table:style-name="ce14" table:formula="of:=COM.MICROSOFT.IFS([.E109]=[$Konventionen.$C$2];[.J109]+[$Konventionen.$E$2];[.E109]=[$Konventionen.$C$3];[.J10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09]);#NULL!;WEEKNUM([.M109];21))" office:value-type="string" office:string-value="" calcext:value-type="error">
            <text:p>#NULL!</text:p>
          </table:table-cell>
          <table:table-cell table:style-name="ce34" table:formula="of:=IF(AND([.J109]&lt;=[.M109];[.L109]&gt;=[.M109]);IF([.K109]&lt;=[.M10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0]);#NULL!;IF(ISBLANK([.I110]);ORG.OPENOFFICE.YEARS([.C110];TODAY();0);ORG.OPENOFFICE.YEARS([.C110];[.I110];0)))" office:value-type="string" office:string-value="" calcext:value-type="error">
            <text:p>#NULL!</text:p>
          </table:table-cell>
          <table:table-cell table:style-name="ce12"/>
          <table:table-cell table:formula="of:=IF(AND([.D110]&lt;60;[.E11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10]);;WEEKNUM([.G110];21))" office:value-type="float" office:value="0" calcext:value-type="float">
            <text:p>0</text:p>
          </table:table-cell>
          <table:table-cell/>
          <table:table-cell table:style-name="ce14" table:formula="of:=IF(ISBLANK([.I110]);COM.MICROSOFT.IFS([.E110]=[$Konventionen.$C$2];[.G110]+[$Konventionen.$D$2];[.E110]=[$Konventionen.$C$3];[.G110]+[$Konventionen.$D$3]); COM.MICROSOFT.IFS([.E110]=[$Konventionen.$C$2];[.I110]+[$Konventionen.$D$2];[.E110]=[$Konventionen.$C$3];[.I110]+[$Konventionen.$D$3]))" office:value-type="string" office:string-value="" calcext:value-type="error">
            <text:p>#NV</text:p>
          </table:table-cell>
          <table:table-cell table:style-name="ce14" table:formula="of:=[.J110]+(([.L110]-[.J110])/3*2)" office:value-type="string" office:string-value="" calcext:value-type="error">
            <text:p>#NV</text:p>
          </table:table-cell>
          <table:table-cell table:style-name="ce14" table:formula="of:=COM.MICROSOFT.IFS([.E110]=[$Konventionen.$C$2];[.J110]+[$Konventionen.$E$2];[.E110]=[$Konventionen.$C$3];[.J11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10]);#NULL!;WEEKNUM([.M110];21))" office:value-type="string" office:string-value="" calcext:value-type="error">
            <text:p>#NULL!</text:p>
          </table:table-cell>
          <table:table-cell table:style-name="ce34" table:formula="of:=IF(AND([.J110]&lt;=[.M110];[.L110]&gt;=[.M110]);IF([.K110]&lt;=[.M11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1]);#NULL!;IF(ISBLANK([.I111]);ORG.OPENOFFICE.YEARS([.C111];TODAY();0);ORG.OPENOFFICE.YEARS([.C111];[.I111];0)))" office:value-type="string" office:string-value="" calcext:value-type="error">
            <text:p>#NULL!</text:p>
          </table:table-cell>
          <table:table-cell table:style-name="ce12"/>
          <table:table-cell table:formula="of:=IF(AND([.D111]&lt;60;[.E11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11]);;WEEKNUM([.G111];21))" office:value-type="float" office:value="0" calcext:value-type="float">
            <text:p>0</text:p>
          </table:table-cell>
          <table:table-cell/>
          <table:table-cell table:style-name="ce14" table:formula="of:=IF(ISBLANK([.I111]);COM.MICROSOFT.IFS([.E111]=[$Konventionen.$C$2];[.G111]+[$Konventionen.$D$2];[.E111]=[$Konventionen.$C$3];[.G111]+[$Konventionen.$D$3]); COM.MICROSOFT.IFS([.E111]=[$Konventionen.$C$2];[.I111]+[$Konventionen.$D$2];[.E111]=[$Konventionen.$C$3];[.I111]+[$Konventionen.$D$3]))" office:value-type="string" office:string-value="" calcext:value-type="error">
            <text:p>#NV</text:p>
          </table:table-cell>
          <table:table-cell table:style-name="ce14" table:formula="of:=[.J111]+(([.L111]-[.J111])/3*2)" office:value-type="string" office:string-value="" calcext:value-type="error">
            <text:p>#NV</text:p>
          </table:table-cell>
          <table:table-cell table:style-name="ce14" table:formula="of:=COM.MICROSOFT.IFS([.E111]=[$Konventionen.$C$2];[.J111]+[$Konventionen.$E$2];[.E111]=[$Konventionen.$C$3];[.J11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11]);#NULL!;WEEKNUM([.M111];21))" office:value-type="string" office:string-value="" calcext:value-type="error">
            <text:p>#NULL!</text:p>
          </table:table-cell>
          <table:table-cell table:style-name="ce34" table:formula="of:=IF(AND([.J111]&lt;=[.M111];[.L111]&gt;=[.M111]);IF([.K111]&lt;=[.M11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2]);#NULL!;IF(ISBLANK([.I112]);ORG.OPENOFFICE.YEARS([.C112];TODAY();0);ORG.OPENOFFICE.YEARS([.C112];[.I112];0)))" office:value-type="string" office:string-value="" calcext:value-type="error">
            <text:p>#NULL!</text:p>
          </table:table-cell>
          <table:table-cell table:style-name="ce12"/>
          <table:table-cell table:formula="of:=IF(AND([.D112]&lt;60;[.E11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12]);;WEEKNUM([.G112];21))" office:value-type="float" office:value="0" calcext:value-type="float">
            <text:p>0</text:p>
          </table:table-cell>
          <table:table-cell/>
          <table:table-cell table:style-name="ce14" table:formula="of:=IF(ISBLANK([.I112]);COM.MICROSOFT.IFS([.E112]=[$Konventionen.$C$2];[.G112]+[$Konventionen.$D$2];[.E112]=[$Konventionen.$C$3];[.G112]+[$Konventionen.$D$3]); COM.MICROSOFT.IFS([.E112]=[$Konventionen.$C$2];[.I112]+[$Konventionen.$D$2];[.E112]=[$Konventionen.$C$3];[.I112]+[$Konventionen.$D$3]))" office:value-type="string" office:string-value="" calcext:value-type="error">
            <text:p>#NV</text:p>
          </table:table-cell>
          <table:table-cell table:style-name="ce14" table:formula="of:=[.J112]+(([.L112]-[.J112])/3*2)" office:value-type="string" office:string-value="" calcext:value-type="error">
            <text:p>#NV</text:p>
          </table:table-cell>
          <table:table-cell table:style-name="ce14" table:formula="of:=COM.MICROSOFT.IFS([.E112]=[$Konventionen.$C$2];[.J112]+[$Konventionen.$E$2];[.E112]=[$Konventionen.$C$3];[.J11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12]);#NULL!;WEEKNUM([.M112];21))" office:value-type="string" office:string-value="" calcext:value-type="error">
            <text:p>#NULL!</text:p>
          </table:table-cell>
          <table:table-cell table:style-name="ce34" table:formula="of:=IF(AND([.J112]&lt;=[.M112];[.L112]&gt;=[.M112]);IF([.K112]&lt;=[.M11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3]);#NULL!;IF(ISBLANK([.I113]);ORG.OPENOFFICE.YEARS([.C113];TODAY();0);ORG.OPENOFFICE.YEARS([.C113];[.I113];0)))" office:value-type="string" office:string-value="" calcext:value-type="error">
            <text:p>#NULL!</text:p>
          </table:table-cell>
          <table:table-cell table:style-name="ce12"/>
          <table:table-cell table:formula="of:=IF(AND([.D113]&lt;60;[.E11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13]);;WEEKNUM([.G113];21))" office:value-type="float" office:value="0" calcext:value-type="float">
            <text:p>0</text:p>
          </table:table-cell>
          <table:table-cell/>
          <table:table-cell table:style-name="ce14" table:formula="of:=IF(ISBLANK([.I113]);COM.MICROSOFT.IFS([.E113]=[$Konventionen.$C$2];[.G113]+[$Konventionen.$D$2];[.E113]=[$Konventionen.$C$3];[.G113]+[$Konventionen.$D$3]); COM.MICROSOFT.IFS([.E113]=[$Konventionen.$C$2];[.I113]+[$Konventionen.$D$2];[.E113]=[$Konventionen.$C$3];[.I113]+[$Konventionen.$D$3]))" office:value-type="string" office:string-value="" calcext:value-type="error">
            <text:p>#NV</text:p>
          </table:table-cell>
          <table:table-cell table:style-name="ce14" table:formula="of:=[.J113]+(([.L113]-[.J113])/3*2)" office:value-type="string" office:string-value="" calcext:value-type="error">
            <text:p>#NV</text:p>
          </table:table-cell>
          <table:table-cell table:style-name="ce14" table:formula="of:=COM.MICROSOFT.IFS([.E113]=[$Konventionen.$C$2];[.J113]+[$Konventionen.$E$2];[.E113]=[$Konventionen.$C$3];[.J11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13]);#NULL!;WEEKNUM([.M113];21))" office:value-type="string" office:string-value="" calcext:value-type="error">
            <text:p>#NULL!</text:p>
          </table:table-cell>
          <table:table-cell table:style-name="ce34" table:formula="of:=IF(AND([.J113]&lt;=[.M113];[.L113]&gt;=[.M113]);IF([.K113]&lt;=[.M11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4]);#NULL!;IF(ISBLANK([.I114]);ORG.OPENOFFICE.YEARS([.C114];TODAY();0);ORG.OPENOFFICE.YEARS([.C114];[.I114];0)))" office:value-type="string" office:string-value="" calcext:value-type="error">
            <text:p>#NULL!</text:p>
          </table:table-cell>
          <table:table-cell table:style-name="ce12"/>
          <table:table-cell table:formula="of:=IF(AND([.D114]&lt;60;[.E11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14]);;WEEKNUM([.G114];21))" office:value-type="float" office:value="0" calcext:value-type="float">
            <text:p>0</text:p>
          </table:table-cell>
          <table:table-cell/>
          <table:table-cell table:style-name="ce14" table:formula="of:=IF(ISBLANK([.I114]);COM.MICROSOFT.IFS([.E114]=[$Konventionen.$C$2];[.G114]+[$Konventionen.$D$2];[.E114]=[$Konventionen.$C$3];[.G114]+[$Konventionen.$D$3]); COM.MICROSOFT.IFS([.E114]=[$Konventionen.$C$2];[.I114]+[$Konventionen.$D$2];[.E114]=[$Konventionen.$C$3];[.I114]+[$Konventionen.$D$3]))" office:value-type="string" office:string-value="" calcext:value-type="error">
            <text:p>#NV</text:p>
          </table:table-cell>
          <table:table-cell table:style-name="ce14" table:formula="of:=[.J114]+(([.L114]-[.J114])/3*2)" office:value-type="string" office:string-value="" calcext:value-type="error">
            <text:p>#NV</text:p>
          </table:table-cell>
          <table:table-cell table:style-name="ce14" table:formula="of:=COM.MICROSOFT.IFS([.E114]=[$Konventionen.$C$2];[.J114]+[$Konventionen.$E$2];[.E114]=[$Konventionen.$C$3];[.J11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14]);#NULL!;WEEKNUM([.M114];21))" office:value-type="string" office:string-value="" calcext:value-type="error">
            <text:p>#NULL!</text:p>
          </table:table-cell>
          <table:table-cell table:style-name="ce34" table:formula="of:=IF(AND([.J114]&lt;=[.M114];[.L114]&gt;=[.M114]);IF([.K114]&lt;=[.M11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5]);#NULL!;IF(ISBLANK([.I115]);ORG.OPENOFFICE.YEARS([.C115];TODAY();0);ORG.OPENOFFICE.YEARS([.C115];[.I115];0)))" office:value-type="string" office:string-value="" calcext:value-type="error">
            <text:p>#NULL!</text:p>
          </table:table-cell>
          <table:table-cell table:style-name="ce12"/>
          <table:table-cell table:formula="of:=IF(AND([.D115]&lt;60;[.E11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15]);;WEEKNUM([.G115];21))" office:value-type="float" office:value="0" calcext:value-type="float">
            <text:p>0</text:p>
          </table:table-cell>
          <table:table-cell/>
          <table:table-cell table:style-name="ce14" table:formula="of:=IF(ISBLANK([.I115]);COM.MICROSOFT.IFS([.E115]=[$Konventionen.$C$2];[.G115]+[$Konventionen.$D$2];[.E115]=[$Konventionen.$C$3];[.G115]+[$Konventionen.$D$3]); COM.MICROSOFT.IFS([.E115]=[$Konventionen.$C$2];[.I115]+[$Konventionen.$D$2];[.E115]=[$Konventionen.$C$3];[.I115]+[$Konventionen.$D$3]))" office:value-type="string" office:string-value="" calcext:value-type="error">
            <text:p>#NV</text:p>
          </table:table-cell>
          <table:table-cell table:style-name="ce14" table:formula="of:=[.J115]+(([.L115]-[.J115])/3*2)" office:value-type="string" office:string-value="" calcext:value-type="error">
            <text:p>#NV</text:p>
          </table:table-cell>
          <table:table-cell table:style-name="ce14" table:formula="of:=COM.MICROSOFT.IFS([.E115]=[$Konventionen.$C$2];[.J115]+[$Konventionen.$E$2];[.E115]=[$Konventionen.$C$3];[.J11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15]);#NULL!;WEEKNUM([.M115];21))" office:value-type="string" office:string-value="" calcext:value-type="error">
            <text:p>#NULL!</text:p>
          </table:table-cell>
          <table:table-cell table:style-name="ce34" table:formula="of:=IF(AND([.J115]&lt;=[.M115];[.L115]&gt;=[.M115]);IF([.K115]&lt;=[.M11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6]);#NULL!;IF(ISBLANK([.I116]);ORG.OPENOFFICE.YEARS([.C116];TODAY();0);ORG.OPENOFFICE.YEARS([.C116];[.I116];0)))" office:value-type="string" office:string-value="" calcext:value-type="error">
            <text:p>#NULL!</text:p>
          </table:table-cell>
          <table:table-cell table:style-name="ce12"/>
          <table:table-cell table:formula="of:=IF(AND([.D116]&lt;60;[.E11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16]);;WEEKNUM([.G116];21))" office:value-type="float" office:value="0" calcext:value-type="float">
            <text:p>0</text:p>
          </table:table-cell>
          <table:table-cell/>
          <table:table-cell table:style-name="ce14" table:formula="of:=IF(ISBLANK([.I116]);COM.MICROSOFT.IFS([.E116]=[$Konventionen.$C$2];[.G116]+[$Konventionen.$D$2];[.E116]=[$Konventionen.$C$3];[.G116]+[$Konventionen.$D$3]); COM.MICROSOFT.IFS([.E116]=[$Konventionen.$C$2];[.I116]+[$Konventionen.$D$2];[.E116]=[$Konventionen.$C$3];[.I116]+[$Konventionen.$D$3]))" office:value-type="string" office:string-value="" calcext:value-type="error">
            <text:p>#NV</text:p>
          </table:table-cell>
          <table:table-cell table:style-name="ce14" table:formula="of:=[.J116]+(([.L116]-[.J116])/3*2)" office:value-type="string" office:string-value="" calcext:value-type="error">
            <text:p>#NV</text:p>
          </table:table-cell>
          <table:table-cell table:style-name="ce14" table:formula="of:=COM.MICROSOFT.IFS([.E116]=[$Konventionen.$C$2];[.J116]+[$Konventionen.$E$2];[.E116]=[$Konventionen.$C$3];[.J11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16]);#NULL!;WEEKNUM([.M116];21))" office:value-type="string" office:string-value="" calcext:value-type="error">
            <text:p>#NULL!</text:p>
          </table:table-cell>
          <table:table-cell table:style-name="ce34" table:formula="of:=IF(AND([.J116]&lt;=[.M116];[.L116]&gt;=[.M116]);IF([.K116]&lt;=[.M11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7]);#NULL!;IF(ISBLANK([.I117]);ORG.OPENOFFICE.YEARS([.C117];TODAY();0);ORG.OPENOFFICE.YEARS([.C117];[.I117];0)))" office:value-type="string" office:string-value="" calcext:value-type="error">
            <text:p>#NULL!</text:p>
          </table:table-cell>
          <table:table-cell table:style-name="ce12"/>
          <table:table-cell table:formula="of:=IF(AND([.D117]&lt;60;[.E11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17]);;WEEKNUM([.G117];21))" office:value-type="float" office:value="0" calcext:value-type="float">
            <text:p>0</text:p>
          </table:table-cell>
          <table:table-cell/>
          <table:table-cell table:style-name="ce14" table:formula="of:=IF(ISBLANK([.I117]);COM.MICROSOFT.IFS([.E117]=[$Konventionen.$C$2];[.G117]+[$Konventionen.$D$2];[.E117]=[$Konventionen.$C$3];[.G117]+[$Konventionen.$D$3]); COM.MICROSOFT.IFS([.E117]=[$Konventionen.$C$2];[.I117]+[$Konventionen.$D$2];[.E117]=[$Konventionen.$C$3];[.I117]+[$Konventionen.$D$3]))" office:value-type="string" office:string-value="" calcext:value-type="error">
            <text:p>#NV</text:p>
          </table:table-cell>
          <table:table-cell table:style-name="ce14" table:formula="of:=[.J117]+(([.L117]-[.J117])/3*2)" office:value-type="string" office:string-value="" calcext:value-type="error">
            <text:p>#NV</text:p>
          </table:table-cell>
          <table:table-cell table:style-name="ce14" table:formula="of:=COM.MICROSOFT.IFS([.E117]=[$Konventionen.$C$2];[.J117]+[$Konventionen.$E$2];[.E117]=[$Konventionen.$C$3];[.J11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17]);#NULL!;WEEKNUM([.M117];21))" office:value-type="string" office:string-value="" calcext:value-type="error">
            <text:p>#NULL!</text:p>
          </table:table-cell>
          <table:table-cell table:style-name="ce34" table:formula="of:=IF(AND([.J117]&lt;=[.M117];[.L117]&gt;=[.M117]);IF([.K117]&lt;=[.M11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8]);#NULL!;IF(ISBLANK([.I118]);ORG.OPENOFFICE.YEARS([.C118];TODAY();0);ORG.OPENOFFICE.YEARS([.C118];[.I118];0)))" office:value-type="string" office:string-value="" calcext:value-type="error">
            <text:p>#NULL!</text:p>
          </table:table-cell>
          <table:table-cell table:style-name="ce12"/>
          <table:table-cell table:formula="of:=IF(AND([.D118]&lt;60;[.E11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18]);;WEEKNUM([.G118];21))" office:value-type="float" office:value="0" calcext:value-type="float">
            <text:p>0</text:p>
          </table:table-cell>
          <table:table-cell/>
          <table:table-cell table:style-name="ce14" table:formula="of:=IF(ISBLANK([.I118]);COM.MICROSOFT.IFS([.E118]=[$Konventionen.$C$2];[.G118]+[$Konventionen.$D$2];[.E118]=[$Konventionen.$C$3];[.G118]+[$Konventionen.$D$3]); COM.MICROSOFT.IFS([.E118]=[$Konventionen.$C$2];[.I118]+[$Konventionen.$D$2];[.E118]=[$Konventionen.$C$3];[.I118]+[$Konventionen.$D$3]))" office:value-type="string" office:string-value="" calcext:value-type="error">
            <text:p>#NV</text:p>
          </table:table-cell>
          <table:table-cell table:style-name="ce14" table:formula="of:=[.J118]+(([.L118]-[.J118])/3*2)" office:value-type="string" office:string-value="" calcext:value-type="error">
            <text:p>#NV</text:p>
          </table:table-cell>
          <table:table-cell table:style-name="ce14" table:formula="of:=COM.MICROSOFT.IFS([.E118]=[$Konventionen.$C$2];[.J118]+[$Konventionen.$E$2];[.E118]=[$Konventionen.$C$3];[.J11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18]);#NULL!;WEEKNUM([.M118];21))" office:value-type="string" office:string-value="" calcext:value-type="error">
            <text:p>#NULL!</text:p>
          </table:table-cell>
          <table:table-cell table:style-name="ce34" table:formula="of:=IF(AND([.J118]&lt;=[.M118];[.L118]&gt;=[.M118]);IF([.K118]&lt;=[.M11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9]);#NULL!;IF(ISBLANK([.I119]);ORG.OPENOFFICE.YEARS([.C119];TODAY();0);ORG.OPENOFFICE.YEARS([.C119];[.I119];0)))" office:value-type="string" office:string-value="" calcext:value-type="error">
            <text:p>#NULL!</text:p>
          </table:table-cell>
          <table:table-cell table:style-name="ce12"/>
          <table:table-cell table:formula="of:=IF(AND([.D119]&lt;60;[.E11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19]);;WEEKNUM([.G119];21))" office:value-type="float" office:value="0" calcext:value-type="float">
            <text:p>0</text:p>
          </table:table-cell>
          <table:table-cell/>
          <table:table-cell table:style-name="ce14" table:formula="of:=IF(ISBLANK([.I119]);COM.MICROSOFT.IFS([.E119]=[$Konventionen.$C$2];[.G119]+[$Konventionen.$D$2];[.E119]=[$Konventionen.$C$3];[.G119]+[$Konventionen.$D$3]); COM.MICROSOFT.IFS([.E119]=[$Konventionen.$C$2];[.I119]+[$Konventionen.$D$2];[.E119]=[$Konventionen.$C$3];[.I119]+[$Konventionen.$D$3]))" office:value-type="string" office:string-value="" calcext:value-type="error">
            <text:p>#NV</text:p>
          </table:table-cell>
          <table:table-cell table:style-name="ce14" table:formula="of:=[.J119]+(([.L119]-[.J119])/3*2)" office:value-type="string" office:string-value="" calcext:value-type="error">
            <text:p>#NV</text:p>
          </table:table-cell>
          <table:table-cell table:style-name="ce14" table:formula="of:=COM.MICROSOFT.IFS([.E119]=[$Konventionen.$C$2];[.J119]+[$Konventionen.$E$2];[.E119]=[$Konventionen.$C$3];[.J11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19]);#NULL!;WEEKNUM([.M119];21))" office:value-type="string" office:string-value="" calcext:value-type="error">
            <text:p>#NULL!</text:p>
          </table:table-cell>
          <table:table-cell table:style-name="ce34" table:formula="of:=IF(AND([.J119]&lt;=[.M119];[.L119]&gt;=[.M119]);IF([.K119]&lt;=[.M11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0]);#NULL!;IF(ISBLANK([.I120]);ORG.OPENOFFICE.YEARS([.C120];TODAY();0);ORG.OPENOFFICE.YEARS([.C120];[.I120];0)))" office:value-type="string" office:string-value="" calcext:value-type="error">
            <text:p>#NULL!</text:p>
          </table:table-cell>
          <table:table-cell table:style-name="ce12"/>
          <table:table-cell table:formula="of:=IF(AND([.D120]&lt;60;[.E12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20]);;WEEKNUM([.G120];21))" office:value-type="float" office:value="0" calcext:value-type="float">
            <text:p>0</text:p>
          </table:table-cell>
          <table:table-cell/>
          <table:table-cell table:style-name="ce14" table:formula="of:=IF(ISBLANK([.I120]);COM.MICROSOFT.IFS([.E120]=[$Konventionen.$C$2];[.G120]+[$Konventionen.$D$2];[.E120]=[$Konventionen.$C$3];[.G120]+[$Konventionen.$D$3]); COM.MICROSOFT.IFS([.E120]=[$Konventionen.$C$2];[.I120]+[$Konventionen.$D$2];[.E120]=[$Konventionen.$C$3];[.I120]+[$Konventionen.$D$3]))" office:value-type="string" office:string-value="" calcext:value-type="error">
            <text:p>#NV</text:p>
          </table:table-cell>
          <table:table-cell table:style-name="ce14" table:formula="of:=[.J120]+(([.L120]-[.J120])/3*2)" office:value-type="string" office:string-value="" calcext:value-type="error">
            <text:p>#NV</text:p>
          </table:table-cell>
          <table:table-cell table:style-name="ce14" table:formula="of:=COM.MICROSOFT.IFS([.E120]=[$Konventionen.$C$2];[.J120]+[$Konventionen.$E$2];[.E120]=[$Konventionen.$C$3];[.J12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20]);#NULL!;WEEKNUM([.M120];21))" office:value-type="string" office:string-value="" calcext:value-type="error">
            <text:p>#NULL!</text:p>
          </table:table-cell>
          <table:table-cell table:style-name="ce34" table:formula="of:=IF(AND([.J120]&lt;=[.M120];[.L120]&gt;=[.M120]);IF([.K120]&lt;=[.M12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1]);#NULL!;IF(ISBLANK([.I121]);ORG.OPENOFFICE.YEARS([.C121];TODAY();0);ORG.OPENOFFICE.YEARS([.C121];[.I121];0)))" office:value-type="string" office:string-value="" calcext:value-type="error">
            <text:p>#NULL!</text:p>
          </table:table-cell>
          <table:table-cell table:style-name="ce12"/>
          <table:table-cell table:formula="of:=IF(AND([.D121]&lt;60;[.E12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21]);;WEEKNUM([.G121];21))" office:value-type="float" office:value="0" calcext:value-type="float">
            <text:p>0</text:p>
          </table:table-cell>
          <table:table-cell/>
          <table:table-cell table:style-name="ce14" table:formula="of:=IF(ISBLANK([.I121]);COM.MICROSOFT.IFS([.E121]=[$Konventionen.$C$2];[.G121]+[$Konventionen.$D$2];[.E121]=[$Konventionen.$C$3];[.G121]+[$Konventionen.$D$3]); COM.MICROSOFT.IFS([.E121]=[$Konventionen.$C$2];[.I121]+[$Konventionen.$D$2];[.E121]=[$Konventionen.$C$3];[.I121]+[$Konventionen.$D$3]))" office:value-type="string" office:string-value="" calcext:value-type="error">
            <text:p>#NV</text:p>
          </table:table-cell>
          <table:table-cell table:style-name="ce14" table:formula="of:=[.J121]+(([.L121]-[.J121])/3*2)" office:value-type="string" office:string-value="" calcext:value-type="error">
            <text:p>#NV</text:p>
          </table:table-cell>
          <table:table-cell table:style-name="ce14" table:formula="of:=COM.MICROSOFT.IFS([.E121]=[$Konventionen.$C$2];[.J121]+[$Konventionen.$E$2];[.E121]=[$Konventionen.$C$3];[.J12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21]);#NULL!;WEEKNUM([.M121];21))" office:value-type="string" office:string-value="" calcext:value-type="error">
            <text:p>#NULL!</text:p>
          </table:table-cell>
          <table:table-cell table:style-name="ce34" table:formula="of:=IF(AND([.J121]&lt;=[.M121];[.L121]&gt;=[.M121]);IF([.K121]&lt;=[.M12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2]);#NULL!;IF(ISBLANK([.I122]);ORG.OPENOFFICE.YEARS([.C122];TODAY();0);ORG.OPENOFFICE.YEARS([.C122];[.I122];0)))" office:value-type="string" office:string-value="" calcext:value-type="error">
            <text:p>#NULL!</text:p>
          </table:table-cell>
          <table:table-cell table:style-name="ce12"/>
          <table:table-cell table:formula="of:=IF(AND([.D122]&lt;60;[.E12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22]);;WEEKNUM([.G122];21))" office:value-type="float" office:value="0" calcext:value-type="float">
            <text:p>0</text:p>
          </table:table-cell>
          <table:table-cell/>
          <table:table-cell table:style-name="ce14" table:formula="of:=IF(ISBLANK([.I122]);COM.MICROSOFT.IFS([.E122]=[$Konventionen.$C$2];[.G122]+[$Konventionen.$D$2];[.E122]=[$Konventionen.$C$3];[.G122]+[$Konventionen.$D$3]); COM.MICROSOFT.IFS([.E122]=[$Konventionen.$C$2];[.I122]+[$Konventionen.$D$2];[.E122]=[$Konventionen.$C$3];[.I122]+[$Konventionen.$D$3]))" office:value-type="string" office:string-value="" calcext:value-type="error">
            <text:p>#NV</text:p>
          </table:table-cell>
          <table:table-cell table:style-name="ce14" table:formula="of:=[.J122]+(([.L122]-[.J122])/3*2)" office:value-type="string" office:string-value="" calcext:value-type="error">
            <text:p>#NV</text:p>
          </table:table-cell>
          <table:table-cell table:style-name="ce14" table:formula="of:=COM.MICROSOFT.IFS([.E122]=[$Konventionen.$C$2];[.J122]+[$Konventionen.$E$2];[.E122]=[$Konventionen.$C$3];[.J12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22]);#NULL!;WEEKNUM([.M122];21))" office:value-type="string" office:string-value="" calcext:value-type="error">
            <text:p>#NULL!</text:p>
          </table:table-cell>
          <table:table-cell table:style-name="ce34" table:formula="of:=IF(AND([.J122]&lt;=[.M122];[.L122]&gt;=[.M122]);IF([.K122]&lt;=[.M12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3]);#NULL!;IF(ISBLANK([.I123]);ORG.OPENOFFICE.YEARS([.C123];TODAY();0);ORG.OPENOFFICE.YEARS([.C123];[.I123];0)))" office:value-type="string" office:string-value="" calcext:value-type="error">
            <text:p>#NULL!</text:p>
          </table:table-cell>
          <table:table-cell table:style-name="ce12"/>
          <table:table-cell table:formula="of:=IF(AND([.D123]&lt;60;[.E12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23]);;WEEKNUM([.G123];21))" office:value-type="float" office:value="0" calcext:value-type="float">
            <text:p>0</text:p>
          </table:table-cell>
          <table:table-cell/>
          <table:table-cell table:style-name="ce14" table:formula="of:=IF(ISBLANK([.I123]);COM.MICROSOFT.IFS([.E123]=[$Konventionen.$C$2];[.G123]+[$Konventionen.$D$2];[.E123]=[$Konventionen.$C$3];[.G123]+[$Konventionen.$D$3]); COM.MICROSOFT.IFS([.E123]=[$Konventionen.$C$2];[.I123]+[$Konventionen.$D$2];[.E123]=[$Konventionen.$C$3];[.I123]+[$Konventionen.$D$3]))" office:value-type="string" office:string-value="" calcext:value-type="error">
            <text:p>#NV</text:p>
          </table:table-cell>
          <table:table-cell table:style-name="ce14" table:formula="of:=[.J123]+(([.L123]-[.J123])/3*2)" office:value-type="string" office:string-value="" calcext:value-type="error">
            <text:p>#NV</text:p>
          </table:table-cell>
          <table:table-cell table:style-name="ce14" table:formula="of:=COM.MICROSOFT.IFS([.E123]=[$Konventionen.$C$2];[.J123]+[$Konventionen.$E$2];[.E123]=[$Konventionen.$C$3];[.J12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23]);#NULL!;WEEKNUM([.M123];21))" office:value-type="string" office:string-value="" calcext:value-type="error">
            <text:p>#NULL!</text:p>
          </table:table-cell>
          <table:table-cell table:style-name="ce34" table:formula="of:=IF(AND([.J123]&lt;=[.M123];[.L123]&gt;=[.M123]);IF([.K123]&lt;=[.M12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4]);#NULL!;IF(ISBLANK([.I124]);ORG.OPENOFFICE.YEARS([.C124];TODAY();0);ORG.OPENOFFICE.YEARS([.C124];[.I124];0)))" office:value-type="string" office:string-value="" calcext:value-type="error">
            <text:p>#NULL!</text:p>
          </table:table-cell>
          <table:table-cell table:style-name="ce12"/>
          <table:table-cell table:formula="of:=IF(AND([.D124]&lt;60;[.E12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24]);;WEEKNUM([.G124];21))" office:value-type="float" office:value="0" calcext:value-type="float">
            <text:p>0</text:p>
          </table:table-cell>
          <table:table-cell/>
          <table:table-cell table:style-name="ce14" table:formula="of:=IF(ISBLANK([.I124]);COM.MICROSOFT.IFS([.E124]=[$Konventionen.$C$2];[.G124]+[$Konventionen.$D$2];[.E124]=[$Konventionen.$C$3];[.G124]+[$Konventionen.$D$3]); COM.MICROSOFT.IFS([.E124]=[$Konventionen.$C$2];[.I124]+[$Konventionen.$D$2];[.E124]=[$Konventionen.$C$3];[.I124]+[$Konventionen.$D$3]))" office:value-type="string" office:string-value="" calcext:value-type="error">
            <text:p>#NV</text:p>
          </table:table-cell>
          <table:table-cell table:style-name="ce14" table:formula="of:=[.J124]+(([.L124]-[.J124])/3*2)" office:value-type="string" office:string-value="" calcext:value-type="error">
            <text:p>#NV</text:p>
          </table:table-cell>
          <table:table-cell table:style-name="ce14" table:formula="of:=COM.MICROSOFT.IFS([.E124]=[$Konventionen.$C$2];[.J124]+[$Konventionen.$E$2];[.E124]=[$Konventionen.$C$3];[.J12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24]);#NULL!;WEEKNUM([.M124];21))" office:value-type="string" office:string-value="" calcext:value-type="error">
            <text:p>#NULL!</text:p>
          </table:table-cell>
          <table:table-cell table:style-name="ce34" table:formula="of:=IF(AND([.J124]&lt;=[.M124];[.L124]&gt;=[.M124]);IF([.K124]&lt;=[.M12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5]);#NULL!;IF(ISBLANK([.I125]);ORG.OPENOFFICE.YEARS([.C125];TODAY();0);ORG.OPENOFFICE.YEARS([.C125];[.I125];0)))" office:value-type="string" office:string-value="" calcext:value-type="error">
            <text:p>#NULL!</text:p>
          </table:table-cell>
          <table:table-cell table:style-name="ce12"/>
          <table:table-cell table:formula="of:=IF(AND([.D125]&lt;60;[.E12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25]);;WEEKNUM([.G125];21))" office:value-type="float" office:value="0" calcext:value-type="float">
            <text:p>0</text:p>
          </table:table-cell>
          <table:table-cell/>
          <table:table-cell table:style-name="ce14" table:formula="of:=IF(ISBLANK([.I125]);COM.MICROSOFT.IFS([.E125]=[$Konventionen.$C$2];[.G125]+[$Konventionen.$D$2];[.E125]=[$Konventionen.$C$3];[.G125]+[$Konventionen.$D$3]); COM.MICROSOFT.IFS([.E125]=[$Konventionen.$C$2];[.I125]+[$Konventionen.$D$2];[.E125]=[$Konventionen.$C$3];[.I125]+[$Konventionen.$D$3]))" office:value-type="string" office:string-value="" calcext:value-type="error">
            <text:p>#NV</text:p>
          </table:table-cell>
          <table:table-cell table:style-name="ce14" table:formula="of:=[.J125]+(([.L125]-[.J125])/3*2)" office:value-type="string" office:string-value="" calcext:value-type="error">
            <text:p>#NV</text:p>
          </table:table-cell>
          <table:table-cell table:style-name="ce14" table:formula="of:=COM.MICROSOFT.IFS([.E125]=[$Konventionen.$C$2];[.J125]+[$Konventionen.$E$2];[.E125]=[$Konventionen.$C$3];[.J12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25]);#NULL!;WEEKNUM([.M125];21))" office:value-type="string" office:string-value="" calcext:value-type="error">
            <text:p>#NULL!</text:p>
          </table:table-cell>
          <table:table-cell table:style-name="ce34" table:formula="of:=IF(AND([.J125]&lt;=[.M125];[.L125]&gt;=[.M125]);IF([.K125]&lt;=[.M12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6]);#NULL!;IF(ISBLANK([.I126]);ORG.OPENOFFICE.YEARS([.C126];TODAY();0);ORG.OPENOFFICE.YEARS([.C126];[.I126];0)))" office:value-type="string" office:string-value="" calcext:value-type="error">
            <text:p>#NULL!</text:p>
          </table:table-cell>
          <table:table-cell table:style-name="ce12"/>
          <table:table-cell table:formula="of:=IF(AND([.D126]&lt;60;[.E12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26]);;WEEKNUM([.G126];21))" office:value-type="float" office:value="0" calcext:value-type="float">
            <text:p>0</text:p>
          </table:table-cell>
          <table:table-cell/>
          <table:table-cell table:style-name="ce14" table:formula="of:=IF(ISBLANK([.I126]);COM.MICROSOFT.IFS([.E126]=[$Konventionen.$C$2];[.G126]+[$Konventionen.$D$2];[.E126]=[$Konventionen.$C$3];[.G126]+[$Konventionen.$D$3]); COM.MICROSOFT.IFS([.E126]=[$Konventionen.$C$2];[.I126]+[$Konventionen.$D$2];[.E126]=[$Konventionen.$C$3];[.I126]+[$Konventionen.$D$3]))" office:value-type="string" office:string-value="" calcext:value-type="error">
            <text:p>#NV</text:p>
          </table:table-cell>
          <table:table-cell table:style-name="ce14" table:formula="of:=[.J126]+(([.L126]-[.J126])/3*2)" office:value-type="string" office:string-value="" calcext:value-type="error">
            <text:p>#NV</text:p>
          </table:table-cell>
          <table:table-cell table:style-name="ce14" table:formula="of:=COM.MICROSOFT.IFS([.E126]=[$Konventionen.$C$2];[.J126]+[$Konventionen.$E$2];[.E126]=[$Konventionen.$C$3];[.J12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26]);#NULL!;WEEKNUM([.M126];21))" office:value-type="string" office:string-value="" calcext:value-type="error">
            <text:p>#NULL!</text:p>
          </table:table-cell>
          <table:table-cell table:style-name="ce34" table:formula="of:=IF(AND([.J126]&lt;=[.M126];[.L126]&gt;=[.M126]);IF([.K126]&lt;=[.M12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7]);#NULL!;IF(ISBLANK([.I127]);ORG.OPENOFFICE.YEARS([.C127];TODAY();0);ORG.OPENOFFICE.YEARS([.C127];[.I127];0)))" office:value-type="string" office:string-value="" calcext:value-type="error">
            <text:p>#NULL!</text:p>
          </table:table-cell>
          <table:table-cell table:style-name="ce12"/>
          <table:table-cell table:formula="of:=IF(AND([.D127]&lt;60;[.E12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27]);;WEEKNUM([.G127];21))" office:value-type="float" office:value="0" calcext:value-type="float">
            <text:p>0</text:p>
          </table:table-cell>
          <table:table-cell/>
          <table:table-cell table:style-name="ce14" table:formula="of:=IF(ISBLANK([.I127]);COM.MICROSOFT.IFS([.E127]=[$Konventionen.$C$2];[.G127]+[$Konventionen.$D$2];[.E127]=[$Konventionen.$C$3];[.G127]+[$Konventionen.$D$3]); COM.MICROSOFT.IFS([.E127]=[$Konventionen.$C$2];[.I127]+[$Konventionen.$D$2];[.E127]=[$Konventionen.$C$3];[.I127]+[$Konventionen.$D$3]))" office:value-type="string" office:string-value="" calcext:value-type="error">
            <text:p>#NV</text:p>
          </table:table-cell>
          <table:table-cell table:style-name="ce14" table:formula="of:=[.J127]+(([.L127]-[.J127])/3*2)" office:value-type="string" office:string-value="" calcext:value-type="error">
            <text:p>#NV</text:p>
          </table:table-cell>
          <table:table-cell table:style-name="ce14" table:formula="of:=COM.MICROSOFT.IFS([.E127]=[$Konventionen.$C$2];[.J127]+[$Konventionen.$E$2];[.E127]=[$Konventionen.$C$3];[.J12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27]);#NULL!;WEEKNUM([.M127];21))" office:value-type="string" office:string-value="" calcext:value-type="error">
            <text:p>#NULL!</text:p>
          </table:table-cell>
          <table:table-cell table:style-name="ce34" table:formula="of:=IF(AND([.J127]&lt;=[.M127];[.L127]&gt;=[.M127]);IF([.K127]&lt;=[.M12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8]);#NULL!;IF(ISBLANK([.I128]);ORG.OPENOFFICE.YEARS([.C128];TODAY();0);ORG.OPENOFFICE.YEARS([.C128];[.I128];0)))" office:value-type="string" office:string-value="" calcext:value-type="error">
            <text:p>#NULL!</text:p>
          </table:table-cell>
          <table:table-cell table:style-name="ce12"/>
          <table:table-cell table:formula="of:=IF(AND([.D128]&lt;60;[.E12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28]);;WEEKNUM([.G128];21))" office:value-type="float" office:value="0" calcext:value-type="float">
            <text:p>0</text:p>
          </table:table-cell>
          <table:table-cell/>
          <table:table-cell table:style-name="ce14" table:formula="of:=IF(ISBLANK([.I128]);COM.MICROSOFT.IFS([.E128]=[$Konventionen.$C$2];[.G128]+[$Konventionen.$D$2];[.E128]=[$Konventionen.$C$3];[.G128]+[$Konventionen.$D$3]); COM.MICROSOFT.IFS([.E128]=[$Konventionen.$C$2];[.I128]+[$Konventionen.$D$2];[.E128]=[$Konventionen.$C$3];[.I128]+[$Konventionen.$D$3]))" office:value-type="string" office:string-value="" calcext:value-type="error">
            <text:p>#NV</text:p>
          </table:table-cell>
          <table:table-cell table:style-name="ce14" table:formula="of:=[.J128]+(([.L128]-[.J128])/3*2)" office:value-type="string" office:string-value="" calcext:value-type="error">
            <text:p>#NV</text:p>
          </table:table-cell>
          <table:table-cell table:style-name="ce14" table:formula="of:=COM.MICROSOFT.IFS([.E128]=[$Konventionen.$C$2];[.J128]+[$Konventionen.$E$2];[.E128]=[$Konventionen.$C$3];[.J12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28]);#NULL!;WEEKNUM([.M128];21))" office:value-type="string" office:string-value="" calcext:value-type="error">
            <text:p>#NULL!</text:p>
          </table:table-cell>
          <table:table-cell table:style-name="ce34" table:formula="of:=IF(AND([.J128]&lt;=[.M128];[.L128]&gt;=[.M128]);IF([.K128]&lt;=[.M12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9]);#NULL!;IF(ISBLANK([.I129]);ORG.OPENOFFICE.YEARS([.C129];TODAY();0);ORG.OPENOFFICE.YEARS([.C129];[.I129];0)))" office:value-type="string" office:string-value="" calcext:value-type="error">
            <text:p>#NULL!</text:p>
          </table:table-cell>
          <table:table-cell table:style-name="ce12"/>
          <table:table-cell table:formula="of:=IF(AND([.D129]&lt;60;[.E12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29]);;WEEKNUM([.G129];21))" office:value-type="float" office:value="0" calcext:value-type="float">
            <text:p>0</text:p>
          </table:table-cell>
          <table:table-cell/>
          <table:table-cell table:style-name="ce14" table:formula="of:=IF(ISBLANK([.I129]);COM.MICROSOFT.IFS([.E129]=[$Konventionen.$C$2];[.G129]+[$Konventionen.$D$2];[.E129]=[$Konventionen.$C$3];[.G129]+[$Konventionen.$D$3]); COM.MICROSOFT.IFS([.E129]=[$Konventionen.$C$2];[.I129]+[$Konventionen.$D$2];[.E129]=[$Konventionen.$C$3];[.I129]+[$Konventionen.$D$3]))" office:value-type="string" office:string-value="" calcext:value-type="error">
            <text:p>#NV</text:p>
          </table:table-cell>
          <table:table-cell table:style-name="ce14" table:formula="of:=[.J129]+(([.L129]-[.J129])/3*2)" office:value-type="string" office:string-value="" calcext:value-type="error">
            <text:p>#NV</text:p>
          </table:table-cell>
          <table:table-cell table:style-name="ce14" table:formula="of:=COM.MICROSOFT.IFS([.E129]=[$Konventionen.$C$2];[.J129]+[$Konventionen.$E$2];[.E129]=[$Konventionen.$C$3];[.J12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29]);#NULL!;WEEKNUM([.M129];21))" office:value-type="string" office:string-value="" calcext:value-type="error">
            <text:p>#NULL!</text:p>
          </table:table-cell>
          <table:table-cell table:style-name="ce34" table:formula="of:=IF(AND([.J129]&lt;=[.M129];[.L129]&gt;=[.M129]);IF([.K129]&lt;=[.M12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0]);#NULL!;IF(ISBLANK([.I130]);ORG.OPENOFFICE.YEARS([.C130];TODAY();0);ORG.OPENOFFICE.YEARS([.C130];[.I130];0)))" office:value-type="string" office:string-value="" calcext:value-type="error">
            <text:p>#NULL!</text:p>
          </table:table-cell>
          <table:table-cell table:style-name="ce12"/>
          <table:table-cell table:formula="of:=IF(AND([.D130]&lt;60;[.E13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30]);;WEEKNUM([.G130];21))" office:value-type="float" office:value="0" calcext:value-type="float">
            <text:p>0</text:p>
          </table:table-cell>
          <table:table-cell/>
          <table:table-cell table:style-name="ce14" table:formula="of:=IF(ISBLANK([.I130]);COM.MICROSOFT.IFS([.E130]=[$Konventionen.$C$2];[.G130]+[$Konventionen.$D$2];[.E130]=[$Konventionen.$C$3];[.G130]+[$Konventionen.$D$3]); COM.MICROSOFT.IFS([.E130]=[$Konventionen.$C$2];[.I130]+[$Konventionen.$D$2];[.E130]=[$Konventionen.$C$3];[.I130]+[$Konventionen.$D$3]))" office:value-type="string" office:string-value="" calcext:value-type="error">
            <text:p>#NV</text:p>
          </table:table-cell>
          <table:table-cell table:style-name="ce14" table:formula="of:=[.J130]+(([.L130]-[.J130])/3*2)" office:value-type="string" office:string-value="" calcext:value-type="error">
            <text:p>#NV</text:p>
          </table:table-cell>
          <table:table-cell table:style-name="ce14" table:formula="of:=COM.MICROSOFT.IFS([.E130]=[$Konventionen.$C$2];[.J130]+[$Konventionen.$E$2];[.E130]=[$Konventionen.$C$3];[.J13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30]);#NULL!;WEEKNUM([.M130];21))" office:value-type="string" office:string-value="" calcext:value-type="error">
            <text:p>#NULL!</text:p>
          </table:table-cell>
          <table:table-cell table:style-name="ce34" table:formula="of:=IF(AND([.J130]&lt;=[.M130];[.L130]&gt;=[.M130]);IF([.K130]&lt;=[.M13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1]);#NULL!;IF(ISBLANK([.I131]);ORG.OPENOFFICE.YEARS([.C131];TODAY();0);ORG.OPENOFFICE.YEARS([.C131];[.I131];0)))" office:value-type="string" office:string-value="" calcext:value-type="error">
            <text:p>#NULL!</text:p>
          </table:table-cell>
          <table:table-cell table:style-name="ce12"/>
          <table:table-cell table:formula="of:=IF(AND([.D131]&lt;60;[.E13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31]);;WEEKNUM([.G131];21))" office:value-type="float" office:value="0" calcext:value-type="float">
            <text:p>0</text:p>
          </table:table-cell>
          <table:table-cell/>
          <table:table-cell table:style-name="ce14" table:formula="of:=IF(ISBLANK([.I131]);COM.MICROSOFT.IFS([.E131]=[$Konventionen.$C$2];[.G131]+[$Konventionen.$D$2];[.E131]=[$Konventionen.$C$3];[.G131]+[$Konventionen.$D$3]); COM.MICROSOFT.IFS([.E131]=[$Konventionen.$C$2];[.I131]+[$Konventionen.$D$2];[.E131]=[$Konventionen.$C$3];[.I131]+[$Konventionen.$D$3]))" office:value-type="string" office:string-value="" calcext:value-type="error">
            <text:p>#NV</text:p>
          </table:table-cell>
          <table:table-cell table:style-name="ce14" table:formula="of:=[.J131]+(([.L131]-[.J131])/3*2)" office:value-type="string" office:string-value="" calcext:value-type="error">
            <text:p>#NV</text:p>
          </table:table-cell>
          <table:table-cell table:style-name="ce14" table:formula="of:=COM.MICROSOFT.IFS([.E131]=[$Konventionen.$C$2];[.J131]+[$Konventionen.$E$2];[.E131]=[$Konventionen.$C$3];[.J13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31]);#NULL!;WEEKNUM([.M131];21))" office:value-type="string" office:string-value="" calcext:value-type="error">
            <text:p>#NULL!</text:p>
          </table:table-cell>
          <table:table-cell table:style-name="ce34" table:formula="of:=IF(AND([.J131]&lt;=[.M131];[.L131]&gt;=[.M131]);IF([.K131]&lt;=[.M13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2]);#NULL!;IF(ISBLANK([.I132]);ORG.OPENOFFICE.YEARS([.C132];TODAY();0);ORG.OPENOFFICE.YEARS([.C132];[.I132];0)))" office:value-type="string" office:string-value="" calcext:value-type="error">
            <text:p>#NULL!</text:p>
          </table:table-cell>
          <table:table-cell table:style-name="ce12"/>
          <table:table-cell table:formula="of:=IF(AND([.D132]&lt;60;[.E13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32]);;WEEKNUM([.G132];21))" office:value-type="float" office:value="0" calcext:value-type="float">
            <text:p>0</text:p>
          </table:table-cell>
          <table:table-cell/>
          <table:table-cell table:style-name="ce14" table:formula="of:=IF(ISBLANK([.I132]);COM.MICROSOFT.IFS([.E132]=[$Konventionen.$C$2];[.G132]+[$Konventionen.$D$2];[.E132]=[$Konventionen.$C$3];[.G132]+[$Konventionen.$D$3]); COM.MICROSOFT.IFS([.E132]=[$Konventionen.$C$2];[.I132]+[$Konventionen.$D$2];[.E132]=[$Konventionen.$C$3];[.I132]+[$Konventionen.$D$3]))" office:value-type="string" office:string-value="" calcext:value-type="error">
            <text:p>#NV</text:p>
          </table:table-cell>
          <table:table-cell table:style-name="ce14" table:formula="of:=[.J132]+(([.L132]-[.J132])/3*2)" office:value-type="string" office:string-value="" calcext:value-type="error">
            <text:p>#NV</text:p>
          </table:table-cell>
          <table:table-cell table:style-name="ce14" table:formula="of:=COM.MICROSOFT.IFS([.E132]=[$Konventionen.$C$2];[.J132]+[$Konventionen.$E$2];[.E132]=[$Konventionen.$C$3];[.J13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32]);#NULL!;WEEKNUM([.M132];21))" office:value-type="string" office:string-value="" calcext:value-type="error">
            <text:p>#NULL!</text:p>
          </table:table-cell>
          <table:table-cell table:style-name="ce34" table:formula="of:=IF(AND([.J132]&lt;=[.M132];[.L132]&gt;=[.M132]);IF([.K132]&lt;=[.M13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3]);#NULL!;IF(ISBLANK([.I133]);ORG.OPENOFFICE.YEARS([.C133];TODAY();0);ORG.OPENOFFICE.YEARS([.C133];[.I133];0)))" office:value-type="string" office:string-value="" calcext:value-type="error">
            <text:p>#NULL!</text:p>
          </table:table-cell>
          <table:table-cell table:style-name="ce12"/>
          <table:table-cell table:formula="of:=IF(AND([.D133]&lt;60;[.E13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33]);;WEEKNUM([.G133];21))" office:value-type="float" office:value="0" calcext:value-type="float">
            <text:p>0</text:p>
          </table:table-cell>
          <table:table-cell/>
          <table:table-cell table:style-name="ce14" table:formula="of:=IF(ISBLANK([.I133]);COM.MICROSOFT.IFS([.E133]=[$Konventionen.$C$2];[.G133]+[$Konventionen.$D$2];[.E133]=[$Konventionen.$C$3];[.G133]+[$Konventionen.$D$3]); COM.MICROSOFT.IFS([.E133]=[$Konventionen.$C$2];[.I133]+[$Konventionen.$D$2];[.E133]=[$Konventionen.$C$3];[.I133]+[$Konventionen.$D$3]))" office:value-type="string" office:string-value="" calcext:value-type="error">
            <text:p>#NV</text:p>
          </table:table-cell>
          <table:table-cell table:style-name="ce14" table:formula="of:=[.J133]+(([.L133]-[.J133])/3*2)" office:value-type="string" office:string-value="" calcext:value-type="error">
            <text:p>#NV</text:p>
          </table:table-cell>
          <table:table-cell table:style-name="ce14" table:formula="of:=COM.MICROSOFT.IFS([.E133]=[$Konventionen.$C$2];[.J133]+[$Konventionen.$E$2];[.E133]=[$Konventionen.$C$3];[.J13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33]);#NULL!;WEEKNUM([.M133];21))" office:value-type="string" office:string-value="" calcext:value-type="error">
            <text:p>#NULL!</text:p>
          </table:table-cell>
          <table:table-cell table:style-name="ce34" table:formula="of:=IF(AND([.J133]&lt;=[.M133];[.L133]&gt;=[.M133]);IF([.K133]&lt;=[.M13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4]);#NULL!;IF(ISBLANK([.I134]);ORG.OPENOFFICE.YEARS([.C134];TODAY();0);ORG.OPENOFFICE.YEARS([.C134];[.I134];0)))" office:value-type="string" office:string-value="" calcext:value-type="error">
            <text:p>#NULL!</text:p>
          </table:table-cell>
          <table:table-cell table:style-name="ce12"/>
          <table:table-cell table:formula="of:=IF(AND([.D134]&lt;60;[.E13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34]);;WEEKNUM([.G134];21))" office:value-type="float" office:value="0" calcext:value-type="float">
            <text:p>0</text:p>
          </table:table-cell>
          <table:table-cell/>
          <table:table-cell table:style-name="ce14" table:formula="of:=IF(ISBLANK([.I134]);COM.MICROSOFT.IFS([.E134]=[$Konventionen.$C$2];[.G134]+[$Konventionen.$D$2];[.E134]=[$Konventionen.$C$3];[.G134]+[$Konventionen.$D$3]); COM.MICROSOFT.IFS([.E134]=[$Konventionen.$C$2];[.I134]+[$Konventionen.$D$2];[.E134]=[$Konventionen.$C$3];[.I134]+[$Konventionen.$D$3]))" office:value-type="string" office:string-value="" calcext:value-type="error">
            <text:p>#NV</text:p>
          </table:table-cell>
          <table:table-cell table:style-name="ce14" table:formula="of:=[.J134]+(([.L134]-[.J134])/3*2)" office:value-type="string" office:string-value="" calcext:value-type="error">
            <text:p>#NV</text:p>
          </table:table-cell>
          <table:table-cell table:style-name="ce14" table:formula="of:=COM.MICROSOFT.IFS([.E134]=[$Konventionen.$C$2];[.J134]+[$Konventionen.$E$2];[.E134]=[$Konventionen.$C$3];[.J13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34]);#NULL!;WEEKNUM([.M134];21))" office:value-type="string" office:string-value="" calcext:value-type="error">
            <text:p>#NULL!</text:p>
          </table:table-cell>
          <table:table-cell table:style-name="ce34" table:formula="of:=IF(AND([.J134]&lt;=[.M134];[.L134]&gt;=[.M134]);IF([.K134]&lt;=[.M13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5]);#NULL!;IF(ISBLANK([.I135]);ORG.OPENOFFICE.YEARS([.C135];TODAY();0);ORG.OPENOFFICE.YEARS([.C135];[.I135];0)))" office:value-type="string" office:string-value="" calcext:value-type="error">
            <text:p>#NULL!</text:p>
          </table:table-cell>
          <table:table-cell table:style-name="ce12"/>
          <table:table-cell table:formula="of:=IF(AND([.D135]&lt;60;[.E13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35]);;WEEKNUM([.G135];21))" office:value-type="float" office:value="0" calcext:value-type="float">
            <text:p>0</text:p>
          </table:table-cell>
          <table:table-cell/>
          <table:table-cell table:style-name="ce14" table:formula="of:=IF(ISBLANK([.I135]);COM.MICROSOFT.IFS([.E135]=[$Konventionen.$C$2];[.G135]+[$Konventionen.$D$2];[.E135]=[$Konventionen.$C$3];[.G135]+[$Konventionen.$D$3]); COM.MICROSOFT.IFS([.E135]=[$Konventionen.$C$2];[.I135]+[$Konventionen.$D$2];[.E135]=[$Konventionen.$C$3];[.I135]+[$Konventionen.$D$3]))" office:value-type="string" office:string-value="" calcext:value-type="error">
            <text:p>#NV</text:p>
          </table:table-cell>
          <table:table-cell table:style-name="ce14" table:formula="of:=[.J135]+(([.L135]-[.J135])/3*2)" office:value-type="string" office:string-value="" calcext:value-type="error">
            <text:p>#NV</text:p>
          </table:table-cell>
          <table:table-cell table:style-name="ce14" table:formula="of:=COM.MICROSOFT.IFS([.E135]=[$Konventionen.$C$2];[.J135]+[$Konventionen.$E$2];[.E135]=[$Konventionen.$C$3];[.J13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35]);#NULL!;WEEKNUM([.M135];21))" office:value-type="string" office:string-value="" calcext:value-type="error">
            <text:p>#NULL!</text:p>
          </table:table-cell>
          <table:table-cell table:style-name="ce34" table:formula="of:=IF(AND([.J135]&lt;=[.M135];[.L135]&gt;=[.M135]);IF([.K135]&lt;=[.M13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6]);#NULL!;IF(ISBLANK([.I136]);ORG.OPENOFFICE.YEARS([.C136];TODAY();0);ORG.OPENOFFICE.YEARS([.C136];[.I136];0)))" office:value-type="string" office:string-value="" calcext:value-type="error">
            <text:p>#NULL!</text:p>
          </table:table-cell>
          <table:table-cell table:style-name="ce12"/>
          <table:table-cell table:formula="of:=IF(AND([.D136]&lt;60;[.E13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36]);;WEEKNUM([.G136];21))" office:value-type="float" office:value="0" calcext:value-type="float">
            <text:p>0</text:p>
          </table:table-cell>
          <table:table-cell/>
          <table:table-cell table:style-name="ce14" table:formula="of:=IF(ISBLANK([.I136]);COM.MICROSOFT.IFS([.E136]=[$Konventionen.$C$2];[.G136]+[$Konventionen.$D$2];[.E136]=[$Konventionen.$C$3];[.G136]+[$Konventionen.$D$3]); COM.MICROSOFT.IFS([.E136]=[$Konventionen.$C$2];[.I136]+[$Konventionen.$D$2];[.E136]=[$Konventionen.$C$3];[.I136]+[$Konventionen.$D$3]))" office:value-type="string" office:string-value="" calcext:value-type="error">
            <text:p>#NV</text:p>
          </table:table-cell>
          <table:table-cell table:style-name="ce14" table:formula="of:=[.J136]+(([.L136]-[.J136])/3*2)" office:value-type="string" office:string-value="" calcext:value-type="error">
            <text:p>#NV</text:p>
          </table:table-cell>
          <table:table-cell table:style-name="ce14" table:formula="of:=COM.MICROSOFT.IFS([.E136]=[$Konventionen.$C$2];[.J136]+[$Konventionen.$E$2];[.E136]=[$Konventionen.$C$3];[.J13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36]);#NULL!;WEEKNUM([.M136];21))" office:value-type="string" office:string-value="" calcext:value-type="error">
            <text:p>#NULL!</text:p>
          </table:table-cell>
          <table:table-cell table:style-name="ce34" table:formula="of:=IF(AND([.J136]&lt;=[.M136];[.L136]&gt;=[.M136]);IF([.K136]&lt;=[.M13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7]);#NULL!;IF(ISBLANK([.I137]);ORG.OPENOFFICE.YEARS([.C137];TODAY();0);ORG.OPENOFFICE.YEARS([.C137];[.I137];0)))" office:value-type="string" office:string-value="" calcext:value-type="error">
            <text:p>#NULL!</text:p>
          </table:table-cell>
          <table:table-cell table:style-name="ce12"/>
          <table:table-cell table:formula="of:=IF(AND([.D137]&lt;60;[.E13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37]);;WEEKNUM([.G137];21))" office:value-type="float" office:value="0" calcext:value-type="float">
            <text:p>0</text:p>
          </table:table-cell>
          <table:table-cell/>
          <table:table-cell table:style-name="ce14" table:formula="of:=IF(ISBLANK([.I137]);COM.MICROSOFT.IFS([.E137]=[$Konventionen.$C$2];[.G137]+[$Konventionen.$D$2];[.E137]=[$Konventionen.$C$3];[.G137]+[$Konventionen.$D$3]); COM.MICROSOFT.IFS([.E137]=[$Konventionen.$C$2];[.I137]+[$Konventionen.$D$2];[.E137]=[$Konventionen.$C$3];[.I137]+[$Konventionen.$D$3]))" office:value-type="string" office:string-value="" calcext:value-type="error">
            <text:p>#NV</text:p>
          </table:table-cell>
          <table:table-cell table:style-name="ce14" table:formula="of:=[.J137]+(([.L137]-[.J137])/3*2)" office:value-type="string" office:string-value="" calcext:value-type="error">
            <text:p>#NV</text:p>
          </table:table-cell>
          <table:table-cell table:style-name="ce14" table:formula="of:=COM.MICROSOFT.IFS([.E137]=[$Konventionen.$C$2];[.J137]+[$Konventionen.$E$2];[.E137]=[$Konventionen.$C$3];[.J13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37]);#NULL!;WEEKNUM([.M137];21))" office:value-type="string" office:string-value="" calcext:value-type="error">
            <text:p>#NULL!</text:p>
          </table:table-cell>
          <table:table-cell table:style-name="ce34" table:formula="of:=IF(AND([.J137]&lt;=[.M137];[.L137]&gt;=[.M137]);IF([.K137]&lt;=[.M13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8]);#NULL!;IF(ISBLANK([.I138]);ORG.OPENOFFICE.YEARS([.C138];TODAY();0);ORG.OPENOFFICE.YEARS([.C138];[.I138];0)))" office:value-type="string" office:string-value="" calcext:value-type="error">
            <text:p>#NULL!</text:p>
          </table:table-cell>
          <table:table-cell table:style-name="ce12"/>
          <table:table-cell table:formula="of:=IF(AND([.D138]&lt;60;[.E13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38]);;WEEKNUM([.G138];21))" office:value-type="float" office:value="0" calcext:value-type="float">
            <text:p>0</text:p>
          </table:table-cell>
          <table:table-cell/>
          <table:table-cell table:style-name="ce14" table:formula="of:=IF(ISBLANK([.I138]);COM.MICROSOFT.IFS([.E138]=[$Konventionen.$C$2];[.G138]+[$Konventionen.$D$2];[.E138]=[$Konventionen.$C$3];[.G138]+[$Konventionen.$D$3]); COM.MICROSOFT.IFS([.E138]=[$Konventionen.$C$2];[.I138]+[$Konventionen.$D$2];[.E138]=[$Konventionen.$C$3];[.I138]+[$Konventionen.$D$3]))" office:value-type="string" office:string-value="" calcext:value-type="error">
            <text:p>#NV</text:p>
          </table:table-cell>
          <table:table-cell table:style-name="ce14" table:formula="of:=[.J138]+(([.L138]-[.J138])/3*2)" office:value-type="string" office:string-value="" calcext:value-type="error">
            <text:p>#NV</text:p>
          </table:table-cell>
          <table:table-cell table:style-name="ce14" table:formula="of:=COM.MICROSOFT.IFS([.E138]=[$Konventionen.$C$2];[.J138]+[$Konventionen.$E$2];[.E138]=[$Konventionen.$C$3];[.J13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38]);#NULL!;WEEKNUM([.M138];21))" office:value-type="string" office:string-value="" calcext:value-type="error">
            <text:p>#NULL!</text:p>
          </table:table-cell>
          <table:table-cell table:style-name="ce34" table:formula="of:=IF(AND([.J138]&lt;=[.M138];[.L138]&gt;=[.M138]);IF([.K138]&lt;=[.M13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9]);#NULL!;IF(ISBLANK([.I139]);ORG.OPENOFFICE.YEARS([.C139];TODAY();0);ORG.OPENOFFICE.YEARS([.C139];[.I139];0)))" office:value-type="string" office:string-value="" calcext:value-type="error">
            <text:p>#NULL!</text:p>
          </table:table-cell>
          <table:table-cell table:style-name="ce12"/>
          <table:table-cell table:formula="of:=IF(AND([.D139]&lt;60;[.E13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39]);;WEEKNUM([.G139];21))" office:value-type="float" office:value="0" calcext:value-type="float">
            <text:p>0</text:p>
          </table:table-cell>
          <table:table-cell/>
          <table:table-cell table:style-name="ce14" table:formula="of:=IF(ISBLANK([.I139]);COM.MICROSOFT.IFS([.E139]=[$Konventionen.$C$2];[.G139]+[$Konventionen.$D$2];[.E139]=[$Konventionen.$C$3];[.G139]+[$Konventionen.$D$3]); COM.MICROSOFT.IFS([.E139]=[$Konventionen.$C$2];[.I139]+[$Konventionen.$D$2];[.E139]=[$Konventionen.$C$3];[.I139]+[$Konventionen.$D$3]))" office:value-type="string" office:string-value="" calcext:value-type="error">
            <text:p>#NV</text:p>
          </table:table-cell>
          <table:table-cell table:style-name="ce14" table:formula="of:=[.J139]+(([.L139]-[.J139])/3*2)" office:value-type="string" office:string-value="" calcext:value-type="error">
            <text:p>#NV</text:p>
          </table:table-cell>
          <table:table-cell table:style-name="ce14" table:formula="of:=COM.MICROSOFT.IFS([.E139]=[$Konventionen.$C$2];[.J139]+[$Konventionen.$E$2];[.E139]=[$Konventionen.$C$3];[.J13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39]);#NULL!;WEEKNUM([.M139];21))" office:value-type="string" office:string-value="" calcext:value-type="error">
            <text:p>#NULL!</text:p>
          </table:table-cell>
          <table:table-cell table:style-name="ce34" table:formula="of:=IF(AND([.J139]&lt;=[.M139];[.L139]&gt;=[.M139]);IF([.K139]&lt;=[.M13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0]);#NULL!;IF(ISBLANK([.I140]);ORG.OPENOFFICE.YEARS([.C140];TODAY();0);ORG.OPENOFFICE.YEARS([.C140];[.I140];0)))" office:value-type="string" office:string-value="" calcext:value-type="error">
            <text:p>#NULL!</text:p>
          </table:table-cell>
          <table:table-cell table:style-name="ce12"/>
          <table:table-cell table:formula="of:=IF(AND([.D140]&lt;60;[.E14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40]);;WEEKNUM([.G140];21))" office:value-type="float" office:value="0" calcext:value-type="float">
            <text:p>0</text:p>
          </table:table-cell>
          <table:table-cell/>
          <table:table-cell table:style-name="ce14" table:formula="of:=IF(ISBLANK([.I140]);COM.MICROSOFT.IFS([.E140]=[$Konventionen.$C$2];[.G140]+[$Konventionen.$D$2];[.E140]=[$Konventionen.$C$3];[.G140]+[$Konventionen.$D$3]); COM.MICROSOFT.IFS([.E140]=[$Konventionen.$C$2];[.I140]+[$Konventionen.$D$2];[.E140]=[$Konventionen.$C$3];[.I140]+[$Konventionen.$D$3]))" office:value-type="string" office:string-value="" calcext:value-type="error">
            <text:p>#NV</text:p>
          </table:table-cell>
          <table:table-cell table:style-name="ce14" table:formula="of:=[.J140]+(([.L140]-[.J140])/3*2)" office:value-type="string" office:string-value="" calcext:value-type="error">
            <text:p>#NV</text:p>
          </table:table-cell>
          <table:table-cell table:style-name="ce14" table:formula="of:=COM.MICROSOFT.IFS([.E140]=[$Konventionen.$C$2];[.J140]+[$Konventionen.$E$2];[.E140]=[$Konventionen.$C$3];[.J14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40]);#NULL!;WEEKNUM([.M140];21))" office:value-type="string" office:string-value="" calcext:value-type="error">
            <text:p>#NULL!</text:p>
          </table:table-cell>
          <table:table-cell table:style-name="ce34" table:formula="of:=IF(AND([.J140]&lt;=[.M140];[.L140]&gt;=[.M140]);IF([.K140]&lt;=[.M14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1]);#NULL!;IF(ISBLANK([.I141]);ORG.OPENOFFICE.YEARS([.C141];TODAY();0);ORG.OPENOFFICE.YEARS([.C141];[.I141];0)))" office:value-type="string" office:string-value="" calcext:value-type="error">
            <text:p>#NULL!</text:p>
          </table:table-cell>
          <table:table-cell table:style-name="ce12"/>
          <table:table-cell table:formula="of:=IF(AND([.D141]&lt;60;[.E14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41]);;WEEKNUM([.G141];21))" office:value-type="float" office:value="0" calcext:value-type="float">
            <text:p>0</text:p>
          </table:table-cell>
          <table:table-cell/>
          <table:table-cell table:style-name="ce14" table:formula="of:=IF(ISBLANK([.I141]);COM.MICROSOFT.IFS([.E141]=[$Konventionen.$C$2];[.G141]+[$Konventionen.$D$2];[.E141]=[$Konventionen.$C$3];[.G141]+[$Konventionen.$D$3]); COM.MICROSOFT.IFS([.E141]=[$Konventionen.$C$2];[.I141]+[$Konventionen.$D$2];[.E141]=[$Konventionen.$C$3];[.I141]+[$Konventionen.$D$3]))" office:value-type="string" office:string-value="" calcext:value-type="error">
            <text:p>#NV</text:p>
          </table:table-cell>
          <table:table-cell table:style-name="ce14" table:formula="of:=[.J141]+(([.L141]-[.J141])/3*2)" office:value-type="string" office:string-value="" calcext:value-type="error">
            <text:p>#NV</text:p>
          </table:table-cell>
          <table:table-cell table:style-name="ce14" table:formula="of:=COM.MICROSOFT.IFS([.E141]=[$Konventionen.$C$2];[.J141]+[$Konventionen.$E$2];[.E141]=[$Konventionen.$C$3];[.J14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41]);#NULL!;WEEKNUM([.M141];21))" office:value-type="string" office:string-value="" calcext:value-type="error">
            <text:p>#NULL!</text:p>
          </table:table-cell>
          <table:table-cell table:style-name="ce34" table:formula="of:=IF(AND([.J141]&lt;=[.M141];[.L141]&gt;=[.M141]);IF([.K141]&lt;=[.M14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2]);#NULL!;IF(ISBLANK([.I142]);ORG.OPENOFFICE.YEARS([.C142];TODAY();0);ORG.OPENOFFICE.YEARS([.C142];[.I142];0)))" office:value-type="string" office:string-value="" calcext:value-type="error">
            <text:p>#NULL!</text:p>
          </table:table-cell>
          <table:table-cell table:style-name="ce12"/>
          <table:table-cell table:formula="of:=IF(AND([.D142]&lt;60;[.E14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42]);;WEEKNUM([.G142];21))" office:value-type="float" office:value="0" calcext:value-type="float">
            <text:p>0</text:p>
          </table:table-cell>
          <table:table-cell/>
          <table:table-cell table:style-name="ce14" table:formula="of:=IF(ISBLANK([.I142]);COM.MICROSOFT.IFS([.E142]=[$Konventionen.$C$2];[.G142]+[$Konventionen.$D$2];[.E142]=[$Konventionen.$C$3];[.G142]+[$Konventionen.$D$3]); COM.MICROSOFT.IFS([.E142]=[$Konventionen.$C$2];[.I142]+[$Konventionen.$D$2];[.E142]=[$Konventionen.$C$3];[.I142]+[$Konventionen.$D$3]))" office:value-type="string" office:string-value="" calcext:value-type="error">
            <text:p>#NV</text:p>
          </table:table-cell>
          <table:table-cell table:style-name="ce14" table:formula="of:=[.J142]+(([.L142]-[.J142])/3*2)" office:value-type="string" office:string-value="" calcext:value-type="error">
            <text:p>#NV</text:p>
          </table:table-cell>
          <table:table-cell table:style-name="ce14" table:formula="of:=COM.MICROSOFT.IFS([.E142]=[$Konventionen.$C$2];[.J142]+[$Konventionen.$E$2];[.E142]=[$Konventionen.$C$3];[.J14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42]);#NULL!;WEEKNUM([.M142];21))" office:value-type="string" office:string-value="" calcext:value-type="error">
            <text:p>#NULL!</text:p>
          </table:table-cell>
          <table:table-cell table:style-name="ce34" table:formula="of:=IF(AND([.J142]&lt;=[.M142];[.L142]&gt;=[.M142]);IF([.K142]&lt;=[.M14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3]);#NULL!;IF(ISBLANK([.I143]);ORG.OPENOFFICE.YEARS([.C143];TODAY();0);ORG.OPENOFFICE.YEARS([.C143];[.I143];0)))" office:value-type="string" office:string-value="" calcext:value-type="error">
            <text:p>#NULL!</text:p>
          </table:table-cell>
          <table:table-cell table:style-name="ce12"/>
          <table:table-cell table:formula="of:=IF(AND([.D143]&lt;60;[.E14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43]);;WEEKNUM([.G143];21))" office:value-type="float" office:value="0" calcext:value-type="float">
            <text:p>0</text:p>
          </table:table-cell>
          <table:table-cell/>
          <table:table-cell table:style-name="ce14" table:formula="of:=IF(ISBLANK([.I143]);COM.MICROSOFT.IFS([.E143]=[$Konventionen.$C$2];[.G143]+[$Konventionen.$D$2];[.E143]=[$Konventionen.$C$3];[.G143]+[$Konventionen.$D$3]); COM.MICROSOFT.IFS([.E143]=[$Konventionen.$C$2];[.I143]+[$Konventionen.$D$2];[.E143]=[$Konventionen.$C$3];[.I143]+[$Konventionen.$D$3]))" office:value-type="string" office:string-value="" calcext:value-type="error">
            <text:p>#NV</text:p>
          </table:table-cell>
          <table:table-cell table:style-name="ce14" table:formula="of:=[.J143]+(([.L143]-[.J143])/3*2)" office:value-type="string" office:string-value="" calcext:value-type="error">
            <text:p>#NV</text:p>
          </table:table-cell>
          <table:table-cell table:style-name="ce14" table:formula="of:=COM.MICROSOFT.IFS([.E143]=[$Konventionen.$C$2];[.J143]+[$Konventionen.$E$2];[.E143]=[$Konventionen.$C$3];[.J14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43]);#NULL!;WEEKNUM([.M143];21))" office:value-type="string" office:string-value="" calcext:value-type="error">
            <text:p>#NULL!</text:p>
          </table:table-cell>
          <table:table-cell table:style-name="ce34" table:formula="of:=IF(AND([.J143]&lt;=[.M143];[.L143]&gt;=[.M143]);IF([.K143]&lt;=[.M14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4]);#NULL!;IF(ISBLANK([.I144]);ORG.OPENOFFICE.YEARS([.C144];TODAY();0);ORG.OPENOFFICE.YEARS([.C144];[.I144];0)))" office:value-type="string" office:string-value="" calcext:value-type="error">
            <text:p>#NULL!</text:p>
          </table:table-cell>
          <table:table-cell table:style-name="ce12"/>
          <table:table-cell table:formula="of:=IF(AND([.D144]&lt;60;[.E14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44]);;WEEKNUM([.G144];21))" office:value-type="float" office:value="0" calcext:value-type="float">
            <text:p>0</text:p>
          </table:table-cell>
          <table:table-cell/>
          <table:table-cell table:style-name="ce14" table:formula="of:=IF(ISBLANK([.I144]);COM.MICROSOFT.IFS([.E144]=[$Konventionen.$C$2];[.G144]+[$Konventionen.$D$2];[.E144]=[$Konventionen.$C$3];[.G144]+[$Konventionen.$D$3]); COM.MICROSOFT.IFS([.E144]=[$Konventionen.$C$2];[.I144]+[$Konventionen.$D$2];[.E144]=[$Konventionen.$C$3];[.I144]+[$Konventionen.$D$3]))" office:value-type="string" office:string-value="" calcext:value-type="error">
            <text:p>#NV</text:p>
          </table:table-cell>
          <table:table-cell table:style-name="ce14" table:formula="of:=[.J144]+(([.L144]-[.J144])/3*2)" office:value-type="string" office:string-value="" calcext:value-type="error">
            <text:p>#NV</text:p>
          </table:table-cell>
          <table:table-cell table:style-name="ce14" table:formula="of:=COM.MICROSOFT.IFS([.E144]=[$Konventionen.$C$2];[.J144]+[$Konventionen.$E$2];[.E144]=[$Konventionen.$C$3];[.J14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44]);#NULL!;WEEKNUM([.M144];21))" office:value-type="string" office:string-value="" calcext:value-type="error">
            <text:p>#NULL!</text:p>
          </table:table-cell>
          <table:table-cell table:style-name="ce34" table:formula="of:=IF(AND([.J144]&lt;=[.M144];[.L144]&gt;=[.M144]);IF([.K144]&lt;=[.M14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5]);#NULL!;IF(ISBLANK([.I145]);ORG.OPENOFFICE.YEARS([.C145];TODAY();0);ORG.OPENOFFICE.YEARS([.C145];[.I145];0)))" office:value-type="string" office:string-value="" calcext:value-type="error">
            <text:p>#NULL!</text:p>
          </table:table-cell>
          <table:table-cell table:style-name="ce12"/>
          <table:table-cell table:formula="of:=IF(AND([.D145]&lt;60;[.E14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45]);;WEEKNUM([.G145];21))" office:value-type="float" office:value="0" calcext:value-type="float">
            <text:p>0</text:p>
          </table:table-cell>
          <table:table-cell/>
          <table:table-cell table:style-name="ce14" table:formula="of:=IF(ISBLANK([.I145]);COM.MICROSOFT.IFS([.E145]=[$Konventionen.$C$2];[.G145]+[$Konventionen.$D$2];[.E145]=[$Konventionen.$C$3];[.G145]+[$Konventionen.$D$3]); COM.MICROSOFT.IFS([.E145]=[$Konventionen.$C$2];[.I145]+[$Konventionen.$D$2];[.E145]=[$Konventionen.$C$3];[.I145]+[$Konventionen.$D$3]))" office:value-type="string" office:string-value="" calcext:value-type="error">
            <text:p>#NV</text:p>
          </table:table-cell>
          <table:table-cell table:style-name="ce14" table:formula="of:=[.J145]+(([.L145]-[.J145])/3*2)" office:value-type="string" office:string-value="" calcext:value-type="error">
            <text:p>#NV</text:p>
          </table:table-cell>
          <table:table-cell table:style-name="ce14" table:formula="of:=COM.MICROSOFT.IFS([.E145]=[$Konventionen.$C$2];[.J145]+[$Konventionen.$E$2];[.E145]=[$Konventionen.$C$3];[.J14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45]);#NULL!;WEEKNUM([.M145];21))" office:value-type="string" office:string-value="" calcext:value-type="error">
            <text:p>#NULL!</text:p>
          </table:table-cell>
          <table:table-cell table:style-name="ce34" table:formula="of:=IF(AND([.J145]&lt;=[.M145];[.L145]&gt;=[.M145]);IF([.K145]&lt;=[.M14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6]);#NULL!;IF(ISBLANK([.I146]);ORG.OPENOFFICE.YEARS([.C146];TODAY();0);ORG.OPENOFFICE.YEARS([.C146];[.I146];0)))" office:value-type="string" office:string-value="" calcext:value-type="error">
            <text:p>#NULL!</text:p>
          </table:table-cell>
          <table:table-cell table:style-name="ce12"/>
          <table:table-cell table:formula="of:=IF(AND([.D146]&lt;60;[.E14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46]);;WEEKNUM([.G146];21))" office:value-type="float" office:value="0" calcext:value-type="float">
            <text:p>0</text:p>
          </table:table-cell>
          <table:table-cell/>
          <table:table-cell table:style-name="ce14" table:formula="of:=IF(ISBLANK([.I146]);COM.MICROSOFT.IFS([.E146]=[$Konventionen.$C$2];[.G146]+[$Konventionen.$D$2];[.E146]=[$Konventionen.$C$3];[.G146]+[$Konventionen.$D$3]); COM.MICROSOFT.IFS([.E146]=[$Konventionen.$C$2];[.I146]+[$Konventionen.$D$2];[.E146]=[$Konventionen.$C$3];[.I146]+[$Konventionen.$D$3]))" office:value-type="string" office:string-value="" calcext:value-type="error">
            <text:p>#NV</text:p>
          </table:table-cell>
          <table:table-cell table:style-name="ce14" table:formula="of:=[.J146]+(([.L146]-[.J146])/3*2)" office:value-type="string" office:string-value="" calcext:value-type="error">
            <text:p>#NV</text:p>
          </table:table-cell>
          <table:table-cell table:style-name="ce14" table:formula="of:=COM.MICROSOFT.IFS([.E146]=[$Konventionen.$C$2];[.J146]+[$Konventionen.$E$2];[.E146]=[$Konventionen.$C$3];[.J14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46]);#NULL!;WEEKNUM([.M146];21))" office:value-type="string" office:string-value="" calcext:value-type="error">
            <text:p>#NULL!</text:p>
          </table:table-cell>
          <table:table-cell table:style-name="ce34" table:formula="of:=IF(AND([.J146]&lt;=[.M146];[.L146]&gt;=[.M146]);IF([.K146]&lt;=[.M14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7]);#NULL!;IF(ISBLANK([.I147]);ORG.OPENOFFICE.YEARS([.C147];TODAY();0);ORG.OPENOFFICE.YEARS([.C147];[.I147];0)))" office:value-type="string" office:string-value="" calcext:value-type="error">
            <text:p>#NULL!</text:p>
          </table:table-cell>
          <table:table-cell table:style-name="ce12"/>
          <table:table-cell table:formula="of:=IF(AND([.D147]&lt;60;[.E14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47]);;WEEKNUM([.G147];21))" office:value-type="float" office:value="0" calcext:value-type="float">
            <text:p>0</text:p>
          </table:table-cell>
          <table:table-cell/>
          <table:table-cell table:style-name="ce14" table:formula="of:=IF(ISBLANK([.I147]);COM.MICROSOFT.IFS([.E147]=[$Konventionen.$C$2];[.G147]+[$Konventionen.$D$2];[.E147]=[$Konventionen.$C$3];[.G147]+[$Konventionen.$D$3]); COM.MICROSOFT.IFS([.E147]=[$Konventionen.$C$2];[.I147]+[$Konventionen.$D$2];[.E147]=[$Konventionen.$C$3];[.I147]+[$Konventionen.$D$3]))" office:value-type="string" office:string-value="" calcext:value-type="error">
            <text:p>#NV</text:p>
          </table:table-cell>
          <table:table-cell table:style-name="ce14" table:formula="of:=[.J147]+(([.L147]-[.J147])/3*2)" office:value-type="string" office:string-value="" calcext:value-type="error">
            <text:p>#NV</text:p>
          </table:table-cell>
          <table:table-cell table:style-name="ce14" table:formula="of:=COM.MICROSOFT.IFS([.E147]=[$Konventionen.$C$2];[.J147]+[$Konventionen.$E$2];[.E147]=[$Konventionen.$C$3];[.J14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47]);#NULL!;WEEKNUM([.M147];21))" office:value-type="string" office:string-value="" calcext:value-type="error">
            <text:p>#NULL!</text:p>
          </table:table-cell>
          <table:table-cell table:style-name="ce34" table:formula="of:=IF(AND([.J147]&lt;=[.M147];[.L147]&gt;=[.M147]);IF([.K147]&lt;=[.M14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8]);#NULL!;IF(ISBLANK([.I148]);ORG.OPENOFFICE.YEARS([.C148];TODAY();0);ORG.OPENOFFICE.YEARS([.C148];[.I148];0)))" office:value-type="string" office:string-value="" calcext:value-type="error">
            <text:p>#NULL!</text:p>
          </table:table-cell>
          <table:table-cell table:style-name="ce12"/>
          <table:table-cell table:formula="of:=IF(AND([.D148]&lt;60;[.E14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48]);;WEEKNUM([.G148];21))" office:value-type="float" office:value="0" calcext:value-type="float">
            <text:p>0</text:p>
          </table:table-cell>
          <table:table-cell/>
          <table:table-cell table:style-name="ce14" table:formula="of:=IF(ISBLANK([.I148]);COM.MICROSOFT.IFS([.E148]=[$Konventionen.$C$2];[.G148]+[$Konventionen.$D$2];[.E148]=[$Konventionen.$C$3];[.G148]+[$Konventionen.$D$3]); COM.MICROSOFT.IFS([.E148]=[$Konventionen.$C$2];[.I148]+[$Konventionen.$D$2];[.E148]=[$Konventionen.$C$3];[.I148]+[$Konventionen.$D$3]))" office:value-type="string" office:string-value="" calcext:value-type="error">
            <text:p>#NV</text:p>
          </table:table-cell>
          <table:table-cell table:style-name="ce14" table:formula="of:=[.J148]+(([.L148]-[.J148])/3*2)" office:value-type="string" office:string-value="" calcext:value-type="error">
            <text:p>#NV</text:p>
          </table:table-cell>
          <table:table-cell table:style-name="ce14" table:formula="of:=COM.MICROSOFT.IFS([.E148]=[$Konventionen.$C$2];[.J148]+[$Konventionen.$E$2];[.E148]=[$Konventionen.$C$3];[.J14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48]);#NULL!;WEEKNUM([.M148];21))" office:value-type="string" office:string-value="" calcext:value-type="error">
            <text:p>#NULL!</text:p>
          </table:table-cell>
          <table:table-cell table:style-name="ce34" table:formula="of:=IF(AND([.J148]&lt;=[.M148];[.L148]&gt;=[.M148]);IF([.K148]&lt;=[.M14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9]);#NULL!;IF(ISBLANK([.I149]);ORG.OPENOFFICE.YEARS([.C149];TODAY();0);ORG.OPENOFFICE.YEARS([.C149];[.I149];0)))" office:value-type="string" office:string-value="" calcext:value-type="error">
            <text:p>#NULL!</text:p>
          </table:table-cell>
          <table:table-cell table:style-name="ce12"/>
          <table:table-cell table:formula="of:=IF(AND([.D149]&lt;60;[.E14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49]);;WEEKNUM([.G149];21))" office:value-type="float" office:value="0" calcext:value-type="float">
            <text:p>0</text:p>
          </table:table-cell>
          <table:table-cell/>
          <table:table-cell table:style-name="ce14" table:formula="of:=IF(ISBLANK([.I149]);COM.MICROSOFT.IFS([.E149]=[$Konventionen.$C$2];[.G149]+[$Konventionen.$D$2];[.E149]=[$Konventionen.$C$3];[.G149]+[$Konventionen.$D$3]); COM.MICROSOFT.IFS([.E149]=[$Konventionen.$C$2];[.I149]+[$Konventionen.$D$2];[.E149]=[$Konventionen.$C$3];[.I149]+[$Konventionen.$D$3]))" office:value-type="string" office:string-value="" calcext:value-type="error">
            <text:p>#NV</text:p>
          </table:table-cell>
          <table:table-cell table:style-name="ce14" table:formula="of:=[.J149]+(([.L149]-[.J149])/3*2)" office:value-type="string" office:string-value="" calcext:value-type="error">
            <text:p>#NV</text:p>
          </table:table-cell>
          <table:table-cell table:style-name="ce14" table:formula="of:=COM.MICROSOFT.IFS([.E149]=[$Konventionen.$C$2];[.J149]+[$Konventionen.$E$2];[.E149]=[$Konventionen.$C$3];[.J14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49]);#NULL!;WEEKNUM([.M149];21))" office:value-type="string" office:string-value="" calcext:value-type="error">
            <text:p>#NULL!</text:p>
          </table:table-cell>
          <table:table-cell table:style-name="ce34" table:formula="of:=IF(AND([.J149]&lt;=[.M149];[.L149]&gt;=[.M149]);IF([.K149]&lt;=[.M14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0]);#NULL!;IF(ISBLANK([.I150]);ORG.OPENOFFICE.YEARS([.C150];TODAY();0);ORG.OPENOFFICE.YEARS([.C150];[.I150];0)))" office:value-type="string" office:string-value="" calcext:value-type="error">
            <text:p>#NULL!</text:p>
          </table:table-cell>
          <table:table-cell table:style-name="ce12"/>
          <table:table-cell table:formula="of:=IF(AND([.D150]&lt;60;[.E15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50]);;WEEKNUM([.G150];21))" office:value-type="float" office:value="0" calcext:value-type="float">
            <text:p>0</text:p>
          </table:table-cell>
          <table:table-cell/>
          <table:table-cell table:style-name="ce14" table:formula="of:=IF(ISBLANK([.I150]);COM.MICROSOFT.IFS([.E150]=[$Konventionen.$C$2];[.G150]+[$Konventionen.$D$2];[.E150]=[$Konventionen.$C$3];[.G150]+[$Konventionen.$D$3]); COM.MICROSOFT.IFS([.E150]=[$Konventionen.$C$2];[.I150]+[$Konventionen.$D$2];[.E150]=[$Konventionen.$C$3];[.I150]+[$Konventionen.$D$3]))" office:value-type="string" office:string-value="" calcext:value-type="error">
            <text:p>#NV</text:p>
          </table:table-cell>
          <table:table-cell table:style-name="ce14" table:formula="of:=[.J150]+(([.L150]-[.J150])/3*2)" office:value-type="string" office:string-value="" calcext:value-type="error">
            <text:p>#NV</text:p>
          </table:table-cell>
          <table:table-cell table:style-name="ce14" table:formula="of:=COM.MICROSOFT.IFS([.E150]=[$Konventionen.$C$2];[.J150]+[$Konventionen.$E$2];[.E150]=[$Konventionen.$C$3];[.J15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50]);#NULL!;WEEKNUM([.M150];21))" office:value-type="string" office:string-value="" calcext:value-type="error">
            <text:p>#NULL!</text:p>
          </table:table-cell>
          <table:table-cell table:style-name="ce34" table:formula="of:=IF(AND([.J150]&lt;=[.M150];[.L150]&gt;=[.M150]);IF([.K150]&lt;=[.M15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1]);#NULL!;IF(ISBLANK([.I151]);ORG.OPENOFFICE.YEARS([.C151];TODAY();0);ORG.OPENOFFICE.YEARS([.C151];[.I151];0)))" office:value-type="string" office:string-value="" calcext:value-type="error">
            <text:p>#NULL!</text:p>
          </table:table-cell>
          <table:table-cell table:style-name="ce12"/>
          <table:table-cell table:formula="of:=IF(AND([.D151]&lt;60;[.E15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51]);;WEEKNUM([.G151];21))" office:value-type="float" office:value="0" calcext:value-type="float">
            <text:p>0</text:p>
          </table:table-cell>
          <table:table-cell/>
          <table:table-cell table:style-name="ce14" table:formula="of:=IF(ISBLANK([.I151]);COM.MICROSOFT.IFS([.E151]=[$Konventionen.$C$2];[.G151]+[$Konventionen.$D$2];[.E151]=[$Konventionen.$C$3];[.G151]+[$Konventionen.$D$3]); COM.MICROSOFT.IFS([.E151]=[$Konventionen.$C$2];[.I151]+[$Konventionen.$D$2];[.E151]=[$Konventionen.$C$3];[.I151]+[$Konventionen.$D$3]))" office:value-type="string" office:string-value="" calcext:value-type="error">
            <text:p>#NV</text:p>
          </table:table-cell>
          <table:table-cell table:style-name="ce14" table:formula="of:=[.J151]+(([.L151]-[.J151])/3*2)" office:value-type="string" office:string-value="" calcext:value-type="error">
            <text:p>#NV</text:p>
          </table:table-cell>
          <table:table-cell table:style-name="ce14" table:formula="of:=COM.MICROSOFT.IFS([.E151]=[$Konventionen.$C$2];[.J151]+[$Konventionen.$E$2];[.E151]=[$Konventionen.$C$3];[.J15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51]);#NULL!;WEEKNUM([.M151];21))" office:value-type="string" office:string-value="" calcext:value-type="error">
            <text:p>#NULL!</text:p>
          </table:table-cell>
          <table:table-cell table:style-name="ce34" table:formula="of:=IF(AND([.J151]&lt;=[.M151];[.L151]&gt;=[.M151]);IF([.K151]&lt;=[.M15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2]);#NULL!;IF(ISBLANK([.I152]);ORG.OPENOFFICE.YEARS([.C152];TODAY();0);ORG.OPENOFFICE.YEARS([.C152];[.I152];0)))" office:value-type="string" office:string-value="" calcext:value-type="error">
            <text:p>#NULL!</text:p>
          </table:table-cell>
          <table:table-cell table:style-name="ce12"/>
          <table:table-cell table:formula="of:=IF(AND([.D152]&lt;60;[.E15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52]);;WEEKNUM([.G152];21))" office:value-type="float" office:value="0" calcext:value-type="float">
            <text:p>0</text:p>
          </table:table-cell>
          <table:table-cell/>
          <table:table-cell table:style-name="ce14" table:formula="of:=IF(ISBLANK([.I152]);COM.MICROSOFT.IFS([.E152]=[$Konventionen.$C$2];[.G152]+[$Konventionen.$D$2];[.E152]=[$Konventionen.$C$3];[.G152]+[$Konventionen.$D$3]); COM.MICROSOFT.IFS([.E152]=[$Konventionen.$C$2];[.I152]+[$Konventionen.$D$2];[.E152]=[$Konventionen.$C$3];[.I152]+[$Konventionen.$D$3]))" office:value-type="string" office:string-value="" calcext:value-type="error">
            <text:p>#NV</text:p>
          </table:table-cell>
          <table:table-cell table:style-name="ce14" table:formula="of:=[.J152]+(([.L152]-[.J152])/3*2)" office:value-type="string" office:string-value="" calcext:value-type="error">
            <text:p>#NV</text:p>
          </table:table-cell>
          <table:table-cell table:style-name="ce14" table:formula="of:=COM.MICROSOFT.IFS([.E152]=[$Konventionen.$C$2];[.J152]+[$Konventionen.$E$2];[.E152]=[$Konventionen.$C$3];[.J15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52]);#NULL!;WEEKNUM([.M152];21))" office:value-type="string" office:string-value="" calcext:value-type="error">
            <text:p>#NULL!</text:p>
          </table:table-cell>
          <table:table-cell table:style-name="ce34" table:formula="of:=IF(AND([.J152]&lt;=[.M152];[.L152]&gt;=[.M152]);IF([.K152]&lt;=[.M15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3]);#NULL!;IF(ISBLANK([.I153]);ORG.OPENOFFICE.YEARS([.C153];TODAY();0);ORG.OPENOFFICE.YEARS([.C153];[.I153];0)))" office:value-type="string" office:string-value="" calcext:value-type="error">
            <text:p>#NULL!</text:p>
          </table:table-cell>
          <table:table-cell table:style-name="ce12"/>
          <table:table-cell table:formula="of:=IF(AND([.D153]&lt;60;[.E15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53]);;WEEKNUM([.G153];21))" office:value-type="float" office:value="0" calcext:value-type="float">
            <text:p>0</text:p>
          </table:table-cell>
          <table:table-cell/>
          <table:table-cell table:style-name="ce14" table:formula="of:=IF(ISBLANK([.I153]);COM.MICROSOFT.IFS([.E153]=[$Konventionen.$C$2];[.G153]+[$Konventionen.$D$2];[.E153]=[$Konventionen.$C$3];[.G153]+[$Konventionen.$D$3]); COM.MICROSOFT.IFS([.E153]=[$Konventionen.$C$2];[.I153]+[$Konventionen.$D$2];[.E153]=[$Konventionen.$C$3];[.I153]+[$Konventionen.$D$3]))" office:value-type="string" office:string-value="" calcext:value-type="error">
            <text:p>#NV</text:p>
          </table:table-cell>
          <table:table-cell table:style-name="ce14" table:formula="of:=[.J153]+(([.L153]-[.J153])/3*2)" office:value-type="string" office:string-value="" calcext:value-type="error">
            <text:p>#NV</text:p>
          </table:table-cell>
          <table:table-cell table:style-name="ce14" table:formula="of:=COM.MICROSOFT.IFS([.E153]=[$Konventionen.$C$2];[.J153]+[$Konventionen.$E$2];[.E153]=[$Konventionen.$C$3];[.J15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53]);#NULL!;WEEKNUM([.M153];21))" office:value-type="string" office:string-value="" calcext:value-type="error">
            <text:p>#NULL!</text:p>
          </table:table-cell>
          <table:table-cell table:style-name="ce34" table:formula="of:=IF(AND([.J153]&lt;=[.M153];[.L153]&gt;=[.M153]);IF([.K153]&lt;=[.M15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4]);#NULL!;IF(ISBLANK([.I154]);ORG.OPENOFFICE.YEARS([.C154];TODAY();0);ORG.OPENOFFICE.YEARS([.C154];[.I154];0)))" office:value-type="string" office:string-value="" calcext:value-type="error">
            <text:p>#NULL!</text:p>
          </table:table-cell>
          <table:table-cell table:style-name="ce12"/>
          <table:table-cell table:formula="of:=IF(AND([.D154]&lt;60;[.E15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54]);;WEEKNUM([.G154];21))" office:value-type="float" office:value="0" calcext:value-type="float">
            <text:p>0</text:p>
          </table:table-cell>
          <table:table-cell/>
          <table:table-cell table:style-name="ce14" table:formula="of:=IF(ISBLANK([.I154]);COM.MICROSOFT.IFS([.E154]=[$Konventionen.$C$2];[.G154]+[$Konventionen.$D$2];[.E154]=[$Konventionen.$C$3];[.G154]+[$Konventionen.$D$3]); COM.MICROSOFT.IFS([.E154]=[$Konventionen.$C$2];[.I154]+[$Konventionen.$D$2];[.E154]=[$Konventionen.$C$3];[.I154]+[$Konventionen.$D$3]))" office:value-type="string" office:string-value="" calcext:value-type="error">
            <text:p>#NV</text:p>
          </table:table-cell>
          <table:table-cell table:style-name="ce14" table:formula="of:=[.J154]+(([.L154]-[.J154])/3*2)" office:value-type="string" office:string-value="" calcext:value-type="error">
            <text:p>#NV</text:p>
          </table:table-cell>
          <table:table-cell table:style-name="ce14" table:formula="of:=COM.MICROSOFT.IFS([.E154]=[$Konventionen.$C$2];[.J154]+[$Konventionen.$E$2];[.E154]=[$Konventionen.$C$3];[.J15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54]);#NULL!;WEEKNUM([.M154];21))" office:value-type="string" office:string-value="" calcext:value-type="error">
            <text:p>#NULL!</text:p>
          </table:table-cell>
          <table:table-cell table:style-name="ce34" table:formula="of:=IF(AND([.J154]&lt;=[.M154];[.L154]&gt;=[.M154]);IF([.K154]&lt;=[.M15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5]);#NULL!;IF(ISBLANK([.I155]);ORG.OPENOFFICE.YEARS([.C155];TODAY();0);ORG.OPENOFFICE.YEARS([.C155];[.I155];0)))" office:value-type="string" office:string-value="" calcext:value-type="error">
            <text:p>#NULL!</text:p>
          </table:table-cell>
          <table:table-cell table:style-name="ce12"/>
          <table:table-cell table:formula="of:=IF(AND([.D155]&lt;60;[.E15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55]);;WEEKNUM([.G155];21))" office:value-type="float" office:value="0" calcext:value-type="float">
            <text:p>0</text:p>
          </table:table-cell>
          <table:table-cell/>
          <table:table-cell table:style-name="ce14" table:formula="of:=IF(ISBLANK([.I155]);COM.MICROSOFT.IFS([.E155]=[$Konventionen.$C$2];[.G155]+[$Konventionen.$D$2];[.E155]=[$Konventionen.$C$3];[.G155]+[$Konventionen.$D$3]); COM.MICROSOFT.IFS([.E155]=[$Konventionen.$C$2];[.I155]+[$Konventionen.$D$2];[.E155]=[$Konventionen.$C$3];[.I155]+[$Konventionen.$D$3]))" office:value-type="string" office:string-value="" calcext:value-type="error">
            <text:p>#NV</text:p>
          </table:table-cell>
          <table:table-cell table:style-name="ce14" table:formula="of:=[.J155]+(([.L155]-[.J155])/3*2)" office:value-type="string" office:string-value="" calcext:value-type="error">
            <text:p>#NV</text:p>
          </table:table-cell>
          <table:table-cell table:style-name="ce14" table:formula="of:=COM.MICROSOFT.IFS([.E155]=[$Konventionen.$C$2];[.J155]+[$Konventionen.$E$2];[.E155]=[$Konventionen.$C$3];[.J15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55]);#NULL!;WEEKNUM([.M155];21))" office:value-type="string" office:string-value="" calcext:value-type="error">
            <text:p>#NULL!</text:p>
          </table:table-cell>
          <table:table-cell table:style-name="ce34" table:formula="of:=IF(AND([.J155]&lt;=[.M155];[.L155]&gt;=[.M155]);IF([.K155]&lt;=[.M15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6]);#NULL!;IF(ISBLANK([.I156]);ORG.OPENOFFICE.YEARS([.C156];TODAY();0);ORG.OPENOFFICE.YEARS([.C156];[.I156];0)))" office:value-type="string" office:string-value="" calcext:value-type="error">
            <text:p>#NULL!</text:p>
          </table:table-cell>
          <table:table-cell table:style-name="ce12"/>
          <table:table-cell table:formula="of:=IF(AND([.D156]&lt;60;[.E15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56]);;WEEKNUM([.G156];21))" office:value-type="float" office:value="0" calcext:value-type="float">
            <text:p>0</text:p>
          </table:table-cell>
          <table:table-cell/>
          <table:table-cell table:style-name="ce14" table:formula="of:=IF(ISBLANK([.I156]);COM.MICROSOFT.IFS([.E156]=[$Konventionen.$C$2];[.G156]+[$Konventionen.$D$2];[.E156]=[$Konventionen.$C$3];[.G156]+[$Konventionen.$D$3]); COM.MICROSOFT.IFS([.E156]=[$Konventionen.$C$2];[.I156]+[$Konventionen.$D$2];[.E156]=[$Konventionen.$C$3];[.I156]+[$Konventionen.$D$3]))" office:value-type="string" office:string-value="" calcext:value-type="error">
            <text:p>#NV</text:p>
          </table:table-cell>
          <table:table-cell table:style-name="ce14" table:formula="of:=[.J156]+(([.L156]-[.J156])/3*2)" office:value-type="string" office:string-value="" calcext:value-type="error">
            <text:p>#NV</text:p>
          </table:table-cell>
          <table:table-cell table:style-name="ce14" table:formula="of:=COM.MICROSOFT.IFS([.E156]=[$Konventionen.$C$2];[.J156]+[$Konventionen.$E$2];[.E156]=[$Konventionen.$C$3];[.J15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56]);#NULL!;WEEKNUM([.M156];21))" office:value-type="string" office:string-value="" calcext:value-type="error">
            <text:p>#NULL!</text:p>
          </table:table-cell>
          <table:table-cell table:style-name="ce34" table:formula="of:=IF(AND([.J156]&lt;=[.M156];[.L156]&gt;=[.M156]);IF([.K156]&lt;=[.M15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7]);#NULL!;IF(ISBLANK([.I157]);ORG.OPENOFFICE.YEARS([.C157];TODAY();0);ORG.OPENOFFICE.YEARS([.C157];[.I157];0)))" office:value-type="string" office:string-value="" calcext:value-type="error">
            <text:p>#NULL!</text:p>
          </table:table-cell>
          <table:table-cell table:style-name="ce12"/>
          <table:table-cell table:formula="of:=IF(AND([.D157]&lt;60;[.E15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57]);;WEEKNUM([.G157];21))" office:value-type="float" office:value="0" calcext:value-type="float">
            <text:p>0</text:p>
          </table:table-cell>
          <table:table-cell/>
          <table:table-cell table:style-name="ce14" table:formula="of:=IF(ISBLANK([.I157]);COM.MICROSOFT.IFS([.E157]=[$Konventionen.$C$2];[.G157]+[$Konventionen.$D$2];[.E157]=[$Konventionen.$C$3];[.G157]+[$Konventionen.$D$3]); COM.MICROSOFT.IFS([.E157]=[$Konventionen.$C$2];[.I157]+[$Konventionen.$D$2];[.E157]=[$Konventionen.$C$3];[.I157]+[$Konventionen.$D$3]))" office:value-type="string" office:string-value="" calcext:value-type="error">
            <text:p>#NV</text:p>
          </table:table-cell>
          <table:table-cell table:style-name="ce14" table:formula="of:=[.J157]+(([.L157]-[.J157])/3*2)" office:value-type="string" office:string-value="" calcext:value-type="error">
            <text:p>#NV</text:p>
          </table:table-cell>
          <table:table-cell table:style-name="ce14" table:formula="of:=COM.MICROSOFT.IFS([.E157]=[$Konventionen.$C$2];[.J157]+[$Konventionen.$E$2];[.E157]=[$Konventionen.$C$3];[.J15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57]);#NULL!;WEEKNUM([.M157];21))" office:value-type="string" office:string-value="" calcext:value-type="error">
            <text:p>#NULL!</text:p>
          </table:table-cell>
          <table:table-cell table:style-name="ce34" table:formula="of:=IF(AND([.J157]&lt;=[.M157];[.L157]&gt;=[.M157]);IF([.K157]&lt;=[.M15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8]);#NULL!;IF(ISBLANK([.I158]);ORG.OPENOFFICE.YEARS([.C158];TODAY();0);ORG.OPENOFFICE.YEARS([.C158];[.I158];0)))" office:value-type="string" office:string-value="" calcext:value-type="error">
            <text:p>#NULL!</text:p>
          </table:table-cell>
          <table:table-cell table:style-name="ce12"/>
          <table:table-cell table:formula="of:=IF(AND([.D158]&lt;60;[.E15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58]);;WEEKNUM([.G158];21))" office:value-type="float" office:value="0" calcext:value-type="float">
            <text:p>0</text:p>
          </table:table-cell>
          <table:table-cell/>
          <table:table-cell table:style-name="ce14" table:formula="of:=IF(ISBLANK([.I158]);COM.MICROSOFT.IFS([.E158]=[$Konventionen.$C$2];[.G158]+[$Konventionen.$D$2];[.E158]=[$Konventionen.$C$3];[.G158]+[$Konventionen.$D$3]); COM.MICROSOFT.IFS([.E158]=[$Konventionen.$C$2];[.I158]+[$Konventionen.$D$2];[.E158]=[$Konventionen.$C$3];[.I158]+[$Konventionen.$D$3]))" office:value-type="string" office:string-value="" calcext:value-type="error">
            <text:p>#NV</text:p>
          </table:table-cell>
          <table:table-cell table:style-name="ce14" table:formula="of:=[.J158]+(([.L158]-[.J158])/3*2)" office:value-type="string" office:string-value="" calcext:value-type="error">
            <text:p>#NV</text:p>
          </table:table-cell>
          <table:table-cell table:style-name="ce14" table:formula="of:=COM.MICROSOFT.IFS([.E158]=[$Konventionen.$C$2];[.J158]+[$Konventionen.$E$2];[.E158]=[$Konventionen.$C$3];[.J15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58]);#NULL!;WEEKNUM([.M158];21))" office:value-type="string" office:string-value="" calcext:value-type="error">
            <text:p>#NULL!</text:p>
          </table:table-cell>
          <table:table-cell table:style-name="ce34" table:formula="of:=IF(AND([.J158]&lt;=[.M158];[.L158]&gt;=[.M158]);IF([.K158]&lt;=[.M15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9]);#NULL!;IF(ISBLANK([.I159]);ORG.OPENOFFICE.YEARS([.C159];TODAY();0);ORG.OPENOFFICE.YEARS([.C159];[.I159];0)))" office:value-type="string" office:string-value="" calcext:value-type="error">
            <text:p>#NULL!</text:p>
          </table:table-cell>
          <table:table-cell table:style-name="ce12"/>
          <table:table-cell table:formula="of:=IF(AND([.D159]&lt;60;[.E15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59]);;WEEKNUM([.G159];21))" office:value-type="float" office:value="0" calcext:value-type="float">
            <text:p>0</text:p>
          </table:table-cell>
          <table:table-cell/>
          <table:table-cell table:style-name="ce14" table:formula="of:=IF(ISBLANK([.I159]);COM.MICROSOFT.IFS([.E159]=[$Konventionen.$C$2];[.G159]+[$Konventionen.$D$2];[.E159]=[$Konventionen.$C$3];[.G159]+[$Konventionen.$D$3]); COM.MICROSOFT.IFS([.E159]=[$Konventionen.$C$2];[.I159]+[$Konventionen.$D$2];[.E159]=[$Konventionen.$C$3];[.I159]+[$Konventionen.$D$3]))" office:value-type="string" office:string-value="" calcext:value-type="error">
            <text:p>#NV</text:p>
          </table:table-cell>
          <table:table-cell table:style-name="ce14" table:formula="of:=[.J159]+(([.L159]-[.J159])/3*2)" office:value-type="string" office:string-value="" calcext:value-type="error">
            <text:p>#NV</text:p>
          </table:table-cell>
          <table:table-cell table:style-name="ce14" table:formula="of:=COM.MICROSOFT.IFS([.E159]=[$Konventionen.$C$2];[.J159]+[$Konventionen.$E$2];[.E159]=[$Konventionen.$C$3];[.J15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59]);#NULL!;WEEKNUM([.M159];21))" office:value-type="string" office:string-value="" calcext:value-type="error">
            <text:p>#NULL!</text:p>
          </table:table-cell>
          <table:table-cell table:style-name="ce34" table:formula="of:=IF(AND([.J159]&lt;=[.M159];[.L159]&gt;=[.M159]);IF([.K159]&lt;=[.M15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0]);#NULL!;IF(ISBLANK([.I160]);ORG.OPENOFFICE.YEARS([.C160];TODAY();0);ORG.OPENOFFICE.YEARS([.C160];[.I160];0)))" office:value-type="string" office:string-value="" calcext:value-type="error">
            <text:p>#NULL!</text:p>
          </table:table-cell>
          <table:table-cell table:style-name="ce12"/>
          <table:table-cell table:formula="of:=IF(AND([.D160]&lt;60;[.E16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60]);;WEEKNUM([.G160];21))" office:value-type="float" office:value="0" calcext:value-type="float">
            <text:p>0</text:p>
          </table:table-cell>
          <table:table-cell/>
          <table:table-cell table:style-name="ce14" table:formula="of:=IF(ISBLANK([.I160]);COM.MICROSOFT.IFS([.E160]=[$Konventionen.$C$2];[.G160]+[$Konventionen.$D$2];[.E160]=[$Konventionen.$C$3];[.G160]+[$Konventionen.$D$3]); COM.MICROSOFT.IFS([.E160]=[$Konventionen.$C$2];[.I160]+[$Konventionen.$D$2];[.E160]=[$Konventionen.$C$3];[.I160]+[$Konventionen.$D$3]))" office:value-type="string" office:string-value="" calcext:value-type="error">
            <text:p>#NV</text:p>
          </table:table-cell>
          <table:table-cell table:style-name="ce14" table:formula="of:=[.J160]+(([.L160]-[.J160])/3*2)" office:value-type="string" office:string-value="" calcext:value-type="error">
            <text:p>#NV</text:p>
          </table:table-cell>
          <table:table-cell table:style-name="ce14" table:formula="of:=COM.MICROSOFT.IFS([.E160]=[$Konventionen.$C$2];[.J160]+[$Konventionen.$E$2];[.E160]=[$Konventionen.$C$3];[.J16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60]);#NULL!;WEEKNUM([.M160];21))" office:value-type="string" office:string-value="" calcext:value-type="error">
            <text:p>#NULL!</text:p>
          </table:table-cell>
          <table:table-cell table:style-name="ce34" table:formula="of:=IF(AND([.J160]&lt;=[.M160];[.L160]&gt;=[.M160]);IF([.K160]&lt;=[.M16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1]);#NULL!;IF(ISBLANK([.I161]);ORG.OPENOFFICE.YEARS([.C161];TODAY();0);ORG.OPENOFFICE.YEARS([.C161];[.I161];0)))" office:value-type="string" office:string-value="" calcext:value-type="error">
            <text:p>#NULL!</text:p>
          </table:table-cell>
          <table:table-cell table:style-name="ce12"/>
          <table:table-cell table:formula="of:=IF(AND([.D161]&lt;60;[.E16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61]);;WEEKNUM([.G161];21))" office:value-type="float" office:value="0" calcext:value-type="float">
            <text:p>0</text:p>
          </table:table-cell>
          <table:table-cell/>
          <table:table-cell table:style-name="ce14" table:formula="of:=IF(ISBLANK([.I161]);COM.MICROSOFT.IFS([.E161]=[$Konventionen.$C$2];[.G161]+[$Konventionen.$D$2];[.E161]=[$Konventionen.$C$3];[.G161]+[$Konventionen.$D$3]); COM.MICROSOFT.IFS([.E161]=[$Konventionen.$C$2];[.I161]+[$Konventionen.$D$2];[.E161]=[$Konventionen.$C$3];[.I161]+[$Konventionen.$D$3]))" office:value-type="string" office:string-value="" calcext:value-type="error">
            <text:p>#NV</text:p>
          </table:table-cell>
          <table:table-cell table:style-name="ce14" table:formula="of:=[.J161]+(([.L161]-[.J161])/3*2)" office:value-type="string" office:string-value="" calcext:value-type="error">
            <text:p>#NV</text:p>
          </table:table-cell>
          <table:table-cell table:style-name="ce14" table:formula="of:=COM.MICROSOFT.IFS([.E161]=[$Konventionen.$C$2];[.J161]+[$Konventionen.$E$2];[.E161]=[$Konventionen.$C$3];[.J161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61]);#NULL!;WEEKNUM([.M161];21))" office:value-type="string" office:string-value="" calcext:value-type="error">
            <text:p>#NULL!</text:p>
          </table:table-cell>
          <table:table-cell table:style-name="ce34" table:formula="of:=IF(AND([.J161]&lt;=[.M161];[.L161]&gt;=[.M161]);IF([.K161]&lt;=[.M16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2]);#NULL!;IF(ISBLANK([.I162]);ORG.OPENOFFICE.YEARS([.C162];TODAY();0);ORG.OPENOFFICE.YEARS([.C162];[.I162];0)))" office:value-type="string" office:string-value="" calcext:value-type="error">
            <text:p>#NULL!</text:p>
          </table:table-cell>
          <table:table-cell table:style-name="ce12"/>
          <table:table-cell table:formula="of:=IF(AND([.D162]&lt;60;[.E16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62]);;WEEKNUM([.G162];21))" office:value-type="float" office:value="0" calcext:value-type="float">
            <text:p>0</text:p>
          </table:table-cell>
          <table:table-cell/>
          <table:table-cell table:style-name="ce14" table:formula="of:=IF(ISBLANK([.I162]);COM.MICROSOFT.IFS([.E162]=[$Konventionen.$C$2];[.G162]+[$Konventionen.$D$2];[.E162]=[$Konventionen.$C$3];[.G162]+[$Konventionen.$D$3]); COM.MICROSOFT.IFS([.E162]=[$Konventionen.$C$2];[.I162]+[$Konventionen.$D$2];[.E162]=[$Konventionen.$C$3];[.I162]+[$Konventionen.$D$3]))" office:value-type="string" office:string-value="" calcext:value-type="error">
            <text:p>#NV</text:p>
          </table:table-cell>
          <table:table-cell table:style-name="ce14" table:formula="of:=[.J162]+(([.L162]-[.J162])/3*2)" office:value-type="string" office:string-value="" calcext:value-type="error">
            <text:p>#NV</text:p>
          </table:table-cell>
          <table:table-cell table:style-name="ce14" table:formula="of:=COM.MICROSOFT.IFS([.E162]=[$Konventionen.$C$2];[.J162]+[$Konventionen.$E$2];[.E162]=[$Konventionen.$C$3];[.J162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62]);#NULL!;WEEKNUM([.M162];21))" office:value-type="string" office:string-value="" calcext:value-type="error">
            <text:p>#NULL!</text:p>
          </table:table-cell>
          <table:table-cell table:style-name="ce34" table:formula="of:=IF(AND([.J162]&lt;=[.M162];[.L162]&gt;=[.M162]);IF([.K162]&lt;=[.M16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3]);#NULL!;IF(ISBLANK([.I163]);ORG.OPENOFFICE.YEARS([.C163];TODAY();0);ORG.OPENOFFICE.YEARS([.C163];[.I163];0)))" office:value-type="string" office:string-value="" calcext:value-type="error">
            <text:p>#NULL!</text:p>
          </table:table-cell>
          <table:table-cell table:style-name="ce12"/>
          <table:table-cell table:formula="of:=IF(AND([.D163]&lt;60;[.E16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63]);;WEEKNUM([.G163];21))" office:value-type="float" office:value="0" calcext:value-type="float">
            <text:p>0</text:p>
          </table:table-cell>
          <table:table-cell/>
          <table:table-cell table:style-name="ce14" table:formula="of:=IF(ISBLANK([.I163]);COM.MICROSOFT.IFS([.E163]=[$Konventionen.$C$2];[.G163]+[$Konventionen.$D$2];[.E163]=[$Konventionen.$C$3];[.G163]+[$Konventionen.$D$3]); COM.MICROSOFT.IFS([.E163]=[$Konventionen.$C$2];[.I163]+[$Konventionen.$D$2];[.E163]=[$Konventionen.$C$3];[.I163]+[$Konventionen.$D$3]))" office:value-type="string" office:string-value="" calcext:value-type="error">
            <text:p>#NV</text:p>
          </table:table-cell>
          <table:table-cell table:style-name="ce14" table:formula="of:=[.J163]+(([.L163]-[.J163])/3*2)" office:value-type="string" office:string-value="" calcext:value-type="error">
            <text:p>#NV</text:p>
          </table:table-cell>
          <table:table-cell table:style-name="ce14" table:formula="of:=COM.MICROSOFT.IFS([.E163]=[$Konventionen.$C$2];[.J163]+[$Konventionen.$E$2];[.E163]=[$Konventionen.$C$3];[.J163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63]);#NULL!;WEEKNUM([.M163];21))" office:value-type="string" office:string-value="" calcext:value-type="error">
            <text:p>#NULL!</text:p>
          </table:table-cell>
          <table:table-cell table:style-name="ce34" table:formula="of:=IF(AND([.J163]&lt;=[.M163];[.L163]&gt;=[.M163]);IF([.K163]&lt;=[.M16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4]);#NULL!;IF(ISBLANK([.I164]);ORG.OPENOFFICE.YEARS([.C164];TODAY();0);ORG.OPENOFFICE.YEARS([.C164];[.I164];0)))" office:value-type="string" office:string-value="" calcext:value-type="error">
            <text:p>#NULL!</text:p>
          </table:table-cell>
          <table:table-cell table:style-name="ce12"/>
          <table:table-cell table:formula="of:=IF(AND([.D164]&lt;60;[.E16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64]);;WEEKNUM([.G164];21))" office:value-type="float" office:value="0" calcext:value-type="float">
            <text:p>0</text:p>
          </table:table-cell>
          <table:table-cell/>
          <table:table-cell table:style-name="ce14" table:formula="of:=IF(ISBLANK([.I164]);COM.MICROSOFT.IFS([.E164]=[$Konventionen.$C$2];[.G164]+[$Konventionen.$D$2];[.E164]=[$Konventionen.$C$3];[.G164]+[$Konventionen.$D$3]); COM.MICROSOFT.IFS([.E164]=[$Konventionen.$C$2];[.I164]+[$Konventionen.$D$2];[.E164]=[$Konventionen.$C$3];[.I164]+[$Konventionen.$D$3]))" office:value-type="string" office:string-value="" calcext:value-type="error">
            <text:p>#NV</text:p>
          </table:table-cell>
          <table:table-cell table:style-name="ce14" table:formula="of:=[.J164]+(([.L164]-[.J164])/3*2)" office:value-type="string" office:string-value="" calcext:value-type="error">
            <text:p>#NV</text:p>
          </table:table-cell>
          <table:table-cell table:style-name="ce14" table:formula="of:=COM.MICROSOFT.IFS([.E164]=[$Konventionen.$C$2];[.J164]+[$Konventionen.$E$2];[.E164]=[$Konventionen.$C$3];[.J164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64]);#NULL!;WEEKNUM([.M164];21))" office:value-type="string" office:string-value="" calcext:value-type="error">
            <text:p>#NULL!</text:p>
          </table:table-cell>
          <table:table-cell table:style-name="ce34" table:formula="of:=IF(AND([.J164]&lt;=[.M164];[.L164]&gt;=[.M164]);IF([.K164]&lt;=[.M16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5]);#NULL!;IF(ISBLANK([.I165]);ORG.OPENOFFICE.YEARS([.C165];TODAY();0);ORG.OPENOFFICE.YEARS([.C165];[.I165];0)))" office:value-type="string" office:string-value="" calcext:value-type="error">
            <text:p>#NULL!</text:p>
          </table:table-cell>
          <table:table-cell table:style-name="ce12"/>
          <table:table-cell table:formula="of:=IF(AND([.D165]&lt;60;[.E16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65]);;WEEKNUM([.G165];21))" office:value-type="float" office:value="0" calcext:value-type="float">
            <text:p>0</text:p>
          </table:table-cell>
          <table:table-cell/>
          <table:table-cell table:style-name="ce14" table:formula="of:=IF(ISBLANK([.I165]);COM.MICROSOFT.IFS([.E165]=[$Konventionen.$C$2];[.G165]+[$Konventionen.$D$2];[.E165]=[$Konventionen.$C$3];[.G165]+[$Konventionen.$D$3]); COM.MICROSOFT.IFS([.E165]=[$Konventionen.$C$2];[.I165]+[$Konventionen.$D$2];[.E165]=[$Konventionen.$C$3];[.I165]+[$Konventionen.$D$3]))" office:value-type="string" office:string-value="" calcext:value-type="error">
            <text:p>#NV</text:p>
          </table:table-cell>
          <table:table-cell table:style-name="ce14" table:formula="of:=[.J165]+(([.L165]-[.J165])/3*2)" office:value-type="string" office:string-value="" calcext:value-type="error">
            <text:p>#NV</text:p>
          </table:table-cell>
          <table:table-cell table:style-name="ce14" table:formula="of:=COM.MICROSOFT.IFS([.E165]=[$Konventionen.$C$2];[.J165]+[$Konventionen.$E$2];[.E165]=[$Konventionen.$C$3];[.J165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65]);#NULL!;WEEKNUM([.M165];21))" office:value-type="string" office:string-value="" calcext:value-type="error">
            <text:p>#NULL!</text:p>
          </table:table-cell>
          <table:table-cell table:style-name="ce34" table:formula="of:=IF(AND([.J165]&lt;=[.M165];[.L165]&gt;=[.M165]);IF([.K165]&lt;=[.M16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6]);#NULL!;IF(ISBLANK([.I166]);ORG.OPENOFFICE.YEARS([.C166];TODAY();0);ORG.OPENOFFICE.YEARS([.C166];[.I166];0)))" office:value-type="string" office:string-value="" calcext:value-type="error">
            <text:p>#NULL!</text:p>
          </table:table-cell>
          <table:table-cell table:style-name="ce12"/>
          <table:table-cell table:formula="of:=IF(AND([.D166]&lt;60;[.E16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66]);;WEEKNUM([.G166];21))" office:value-type="float" office:value="0" calcext:value-type="float">
            <text:p>0</text:p>
          </table:table-cell>
          <table:table-cell/>
          <table:table-cell table:style-name="ce14" table:formula="of:=IF(ISBLANK([.I166]);COM.MICROSOFT.IFS([.E166]=[$Konventionen.$C$2];[.G166]+[$Konventionen.$D$2];[.E166]=[$Konventionen.$C$3];[.G166]+[$Konventionen.$D$3]); COM.MICROSOFT.IFS([.E166]=[$Konventionen.$C$2];[.I166]+[$Konventionen.$D$2];[.E166]=[$Konventionen.$C$3];[.I166]+[$Konventionen.$D$3]))" office:value-type="string" office:string-value="" calcext:value-type="error">
            <text:p>#NV</text:p>
          </table:table-cell>
          <table:table-cell table:style-name="ce14" table:formula="of:=[.J166]+(([.L166]-[.J166])/3*2)" office:value-type="string" office:string-value="" calcext:value-type="error">
            <text:p>#NV</text:p>
          </table:table-cell>
          <table:table-cell table:style-name="ce14" table:formula="of:=COM.MICROSOFT.IFS([.E166]=[$Konventionen.$C$2];[.J166]+[$Konventionen.$E$2];[.E166]=[$Konventionen.$C$3];[.J166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66]);#NULL!;WEEKNUM([.M166];21))" office:value-type="string" office:string-value="" calcext:value-type="error">
            <text:p>#NULL!</text:p>
          </table:table-cell>
          <table:table-cell table:style-name="ce34" table:formula="of:=IF(AND([.J166]&lt;=[.M166];[.L166]&gt;=[.M166]);IF([.K166]&lt;=[.M16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7]);#NULL!;IF(ISBLANK([.I167]);ORG.OPENOFFICE.YEARS([.C167];TODAY();0);ORG.OPENOFFICE.YEARS([.C167];[.I167];0)))" office:value-type="string" office:string-value="" calcext:value-type="error">
            <text:p>#NULL!</text:p>
          </table:table-cell>
          <table:table-cell table:style-name="ce12"/>
          <table:table-cell table:formula="of:=IF(AND([.D167]&lt;60;[.E16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67]);;WEEKNUM([.G167];21))" office:value-type="float" office:value="0" calcext:value-type="float">
            <text:p>0</text:p>
          </table:table-cell>
          <table:table-cell/>
          <table:table-cell table:style-name="ce14" table:formula="of:=IF(ISBLANK([.I167]);COM.MICROSOFT.IFS([.E167]=[$Konventionen.$C$2];[.G167]+[$Konventionen.$D$2];[.E167]=[$Konventionen.$C$3];[.G167]+[$Konventionen.$D$3]); COM.MICROSOFT.IFS([.E167]=[$Konventionen.$C$2];[.I167]+[$Konventionen.$D$2];[.E167]=[$Konventionen.$C$3];[.I167]+[$Konventionen.$D$3]))" office:value-type="string" office:string-value="" calcext:value-type="error">
            <text:p>#NV</text:p>
          </table:table-cell>
          <table:table-cell table:style-name="ce14" table:formula="of:=[.J167]+(([.L167]-[.J167])/3*2)" office:value-type="string" office:string-value="" calcext:value-type="error">
            <text:p>#NV</text:p>
          </table:table-cell>
          <table:table-cell table:style-name="ce14" table:formula="of:=COM.MICROSOFT.IFS([.E167]=[$Konventionen.$C$2];[.J167]+[$Konventionen.$E$2];[.E167]=[$Konventionen.$C$3];[.J167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67]);#NULL!;WEEKNUM([.M167];21))" office:value-type="string" office:string-value="" calcext:value-type="error">
            <text:p>#NULL!</text:p>
          </table:table-cell>
          <table:table-cell table:style-name="ce34" table:formula="of:=IF(AND([.J167]&lt;=[.M167];[.L167]&gt;=[.M167]);IF([.K167]&lt;=[.M16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8]);#NULL!;IF(ISBLANK([.I168]);ORG.OPENOFFICE.YEARS([.C168];TODAY();0);ORG.OPENOFFICE.YEARS([.C168];[.I168];0)))" office:value-type="string" office:string-value="" calcext:value-type="error">
            <text:p>#NULL!</text:p>
          </table:table-cell>
          <table:table-cell table:style-name="ce12"/>
          <table:table-cell table:formula="of:=IF(AND([.D168]&lt;60;[.E16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68]);;WEEKNUM([.G168];21))" office:value-type="float" office:value="0" calcext:value-type="float">
            <text:p>0</text:p>
          </table:table-cell>
          <table:table-cell/>
          <table:table-cell table:style-name="ce14" table:formula="of:=IF(ISBLANK([.I168]);COM.MICROSOFT.IFS([.E168]=[$Konventionen.$C$2];[.G168]+[$Konventionen.$D$2];[.E168]=[$Konventionen.$C$3];[.G168]+[$Konventionen.$D$3]); COM.MICROSOFT.IFS([.E168]=[$Konventionen.$C$2];[.I168]+[$Konventionen.$D$2];[.E168]=[$Konventionen.$C$3];[.I168]+[$Konventionen.$D$3]))" office:value-type="string" office:string-value="" calcext:value-type="error">
            <text:p>#NV</text:p>
          </table:table-cell>
          <table:table-cell table:style-name="ce14" table:formula="of:=[.J168]+(([.L168]-[.J168])/3*2)" office:value-type="string" office:string-value="" calcext:value-type="error">
            <text:p>#NV</text:p>
          </table:table-cell>
          <table:table-cell table:style-name="ce14" table:formula="of:=COM.MICROSOFT.IFS([.E168]=[$Konventionen.$C$2];[.J168]+[$Konventionen.$E$2];[.E168]=[$Konventionen.$C$3];[.J168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68]);#NULL!;WEEKNUM([.M168];21))" office:value-type="string" office:string-value="" calcext:value-type="error">
            <text:p>#NULL!</text:p>
          </table:table-cell>
          <table:table-cell table:style-name="ce34" table:formula="of:=IF(AND([.J168]&lt;=[.M168];[.L168]&gt;=[.M168]);IF([.K168]&lt;=[.M16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9]);#NULL!;IF(ISBLANK([.I169]);ORG.OPENOFFICE.YEARS([.C169];TODAY();0);ORG.OPENOFFICE.YEARS([.C169];[.I169];0)))" office:value-type="string" office:string-value="" calcext:value-type="error">
            <text:p>#NULL!</text:p>
          </table:table-cell>
          <table:table-cell table:style-name="ce12"/>
          <table:table-cell table:formula="of:=IF(AND([.D169]&lt;60;[.E16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69]);;WEEKNUM([.G169];21))" office:value-type="float" office:value="0" calcext:value-type="float">
            <text:p>0</text:p>
          </table:table-cell>
          <table:table-cell/>
          <table:table-cell table:style-name="ce14" table:formula="of:=IF(ISBLANK([.I169]);COM.MICROSOFT.IFS([.E169]=[$Konventionen.$C$2];[.G169]+[$Konventionen.$D$2];[.E169]=[$Konventionen.$C$3];[.G169]+[$Konventionen.$D$3]); COM.MICROSOFT.IFS([.E169]=[$Konventionen.$C$2];[.I169]+[$Konventionen.$D$2];[.E169]=[$Konventionen.$C$3];[.I169]+[$Konventionen.$D$3]))" office:value-type="string" office:string-value="" calcext:value-type="error">
            <text:p>#NV</text:p>
          </table:table-cell>
          <table:table-cell table:style-name="ce14" table:formula="of:=[.J169]+(([.L169]-[.J169])/3*2)" office:value-type="string" office:string-value="" calcext:value-type="error">
            <text:p>#NV</text:p>
          </table:table-cell>
          <table:table-cell table:style-name="ce14" table:formula="of:=COM.MICROSOFT.IFS([.E169]=[$Konventionen.$C$2];[.J169]+[$Konventionen.$E$2];[.E169]=[$Konventionen.$C$3];[.J169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69]);#NULL!;WEEKNUM([.M169];21))" office:value-type="string" office:string-value="" calcext:value-type="error">
            <text:p>#NULL!</text:p>
          </table:table-cell>
          <table:table-cell table:style-name="ce34" table:formula="of:=IF(AND([.J169]&lt;=[.M169];[.L169]&gt;=[.M169]);IF([.K169]&lt;=[.M16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0]);#NULL!;IF(ISBLANK([.I170]);ORG.OPENOFFICE.YEARS([.C170];TODAY();0);ORG.OPENOFFICE.YEARS([.C170];[.I170];0)))" office:value-type="string" office:string-value="" calcext:value-type="error">
            <text:p>#NULL!</text:p>
          </table:table-cell>
          <table:table-cell table:style-name="ce12"/>
          <table:table-cell table:formula="of:=IF(AND([.D170]&lt;60;[.E17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37" table:formula="of:=IF(ISBLANK([.G170]);;WEEKNUM([.G170];21))" office:value-type="float" office:value="0" calcext:value-type="float">
            <text:p>0</text:p>
          </table:table-cell>
          <table:table-cell/>
          <table:table-cell table:style-name="ce14" table:formula="of:=IF(ISBLANK([.I170]);COM.MICROSOFT.IFS([.E170]=[$Konventionen.$C$2];[.G170]+[$Konventionen.$D$2];[.E170]=[$Konventionen.$C$3];[.G170]+[$Konventionen.$D$3]); COM.MICROSOFT.IFS([.E170]=[$Konventionen.$C$2];[.I170]+[$Konventionen.$D$2];[.E170]=[$Konventionen.$C$3];[.I170]+[$Konventionen.$D$3]))" office:value-type="string" office:string-value="" calcext:value-type="error">
            <text:p>#NV</text:p>
          </table:table-cell>
          <table:table-cell table:style-name="ce14" table:formula="of:=[.J170]+(([.L170]-[.J170])/3*2)" office:value-type="string" office:string-value="" calcext:value-type="error">
            <text:p>#NV</text:p>
          </table:table-cell>
          <table:table-cell table:style-name="ce14" table:formula="of:=COM.MICROSOFT.IFS([.E170]=[$Konventionen.$C$2];[.J170]+[$Konventionen.$E$2];[.E170]=[$Konventionen.$C$3];[.J170]+[$Konventionen.$E$3])" office:value-type="string" office:string-value="" calcext:value-type="error">
            <text:p>#NV</text:p>
          </table:table-cell>
          <table:table-cell/>
          <table:table-cell table:style-name="ce15" table:formula="of:=IF(ISBLANK([.M170]);#NULL!;WEEKNUM([.M170];21))" office:value-type="string" office:string-value="" calcext:value-type="error">
            <text:p>#NULL!</text:p>
          </table:table-cell>
          <table:table-cell table:style-name="ce34" table:formula="of:=IF(AND([.J170]&lt;=[.M170];[.L170]&gt;=[.M170]);IF([.K170]&lt;=[.M17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1]);#NULL!;IF(ISBLANK([.I171]);ORG.OPENOFFICE.YEARS([.C171];TODAY();0);ORG.OPENOFFICE.YEARS([.C171];[.I171];0)))" office:value-type="string" office:string-value="" calcext:value-type="error">
            <text:p>#NULL!</text:p>
          </table:table-cell>
          <table:table-cell table:style-name="ce12"/>
          <table:table-cell table:formula="of:=IF(AND([.D171]&lt;60;[.E17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1]);COM.MICROSOFT.IFS([.E171]=[$Konventionen.$C$2];[.G171]+[$Konventionen.$D$2];[.E171]=[$Konventionen.$C$3];[.G171]+[$Konventionen.$D$3]); COM.MICROSOFT.IFS([.E171]=[$Konventionen.$C$2];[.I171]+[$Konventionen.$D$2];[.E171]=[$Konventionen.$C$3];[.I171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171]=[$Konventionen.$C$2];[.J171]+[$Konventionen.$E$2];[.E171]=[$Konventionen.$C$3];[.J171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71]&lt;=[.M171];[.L171]&gt;=[.M171]);IF([.K171]&lt;=[.M17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2]);#NULL!;IF(ISBLANK([.I172]);ORG.OPENOFFICE.YEARS([.C172];TODAY();0);ORG.OPENOFFICE.YEARS([.C172];[.I172];0)))" office:value-type="string" office:string-value="" calcext:value-type="error">
            <text:p>#NULL!</text:p>
          </table:table-cell>
          <table:table-cell table:style-name="ce12"/>
          <table:table-cell table:formula="of:=IF(AND([.D172]&lt;60;[.E17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2]);COM.MICROSOFT.IFS([.E172]=[$Konventionen.$C$2];[.G172]+[$Konventionen.$D$2];[.E172]=[$Konventionen.$C$3];[.G172]+[$Konventionen.$D$3]); COM.MICROSOFT.IFS([.E172]=[$Konventionen.$C$2];[.I172]+[$Konventionen.$D$2];[.E172]=[$Konventionen.$C$3];[.I172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172]=[$Konventionen.$C$2];[.J172]+[$Konventionen.$E$2];[.E172]=[$Konventionen.$C$3];[.J172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72]&lt;=[.M172];[.L172]&gt;=[.M172]);IF([.K172]&lt;=[.M17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3]);#NULL!;IF(ISBLANK([.I173]);ORG.OPENOFFICE.YEARS([.C173];TODAY();0);ORG.OPENOFFICE.YEARS([.C173];[.I173];0)))" office:value-type="string" office:string-value="" calcext:value-type="error">
            <text:p>#NULL!</text:p>
          </table:table-cell>
          <table:table-cell table:style-name="ce12"/>
          <table:table-cell table:formula="of:=IF(AND([.D173]&lt;60;[.E17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3]);COM.MICROSOFT.IFS([.E173]=[$Konventionen.$C$2];[.G173]+[$Konventionen.$D$2];[.E173]=[$Konventionen.$C$3];[.G173]+[$Konventionen.$D$3]); COM.MICROSOFT.IFS([.E173]=[$Konventionen.$C$2];[.I173]+[$Konventionen.$D$2];[.E173]=[$Konventionen.$C$3];[.I173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173]=[$Konventionen.$C$2];[.J173]+[$Konventionen.$E$2];[.E173]=[$Konventionen.$C$3];[.J173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73]&lt;=[.M173];[.L173]&gt;=[.M173]);IF([.K173]&lt;=[.M17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4]);#NULL!;IF(ISBLANK([.I174]);ORG.OPENOFFICE.YEARS([.C174];TODAY();0);ORG.OPENOFFICE.YEARS([.C174];[.I174];0)))" office:value-type="string" office:string-value="" calcext:value-type="error">
            <text:p>#NULL!</text:p>
          </table:table-cell>
          <table:table-cell table:style-name="ce12"/>
          <table:table-cell table:formula="of:=IF(AND([.D174]&lt;60;[.E17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4]);COM.MICROSOFT.IFS([.E174]=[$Konventionen.$C$2];[.G174]+[$Konventionen.$D$2];[.E174]=[$Konventionen.$C$3];[.G174]+[$Konventionen.$D$3]); COM.MICROSOFT.IFS([.E174]=[$Konventionen.$C$2];[.I174]+[$Konventionen.$D$2];[.E174]=[$Konventionen.$C$3];[.I174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174]=[$Konventionen.$C$2];[.J174]+[$Konventionen.$E$2];[.E174]=[$Konventionen.$C$3];[.J174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74]&lt;=[.M174];[.L174]&gt;=[.M174]);IF([.K174]&lt;=[.M17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5]);#NULL!;IF(ISBLANK([.I175]);ORG.OPENOFFICE.YEARS([.C175];TODAY();0);ORG.OPENOFFICE.YEARS([.C175];[.I175];0)))" office:value-type="string" office:string-value="" calcext:value-type="error">
            <text:p>#NULL!</text:p>
          </table:table-cell>
          <table:table-cell table:style-name="ce12"/>
          <table:table-cell table:formula="of:=IF(AND([.D175]&lt;60;[.E17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5]);COM.MICROSOFT.IFS([.E175]=[$Konventionen.$C$2];[.G175]+[$Konventionen.$D$2];[.E175]=[$Konventionen.$C$3];[.G175]+[$Konventionen.$D$3]); COM.MICROSOFT.IFS([.E175]=[$Konventionen.$C$2];[.I175]+[$Konventionen.$D$2];[.E175]=[$Konventionen.$C$3];[.I175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175]=[$Konventionen.$C$2];[.J175]+[$Konventionen.$E$2];[.E175]=[$Konventionen.$C$3];[.J175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75]&lt;=[.M175];[.L175]&gt;=[.M175]);IF([.K175]&lt;=[.M17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6]);#NULL!;IF(ISBLANK([.I176]);ORG.OPENOFFICE.YEARS([.C176];TODAY();0);ORG.OPENOFFICE.YEARS([.C176];[.I176];0)))" office:value-type="string" office:string-value="" calcext:value-type="error">
            <text:p>#NULL!</text:p>
          </table:table-cell>
          <table:table-cell table:style-name="ce12"/>
          <table:table-cell table:formula="of:=IF(AND([.D176]&lt;60;[.E17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6]);COM.MICROSOFT.IFS([.E176]=[$Konventionen.$C$2];[.G176]+[$Konventionen.$D$2];[.E176]=[$Konventionen.$C$3];[.G176]+[$Konventionen.$D$3]); COM.MICROSOFT.IFS([.E176]=[$Konventionen.$C$2];[.I176]+[$Konventionen.$D$2];[.E176]=[$Konventionen.$C$3];[.I176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176]=[$Konventionen.$C$2];[.J176]+[$Konventionen.$E$2];[.E176]=[$Konventionen.$C$3];[.J176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76]&lt;=[.M176];[.L176]&gt;=[.M176]);IF([.K176]&lt;=[.M17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7]);#NULL!;IF(ISBLANK([.I177]);ORG.OPENOFFICE.YEARS([.C177];TODAY();0);ORG.OPENOFFICE.YEARS([.C177];[.I177];0)))" office:value-type="string" office:string-value="" calcext:value-type="error">
            <text:p>#NULL!</text:p>
          </table:table-cell>
          <table:table-cell table:style-name="ce12"/>
          <table:table-cell table:formula="of:=IF(AND([.D177]&lt;60;[.E17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7]);COM.MICROSOFT.IFS([.E177]=[$Konventionen.$C$2];[.G177]+[$Konventionen.$D$2];[.E177]=[$Konventionen.$C$3];[.G177]+[$Konventionen.$D$3]); COM.MICROSOFT.IFS([.E177]=[$Konventionen.$C$2];[.I177]+[$Konventionen.$D$2];[.E177]=[$Konventionen.$C$3];[.I177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177]=[$Konventionen.$C$2];[.J177]+[$Konventionen.$E$2];[.E177]=[$Konventionen.$C$3];[.J177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77]&lt;=[.M177];[.L177]&gt;=[.M177]);IF([.K177]&lt;=[.M17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8]);#NULL!;IF(ISBLANK([.I178]);ORG.OPENOFFICE.YEARS([.C178];TODAY();0);ORG.OPENOFFICE.YEARS([.C178];[.I178];0)))" office:value-type="string" office:string-value="" calcext:value-type="error">
            <text:p>#NULL!</text:p>
          </table:table-cell>
          <table:table-cell table:style-name="ce12"/>
          <table:table-cell table:formula="of:=IF(AND([.D178]&lt;60;[.E17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8]);COM.MICROSOFT.IFS([.E178]=[$Konventionen.$C$2];[.G178]+[$Konventionen.$D$2];[.E178]=[$Konventionen.$C$3];[.G178]+[$Konventionen.$D$3]); COM.MICROSOFT.IFS([.E178]=[$Konventionen.$C$2];[.I178]+[$Konventionen.$D$2];[.E178]=[$Konventionen.$C$3];[.I178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178]=[$Konventionen.$C$2];[.J178]+[$Konventionen.$E$2];[.E178]=[$Konventionen.$C$3];[.J178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78]&lt;=[.M178];[.L178]&gt;=[.M178]);IF([.K178]&lt;=[.M17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9]);#NULL!;IF(ISBLANK([.I179]);ORG.OPENOFFICE.YEARS([.C179];TODAY();0);ORG.OPENOFFICE.YEARS([.C179];[.I179];0)))" office:value-type="string" office:string-value="" calcext:value-type="error">
            <text:p>#NULL!</text:p>
          </table:table-cell>
          <table:table-cell table:style-name="ce12"/>
          <table:table-cell table:formula="of:=IF(AND([.D179]&lt;60;[.E17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9]);COM.MICROSOFT.IFS([.E179]=[$Konventionen.$C$2];[.G179]+[$Konventionen.$D$2];[.E179]=[$Konventionen.$C$3];[.G179]+[$Konventionen.$D$3]); COM.MICROSOFT.IFS([.E179]=[$Konventionen.$C$2];[.I179]+[$Konventionen.$D$2];[.E179]=[$Konventionen.$C$3];[.I179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179]=[$Konventionen.$C$2];[.J179]+[$Konventionen.$E$2];[.E179]=[$Konventionen.$C$3];[.J179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79]&lt;=[.M179];[.L179]&gt;=[.M179]);IF([.K179]&lt;=[.M17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80]);#NULL!;IF(ISBLANK([.I180]);ORG.OPENOFFICE.YEARS([.C180];TODAY();0);ORG.OPENOFFICE.YEARS([.C180];[.I180];0)))" office:value-type="string" office:string-value="" calcext:value-type="error">
            <text:p>#NULL!</text:p>
          </table:table-cell>
          <table:table-cell table:style-name="ce12"/>
          <table:table-cell table:formula="of:=IF(AND([.D180]&lt;60;[.E18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0]);COM.MICROSOFT.IFS([.E180]=[$Konventionen.$C$2];[.G180]+[$Konventionen.$D$2];[.E180]=[$Konventionen.$C$3];[.G180]+[$Konventionen.$D$3]); COM.MICROSOFT.IFS([.E180]=[$Konventionen.$C$2];[.I180]+[$Konventionen.$D$2];[.E180]=[$Konventionen.$C$3];[.I180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180]=[$Konventionen.$C$2];[.J180]+[$Konventionen.$E$2];[.E180]=[$Konventionen.$C$3];[.J180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80]&lt;=[.M180];[.L180]&gt;=[.M180]);IF([.K180]&lt;=[.M18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81]);#NULL!;IF(ISBLANK([.I181]);ORG.OPENOFFICE.YEARS([.C181];TODAY();0);ORG.OPENOFFICE.YEARS([.C181];[.I181];0)))" office:value-type="string" office:string-value="" calcext:value-type="error">
            <text:p>#NULL!</text:p>
          </table:table-cell>
          <table:table-cell table:style-name="ce12"/>
          <table:table-cell table:formula="of:=IF(AND([.D181]&lt;60;[.E18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1]);COM.MICROSOFT.IFS([.E181]=[$Konventionen.$C$2];[.G181]+[$Konventionen.$D$2];[.E181]=[$Konventionen.$C$3];[.G181]+[$Konventionen.$D$3]); COM.MICROSOFT.IFS([.E181]=[$Konventionen.$C$2];[.I181]+[$Konventionen.$D$2];[.E181]=[$Konventionen.$C$3];[.I181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181]=[$Konventionen.$C$2];[.J181]+[$Konventionen.$E$2];[.E181]=[$Konventionen.$C$3];[.J181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81]&lt;=[.M181];[.L181]&gt;=[.M181]);IF([.K181]&lt;=[.M18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82]);#NULL!;IF(ISBLANK([.I182]);ORG.OPENOFFICE.YEARS([.C182];TODAY();0);ORG.OPENOFFICE.YEARS([.C182];[.I182];0)))" office:value-type="string" office:string-value="" calcext:value-type="error">
            <text:p>#NULL!</text:p>
          </table:table-cell>
          <table:table-cell table:style-name="ce12"/>
          <table:table-cell table:formula="of:=IF(AND([.D182]&lt;60;[.E18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2]);COM.MICROSOFT.IFS([.E182]=[$Konventionen.$C$2];[.G182]+[$Konventionen.$D$2];[.E182]=[$Konventionen.$C$3];[.G182]+[$Konventionen.$D$3]); COM.MICROSOFT.IFS([.E182]=[$Konventionen.$C$2];[.I182]+[$Konventionen.$D$2];[.E182]=[$Konventionen.$C$3];[.I182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182]=[$Konventionen.$C$2];[.J182]+[$Konventionen.$E$2];[.E182]=[$Konventionen.$C$3];[.J182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82]&lt;=[.M182];[.L182]&gt;=[.M182]);IF([.K182]&lt;=[.M18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83]);#NULL!;IF(ISBLANK([.I183]);ORG.OPENOFFICE.YEARS([.C183];TODAY();0);ORG.OPENOFFICE.YEARS([.C183];[.I183];0)))" office:value-type="string" office:string-value="" calcext:value-type="error">
            <text:p>#NULL!</text:p>
          </table:table-cell>
          <table:table-cell table:style-name="ce12"/>
          <table:table-cell table:formula="of:=IF(AND([.D183]&lt;60;[.E18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3]);COM.MICROSOFT.IFS([.E183]=[$Konventionen.$C$2];[.G183]+[$Konventionen.$D$2];[.E183]=[$Konventionen.$C$3];[.G183]+[$Konventionen.$D$3]); COM.MICROSOFT.IFS([.E183]=[$Konventionen.$C$2];[.I183]+[$Konventionen.$D$2];[.E183]=[$Konventionen.$C$3];[.I183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183]=[$Konventionen.$C$2];[.J183]+[$Konventionen.$E$2];[.E183]=[$Konventionen.$C$3];[.J183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83]&lt;=[.M183];[.L183]&gt;=[.M183]);IF([.K183]&lt;=[.M18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84]);#NULL!;IF(ISBLANK([.I184]);ORG.OPENOFFICE.YEARS([.C184];TODAY();0);ORG.OPENOFFICE.YEARS([.C184];[.I184];0)))" office:value-type="string" office:string-value="" calcext:value-type="error">
            <text:p>#NULL!</text:p>
          </table:table-cell>
          <table:table-cell table:style-name="ce12"/>
          <table:table-cell table:formula="of:=IF(AND([.D184]&lt;60;[.E18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4]);COM.MICROSOFT.IFS([.E184]=[$Konventionen.$C$2];[.G184]+[$Konventionen.$D$2];[.E184]=[$Konventionen.$C$3];[.G184]+[$Konventionen.$D$3]); COM.MICROSOFT.IFS([.E184]=[$Konventionen.$C$2];[.I184]+[$Konventionen.$D$2];[.E184]=[$Konventionen.$C$3];[.I184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184]=[$Konventionen.$C$2];[.J184]+[$Konventionen.$E$2];[.E184]=[$Konventionen.$C$3];[.J184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84]&lt;=[.M184];[.L184]&gt;=[.M184]);IF([.K184]&lt;=[.M18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85]);#NULL!;IF(ISBLANK([.I185]);ORG.OPENOFFICE.YEARS([.C185];TODAY();0);ORG.OPENOFFICE.YEARS([.C185];[.I185];0)))" office:value-type="string" office:string-value="" calcext:value-type="error">
            <text:p>#NULL!</text:p>
          </table:table-cell>
          <table:table-cell table:style-name="ce12"/>
          <table:table-cell table:formula="of:=IF(AND([.D185]&lt;60;[.E18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5]);COM.MICROSOFT.IFS([.E185]=[$Konventionen.$C$2];[.G185]+[$Konventionen.$D$2];[.E185]=[$Konventionen.$C$3];[.G185]+[$Konventionen.$D$3]); COM.MICROSOFT.IFS([.E185]=[$Konventionen.$C$2];[.I185]+[$Konventionen.$D$2];[.E185]=[$Konventionen.$C$3];[.I185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185]=[$Konventionen.$C$2];[.J185]+[$Konventionen.$E$2];[.E185]=[$Konventionen.$C$3];[.J185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85]&lt;=[.M185];[.L185]&gt;=[.M185]);IF([.K185]&lt;=[.M18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86]);#NULL!;IF(ISBLANK([.I186]);ORG.OPENOFFICE.YEARS([.C186];TODAY();0);ORG.OPENOFFICE.YEARS([.C186];[.I186];0)))" office:value-type="string" office:string-value="" calcext:value-type="error">
            <text:p>#NULL!</text:p>
          </table:table-cell>
          <table:table-cell table:style-name="ce12"/>
          <table:table-cell table:formula="of:=IF(AND([.D186]&lt;60;[.E18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6]);COM.MICROSOFT.IFS([.E186]=[$Konventionen.$C$2];[.G186]+[$Konventionen.$D$2];[.E186]=[$Konventionen.$C$3];[.G186]+[$Konventionen.$D$3]); COM.MICROSOFT.IFS([.E186]=[$Konventionen.$C$2];[.I186]+[$Konventionen.$D$2];[.E186]=[$Konventionen.$C$3];[.I186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186]=[$Konventionen.$C$2];[.J186]+[$Konventionen.$E$2];[.E186]=[$Konventionen.$C$3];[.J186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86]&lt;=[.M186];[.L186]&gt;=[.M186]);IF([.K186]&lt;=[.M18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87]);#NULL!;IF(ISBLANK([.I187]);ORG.OPENOFFICE.YEARS([.C187];TODAY();0);ORG.OPENOFFICE.YEARS([.C187];[.I187];0)))" office:value-type="string" office:string-value="" calcext:value-type="error">
            <text:p>#NULL!</text:p>
          </table:table-cell>
          <table:table-cell table:style-name="ce12"/>
          <table:table-cell table:formula="of:=IF(AND([.D187]&lt;60;[.E18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7]);COM.MICROSOFT.IFS([.E187]=[$Konventionen.$C$2];[.G187]+[$Konventionen.$D$2];[.E187]=[$Konventionen.$C$3];[.G187]+[$Konventionen.$D$3]); COM.MICROSOFT.IFS([.E187]=[$Konventionen.$C$2];[.I187]+[$Konventionen.$D$2];[.E187]=[$Konventionen.$C$3];[.I187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187]=[$Konventionen.$C$2];[.J187]+[$Konventionen.$E$2];[.E187]=[$Konventionen.$C$3];[.J187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87]&lt;=[.M187];[.L187]&gt;=[.M187]);IF([.K187]&lt;=[.M18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88]);#NULL!;IF(ISBLANK([.I188]);ORG.OPENOFFICE.YEARS([.C188];TODAY();0);ORG.OPENOFFICE.YEARS([.C188];[.I188];0)))" office:value-type="string" office:string-value="" calcext:value-type="error">
            <text:p>#NULL!</text:p>
          </table:table-cell>
          <table:table-cell table:style-name="ce12"/>
          <table:table-cell table:formula="of:=IF(AND([.D188]&lt;60;[.E18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8]);COM.MICROSOFT.IFS([.E188]=[$Konventionen.$C$2];[.G188]+[$Konventionen.$D$2];[.E188]=[$Konventionen.$C$3];[.G188]+[$Konventionen.$D$3]); COM.MICROSOFT.IFS([.E188]=[$Konventionen.$C$2];[.I188]+[$Konventionen.$D$2];[.E188]=[$Konventionen.$C$3];[.I188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188]=[$Konventionen.$C$2];[.J188]+[$Konventionen.$E$2];[.E188]=[$Konventionen.$C$3];[.J188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88]&lt;=[.M188];[.L188]&gt;=[.M188]);IF([.K188]&lt;=[.M18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89]);#NULL!;IF(ISBLANK([.I189]);ORG.OPENOFFICE.YEARS([.C189];TODAY();0);ORG.OPENOFFICE.YEARS([.C189];[.I189];0)))" office:value-type="string" office:string-value="" calcext:value-type="error">
            <text:p>#NULL!</text:p>
          </table:table-cell>
          <table:table-cell table:style-name="ce12"/>
          <table:table-cell table:formula="of:=IF(AND([.D189]&lt;60;[.E18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9]);COM.MICROSOFT.IFS([.E189]=[$Konventionen.$C$2];[.G189]+[$Konventionen.$D$2];[.E189]=[$Konventionen.$C$3];[.G189]+[$Konventionen.$D$3]); COM.MICROSOFT.IFS([.E189]=[$Konventionen.$C$2];[.I189]+[$Konventionen.$D$2];[.E189]=[$Konventionen.$C$3];[.I189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189]=[$Konventionen.$C$2];[.J189]+[$Konventionen.$E$2];[.E189]=[$Konventionen.$C$3];[.J189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89]&lt;=[.M189];[.L189]&gt;=[.M189]);IF([.K189]&lt;=[.M18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90]);#NULL!;IF(ISBLANK([.I190]);ORG.OPENOFFICE.YEARS([.C190];TODAY();0);ORG.OPENOFFICE.YEARS([.C190];[.I190];0)))" office:value-type="string" office:string-value="" calcext:value-type="error">
            <text:p>#NULL!</text:p>
          </table:table-cell>
          <table:table-cell table:style-name="ce12"/>
          <table:table-cell table:formula="of:=IF(AND([.D190]&lt;60;[.E19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0]);COM.MICROSOFT.IFS([.E190]=[$Konventionen.$C$2];[.G190]+[$Konventionen.$D$2];[.E190]=[$Konventionen.$C$3];[.G190]+[$Konventionen.$D$3]); COM.MICROSOFT.IFS([.E190]=[$Konventionen.$C$2];[.I190]+[$Konventionen.$D$2];[.E190]=[$Konventionen.$C$3];[.I190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190]=[$Konventionen.$C$2];[.J190]+[$Konventionen.$E$2];[.E190]=[$Konventionen.$C$3];[.J190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90]&lt;=[.M190];[.L190]&gt;=[.M190]);IF([.K190]&lt;=[.M19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91]);#NULL!;IF(ISBLANK([.I191]);ORG.OPENOFFICE.YEARS([.C191];TODAY();0);ORG.OPENOFFICE.YEARS([.C191];[.I191];0)))" office:value-type="string" office:string-value="" calcext:value-type="error">
            <text:p>#NULL!</text:p>
          </table:table-cell>
          <table:table-cell table:style-name="ce12"/>
          <table:table-cell table:formula="of:=IF(AND([.D191]&lt;60;[.E19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1]);COM.MICROSOFT.IFS([.E191]=[$Konventionen.$C$2];[.G191]+[$Konventionen.$D$2];[.E191]=[$Konventionen.$C$3];[.G191]+[$Konventionen.$D$3]); COM.MICROSOFT.IFS([.E191]=[$Konventionen.$C$2];[.I191]+[$Konventionen.$D$2];[.E191]=[$Konventionen.$C$3];[.I191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191]=[$Konventionen.$C$2];[.J191]+[$Konventionen.$E$2];[.E191]=[$Konventionen.$C$3];[.J191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91]&lt;=[.M191];[.L191]&gt;=[.M191]);IF([.K191]&lt;=[.M19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92]);#NULL!;IF(ISBLANK([.I192]);ORG.OPENOFFICE.YEARS([.C192];TODAY();0);ORG.OPENOFFICE.YEARS([.C192];[.I192];0)))" office:value-type="string" office:string-value="" calcext:value-type="error">
            <text:p>#NULL!</text:p>
          </table:table-cell>
          <table:table-cell table:style-name="ce12"/>
          <table:table-cell table:formula="of:=IF(AND([.D192]&lt;60;[.E19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2]);COM.MICROSOFT.IFS([.E192]=[$Konventionen.$C$2];[.G192]+[$Konventionen.$D$2];[.E192]=[$Konventionen.$C$3];[.G192]+[$Konventionen.$D$3]); COM.MICROSOFT.IFS([.E192]=[$Konventionen.$C$2];[.I192]+[$Konventionen.$D$2];[.E192]=[$Konventionen.$C$3];[.I192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192]=[$Konventionen.$C$2];[.J192]+[$Konventionen.$E$2];[.E192]=[$Konventionen.$C$3];[.J192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92]&lt;=[.M192];[.L192]&gt;=[.M192]);IF([.K192]&lt;=[.M19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93]);#NULL!;IF(ISBLANK([.I193]);ORG.OPENOFFICE.YEARS([.C193];TODAY();0);ORG.OPENOFFICE.YEARS([.C193];[.I193];0)))" office:value-type="string" office:string-value="" calcext:value-type="error">
            <text:p>#NULL!</text:p>
          </table:table-cell>
          <table:table-cell table:style-name="ce12"/>
          <table:table-cell table:formula="of:=IF(AND([.D193]&lt;60;[.E19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3]);COM.MICROSOFT.IFS([.E193]=[$Konventionen.$C$2];[.G193]+[$Konventionen.$D$2];[.E193]=[$Konventionen.$C$3];[.G193]+[$Konventionen.$D$3]); COM.MICROSOFT.IFS([.E193]=[$Konventionen.$C$2];[.I193]+[$Konventionen.$D$2];[.E193]=[$Konventionen.$C$3];[.I193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193]=[$Konventionen.$C$2];[.J193]+[$Konventionen.$E$2];[.E193]=[$Konventionen.$C$3];[.J193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93]&lt;=[.M193];[.L193]&gt;=[.M193]);IF([.K193]&lt;=[.M19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94]);#NULL!;IF(ISBLANK([.I194]);ORG.OPENOFFICE.YEARS([.C194];TODAY();0);ORG.OPENOFFICE.YEARS([.C194];[.I194];0)))" office:value-type="string" office:string-value="" calcext:value-type="error">
            <text:p>#NULL!</text:p>
          </table:table-cell>
          <table:table-cell table:style-name="ce12"/>
          <table:table-cell table:formula="of:=IF(AND([.D194]&lt;60;[.E19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4]);COM.MICROSOFT.IFS([.E194]=[$Konventionen.$C$2];[.G194]+[$Konventionen.$D$2];[.E194]=[$Konventionen.$C$3];[.G194]+[$Konventionen.$D$3]); COM.MICROSOFT.IFS([.E194]=[$Konventionen.$C$2];[.I194]+[$Konventionen.$D$2];[.E194]=[$Konventionen.$C$3];[.I194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194]=[$Konventionen.$C$2];[.J194]+[$Konventionen.$E$2];[.E194]=[$Konventionen.$C$3];[.J194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94]&lt;=[.M194];[.L194]&gt;=[.M194]);IF([.K194]&lt;=[.M19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95]);#NULL!;IF(ISBLANK([.I195]);ORG.OPENOFFICE.YEARS([.C195];TODAY();0);ORG.OPENOFFICE.YEARS([.C195];[.I195];0)))" office:value-type="string" office:string-value="" calcext:value-type="error">
            <text:p>#NULL!</text:p>
          </table:table-cell>
          <table:table-cell table:style-name="ce12"/>
          <table:table-cell table:formula="of:=IF(AND([.D195]&lt;60;[.E19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5]);COM.MICROSOFT.IFS([.E195]=[$Konventionen.$C$2];[.G195]+[$Konventionen.$D$2];[.E195]=[$Konventionen.$C$3];[.G195]+[$Konventionen.$D$3]); COM.MICROSOFT.IFS([.E195]=[$Konventionen.$C$2];[.I195]+[$Konventionen.$D$2];[.E195]=[$Konventionen.$C$3];[.I195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195]=[$Konventionen.$C$2];[.J195]+[$Konventionen.$E$2];[.E195]=[$Konventionen.$C$3];[.J195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95]&lt;=[.M195];[.L195]&gt;=[.M195]);IF([.K195]&lt;=[.M19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96]);#NULL!;IF(ISBLANK([.I196]);ORG.OPENOFFICE.YEARS([.C196];TODAY();0);ORG.OPENOFFICE.YEARS([.C196];[.I196];0)))" office:value-type="string" office:string-value="" calcext:value-type="error">
            <text:p>#NULL!</text:p>
          </table:table-cell>
          <table:table-cell table:style-name="ce12"/>
          <table:table-cell table:formula="of:=IF(AND([.D196]&lt;60;[.E19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6]);COM.MICROSOFT.IFS([.E196]=[$Konventionen.$C$2];[.G196]+[$Konventionen.$D$2];[.E196]=[$Konventionen.$C$3];[.G196]+[$Konventionen.$D$3]); COM.MICROSOFT.IFS([.E196]=[$Konventionen.$C$2];[.I196]+[$Konventionen.$D$2];[.E196]=[$Konventionen.$C$3];[.I196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196]=[$Konventionen.$C$2];[.J196]+[$Konventionen.$E$2];[.E196]=[$Konventionen.$C$3];[.J196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96]&lt;=[.M196];[.L196]&gt;=[.M196]);IF([.K196]&lt;=[.M19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97]);#NULL!;IF(ISBLANK([.I197]);ORG.OPENOFFICE.YEARS([.C197];TODAY();0);ORG.OPENOFFICE.YEARS([.C197];[.I197];0)))" office:value-type="string" office:string-value="" calcext:value-type="error">
            <text:p>#NULL!</text:p>
          </table:table-cell>
          <table:table-cell table:style-name="ce12"/>
          <table:table-cell table:formula="of:=IF(AND([.D197]&lt;60;[.E19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7]);COM.MICROSOFT.IFS([.E197]=[$Konventionen.$C$2];[.G197]+[$Konventionen.$D$2];[.E197]=[$Konventionen.$C$3];[.G197]+[$Konventionen.$D$3]); COM.MICROSOFT.IFS([.E197]=[$Konventionen.$C$2];[.I197]+[$Konventionen.$D$2];[.E197]=[$Konventionen.$C$3];[.I197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197]=[$Konventionen.$C$2];[.J197]+[$Konventionen.$E$2];[.E197]=[$Konventionen.$C$3];[.J197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97]&lt;=[.M197];[.L197]&gt;=[.M197]);IF([.K197]&lt;=[.M19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98]);#NULL!;IF(ISBLANK([.I198]);ORG.OPENOFFICE.YEARS([.C198];TODAY();0);ORG.OPENOFFICE.YEARS([.C198];[.I198];0)))" office:value-type="string" office:string-value="" calcext:value-type="error">
            <text:p>#NULL!</text:p>
          </table:table-cell>
          <table:table-cell table:style-name="ce12"/>
          <table:table-cell table:formula="of:=IF(AND([.D198]&lt;60;[.E19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8]);COM.MICROSOFT.IFS([.E198]=[$Konventionen.$C$2];[.G198]+[$Konventionen.$D$2];[.E198]=[$Konventionen.$C$3];[.G198]+[$Konventionen.$D$3]); COM.MICROSOFT.IFS([.E198]=[$Konventionen.$C$2];[.I198]+[$Konventionen.$D$2];[.E198]=[$Konventionen.$C$3];[.I198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198]=[$Konventionen.$C$2];[.J198]+[$Konventionen.$E$2];[.E198]=[$Konventionen.$C$3];[.J198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98]&lt;=[.M198];[.L198]&gt;=[.M198]);IF([.K198]&lt;=[.M19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99]);#NULL!;IF(ISBLANK([.I199]);ORG.OPENOFFICE.YEARS([.C199];TODAY();0);ORG.OPENOFFICE.YEARS([.C199];[.I199];0)))" office:value-type="string" office:string-value="" calcext:value-type="error">
            <text:p>#NULL!</text:p>
          </table:table-cell>
          <table:table-cell table:style-name="ce12"/>
          <table:table-cell table:formula="of:=IF(AND([.D199]&lt;60;[.E19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9]);COM.MICROSOFT.IFS([.E199]=[$Konventionen.$C$2];[.G199]+[$Konventionen.$D$2];[.E199]=[$Konventionen.$C$3];[.G199]+[$Konventionen.$D$3]); COM.MICROSOFT.IFS([.E199]=[$Konventionen.$C$2];[.I199]+[$Konventionen.$D$2];[.E199]=[$Konventionen.$C$3];[.I199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199]=[$Konventionen.$C$2];[.J199]+[$Konventionen.$E$2];[.E199]=[$Konventionen.$C$3];[.J199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199]&lt;=[.M199];[.L199]&gt;=[.M199]);IF([.K199]&lt;=[.M19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00]);#NULL!;IF(ISBLANK([.I200]);ORG.OPENOFFICE.YEARS([.C200];TODAY();0);ORG.OPENOFFICE.YEARS([.C200];[.I200];0)))" office:value-type="string" office:string-value="" calcext:value-type="error">
            <text:p>#NULL!</text:p>
          </table:table-cell>
          <table:table-cell table:style-name="ce12"/>
          <table:table-cell table:formula="of:=IF(AND([.D200]&lt;60;[.E20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0]);COM.MICROSOFT.IFS([.E200]=[$Konventionen.$C$2];[.G200]+[$Konventionen.$D$2];[.E200]=[$Konventionen.$C$3];[.G200]+[$Konventionen.$D$3]); COM.MICROSOFT.IFS([.E200]=[$Konventionen.$C$2];[.I200]+[$Konventionen.$D$2];[.E200]=[$Konventionen.$C$3];[.I200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00]=[$Konventionen.$C$2];[.J200]+[$Konventionen.$E$2];[.E200]=[$Konventionen.$C$3];[.J200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00]&lt;=[.M200];[.L200]&gt;=[.M200]);IF([.K200]&lt;=[.M20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01]);#NULL!;IF(ISBLANK([.I201]);ORG.OPENOFFICE.YEARS([.C201];TODAY();0);ORG.OPENOFFICE.YEARS([.C201];[.I201];0)))" office:value-type="string" office:string-value="" calcext:value-type="error">
            <text:p>#NULL!</text:p>
          </table:table-cell>
          <table:table-cell table:style-name="ce12"/>
          <table:table-cell table:formula="of:=IF(AND([.D201]&lt;60;[.E20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1]);COM.MICROSOFT.IFS([.E201]=[$Konventionen.$C$2];[.G201]+[$Konventionen.$D$2];[.E201]=[$Konventionen.$C$3];[.G201]+[$Konventionen.$D$3]); COM.MICROSOFT.IFS([.E201]=[$Konventionen.$C$2];[.I201]+[$Konventionen.$D$2];[.E201]=[$Konventionen.$C$3];[.I201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01]=[$Konventionen.$C$2];[.J201]+[$Konventionen.$E$2];[.E201]=[$Konventionen.$C$3];[.J201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01]&lt;=[.M201];[.L201]&gt;=[.M201]);IF([.K201]&lt;=[.M20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02]);#NULL!;IF(ISBLANK([.I202]);ORG.OPENOFFICE.YEARS([.C202];TODAY();0);ORG.OPENOFFICE.YEARS([.C202];[.I202];0)))" office:value-type="string" office:string-value="" calcext:value-type="error">
            <text:p>#NULL!</text:p>
          </table:table-cell>
          <table:table-cell table:style-name="ce12"/>
          <table:table-cell table:formula="of:=IF(AND([.D202]&lt;60;[.E20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2]);COM.MICROSOFT.IFS([.E202]=[$Konventionen.$C$2];[.G202]+[$Konventionen.$D$2];[.E202]=[$Konventionen.$C$3];[.G202]+[$Konventionen.$D$3]); COM.MICROSOFT.IFS([.E202]=[$Konventionen.$C$2];[.I202]+[$Konventionen.$D$2];[.E202]=[$Konventionen.$C$3];[.I202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02]=[$Konventionen.$C$2];[.J202]+[$Konventionen.$E$2];[.E202]=[$Konventionen.$C$3];[.J202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02]&lt;=[.M202];[.L202]&gt;=[.M202]);IF([.K202]&lt;=[.M20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03]);#NULL!;IF(ISBLANK([.I203]);ORG.OPENOFFICE.YEARS([.C203];TODAY();0);ORG.OPENOFFICE.YEARS([.C203];[.I203];0)))" office:value-type="string" office:string-value="" calcext:value-type="error">
            <text:p>#NULL!</text:p>
          </table:table-cell>
          <table:table-cell table:style-name="ce12"/>
          <table:table-cell table:formula="of:=IF(AND([.D203]&lt;60;[.E20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3]);COM.MICROSOFT.IFS([.E203]=[$Konventionen.$C$2];[.G203]+[$Konventionen.$D$2];[.E203]=[$Konventionen.$C$3];[.G203]+[$Konventionen.$D$3]); COM.MICROSOFT.IFS([.E203]=[$Konventionen.$C$2];[.I203]+[$Konventionen.$D$2];[.E203]=[$Konventionen.$C$3];[.I203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03]=[$Konventionen.$C$2];[.J203]+[$Konventionen.$E$2];[.E203]=[$Konventionen.$C$3];[.J203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03]&lt;=[.M203];[.L203]&gt;=[.M203]);IF([.K203]&lt;=[.M20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04]);#NULL!;IF(ISBLANK([.I204]);ORG.OPENOFFICE.YEARS([.C204];TODAY();0);ORG.OPENOFFICE.YEARS([.C204];[.I204];0)))" office:value-type="string" office:string-value="" calcext:value-type="error">
            <text:p>#NULL!</text:p>
          </table:table-cell>
          <table:table-cell table:style-name="ce12"/>
          <table:table-cell table:formula="of:=IF(AND([.D204]&lt;60;[.E20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4]);COM.MICROSOFT.IFS([.E204]=[$Konventionen.$C$2];[.G204]+[$Konventionen.$D$2];[.E204]=[$Konventionen.$C$3];[.G204]+[$Konventionen.$D$3]); COM.MICROSOFT.IFS([.E204]=[$Konventionen.$C$2];[.I204]+[$Konventionen.$D$2];[.E204]=[$Konventionen.$C$3];[.I204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04]=[$Konventionen.$C$2];[.J204]+[$Konventionen.$E$2];[.E204]=[$Konventionen.$C$3];[.J204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04]&lt;=[.M204];[.L204]&gt;=[.M204]);IF([.K204]&lt;=[.M20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05]);#NULL!;IF(ISBLANK([.I205]);ORG.OPENOFFICE.YEARS([.C205];TODAY();0);ORG.OPENOFFICE.YEARS([.C205];[.I205];0)))" office:value-type="string" office:string-value="" calcext:value-type="error">
            <text:p>#NULL!</text:p>
          </table:table-cell>
          <table:table-cell table:style-name="ce12"/>
          <table:table-cell table:formula="of:=IF(AND([.D205]&lt;60;[.E20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5]);COM.MICROSOFT.IFS([.E205]=[$Konventionen.$C$2];[.G205]+[$Konventionen.$D$2];[.E205]=[$Konventionen.$C$3];[.G205]+[$Konventionen.$D$3]); COM.MICROSOFT.IFS([.E205]=[$Konventionen.$C$2];[.I205]+[$Konventionen.$D$2];[.E205]=[$Konventionen.$C$3];[.I205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05]=[$Konventionen.$C$2];[.J205]+[$Konventionen.$E$2];[.E205]=[$Konventionen.$C$3];[.J205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05]&lt;=[.M205];[.L205]&gt;=[.M205]);IF([.K205]&lt;=[.M20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06]);#NULL!;IF(ISBLANK([.I206]);ORG.OPENOFFICE.YEARS([.C206];TODAY();0);ORG.OPENOFFICE.YEARS([.C206];[.I206];0)))" office:value-type="string" office:string-value="" calcext:value-type="error">
            <text:p>#NULL!</text:p>
          </table:table-cell>
          <table:table-cell table:style-name="ce12"/>
          <table:table-cell table:formula="of:=IF(AND([.D206]&lt;60;[.E20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6]);COM.MICROSOFT.IFS([.E206]=[$Konventionen.$C$2];[.G206]+[$Konventionen.$D$2];[.E206]=[$Konventionen.$C$3];[.G206]+[$Konventionen.$D$3]); COM.MICROSOFT.IFS([.E206]=[$Konventionen.$C$2];[.I206]+[$Konventionen.$D$2];[.E206]=[$Konventionen.$C$3];[.I206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06]=[$Konventionen.$C$2];[.J206]+[$Konventionen.$E$2];[.E206]=[$Konventionen.$C$3];[.J206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06]&lt;=[.M206];[.L206]&gt;=[.M206]);IF([.K206]&lt;=[.M20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07]);#NULL!;IF(ISBLANK([.I207]);ORG.OPENOFFICE.YEARS([.C207];TODAY();0);ORG.OPENOFFICE.YEARS([.C207];[.I207];0)))" office:value-type="string" office:string-value="" calcext:value-type="error">
            <text:p>#NULL!</text:p>
          </table:table-cell>
          <table:table-cell table:style-name="ce12"/>
          <table:table-cell table:formula="of:=IF(AND([.D207]&lt;60;[.E20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7]);COM.MICROSOFT.IFS([.E207]=[$Konventionen.$C$2];[.G207]+[$Konventionen.$D$2];[.E207]=[$Konventionen.$C$3];[.G207]+[$Konventionen.$D$3]); COM.MICROSOFT.IFS([.E207]=[$Konventionen.$C$2];[.I207]+[$Konventionen.$D$2];[.E207]=[$Konventionen.$C$3];[.I207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07]=[$Konventionen.$C$2];[.J207]+[$Konventionen.$E$2];[.E207]=[$Konventionen.$C$3];[.J207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07]&lt;=[.M207];[.L207]&gt;=[.M207]);IF([.K207]&lt;=[.M20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08]);#NULL!;IF(ISBLANK([.I208]);ORG.OPENOFFICE.YEARS([.C208];TODAY();0);ORG.OPENOFFICE.YEARS([.C208];[.I208];0)))" office:value-type="string" office:string-value="" calcext:value-type="error">
            <text:p>#NULL!</text:p>
          </table:table-cell>
          <table:table-cell table:style-name="ce12"/>
          <table:table-cell table:formula="of:=IF(AND([.D208]&lt;60;[.E20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8]);COM.MICROSOFT.IFS([.E208]=[$Konventionen.$C$2];[.G208]+[$Konventionen.$D$2];[.E208]=[$Konventionen.$C$3];[.G208]+[$Konventionen.$D$3]); COM.MICROSOFT.IFS([.E208]=[$Konventionen.$C$2];[.I208]+[$Konventionen.$D$2];[.E208]=[$Konventionen.$C$3];[.I208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08]=[$Konventionen.$C$2];[.J208]+[$Konventionen.$E$2];[.E208]=[$Konventionen.$C$3];[.J208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08]&lt;=[.M208];[.L208]&gt;=[.M208]);IF([.K208]&lt;=[.M20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09]);#NULL!;IF(ISBLANK([.I209]);ORG.OPENOFFICE.YEARS([.C209];TODAY();0);ORG.OPENOFFICE.YEARS([.C209];[.I209];0)))" office:value-type="string" office:string-value="" calcext:value-type="error">
            <text:p>#NULL!</text:p>
          </table:table-cell>
          <table:table-cell table:style-name="ce12"/>
          <table:table-cell table:formula="of:=IF(AND([.D209]&lt;60;[.E20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9]);COM.MICROSOFT.IFS([.E209]=[$Konventionen.$C$2];[.G209]+[$Konventionen.$D$2];[.E209]=[$Konventionen.$C$3];[.G209]+[$Konventionen.$D$3]); COM.MICROSOFT.IFS([.E209]=[$Konventionen.$C$2];[.I209]+[$Konventionen.$D$2];[.E209]=[$Konventionen.$C$3];[.I209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09]=[$Konventionen.$C$2];[.J209]+[$Konventionen.$E$2];[.E209]=[$Konventionen.$C$3];[.J209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09]&lt;=[.M209];[.L209]&gt;=[.M209]);IF([.K209]&lt;=[.M20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10]);#NULL!;IF(ISBLANK([.I210]);ORG.OPENOFFICE.YEARS([.C210];TODAY();0);ORG.OPENOFFICE.YEARS([.C210];[.I210];0)))" office:value-type="string" office:string-value="" calcext:value-type="error">
            <text:p>#NULL!</text:p>
          </table:table-cell>
          <table:table-cell table:style-name="ce12"/>
          <table:table-cell table:formula="of:=IF(AND([.D210]&lt;60;[.E21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0]);COM.MICROSOFT.IFS([.E210]=[$Konventionen.$C$2];[.G210]+[$Konventionen.$D$2];[.E210]=[$Konventionen.$C$3];[.G210]+[$Konventionen.$D$3]); COM.MICROSOFT.IFS([.E210]=[$Konventionen.$C$2];[.I210]+[$Konventionen.$D$2];[.E210]=[$Konventionen.$C$3];[.I210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10]=[$Konventionen.$C$2];[.J210]+[$Konventionen.$E$2];[.E210]=[$Konventionen.$C$3];[.J210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10]&lt;=[.M210];[.L210]&gt;=[.M210]);IF([.K210]&lt;=[.M21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11]);#NULL!;IF(ISBLANK([.I211]);ORG.OPENOFFICE.YEARS([.C211];TODAY();0);ORG.OPENOFFICE.YEARS([.C211];[.I211];0)))" office:value-type="string" office:string-value="" calcext:value-type="error">
            <text:p>#NULL!</text:p>
          </table:table-cell>
          <table:table-cell table:style-name="ce12"/>
          <table:table-cell table:formula="of:=IF(AND([.D211]&lt;60;[.E21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1]);COM.MICROSOFT.IFS([.E211]=[$Konventionen.$C$2];[.G211]+[$Konventionen.$D$2];[.E211]=[$Konventionen.$C$3];[.G211]+[$Konventionen.$D$3]); COM.MICROSOFT.IFS([.E211]=[$Konventionen.$C$2];[.I211]+[$Konventionen.$D$2];[.E211]=[$Konventionen.$C$3];[.I211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11]=[$Konventionen.$C$2];[.J211]+[$Konventionen.$E$2];[.E211]=[$Konventionen.$C$3];[.J211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11]&lt;=[.M211];[.L211]&gt;=[.M211]);IF([.K211]&lt;=[.M21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12]);#NULL!;IF(ISBLANK([.I212]);ORG.OPENOFFICE.YEARS([.C212];TODAY();0);ORG.OPENOFFICE.YEARS([.C212];[.I212];0)))" office:value-type="string" office:string-value="" calcext:value-type="error">
            <text:p>#NULL!</text:p>
          </table:table-cell>
          <table:table-cell table:style-name="ce12"/>
          <table:table-cell table:formula="of:=IF(AND([.D212]&lt;60;[.E21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2]);COM.MICROSOFT.IFS([.E212]=[$Konventionen.$C$2];[.G212]+[$Konventionen.$D$2];[.E212]=[$Konventionen.$C$3];[.G212]+[$Konventionen.$D$3]); COM.MICROSOFT.IFS([.E212]=[$Konventionen.$C$2];[.I212]+[$Konventionen.$D$2];[.E212]=[$Konventionen.$C$3];[.I212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12]=[$Konventionen.$C$2];[.J212]+[$Konventionen.$E$2];[.E212]=[$Konventionen.$C$3];[.J212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12]&lt;=[.M212];[.L212]&gt;=[.M212]);IF([.K212]&lt;=[.M21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13]);#NULL!;IF(ISBLANK([.I213]);ORG.OPENOFFICE.YEARS([.C213];TODAY();0);ORG.OPENOFFICE.YEARS([.C213];[.I213];0)))" office:value-type="string" office:string-value="" calcext:value-type="error">
            <text:p>#NULL!</text:p>
          </table:table-cell>
          <table:table-cell table:style-name="ce12"/>
          <table:table-cell table:formula="of:=IF(AND([.D213]&lt;60;[.E21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3]);COM.MICROSOFT.IFS([.E213]=[$Konventionen.$C$2];[.G213]+[$Konventionen.$D$2];[.E213]=[$Konventionen.$C$3];[.G213]+[$Konventionen.$D$3]); COM.MICROSOFT.IFS([.E213]=[$Konventionen.$C$2];[.I213]+[$Konventionen.$D$2];[.E213]=[$Konventionen.$C$3];[.I213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13]=[$Konventionen.$C$2];[.J213]+[$Konventionen.$E$2];[.E213]=[$Konventionen.$C$3];[.J213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13]&lt;=[.M213];[.L213]&gt;=[.M213]);IF([.K213]&lt;=[.M21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14]);#NULL!;IF(ISBLANK([.I214]);ORG.OPENOFFICE.YEARS([.C214];TODAY();0);ORG.OPENOFFICE.YEARS([.C214];[.I214];0)))" office:value-type="string" office:string-value="" calcext:value-type="error">
            <text:p>#NULL!</text:p>
          </table:table-cell>
          <table:table-cell table:style-name="ce12"/>
          <table:table-cell table:formula="of:=IF(AND([.D214]&lt;60;[.E21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4]);COM.MICROSOFT.IFS([.E214]=[$Konventionen.$C$2];[.G214]+[$Konventionen.$D$2];[.E214]=[$Konventionen.$C$3];[.G214]+[$Konventionen.$D$3]); COM.MICROSOFT.IFS([.E214]=[$Konventionen.$C$2];[.I214]+[$Konventionen.$D$2];[.E214]=[$Konventionen.$C$3];[.I214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14]=[$Konventionen.$C$2];[.J214]+[$Konventionen.$E$2];[.E214]=[$Konventionen.$C$3];[.J214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14]&lt;=[.M214];[.L214]&gt;=[.M214]);IF([.K214]&lt;=[.M21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15]);#NULL!;IF(ISBLANK([.I215]);ORG.OPENOFFICE.YEARS([.C215];TODAY();0);ORG.OPENOFFICE.YEARS([.C215];[.I215];0)))" office:value-type="string" office:string-value="" calcext:value-type="error">
            <text:p>#NULL!</text:p>
          </table:table-cell>
          <table:table-cell table:style-name="ce12"/>
          <table:table-cell table:formula="of:=IF(AND([.D215]&lt;60;[.E21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5]);COM.MICROSOFT.IFS([.E215]=[$Konventionen.$C$2];[.G215]+[$Konventionen.$D$2];[.E215]=[$Konventionen.$C$3];[.G215]+[$Konventionen.$D$3]); COM.MICROSOFT.IFS([.E215]=[$Konventionen.$C$2];[.I215]+[$Konventionen.$D$2];[.E215]=[$Konventionen.$C$3];[.I215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15]=[$Konventionen.$C$2];[.J215]+[$Konventionen.$E$2];[.E215]=[$Konventionen.$C$3];[.J215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15]&lt;=[.M215];[.L215]&gt;=[.M215]);IF([.K215]&lt;=[.M21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16]);#NULL!;IF(ISBLANK([.I216]);ORG.OPENOFFICE.YEARS([.C216];TODAY();0);ORG.OPENOFFICE.YEARS([.C216];[.I216];0)))" office:value-type="string" office:string-value="" calcext:value-type="error">
            <text:p>#NULL!</text:p>
          </table:table-cell>
          <table:table-cell table:style-name="ce12"/>
          <table:table-cell table:formula="of:=IF(AND([.D216]&lt;60;[.E21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6]);COM.MICROSOFT.IFS([.E216]=[$Konventionen.$C$2];[.G216]+[$Konventionen.$D$2];[.E216]=[$Konventionen.$C$3];[.G216]+[$Konventionen.$D$3]); COM.MICROSOFT.IFS([.E216]=[$Konventionen.$C$2];[.I216]+[$Konventionen.$D$2];[.E216]=[$Konventionen.$C$3];[.I216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16]=[$Konventionen.$C$2];[.J216]+[$Konventionen.$E$2];[.E216]=[$Konventionen.$C$3];[.J216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16]&lt;=[.M216];[.L216]&gt;=[.M216]);IF([.K216]&lt;=[.M21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17]);#NULL!;IF(ISBLANK([.I217]);ORG.OPENOFFICE.YEARS([.C217];TODAY();0);ORG.OPENOFFICE.YEARS([.C217];[.I217];0)))" office:value-type="string" office:string-value="" calcext:value-type="error">
            <text:p>#NULL!</text:p>
          </table:table-cell>
          <table:table-cell table:style-name="ce12"/>
          <table:table-cell table:formula="of:=IF(AND([.D217]&lt;60;[.E21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7]);COM.MICROSOFT.IFS([.E217]=[$Konventionen.$C$2];[.G217]+[$Konventionen.$D$2];[.E217]=[$Konventionen.$C$3];[.G217]+[$Konventionen.$D$3]); COM.MICROSOFT.IFS([.E217]=[$Konventionen.$C$2];[.I217]+[$Konventionen.$D$2];[.E217]=[$Konventionen.$C$3];[.I217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17]=[$Konventionen.$C$2];[.J217]+[$Konventionen.$E$2];[.E217]=[$Konventionen.$C$3];[.J217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17]&lt;=[.M217];[.L217]&gt;=[.M217]);IF([.K217]&lt;=[.M21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18]);#NULL!;IF(ISBLANK([.I218]);ORG.OPENOFFICE.YEARS([.C218];TODAY();0);ORG.OPENOFFICE.YEARS([.C218];[.I218];0)))" office:value-type="string" office:string-value="" calcext:value-type="error">
            <text:p>#NULL!</text:p>
          </table:table-cell>
          <table:table-cell table:style-name="ce12"/>
          <table:table-cell table:formula="of:=IF(AND([.D218]&lt;60;[.E21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8]);COM.MICROSOFT.IFS([.E218]=[$Konventionen.$C$2];[.G218]+[$Konventionen.$D$2];[.E218]=[$Konventionen.$C$3];[.G218]+[$Konventionen.$D$3]); COM.MICROSOFT.IFS([.E218]=[$Konventionen.$C$2];[.I218]+[$Konventionen.$D$2];[.E218]=[$Konventionen.$C$3];[.I218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18]=[$Konventionen.$C$2];[.J218]+[$Konventionen.$E$2];[.E218]=[$Konventionen.$C$3];[.J218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18]&lt;=[.M218];[.L218]&gt;=[.M218]);IF([.K218]&lt;=[.M21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19]);#NULL!;IF(ISBLANK([.I219]);ORG.OPENOFFICE.YEARS([.C219];TODAY();0);ORG.OPENOFFICE.YEARS([.C219];[.I219];0)))" office:value-type="string" office:string-value="" calcext:value-type="error">
            <text:p>#NULL!</text:p>
          </table:table-cell>
          <table:table-cell table:style-name="ce12"/>
          <table:table-cell table:formula="of:=IF(AND([.D219]&lt;60;[.E21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9]);COM.MICROSOFT.IFS([.E219]=[$Konventionen.$C$2];[.G219]+[$Konventionen.$D$2];[.E219]=[$Konventionen.$C$3];[.G219]+[$Konventionen.$D$3]); COM.MICROSOFT.IFS([.E219]=[$Konventionen.$C$2];[.I219]+[$Konventionen.$D$2];[.E219]=[$Konventionen.$C$3];[.I219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19]=[$Konventionen.$C$2];[.J219]+[$Konventionen.$E$2];[.E219]=[$Konventionen.$C$3];[.J219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19]&lt;=[.M219];[.L219]&gt;=[.M219]);IF([.K219]&lt;=[.M21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20]);#NULL!;IF(ISBLANK([.I220]);ORG.OPENOFFICE.YEARS([.C220];TODAY();0);ORG.OPENOFFICE.YEARS([.C220];[.I220];0)))" office:value-type="string" office:string-value="" calcext:value-type="error">
            <text:p>#NULL!</text:p>
          </table:table-cell>
          <table:table-cell table:style-name="ce12"/>
          <table:table-cell table:formula="of:=IF(AND([.D220]&lt;60;[.E22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0]);COM.MICROSOFT.IFS([.E220]=[$Konventionen.$C$2];[.G220]+[$Konventionen.$D$2];[.E220]=[$Konventionen.$C$3];[.G220]+[$Konventionen.$D$3]); COM.MICROSOFT.IFS([.E220]=[$Konventionen.$C$2];[.I220]+[$Konventionen.$D$2];[.E220]=[$Konventionen.$C$3];[.I220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20]=[$Konventionen.$C$2];[.J220]+[$Konventionen.$E$2];[.E220]=[$Konventionen.$C$3];[.J220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20]&lt;=[.M220];[.L220]&gt;=[.M220]);IF([.K220]&lt;=[.M22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21]);#NULL!;IF(ISBLANK([.I221]);ORG.OPENOFFICE.YEARS([.C221];TODAY();0);ORG.OPENOFFICE.YEARS([.C221];[.I221];0)))" office:value-type="string" office:string-value="" calcext:value-type="error">
            <text:p>#NULL!</text:p>
          </table:table-cell>
          <table:table-cell table:style-name="ce12"/>
          <table:table-cell table:formula="of:=IF(AND([.D221]&lt;60;[.E22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1]);COM.MICROSOFT.IFS([.E221]=[$Konventionen.$C$2];[.G221]+[$Konventionen.$D$2];[.E221]=[$Konventionen.$C$3];[.G221]+[$Konventionen.$D$3]); COM.MICROSOFT.IFS([.E221]=[$Konventionen.$C$2];[.I221]+[$Konventionen.$D$2];[.E221]=[$Konventionen.$C$3];[.I221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21]=[$Konventionen.$C$2];[.J221]+[$Konventionen.$E$2];[.E221]=[$Konventionen.$C$3];[.J221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21]&lt;=[.M221];[.L221]&gt;=[.M221]);IF([.K221]&lt;=[.M22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22]);#NULL!;IF(ISBLANK([.I222]);ORG.OPENOFFICE.YEARS([.C222];TODAY();0);ORG.OPENOFFICE.YEARS([.C222];[.I222];0)))" office:value-type="string" office:string-value="" calcext:value-type="error">
            <text:p>#NULL!</text:p>
          </table:table-cell>
          <table:table-cell table:style-name="ce12"/>
          <table:table-cell table:formula="of:=IF(AND([.D222]&lt;60;[.E22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2]);COM.MICROSOFT.IFS([.E222]=[$Konventionen.$C$2];[.G222]+[$Konventionen.$D$2];[.E222]=[$Konventionen.$C$3];[.G222]+[$Konventionen.$D$3]); COM.MICROSOFT.IFS([.E222]=[$Konventionen.$C$2];[.I222]+[$Konventionen.$D$2];[.E222]=[$Konventionen.$C$3];[.I222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22]=[$Konventionen.$C$2];[.J222]+[$Konventionen.$E$2];[.E222]=[$Konventionen.$C$3];[.J222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22]&lt;=[.M222];[.L222]&gt;=[.M222]);IF([.K222]&lt;=[.M22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23]);#NULL!;IF(ISBLANK([.I223]);ORG.OPENOFFICE.YEARS([.C223];TODAY();0);ORG.OPENOFFICE.YEARS([.C223];[.I223];0)))" office:value-type="string" office:string-value="" calcext:value-type="error">
            <text:p>#NULL!</text:p>
          </table:table-cell>
          <table:table-cell table:style-name="ce12"/>
          <table:table-cell table:formula="of:=IF(AND([.D223]&lt;60;[.E22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3]);COM.MICROSOFT.IFS([.E223]=[$Konventionen.$C$2];[.G223]+[$Konventionen.$D$2];[.E223]=[$Konventionen.$C$3];[.G223]+[$Konventionen.$D$3]); COM.MICROSOFT.IFS([.E223]=[$Konventionen.$C$2];[.I223]+[$Konventionen.$D$2];[.E223]=[$Konventionen.$C$3];[.I223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23]=[$Konventionen.$C$2];[.J223]+[$Konventionen.$E$2];[.E223]=[$Konventionen.$C$3];[.J223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23]&lt;=[.M223];[.L223]&gt;=[.M223]);IF([.K223]&lt;=[.M22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24]);#NULL!;IF(ISBLANK([.I224]);ORG.OPENOFFICE.YEARS([.C224];TODAY();0);ORG.OPENOFFICE.YEARS([.C224];[.I224];0)))" office:value-type="string" office:string-value="" calcext:value-type="error">
            <text:p>#NULL!</text:p>
          </table:table-cell>
          <table:table-cell table:style-name="ce12"/>
          <table:table-cell table:formula="of:=IF(AND([.D224]&lt;60;[.E22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4]);COM.MICROSOFT.IFS([.E224]=[$Konventionen.$C$2];[.G224]+[$Konventionen.$D$2];[.E224]=[$Konventionen.$C$3];[.G224]+[$Konventionen.$D$3]); COM.MICROSOFT.IFS([.E224]=[$Konventionen.$C$2];[.I224]+[$Konventionen.$D$2];[.E224]=[$Konventionen.$C$3];[.I224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24]=[$Konventionen.$C$2];[.J224]+[$Konventionen.$E$2];[.E224]=[$Konventionen.$C$3];[.J224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24]&lt;=[.M224];[.L224]&gt;=[.M224]);IF([.K224]&lt;=[.M22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25]);#NULL!;IF(ISBLANK([.I225]);ORG.OPENOFFICE.YEARS([.C225];TODAY();0);ORG.OPENOFFICE.YEARS([.C225];[.I225];0)))" office:value-type="string" office:string-value="" calcext:value-type="error">
            <text:p>#NULL!</text:p>
          </table:table-cell>
          <table:table-cell table:style-name="ce12"/>
          <table:table-cell table:formula="of:=IF(AND([.D225]&lt;60;[.E22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5]);COM.MICROSOFT.IFS([.E225]=[$Konventionen.$C$2];[.G225]+[$Konventionen.$D$2];[.E225]=[$Konventionen.$C$3];[.G225]+[$Konventionen.$D$3]); COM.MICROSOFT.IFS([.E225]=[$Konventionen.$C$2];[.I225]+[$Konventionen.$D$2];[.E225]=[$Konventionen.$C$3];[.I225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25]=[$Konventionen.$C$2];[.J225]+[$Konventionen.$E$2];[.E225]=[$Konventionen.$C$3];[.J225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25]&lt;=[.M225];[.L225]&gt;=[.M225]);IF([.K225]&lt;=[.M22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26]);#NULL!;IF(ISBLANK([.I226]);ORG.OPENOFFICE.YEARS([.C226];TODAY();0);ORG.OPENOFFICE.YEARS([.C226];[.I226];0)))" office:value-type="string" office:string-value="" calcext:value-type="error">
            <text:p>#NULL!</text:p>
          </table:table-cell>
          <table:table-cell table:style-name="ce12"/>
          <table:table-cell table:formula="of:=IF(AND([.D226]&lt;60;[.E22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6]);COM.MICROSOFT.IFS([.E226]=[$Konventionen.$C$2];[.G226]+[$Konventionen.$D$2];[.E226]=[$Konventionen.$C$3];[.G226]+[$Konventionen.$D$3]); COM.MICROSOFT.IFS([.E226]=[$Konventionen.$C$2];[.I226]+[$Konventionen.$D$2];[.E226]=[$Konventionen.$C$3];[.I226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26]=[$Konventionen.$C$2];[.J226]+[$Konventionen.$E$2];[.E226]=[$Konventionen.$C$3];[.J226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26]&lt;=[.M226];[.L226]&gt;=[.M226]);IF([.K226]&lt;=[.M22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27]);#NULL!;IF(ISBLANK([.I227]);ORG.OPENOFFICE.YEARS([.C227];TODAY();0);ORG.OPENOFFICE.YEARS([.C227];[.I227];0)))" office:value-type="string" office:string-value="" calcext:value-type="error">
            <text:p>#NULL!</text:p>
          </table:table-cell>
          <table:table-cell table:style-name="ce12"/>
          <table:table-cell table:formula="of:=IF(AND([.D227]&lt;60;[.E22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7]);COM.MICROSOFT.IFS([.E227]=[$Konventionen.$C$2];[.G227]+[$Konventionen.$D$2];[.E227]=[$Konventionen.$C$3];[.G227]+[$Konventionen.$D$3]); COM.MICROSOFT.IFS([.E227]=[$Konventionen.$C$2];[.I227]+[$Konventionen.$D$2];[.E227]=[$Konventionen.$C$3];[.I227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27]=[$Konventionen.$C$2];[.J227]+[$Konventionen.$E$2];[.E227]=[$Konventionen.$C$3];[.J227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27]&lt;=[.M227];[.L227]&gt;=[.M227]);IF([.K227]&lt;=[.M22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28]);#NULL!;IF(ISBLANK([.I228]);ORG.OPENOFFICE.YEARS([.C228];TODAY();0);ORG.OPENOFFICE.YEARS([.C228];[.I228];0)))" office:value-type="string" office:string-value="" calcext:value-type="error">
            <text:p>#NULL!</text:p>
          </table:table-cell>
          <table:table-cell table:style-name="ce12"/>
          <table:table-cell table:formula="of:=IF(AND([.D228]&lt;60;[.E22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8]);COM.MICROSOFT.IFS([.E228]=[$Konventionen.$C$2];[.G228]+[$Konventionen.$D$2];[.E228]=[$Konventionen.$C$3];[.G228]+[$Konventionen.$D$3]); COM.MICROSOFT.IFS([.E228]=[$Konventionen.$C$2];[.I228]+[$Konventionen.$D$2];[.E228]=[$Konventionen.$C$3];[.I228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28]=[$Konventionen.$C$2];[.J228]+[$Konventionen.$E$2];[.E228]=[$Konventionen.$C$3];[.J228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28]&lt;=[.M228];[.L228]&gt;=[.M228]);IF([.K228]&lt;=[.M22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29]);#NULL!;IF(ISBLANK([.I229]);ORG.OPENOFFICE.YEARS([.C229];TODAY();0);ORG.OPENOFFICE.YEARS([.C229];[.I229];0)))" office:value-type="string" office:string-value="" calcext:value-type="error">
            <text:p>#NULL!</text:p>
          </table:table-cell>
          <table:table-cell table:style-name="ce12"/>
          <table:table-cell table:formula="of:=IF(AND([.D229]&lt;60;[.E22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9]);COM.MICROSOFT.IFS([.E229]=[$Konventionen.$C$2];[.G229]+[$Konventionen.$D$2];[.E229]=[$Konventionen.$C$3];[.G229]+[$Konventionen.$D$3]); COM.MICROSOFT.IFS([.E229]=[$Konventionen.$C$2];[.I229]+[$Konventionen.$D$2];[.E229]=[$Konventionen.$C$3];[.I229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29]=[$Konventionen.$C$2];[.J229]+[$Konventionen.$E$2];[.E229]=[$Konventionen.$C$3];[.J229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29]&lt;=[.M229];[.L229]&gt;=[.M229]);IF([.K229]&lt;=[.M22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30]);#NULL!;IF(ISBLANK([.I230]);ORG.OPENOFFICE.YEARS([.C230];TODAY();0);ORG.OPENOFFICE.YEARS([.C230];[.I230];0)))" office:value-type="string" office:string-value="" calcext:value-type="error">
            <text:p>#NULL!</text:p>
          </table:table-cell>
          <table:table-cell table:style-name="ce12"/>
          <table:table-cell table:formula="of:=IF(AND([.D230]&lt;60;[.E23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0]);COM.MICROSOFT.IFS([.E230]=[$Konventionen.$C$2];[.G230]+[$Konventionen.$D$2];[.E230]=[$Konventionen.$C$3];[.G230]+[$Konventionen.$D$3]); COM.MICROSOFT.IFS([.E230]=[$Konventionen.$C$2];[.I230]+[$Konventionen.$D$2];[.E230]=[$Konventionen.$C$3];[.I230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30]=[$Konventionen.$C$2];[.J230]+[$Konventionen.$E$2];[.E230]=[$Konventionen.$C$3];[.J230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30]&lt;=[.M230];[.L230]&gt;=[.M230]);IF([.K230]&lt;=[.M23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31]);#NULL!;IF(ISBLANK([.I231]);ORG.OPENOFFICE.YEARS([.C231];TODAY();0);ORG.OPENOFFICE.YEARS([.C231];[.I231];0)))" office:value-type="string" office:string-value="" calcext:value-type="error">
            <text:p>#NULL!</text:p>
          </table:table-cell>
          <table:table-cell table:style-name="ce12"/>
          <table:table-cell table:formula="of:=IF(AND([.D231]&lt;60;[.E23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1]);COM.MICROSOFT.IFS([.E231]=[$Konventionen.$C$2];[.G231]+[$Konventionen.$D$2];[.E231]=[$Konventionen.$C$3];[.G231]+[$Konventionen.$D$3]); COM.MICROSOFT.IFS([.E231]=[$Konventionen.$C$2];[.I231]+[$Konventionen.$D$2];[.E231]=[$Konventionen.$C$3];[.I231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31]=[$Konventionen.$C$2];[.J231]+[$Konventionen.$E$2];[.E231]=[$Konventionen.$C$3];[.J231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31]&lt;=[.M231];[.L231]&gt;=[.M231]);IF([.K231]&lt;=[.M23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32]);#NULL!;IF(ISBLANK([.I232]);ORG.OPENOFFICE.YEARS([.C232];TODAY();0);ORG.OPENOFFICE.YEARS([.C232];[.I232];0)))" office:value-type="string" office:string-value="" calcext:value-type="error">
            <text:p>#NULL!</text:p>
          </table:table-cell>
          <table:table-cell table:style-name="ce12"/>
          <table:table-cell table:formula="of:=IF(AND([.D232]&lt;60;[.E23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2]);COM.MICROSOFT.IFS([.E232]=[$Konventionen.$C$2];[.G232]+[$Konventionen.$D$2];[.E232]=[$Konventionen.$C$3];[.G232]+[$Konventionen.$D$3]); COM.MICROSOFT.IFS([.E232]=[$Konventionen.$C$2];[.I232]+[$Konventionen.$D$2];[.E232]=[$Konventionen.$C$3];[.I232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32]=[$Konventionen.$C$2];[.J232]+[$Konventionen.$E$2];[.E232]=[$Konventionen.$C$3];[.J232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32]&lt;=[.M232];[.L232]&gt;=[.M232]);IF([.K232]&lt;=[.M23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33]);#NULL!;IF(ISBLANK([.I233]);ORG.OPENOFFICE.YEARS([.C233];TODAY();0);ORG.OPENOFFICE.YEARS([.C233];[.I233];0)))" office:value-type="string" office:string-value="" calcext:value-type="error">
            <text:p>#NULL!</text:p>
          </table:table-cell>
          <table:table-cell table:style-name="ce12"/>
          <table:table-cell table:formula="of:=IF(AND([.D233]&lt;60;[.E23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3]);COM.MICROSOFT.IFS([.E233]=[$Konventionen.$C$2];[.G233]+[$Konventionen.$D$2];[.E233]=[$Konventionen.$C$3];[.G233]+[$Konventionen.$D$3]); COM.MICROSOFT.IFS([.E233]=[$Konventionen.$C$2];[.I233]+[$Konventionen.$D$2];[.E233]=[$Konventionen.$C$3];[.I233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33]=[$Konventionen.$C$2];[.J233]+[$Konventionen.$E$2];[.E233]=[$Konventionen.$C$3];[.J233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33]&lt;=[.M233];[.L233]&gt;=[.M233]);IF([.K233]&lt;=[.M23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34]);#NULL!;IF(ISBLANK([.I234]);ORG.OPENOFFICE.YEARS([.C234];TODAY();0);ORG.OPENOFFICE.YEARS([.C234];[.I234];0)))" office:value-type="string" office:string-value="" calcext:value-type="error">
            <text:p>#NULL!</text:p>
          </table:table-cell>
          <table:table-cell table:style-name="ce12"/>
          <table:table-cell table:formula="of:=IF(AND([.D234]&lt;60;[.E23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4]);COM.MICROSOFT.IFS([.E234]=[$Konventionen.$C$2];[.G234]+[$Konventionen.$D$2];[.E234]=[$Konventionen.$C$3];[.G234]+[$Konventionen.$D$3]); COM.MICROSOFT.IFS([.E234]=[$Konventionen.$C$2];[.I234]+[$Konventionen.$D$2];[.E234]=[$Konventionen.$C$3];[.I234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34]=[$Konventionen.$C$2];[.J234]+[$Konventionen.$E$2];[.E234]=[$Konventionen.$C$3];[.J234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34]&lt;=[.M234];[.L234]&gt;=[.M234]);IF([.K234]&lt;=[.M23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35]);#NULL!;IF(ISBLANK([.I235]);ORG.OPENOFFICE.YEARS([.C235];TODAY();0);ORG.OPENOFFICE.YEARS([.C235];[.I235];0)))" office:value-type="string" office:string-value="" calcext:value-type="error">
            <text:p>#NULL!</text:p>
          </table:table-cell>
          <table:table-cell table:style-name="ce12"/>
          <table:table-cell table:formula="of:=IF(AND([.D235]&lt;60;[.E23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5]);COM.MICROSOFT.IFS([.E235]=[$Konventionen.$C$2];[.G235]+[$Konventionen.$D$2];[.E235]=[$Konventionen.$C$3];[.G235]+[$Konventionen.$D$3]); COM.MICROSOFT.IFS([.E235]=[$Konventionen.$C$2];[.I235]+[$Konventionen.$D$2];[.E235]=[$Konventionen.$C$3];[.I235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35]=[$Konventionen.$C$2];[.J235]+[$Konventionen.$E$2];[.E235]=[$Konventionen.$C$3];[.J235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35]&lt;=[.M235];[.L235]&gt;=[.M235]);IF([.K235]&lt;=[.M23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36]);#NULL!;IF(ISBLANK([.I236]);ORG.OPENOFFICE.YEARS([.C236];TODAY();0);ORG.OPENOFFICE.YEARS([.C236];[.I236];0)))" office:value-type="string" office:string-value="" calcext:value-type="error">
            <text:p>#NULL!</text:p>
          </table:table-cell>
          <table:table-cell table:style-name="ce12"/>
          <table:table-cell table:formula="of:=IF(AND([.D236]&lt;60;[.E23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6]);COM.MICROSOFT.IFS([.E236]=[$Konventionen.$C$2];[.G236]+[$Konventionen.$D$2];[.E236]=[$Konventionen.$C$3];[.G236]+[$Konventionen.$D$3]); COM.MICROSOFT.IFS([.E236]=[$Konventionen.$C$2];[.I236]+[$Konventionen.$D$2];[.E236]=[$Konventionen.$C$3];[.I236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36]=[$Konventionen.$C$2];[.J236]+[$Konventionen.$E$2];[.E236]=[$Konventionen.$C$3];[.J236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36]&lt;=[.M236];[.L236]&gt;=[.M236]);IF([.K236]&lt;=[.M23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37]);#NULL!;IF(ISBLANK([.I237]);ORG.OPENOFFICE.YEARS([.C237];TODAY();0);ORG.OPENOFFICE.YEARS([.C237];[.I237];0)))" office:value-type="string" office:string-value="" calcext:value-type="error">
            <text:p>#NULL!</text:p>
          </table:table-cell>
          <table:table-cell table:style-name="ce12"/>
          <table:table-cell table:formula="of:=IF(AND([.D237]&lt;60;[.E23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7]);COM.MICROSOFT.IFS([.E237]=[$Konventionen.$C$2];[.G237]+[$Konventionen.$D$2];[.E237]=[$Konventionen.$C$3];[.G237]+[$Konventionen.$D$3]); COM.MICROSOFT.IFS([.E237]=[$Konventionen.$C$2];[.I237]+[$Konventionen.$D$2];[.E237]=[$Konventionen.$C$3];[.I237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37]=[$Konventionen.$C$2];[.J237]+[$Konventionen.$E$2];[.E237]=[$Konventionen.$C$3];[.J237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37]&lt;=[.M237];[.L237]&gt;=[.M237]);IF([.K237]&lt;=[.M23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38]);#NULL!;IF(ISBLANK([.I238]);ORG.OPENOFFICE.YEARS([.C238];TODAY();0);ORG.OPENOFFICE.YEARS([.C238];[.I238];0)))" office:value-type="string" office:string-value="" calcext:value-type="error">
            <text:p>#NULL!</text:p>
          </table:table-cell>
          <table:table-cell table:style-name="ce12"/>
          <table:table-cell table:formula="of:=IF(AND([.D238]&lt;60;[.E23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8]);COM.MICROSOFT.IFS([.E238]=[$Konventionen.$C$2];[.G238]+[$Konventionen.$D$2];[.E238]=[$Konventionen.$C$3];[.G238]+[$Konventionen.$D$3]); COM.MICROSOFT.IFS([.E238]=[$Konventionen.$C$2];[.I238]+[$Konventionen.$D$2];[.E238]=[$Konventionen.$C$3];[.I238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38]=[$Konventionen.$C$2];[.J238]+[$Konventionen.$E$2];[.E238]=[$Konventionen.$C$3];[.J238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38]&lt;=[.M238];[.L238]&gt;=[.M238]);IF([.K238]&lt;=[.M23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39]);#NULL!;IF(ISBLANK([.I239]);ORG.OPENOFFICE.YEARS([.C239];TODAY();0);ORG.OPENOFFICE.YEARS([.C239];[.I239];0)))" office:value-type="string" office:string-value="" calcext:value-type="error">
            <text:p>#NULL!</text:p>
          </table:table-cell>
          <table:table-cell table:style-name="ce12"/>
          <table:table-cell table:formula="of:=IF(AND([.D239]&lt;60;[.E23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9]);COM.MICROSOFT.IFS([.E239]=[$Konventionen.$C$2];[.G239]+[$Konventionen.$D$2];[.E239]=[$Konventionen.$C$3];[.G239]+[$Konventionen.$D$3]); COM.MICROSOFT.IFS([.E239]=[$Konventionen.$C$2];[.I239]+[$Konventionen.$D$2];[.E239]=[$Konventionen.$C$3];[.I239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39]=[$Konventionen.$C$2];[.J239]+[$Konventionen.$E$2];[.E239]=[$Konventionen.$C$3];[.J239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39]&lt;=[.M239];[.L239]&gt;=[.M239]);IF([.K239]&lt;=[.M23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40]);#NULL!;IF(ISBLANK([.I240]);ORG.OPENOFFICE.YEARS([.C240];TODAY();0);ORG.OPENOFFICE.YEARS([.C240];[.I240];0)))" office:value-type="string" office:string-value="" calcext:value-type="error">
            <text:p>#NULL!</text:p>
          </table:table-cell>
          <table:table-cell table:style-name="ce12"/>
          <table:table-cell table:formula="of:=IF(AND([.D240]&lt;60;[.E24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0]);COM.MICROSOFT.IFS([.E240]=[$Konventionen.$C$2];[.G240]+[$Konventionen.$D$2];[.E240]=[$Konventionen.$C$3];[.G240]+[$Konventionen.$D$3]); COM.MICROSOFT.IFS([.E240]=[$Konventionen.$C$2];[.I240]+[$Konventionen.$D$2];[.E240]=[$Konventionen.$C$3];[.I240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40]=[$Konventionen.$C$2];[.J240]+[$Konventionen.$E$2];[.E240]=[$Konventionen.$C$3];[.J240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40]&lt;=[.M240];[.L240]&gt;=[.M240]);IF([.K240]&lt;=[.M24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41]);#NULL!;IF(ISBLANK([.I241]);ORG.OPENOFFICE.YEARS([.C241];TODAY();0);ORG.OPENOFFICE.YEARS([.C241];[.I241];0)))" office:value-type="string" office:string-value="" calcext:value-type="error">
            <text:p>#NULL!</text:p>
          </table:table-cell>
          <table:table-cell table:style-name="ce12"/>
          <table:table-cell table:formula="of:=IF(AND([.D241]&lt;60;[.E24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1]);COM.MICROSOFT.IFS([.E241]=[$Konventionen.$C$2];[.G241]+[$Konventionen.$D$2];[.E241]=[$Konventionen.$C$3];[.G241]+[$Konventionen.$D$3]); COM.MICROSOFT.IFS([.E241]=[$Konventionen.$C$2];[.I241]+[$Konventionen.$D$2];[.E241]=[$Konventionen.$C$3];[.I241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41]=[$Konventionen.$C$2];[.J241]+[$Konventionen.$E$2];[.E241]=[$Konventionen.$C$3];[.J241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41]&lt;=[.M241];[.L241]&gt;=[.M241]);IF([.K241]&lt;=[.M24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42]);#NULL!;IF(ISBLANK([.I242]);ORG.OPENOFFICE.YEARS([.C242];TODAY();0);ORG.OPENOFFICE.YEARS([.C242];[.I242];0)))" office:value-type="string" office:string-value="" calcext:value-type="error">
            <text:p>#NULL!</text:p>
          </table:table-cell>
          <table:table-cell table:style-name="ce12"/>
          <table:table-cell table:formula="of:=IF(AND([.D242]&lt;60;[.E24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2]);COM.MICROSOFT.IFS([.E242]=[$Konventionen.$C$2];[.G242]+[$Konventionen.$D$2];[.E242]=[$Konventionen.$C$3];[.G242]+[$Konventionen.$D$3]); COM.MICROSOFT.IFS([.E242]=[$Konventionen.$C$2];[.I242]+[$Konventionen.$D$2];[.E242]=[$Konventionen.$C$3];[.I242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42]=[$Konventionen.$C$2];[.J242]+[$Konventionen.$E$2];[.E242]=[$Konventionen.$C$3];[.J242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42]&lt;=[.M242];[.L242]&gt;=[.M242]);IF([.K242]&lt;=[.M24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43]);#NULL!;IF(ISBLANK([.I243]);ORG.OPENOFFICE.YEARS([.C243];TODAY();0);ORG.OPENOFFICE.YEARS([.C243];[.I243];0)))" office:value-type="string" office:string-value="" calcext:value-type="error">
            <text:p>#NULL!</text:p>
          </table:table-cell>
          <table:table-cell table:style-name="ce12"/>
          <table:table-cell table:formula="of:=IF(AND([.D243]&lt;60;[.E24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3]);COM.MICROSOFT.IFS([.E243]=[$Konventionen.$C$2];[.G243]+[$Konventionen.$D$2];[.E243]=[$Konventionen.$C$3];[.G243]+[$Konventionen.$D$3]); COM.MICROSOFT.IFS([.E243]=[$Konventionen.$C$2];[.I243]+[$Konventionen.$D$2];[.E243]=[$Konventionen.$C$3];[.I243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43]=[$Konventionen.$C$2];[.J243]+[$Konventionen.$E$2];[.E243]=[$Konventionen.$C$3];[.J243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43]&lt;=[.M243];[.L243]&gt;=[.M243]);IF([.K243]&lt;=[.M24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44]);#NULL!;IF(ISBLANK([.I244]);ORG.OPENOFFICE.YEARS([.C244];TODAY();0);ORG.OPENOFFICE.YEARS([.C244];[.I244];0)))" office:value-type="string" office:string-value="" calcext:value-type="error">
            <text:p>#NULL!</text:p>
          </table:table-cell>
          <table:table-cell table:style-name="ce12"/>
          <table:table-cell table:formula="of:=IF(AND([.D244]&lt;60;[.E24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4]);COM.MICROSOFT.IFS([.E244]=[$Konventionen.$C$2];[.G244]+[$Konventionen.$D$2];[.E244]=[$Konventionen.$C$3];[.G244]+[$Konventionen.$D$3]); COM.MICROSOFT.IFS([.E244]=[$Konventionen.$C$2];[.I244]+[$Konventionen.$D$2];[.E244]=[$Konventionen.$C$3];[.I244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44]=[$Konventionen.$C$2];[.J244]+[$Konventionen.$E$2];[.E244]=[$Konventionen.$C$3];[.J244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44]&lt;=[.M244];[.L244]&gt;=[.M244]);IF([.K244]&lt;=[.M24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45]);#NULL!;IF(ISBLANK([.I245]);ORG.OPENOFFICE.YEARS([.C245];TODAY();0);ORG.OPENOFFICE.YEARS([.C245];[.I245];0)))" office:value-type="string" office:string-value="" calcext:value-type="error">
            <text:p>#NULL!</text:p>
          </table:table-cell>
          <table:table-cell table:style-name="ce12"/>
          <table:table-cell table:formula="of:=IF(AND([.D245]&lt;60;[.E24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5]);COM.MICROSOFT.IFS([.E245]=[$Konventionen.$C$2];[.G245]+[$Konventionen.$D$2];[.E245]=[$Konventionen.$C$3];[.G245]+[$Konventionen.$D$3]); COM.MICROSOFT.IFS([.E245]=[$Konventionen.$C$2];[.I245]+[$Konventionen.$D$2];[.E245]=[$Konventionen.$C$3];[.I245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45]=[$Konventionen.$C$2];[.J245]+[$Konventionen.$E$2];[.E245]=[$Konventionen.$C$3];[.J245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45]&lt;=[.M245];[.L245]&gt;=[.M245]);IF([.K245]&lt;=[.M24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46]);#NULL!;IF(ISBLANK([.I246]);ORG.OPENOFFICE.YEARS([.C246];TODAY();0);ORG.OPENOFFICE.YEARS([.C246];[.I246];0)))" office:value-type="string" office:string-value="" calcext:value-type="error">
            <text:p>#NULL!</text:p>
          </table:table-cell>
          <table:table-cell table:style-name="ce12"/>
          <table:table-cell table:formula="of:=IF(AND([.D246]&lt;60;[.E24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6]);COM.MICROSOFT.IFS([.E246]=[$Konventionen.$C$2];[.G246]+[$Konventionen.$D$2];[.E246]=[$Konventionen.$C$3];[.G246]+[$Konventionen.$D$3]); COM.MICROSOFT.IFS([.E246]=[$Konventionen.$C$2];[.I246]+[$Konventionen.$D$2];[.E246]=[$Konventionen.$C$3];[.I246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46]=[$Konventionen.$C$2];[.J246]+[$Konventionen.$E$2];[.E246]=[$Konventionen.$C$3];[.J246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46]&lt;=[.M246];[.L246]&gt;=[.M246]);IF([.K246]&lt;=[.M24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47]);#NULL!;IF(ISBLANK([.I247]);ORG.OPENOFFICE.YEARS([.C247];TODAY();0);ORG.OPENOFFICE.YEARS([.C247];[.I247];0)))" office:value-type="string" office:string-value="" calcext:value-type="error">
            <text:p>#NULL!</text:p>
          </table:table-cell>
          <table:table-cell table:style-name="ce12"/>
          <table:table-cell table:formula="of:=IF(AND([.D247]&lt;60;[.E24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7]);COM.MICROSOFT.IFS([.E247]=[$Konventionen.$C$2];[.G247]+[$Konventionen.$D$2];[.E247]=[$Konventionen.$C$3];[.G247]+[$Konventionen.$D$3]); COM.MICROSOFT.IFS([.E247]=[$Konventionen.$C$2];[.I247]+[$Konventionen.$D$2];[.E247]=[$Konventionen.$C$3];[.I247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47]=[$Konventionen.$C$2];[.J247]+[$Konventionen.$E$2];[.E247]=[$Konventionen.$C$3];[.J247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47]&lt;=[.M247];[.L247]&gt;=[.M247]);IF([.K247]&lt;=[.M24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48]);#NULL!;IF(ISBLANK([.I248]);ORG.OPENOFFICE.YEARS([.C248];TODAY();0);ORG.OPENOFFICE.YEARS([.C248];[.I248];0)))" office:value-type="string" office:string-value="" calcext:value-type="error">
            <text:p>#NULL!</text:p>
          </table:table-cell>
          <table:table-cell table:style-name="ce12"/>
          <table:table-cell table:formula="of:=IF(AND([.D248]&lt;60;[.E24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8]);COM.MICROSOFT.IFS([.E248]=[$Konventionen.$C$2];[.G248]+[$Konventionen.$D$2];[.E248]=[$Konventionen.$C$3];[.G248]+[$Konventionen.$D$3]); COM.MICROSOFT.IFS([.E248]=[$Konventionen.$C$2];[.I248]+[$Konventionen.$D$2];[.E248]=[$Konventionen.$C$3];[.I248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48]=[$Konventionen.$C$2];[.J248]+[$Konventionen.$E$2];[.E248]=[$Konventionen.$C$3];[.J248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48]&lt;=[.M248];[.L248]&gt;=[.M248]);IF([.K248]&lt;=[.M24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49]);#NULL!;IF(ISBLANK([.I249]);ORG.OPENOFFICE.YEARS([.C249];TODAY();0);ORG.OPENOFFICE.YEARS([.C249];[.I249];0)))" office:value-type="string" office:string-value="" calcext:value-type="error">
            <text:p>#NULL!</text:p>
          </table:table-cell>
          <table:table-cell table:style-name="ce12"/>
          <table:table-cell table:formula="of:=IF(AND([.D249]&lt;60;[.E24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9]);COM.MICROSOFT.IFS([.E249]=[$Konventionen.$C$2];[.G249]+[$Konventionen.$D$2];[.E249]=[$Konventionen.$C$3];[.G249]+[$Konventionen.$D$3]); COM.MICROSOFT.IFS([.E249]=[$Konventionen.$C$2];[.I249]+[$Konventionen.$D$2];[.E249]=[$Konventionen.$C$3];[.I249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49]=[$Konventionen.$C$2];[.J249]+[$Konventionen.$E$2];[.E249]=[$Konventionen.$C$3];[.J249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49]&lt;=[.M249];[.L249]&gt;=[.M249]);IF([.K249]&lt;=[.M24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50]);#NULL!;IF(ISBLANK([.I250]);ORG.OPENOFFICE.YEARS([.C250];TODAY();0);ORG.OPENOFFICE.YEARS([.C250];[.I250];0)))" office:value-type="string" office:string-value="" calcext:value-type="error">
            <text:p>#NULL!</text:p>
          </table:table-cell>
          <table:table-cell table:style-name="ce12"/>
          <table:table-cell table:formula="of:=IF(AND([.D250]&lt;60;[.E25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0]);COM.MICROSOFT.IFS([.E250]=[$Konventionen.$C$2];[.G250]+[$Konventionen.$D$2];[.E250]=[$Konventionen.$C$3];[.G250]+[$Konventionen.$D$3]); COM.MICROSOFT.IFS([.E250]=[$Konventionen.$C$2];[.I250]+[$Konventionen.$D$2];[.E250]=[$Konventionen.$C$3];[.I250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50]=[$Konventionen.$C$2];[.J250]+[$Konventionen.$E$2];[.E250]=[$Konventionen.$C$3];[.J250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50]&lt;=[.M250];[.L250]&gt;=[.M250]);IF([.K250]&lt;=[.M25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51]);#NULL!;IF(ISBLANK([.I251]);ORG.OPENOFFICE.YEARS([.C251];TODAY();0);ORG.OPENOFFICE.YEARS([.C251];[.I251];0)))" office:value-type="string" office:string-value="" calcext:value-type="error">
            <text:p>#NULL!</text:p>
          </table:table-cell>
          <table:table-cell table:style-name="ce12"/>
          <table:table-cell table:formula="of:=IF(AND([.D251]&lt;60;[.E25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1]);COM.MICROSOFT.IFS([.E251]=[$Konventionen.$C$2];[.G251]+[$Konventionen.$D$2];[.E251]=[$Konventionen.$C$3];[.G251]+[$Konventionen.$D$3]); COM.MICROSOFT.IFS([.E251]=[$Konventionen.$C$2];[.I251]+[$Konventionen.$D$2];[.E251]=[$Konventionen.$C$3];[.I251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51]=[$Konventionen.$C$2];[.J251]+[$Konventionen.$E$2];[.E251]=[$Konventionen.$C$3];[.J251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51]&lt;=[.M251];[.L251]&gt;=[.M251]);IF([.K251]&lt;=[.M25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52]);#NULL!;IF(ISBLANK([.I252]);ORG.OPENOFFICE.YEARS([.C252];TODAY();0);ORG.OPENOFFICE.YEARS([.C252];[.I252];0)))" office:value-type="string" office:string-value="" calcext:value-type="error">
            <text:p>#NULL!</text:p>
          </table:table-cell>
          <table:table-cell table:style-name="ce12"/>
          <table:table-cell table:formula="of:=IF(AND([.D252]&lt;60;[.E25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2]);COM.MICROSOFT.IFS([.E252]=[$Konventionen.$C$2];[.G252]+[$Konventionen.$D$2];[.E252]=[$Konventionen.$C$3];[.G252]+[$Konventionen.$D$3]); COM.MICROSOFT.IFS([.E252]=[$Konventionen.$C$2];[.I252]+[$Konventionen.$D$2];[.E252]=[$Konventionen.$C$3];[.I252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52]=[$Konventionen.$C$2];[.J252]+[$Konventionen.$E$2];[.E252]=[$Konventionen.$C$3];[.J252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52]&lt;=[.M252];[.L252]&gt;=[.M252]);IF([.K252]&lt;=[.M25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53]);#NULL!;IF(ISBLANK([.I253]);ORG.OPENOFFICE.YEARS([.C253];TODAY();0);ORG.OPENOFFICE.YEARS([.C253];[.I253];0)))" office:value-type="string" office:string-value="" calcext:value-type="error">
            <text:p>#NULL!</text:p>
          </table:table-cell>
          <table:table-cell table:style-name="ce12"/>
          <table:table-cell table:formula="of:=IF(AND([.D253]&lt;60;[.E25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3]);COM.MICROSOFT.IFS([.E253]=[$Konventionen.$C$2];[.G253]+[$Konventionen.$D$2];[.E253]=[$Konventionen.$C$3];[.G253]+[$Konventionen.$D$3]); COM.MICROSOFT.IFS([.E253]=[$Konventionen.$C$2];[.I253]+[$Konventionen.$D$2];[.E253]=[$Konventionen.$C$3];[.I253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53]=[$Konventionen.$C$2];[.J253]+[$Konventionen.$E$2];[.E253]=[$Konventionen.$C$3];[.J253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53]&lt;=[.M253];[.L253]&gt;=[.M253]);IF([.K253]&lt;=[.M25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54]);#NULL!;IF(ISBLANK([.I254]);ORG.OPENOFFICE.YEARS([.C254];TODAY();0);ORG.OPENOFFICE.YEARS([.C254];[.I254];0)))" office:value-type="string" office:string-value="" calcext:value-type="error">
            <text:p>#NULL!</text:p>
          </table:table-cell>
          <table:table-cell table:style-name="ce12"/>
          <table:table-cell table:formula="of:=IF(AND([.D254]&lt;60;[.E25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4]);COM.MICROSOFT.IFS([.E254]=[$Konventionen.$C$2];[.G254]+[$Konventionen.$D$2];[.E254]=[$Konventionen.$C$3];[.G254]+[$Konventionen.$D$3]); COM.MICROSOFT.IFS([.E254]=[$Konventionen.$C$2];[.I254]+[$Konventionen.$D$2];[.E254]=[$Konventionen.$C$3];[.I254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54]=[$Konventionen.$C$2];[.J254]+[$Konventionen.$E$2];[.E254]=[$Konventionen.$C$3];[.J254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54]&lt;=[.M254];[.L254]&gt;=[.M254]);IF([.K254]&lt;=[.M25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55]);#NULL!;IF(ISBLANK([.I255]);ORG.OPENOFFICE.YEARS([.C255];TODAY();0);ORG.OPENOFFICE.YEARS([.C255];[.I255];0)))" office:value-type="string" office:string-value="" calcext:value-type="error">
            <text:p>#NULL!</text:p>
          </table:table-cell>
          <table:table-cell/>
          <table:table-cell table:formula="of:=IF(AND([.D255]&lt;60;[.E25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5]);COM.MICROSOFT.IFS([.E255]=[$Konventionen.$C$2];[.G255]+[$Konventionen.$D$2];[.E255]=[$Konventionen.$C$3];[.G255]+[$Konventionen.$D$3]); COM.MICROSOFT.IFS([.E255]=[$Konventionen.$C$2];[.I255]+[$Konventionen.$D$2];[.E255]=[$Konventionen.$C$3];[.I255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55]=[$Konventionen.$C$2];[.J255]+[$Konventionen.$E$2];[.E255]=[$Konventionen.$C$3];[.J255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55]&lt;=[.M255];[.L255]&gt;=[.M255]);IF([.K255]&lt;=[.M25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56]);#NULL!;IF(ISBLANK([.I256]);ORG.OPENOFFICE.YEARS([.C256];TODAY();0);ORG.OPENOFFICE.YEARS([.C256];[.I256];0)))" office:value-type="string" office:string-value="" calcext:value-type="error">
            <text:p>#NULL!</text:p>
          </table:table-cell>
          <table:table-cell/>
          <table:table-cell table:formula="of:=IF(AND([.D256]&lt;60;[.E25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6]);COM.MICROSOFT.IFS([.E256]=[$Konventionen.$C$2];[.G256]+[$Konventionen.$D$2];[.E256]=[$Konventionen.$C$3];[.G256]+[$Konventionen.$D$3]); COM.MICROSOFT.IFS([.E256]=[$Konventionen.$C$2];[.I256]+[$Konventionen.$D$2];[.E256]=[$Konventionen.$C$3];[.I256]+[$Konventionen.$D$3]))" office:value-type="string" office:string-value="" calcext:value-type="error">
            <text:p>#NV</text:p>
          </table:table-cell>
          <table:table-cell/>
          <table:table-cell table:style-name="ce14" table:formula="of:=COM.MICROSOFT.IFS([.E256]=[$Konventionen.$C$2];[.J256]+[$Konventionen.$E$2];[.E256]=[$Konventionen.$C$3];[.J256]+[$Konventionen.$E$3])" office:value-type="string" office:string-value="" calcext:value-type="error">
            <text:p>#NV</text:p>
          </table:table-cell>
          <table:table-cell table:number-columns-repeated="2"/>
          <table:table-cell table:style-name="ce34" table:formula="of:=IF(AND([.J256]&lt;=[.M256];[.L256]&gt;=[.M256]);IF([.K256]&lt;=[.M25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 table:number-rows-repeated="1048319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Patienten.O3:Patienten.O256">
            <calcext:icon-set calcext:icon-set-type="3Stars">
              <calcext:formatting-entry calcext:value="0" calcext:type="percent"/>
              <calcext:formatting-entry calcext:value="0" calcext:type="number"/>
              <calcext:formatting-entry calcext:value="1" calcext:type="number"/>
            </calcext:icon-set>
          </calcext:conditional-format>
          <calcext:conditional-format calcext:target-range-address="Patienten.E3:Patienten.E254">
            <calcext:condition calcext:apply-style-name="Warning" calcext:value="formula-is(AND([$Patienten.$E3]=[$Konventionen.$C$3];[$Patienten.$D3]&lt;61))" calcext:base-cell-address="Patienten.E3"/>
          </calcext:conditional-format>
        </calcext:conditional-formats>
      </table:table>
      <table:table table:name="Planung" table:style-name="ta1">
        <office:forms form:automatic-focus="false" form:apply-design-mode="false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number-columns-repeated="12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Erst</text:p>
          </table:table-cell>
          <table:table-cell office:value-type="string" calcext:value-type="string">
            <text:p>Zweit</text:p>
          </table:table-cell>
          <table:table-cell office:value-type="string" calcext:value-type="string">
            <text:p>Su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ellung:</text:p>
          </table:table-cell>
          <table:table-cell office:value-type="string" calcext:value-type="string">
            <text:p>Zweitdosen im Zeitraum</text:p>
          </table:table-cell>
          <table:table-cell/>
          <table:table-cell office:value-type="string" calcext:value-type="string">
            <text:p>Ist KW</text:p>
          </table:table-cell>
          <table:table-cell table:number-columns-repeated="2"/>
          <table:table-cell office:value-type="string" calcext:value-type="string">
            <text:p>Patienten über 60 am</text:p>
          </table:table-cell>
          <table:table-cell table:number-columns-repeated="2"/>
          <table:table-cell table:style-name="ce41" office:value-type="date" office:date-value="2021-03-30" calcext:value-type="date">
            <text:p>30.03.21</text:p>
          </table:table-cell>
          <table:table-cell table:formula="of:=COUNTIFS([$Patienten.D3:$Patienten.D1024];&quot;&gt;60&quot;;[$Patienten.I3:.I1024];&quot;=&quot;&amp;[.J3])" office:value-type="float" office:value="0" calcext:value-type="float">
            <text:p>0</text:p>
          </table:table-cell>
          <table:table-cell table:formula="of:=COUNTIFS([$Patienten.D3:$Patienten.D1024];&quot;&gt;60&quot;;[$Patienten.P3:.P1024];&quot;=&quot;&amp;[.$J$3])" office:value-type="float" office:value="0" calcext:value-type="float">
            <text:p>0</text:p>
          </table:table-cell>
          <table:table-cell table:formula="of:=SUM([.K3:.L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41" office:value-type="date" office:date-value="2021-05-17" calcext:value-type="date">
            <text:p>17.05.21</text:p>
          </table:table-cell>
          <table:table-cell table:style-name="ce41" office:value-type="date" office:date-value="2021-05-23" calcext:value-type="date">
            <text:p>23.05.21</text:p>
          </table:table-cell>
          <table:table-cell table:formula="of:=WEEKNUM([.B4];21)"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style-name="ce49" office:value-type="string" calcext:value-type="string">
            <text:p>BioNTech</text:p>
          </table:table-cell>
          <table:table-cell table:formula="of:=COUNTIFS([Patienten.M3:.M1024];&quot;&gt;=&quot;&amp;[.B4];[Patienten.M3:.M1024];&quot;&lt;=&quot;&amp;[.C4];[Patienten.E3:.E1024];&quot;=&quot;&amp;[$Konventionen.$C$2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traZeneca</text:p>
          </table:table-cell>
          <table:table-cell table:formula="of:=COUNTIFS([Patienten.M$3:.M$1024];&quot;&gt;=&quot;&amp;[.$B$4];[Patienten.M$3:.M1024];&quot;&lt;=&quot;&amp;[.C$4];[Patienten.E$3:.E$1024];&quot;=&quot;&amp;[$Konventionen.$C$3])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50"/>
          <table:table-cell table:number-columns-repeated="14"/>
        </table:table-row>
        <table:table-row table:style-name="ro1">
          <table:table-cell table:style-name="ce51" office:value-type="string" calcext:value-type="string">
            <text:p>Termine</text:p>
          </table:table-cell>
          <table:table-cell/>
          <table:table-cell office:value-type="string" calcext:value-type="string">
            <text:p>Aktuelle KW</text:p>
          </table:table-cell>
          <table:table-cell table:number-columns-repeated="12"/>
        </table:table-row>
        <table:table-row table:style-name="ro1">
          <table:table-cell table:style-name="ce50" office:value-type="string" calcext:value-type="string">
            <text:p>Nächste 12 Kalenderwochen</text:p>
          </table:table-cell>
          <table:table-cell/>
          <table:table-cell table:formula="of:=WEEKNUM(TODAY();21)" office:value-type="float" office:value="13" calcext:value-type="float">
            <text:p>13</text:p>
          </table:table-cell>
          <table:table-cell table:formula="of:=[.C11]+1" office:value-type="float" office:value="14" calcext:value-type="float">
            <text:p>14</text:p>
          </table:table-cell>
          <table:table-cell table:formula="of:=[.D11]+1" office:value-type="float" office:value="15" calcext:value-type="float">
            <text:p>15</text:p>
          </table:table-cell>
          <table:table-cell table:formula="of:=[.E11]+1" office:value-type="float" office:value="16" calcext:value-type="float">
            <text:p>16</text:p>
          </table:table-cell>
          <table:table-cell table:formula="of:=[.F11]+1" office:value-type="float" office:value="17" calcext:value-type="float">
            <text:p>17</text:p>
          </table:table-cell>
          <table:table-cell table:formula="of:=[.G11]+1" office:value-type="float" office:value="18" calcext:value-type="float">
            <text:p>18</text:p>
          </table:table-cell>
          <table:table-cell table:formula="of:=[.H11]+1" office:value-type="float" office:value="19" calcext:value-type="float">
            <text:p>19</text:p>
          </table:table-cell>
          <table:table-cell table:formula="of:=[.I11]+1" office:value-type="float" office:value="20" calcext:value-type="float">
            <text:p>20</text:p>
          </table:table-cell>
          <table:table-cell table:formula="of:=[.J11]+1" office:value-type="float" office:value="21" calcext:value-type="float">
            <text:p>21</text:p>
          </table:table-cell>
          <table:table-cell table:formula="of:=[.K11]+1" office:value-type="float" office:value="22" calcext:value-type="float">
            <text:p>22</text:p>
          </table:table-cell>
          <table:table-cell table:formula="of:=[.L11]+1" office:value-type="float" office:value="23" calcext:value-type="float">
            <text:p>23</text:p>
          </table:table-cell>
          <table:table-cell table:formula="of:=[.M11]+1" office:value-type="float" office:value="24" calcext:value-type="float">
            <text:p>24</text:p>
          </table:table-cell>
          <table:table-cell table:formula="of:=[.N11]+1" office:value-type="float" office:value="25" calcext:value-type="float">
            <text:p>25</text:p>
          </table:table-cell>
        </table:table-row>
        <table:table-row table:style-name="ro1">
          <table:table-cell table:style-name="ce36" office:value-type="string" calcext:value-type="string">
            <text:p>Geplante Erstimpfungen</text:p>
          </table:table-cell>
          <table:table-cell table:style-name="ce36"/>
          <table:table-cell table:style-name="ce37" table:formula="of:=COUNTIF([$Patienten.$H$3:$Patienten.$H$1024];&quot;=&quot;&amp;[.C11])" office:value-type="float" office:value="0" calcext:value-type="float">
            <text:p>0</text:p>
          </table:table-cell>
          <table:table-cell table:style-name="ce37" table:formula="of:=COUNTIF([$Patienten.$H$3:$Patienten.$H$1024];&quot;=&quot;&amp;[.D11])" office:value-type="float" office:value="6" calcext:value-type="float">
            <text:p>6</text:p>
          </table:table-cell>
          <table:table-cell table:style-name="ce37" table:formula="of:=COUNTIF([$Patienten.$H$3:$Patienten.$H$1024];&quot;=&quot;&amp;[.E11])" office:value-type="float" office:value="0" calcext:value-type="float">
            <text:p>0</text:p>
          </table:table-cell>
          <table:table-cell table:style-name="ce37" table:formula="of:=COUNTIF([$Patienten.$H$3:$Patienten.$H$1024];&quot;=&quot;&amp;[.F11])" office:value-type="float" office:value="0" calcext:value-type="float">
            <text:p>0</text:p>
          </table:table-cell>
          <table:table-cell table:style-name="ce37" table:formula="of:=COUNTIF([$Patienten.$H$3:$Patienten.$H$1024];&quot;=&quot;&amp;[.G11])" office:value-type="float" office:value="0" calcext:value-type="float">
            <text:p>0</text:p>
          </table:table-cell>
          <table:table-cell table:style-name="ce37" table:formula="of:=COUNTIF([$Patienten.$H$3:$Patienten.$H$1024];&quot;=&quot;&amp;[.H11])" office:value-type="float" office:value="0" calcext:value-type="float">
            <text:p>0</text:p>
          </table:table-cell>
          <table:table-cell table:style-name="ce37" table:formula="of:=COUNTIF([$Patienten.$H$3:$Patienten.$H$1024];&quot;=&quot;&amp;[.I11])" office:value-type="float" office:value="0" calcext:value-type="float">
            <text:p>0</text:p>
          </table:table-cell>
          <table:table-cell table:style-name="ce37" table:formula="of:=COUNTIF([$Patienten.$H$3:$Patienten.$H$1024];&quot;=&quot;&amp;[.J11])" office:value-type="float" office:value="0" calcext:value-type="float">
            <text:p>0</text:p>
          </table:table-cell>
          <table:table-cell table:style-name="ce37" table:formula="of:=COUNTIF([$Patienten.$H$3:$Patienten.$H$1024];&quot;=&quot;&amp;[.K11])" office:value-type="float" office:value="0" calcext:value-type="float">
            <text:p>0</text:p>
          </table:table-cell>
          <table:table-cell table:style-name="ce37" table:formula="of:=COUNTIF([$Patienten.$H$3:$Patienten.$H$1024];&quot;=&quot;&amp;[.L11])" office:value-type="float" office:value="0" calcext:value-type="float">
            <text:p>0</text:p>
          </table:table-cell>
          <table:table-cell table:style-name="ce37" table:formula="of:=COUNTIF([$Patienten.$H$3:$Patienten.$H$1024];&quot;=&quot;&amp;[.M11])" office:value-type="float" office:value="0" calcext:value-type="float">
            <text:p>0</text:p>
          </table:table-cell>
          <table:table-cell table:style-name="ce37" table:formula="of:=COUNTIF([$Patienten.$H$3:$Patienten.$H$1024];&quot;=&quot;&amp;[.N11])" office:value-type="float" office:value="0" calcext:value-type="float">
            <text:p>0</text:p>
          </table:table-cell>
          <table:table-cell table:style-name="ce37" table:formula="of:=COUNTIF([$Patienten.$H$3:$Patienten.$H$1024];&quot;=&quot;&amp;[.O11]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ce36" table:number-columns-repeated="15"/>
        </table:table-row>
        <table:table-row table:style-name="ro1">
          <table:table-cell table:style-name="ce40" office:value-type="string" calcext:value-type="string">
            <text:p>Geplante Zweitimpfungen</text:p>
          </table:table-cell>
          <table:table-cell table:style-name="ce40" table:number-columns-repeated="14"/>
        </table:table-row>
        <table:table-row table:style-name="ro1">
          <table:table-cell table:style-name="ce40" table:formula="of:=[$Konventionen.C2]" office:value-type="string" office:string-value="BioNTech" calcext:value-type="string">
            <text:p>BioNTech</text:p>
          </table:table-cell>
          <table:table-cell table:style-name="ce40"/>
          <table:table-cell table:style-name="ce40" table:formula="of:=COUNTIFS([$Patienten.$E$3:$Patienten.$E1024];&quot;=&quot;&amp;[$Konventionen.$C$2];[$Patienten.$N$3:$Patienten.$N$1024];&quot;=&quot;&amp;[.C11])" office:value-type="float" office:value="0" calcext:value-type="float">
            <text:p>0</text:p>
          </table:table-cell>
          <table:table-cell table:style-name="ce40" table:formula="of:=COUNTIFS([$Patienten.$E$3:$Patienten.$E1024];&quot;=&quot;&amp;[$Konventionen.$C$2];[$Patienten.$N$3:$Patienten.$N$1024];&quot;=&quot;&amp;[.D11])" office:value-type="float" office:value="0" calcext:value-type="float">
            <text:p>0</text:p>
          </table:table-cell>
          <table:table-cell table:style-name="ce40" table:formula="of:=COUNTIFS([$Patienten.$E$3:$Patienten.$E1024];&quot;=&quot;&amp;[$Konventionen.$C$2];[$Patienten.$N$3:$Patienten.$N$1024];&quot;=&quot;&amp;[.E11])" office:value-type="float" office:value="0" calcext:value-type="float">
            <text:p>0</text:p>
          </table:table-cell>
          <table:table-cell table:style-name="ce40" table:formula="of:=COUNTIFS([$Patienten.$E$3:$Patienten.$E1024];&quot;=&quot;&amp;[$Konventionen.$C$2];[$Patienten.$N$3:$Patienten.$N$1024];&quot;=&quot;&amp;[.F11])" office:value-type="float" office:value="0" calcext:value-type="float">
            <text:p>0</text:p>
          </table:table-cell>
          <table:table-cell table:style-name="ce40" table:formula="of:=COUNTIFS([$Patienten.$E$3:$Patienten.$E1024];&quot;=&quot;&amp;[$Konventionen.$C$2];[$Patienten.$N$3:$Patienten.$N$1024];&quot;=&quot;&amp;[.G11])" office:value-type="float" office:value="1" calcext:value-type="float">
            <text:p>1</text:p>
          </table:table-cell>
          <table:table-cell table:style-name="ce40" table:formula="of:=COUNTIFS([$Patienten.$E$3:$Patienten.$E1024];&quot;=&quot;&amp;[$Konventionen.$C$2];[$Patienten.$N$3:$Patienten.$N$1024];&quot;=&quot;&amp;[.H11])" office:value-type="float" office:value="0" calcext:value-type="float">
            <text:p>0</text:p>
          </table:table-cell>
          <table:table-cell table:style-name="ce40" table:formula="of:=COUNTIFS([$Patienten.$E$3:$Patienten.$E1024];&quot;=&quot;&amp;[$Konventionen.$C$2];[$Patienten.$N$3:$Patienten.$N$1024];&quot;=&quot;&amp;[.I11])" office:value-type="float" office:value="0" calcext:value-type="float">
            <text:p>0</text:p>
          </table:table-cell>
          <table:table-cell table:style-name="ce40" table:formula="of:=COUNTIFS([$Patienten.$E$3:$Patienten.$E1024];&quot;=&quot;&amp;[$Konventionen.$C$2];[$Patienten.$N$3:$Patienten.$N$1024];&quot;=&quot;&amp;[.J11])" office:value-type="float" office:value="0" calcext:value-type="float">
            <text:p>0</text:p>
          </table:table-cell>
          <table:table-cell table:style-name="ce40" table:formula="of:=COUNTIFS([$Patienten.$E$3:$Patienten.$E1024];&quot;=&quot;&amp;[$Konventionen.$C$2];[$Patienten.$N$3:$Patienten.$N$1024];&quot;=&quot;&amp;[.K11])" office:value-type="float" office:value="0" calcext:value-type="float">
            <text:p>0</text:p>
          </table:table-cell>
          <table:table-cell table:style-name="ce40" table:formula="of:=COUNTIFS([$Patienten.$E$3:$Patienten.$E1024];&quot;=&quot;&amp;[$Konventionen.$C$2];[$Patienten.$N$3:$Patienten.$N$1024];&quot;=&quot;&amp;[.L11])" office:value-type="float" office:value="0" calcext:value-type="float">
            <text:p>0</text:p>
          </table:table-cell>
          <table:table-cell table:style-name="ce40" table:formula="of:=COUNTIFS([$Patienten.$E$3:$Patienten.$E1024];&quot;=&quot;&amp;[$Konventionen.$C$2];[$Patienten.$N$3:$Patienten.$N$1024];&quot;=&quot;&amp;[.M11])" office:value-type="float" office:value="0" calcext:value-type="float">
            <text:p>0</text:p>
          </table:table-cell>
          <table:table-cell table:style-name="ce40" table:formula="of:=COUNTIFS([$Patienten.$E$3:$Patienten.$E1024];&quot;=&quot;&amp;[$Konventionen.$C$2];[$Patienten.$N$3:$Patienten.$N$1024];&quot;=&quot;&amp;[.N11])" office:value-type="float" office:value="0" calcext:value-type="float">
            <text:p>0</text:p>
          </table:table-cell>
          <table:table-cell table:style-name="ce40" table:formula="of:=COUNTIFS([$Patienten.$E$3:$Patienten.$E1024];&quot;=&quot;&amp;[$Konventionen.$C$2];[$Patienten.$N$3:$Patienten.$N$1024];&quot;=&quot;&amp;[.O11])" office:value-type="float" office:value="0" calcext:value-type="float">
            <text:p>0</text:p>
          </table:table-cell>
        </table:table-row>
        <table:table-row table:style-name="ro1">
          <table:table-cell table:style-name="ce40" table:formula="of:=[$Konventionen.C3]" office:value-type="string" office:string-value="AstraZeneca" calcext:value-type="string">
            <text:p>AstraZeneca</text:p>
          </table:table-cell>
          <table:table-cell table:style-name="ce40"/>
          <table:table-cell table:style-name="ce40" table:formula="of:=COUNTIFS([$Patienten.$E$3:$Patienten.$E$1024];&quot;=&quot;&amp;[$Konventionen.$C$3];[$Patienten.$N$3:$Patienten.$N$1024];&quot;=&quot;&amp;[.C$1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N$3:$Patienten.$N$1024];&quot;=&quot;&amp;[.D$1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N$3:$Patienten.$N$1024];&quot;=&quot;&amp;[.E$1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N$3:$Patienten.$N$1024];&quot;=&quot;&amp;[.F$1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N$3:$Patienten.$N$1024];&quot;=&quot;&amp;[.G$1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N$3:$Patienten.$N$1024];&quot;=&quot;&amp;[.H$1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N$3:$Patienten.$N$1024];&quot;=&quot;&amp;[.I$1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N$3:$Patienten.$N$1024];&quot;=&quot;&amp;[.J$1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N$3:$Patienten.$N$1024];&quot;=&quot;&amp;[.K$1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N$3:$Patienten.$N$1024];&quot;=&quot;&amp;[.L$1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N$3:$Patienten.$N$1024];&quot;=&quot;&amp;[.M$1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N$3:$Patienten.$N$1024];&quot;=&quot;&amp;[.N$1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N$3:$Patienten.$N$1024];&quot;=&quot;&amp;[.O$11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umme</text:p>
          </table:table-cell>
          <table:table-cell/>
          <table:table-cell table:formula="of:=SUM([.C12:.C19])" office:value-type="float" office:value="0" calcext:value-type="float">
            <text:p>0</text:p>
          </table:table-cell>
          <table:table-cell table:formula="of:=SUM([.D12:.D19])" office:value-type="float" office:value="6" calcext:value-type="float">
            <text:p>6</text:p>
          </table:table-cell>
          <table:table-cell table:formula="of:=SUM([.E12:.E19])" office:value-type="float" office:value="0" calcext:value-type="float">
            <text:p>0</text:p>
          </table:table-cell>
          <table:table-cell table:formula="of:=SUM([.F12:.F19])" office:value-type="float" office:value="0" calcext:value-type="float">
            <text:p>0</text:p>
          </table:table-cell>
          <table:table-cell table:formula="of:=SUM([.G12:.G19])" office:value-type="float" office:value="1" calcext:value-type="float">
            <text:p>1</text:p>
          </table:table-cell>
          <table:table-cell table:formula="of:=SUM([.H12:.H19])" office:value-type="float" office:value="0" calcext:value-type="float">
            <text:p>0</text:p>
          </table:table-cell>
          <table:table-cell table:formula="of:=SUM([.I12:.I19])" office:value-type="float" office:value="0" calcext:value-type="float">
            <text:p>0</text:p>
          </table:table-cell>
          <table:table-cell table:formula="of:=SUM([.J12:.J19])" office:value-type="float" office:value="0" calcext:value-type="float">
            <text:p>0</text:p>
          </table:table-cell>
          <table:table-cell table:formula="of:=SUM([.K12:.K19])" office:value-type="float" office:value="0" calcext:value-type="float">
            <text:p>0</text:p>
          </table:table-cell>
          <table:table-cell table:formula="of:=SUM([.L12:.L19])" office:value-type="float" office:value="0" calcext:value-type="float">
            <text:p>0</text:p>
          </table:table-cell>
          <table:table-cell table:formula="of:=SUM([.M12:.M19])" office:value-type="float" office:value="0" calcext:value-type="float">
            <text:p>0</text:p>
          </table:table-cell>
          <table:table-cell table:formula="of:=SUM([.N12:.N19])" office:value-type="float" office:value="0" calcext:value-type="float">
            <text:p>0</text:p>
          </table:table-cell>
          <table:table-cell table:formula="of:=SUM([.O12:.O19])" office:value-type="float" office:value="0" calcext:value-type="float">
            <text:p>0</text:p>
          </table:table-cell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style-name="ce51" office:value-type="string" calcext:value-type="string">
            <text:p>Geimpft</text:p>
          </table:table-cell>
          <table:table-cell/>
          <table:table-cell office:value-type="string" calcext:value-type="string">
            <text:p>Heute</text:p>
          </table:table-cell>
          <table:table-cell office:value-type="string" calcext:value-type="string">
            <text:p>Gestern</text:p>
          </table:table-cell>
          <table:table-cell office:value-type="string" calcext:value-type="string">
            <text:p>Vorgestern</text:p>
          </table:table-cell>
          <table:table-cell table:number-columns-repeated="4"/>
          <table:table-cell office:value-type="string" calcext:value-type="string">
            <text:p>heute vor einer Woche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Letzte 12 Tage</text:p>
          </table:table-cell>
          <table:table-cell/>
          <table:table-cell table:style-name="ce41" table:formula="of:=TODAY()" office:value-type="date" office:date-value="2021-03-30" calcext:value-type="date">
            <text:p>30.03.21</text:p>
          </table:table-cell>
          <table:table-cell table:style-name="ce41" table:formula="of:=[.C31]-1" office:value-type="date" office:date-value="2021-03-29" calcext:value-type="date">
            <text:p>29.03.21</text:p>
          </table:table-cell>
          <table:table-cell table:style-name="ce41" table:formula="of:=[.D31]-1" office:value-type="date" office:date-value="2021-03-28" calcext:value-type="date">
            <text:p>28.03.21</text:p>
          </table:table-cell>
          <table:table-cell table:style-name="ce41" table:formula="of:=[.E31]-1" office:value-type="date" office:date-value="2021-03-27" calcext:value-type="date">
            <text:p>27.03.21</text:p>
          </table:table-cell>
          <table:table-cell table:style-name="ce41" table:formula="of:=[.F31]-1" office:value-type="date" office:date-value="2021-03-26" calcext:value-type="date">
            <text:p>26.03.21</text:p>
          </table:table-cell>
          <table:table-cell table:style-name="ce41" table:formula="of:=[.G31]-1" office:value-type="date" office:date-value="2021-03-25" calcext:value-type="date">
            <text:p>25.03.21</text:p>
          </table:table-cell>
          <table:table-cell table:style-name="ce41" table:formula="of:=[.H31]-1" office:value-type="date" office:date-value="2021-03-24" calcext:value-type="date">
            <text:p>24.03.21</text:p>
          </table:table-cell>
          <table:table-cell table:style-name="ce41" table:formula="of:=[.I31]-1" office:value-type="date" office:date-value="2021-03-23" calcext:value-type="date">
            <text:p>23.03.21</text:p>
          </table:table-cell>
          <table:table-cell table:style-name="ce41" table:formula="of:=[.J31]-1" office:value-type="date" office:date-value="2021-03-22" calcext:value-type="date">
            <text:p>22.03.21</text:p>
          </table:table-cell>
          <table:table-cell table:style-name="ce41" table:formula="of:=[.K31]-1" office:value-type="date" office:date-value="2021-03-21" calcext:value-type="date">
            <text:p>21.03.21</text:p>
          </table:table-cell>
          <table:table-cell table:style-name="ce41" table:formula="of:=[.L31]-1" office:value-type="date" office:date-value="2021-03-20" calcext:value-type="date">
            <text:p>20.03.21</text:p>
          </table:table-cell>
          <table:table-cell table:style-name="ce41" table:formula="of:=[.M31]-1" office:value-type="date" office:date-value="2021-03-19" calcext:value-type="date">
            <text:p>19.03.21</text:p>
          </table:table-cell>
          <table:table-cell table:style-name="ce41" table:formula="of:=[.N31]-1" office:value-type="date" office:date-value="2021-03-18" calcext:value-type="date">
            <text:p>18.03.21</text:p>
          </table:table-cell>
        </table:table-row>
        <table:table-row table:style-name="ro1">
          <table:table-cell table:style-name="ce36" office:value-type="string" calcext:value-type="string">
            <text:p>Durchgeführte Erstimpfungen</text:p>
          </table:table-cell>
          <table:table-cell table:style-name="ce36"/>
          <table:table-cell table:style-name="ce37" table:number-columns-repeated="13"/>
        </table:table-row>
        <table:table-row table:style-name="ro1">
          <table:table-cell table:style-name="ce36" table:formula="of:=[$Konventionen.C2]" office:value-type="string" office:string-value="BioNTech" calcext:value-type="string">
            <text:p>BioNTech</text:p>
          </table:table-cell>
          <table:table-cell table:style-name="ce36"/>
          <table:table-cell table:style-name="ce36" table:formula="of:=COUNTIFS([$Patienten.$E$3:$Patienten.$E$1024];&quot;=&quot;&amp;[$Konventionen.$C$2];[$Patienten.$I$3:$Patienten.$I$1024];&quot;=&quot;&amp;[.C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2];[$Patienten.$I$3:$Patienten.$I$1024];&quot;=&quot;&amp;[.D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2];[$Patienten.$I$3:$Patienten.$I$1024];&quot;=&quot;&amp;[.E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2];[$Patienten.$I$3:$Patienten.$I$1024];&quot;=&quot;&amp;[.F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2];[$Patienten.$I$3:$Patienten.$I$1024];&quot;=&quot;&amp;[.G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2];[$Patienten.$I$3:$Patienten.$I$1024];&quot;=&quot;&amp;[.H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2];[$Patienten.$I$3:$Patienten.$I$1024];&quot;=&quot;&amp;[.I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2];[$Patienten.$I$3:$Patienten.$I$1024];&quot;=&quot;&amp;[.J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2];[$Patienten.$I$3:$Patienten.$I$1024];&quot;=&quot;&amp;[.K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2];[$Patienten.$I$3:$Patienten.$I$1024];&quot;=&quot;&amp;[.L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2];[$Patienten.$I$3:$Patienten.$I$1024];&quot;=&quot;&amp;[.M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2];[$Patienten.$I$3:$Patienten.$I$1024];&quot;=&quot;&amp;[.N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2];[$Patienten.$I$3:$Patienten.$I$1024];&quot;=&quot;&amp;[.O$31])" office:value-type="float" office:value="0" calcext:value-type="float">
            <text:p>0</text:p>
          </table:table-cell>
        </table:table-row>
        <table:table-row table:style-name="ro1">
          <table:table-cell table:style-name="ce36" table:formula="of:=[$Konventionen.C3]" office:value-type="string" office:string-value="AstraZeneca" calcext:value-type="string">
            <text:p>AstraZeneca</text:p>
          </table:table-cell>
          <table:table-cell table:style-name="ce36"/>
          <table:table-cell table:style-name="ce36" table:formula="of:=COUNTIFS([$Patienten.$E$3:$Patienten.$E$1024];&quot;=&quot;&amp;[$Konventionen.$C$3];[$Patienten.$I$3:$Patienten.$I$1024];&quot;=&quot;&amp;[.C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3];[$Patienten.$I$3:$Patienten.$I$1024];&quot;=&quot;&amp;[.D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3];[$Patienten.$I$3:$Patienten.$I$1024];&quot;=&quot;&amp;[.E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3];[$Patienten.$I$3:$Patienten.$I$1024];&quot;=&quot;&amp;[.F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3];[$Patienten.$I$3:$Patienten.$I$1024];&quot;=&quot;&amp;[.G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3];[$Patienten.$I$3:$Patienten.$I$1024];&quot;=&quot;&amp;[.H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3];[$Patienten.$I$3:$Patienten.$I$1024];&quot;=&quot;&amp;[.I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3];[$Patienten.$I$3:$Patienten.$I$1024];&quot;=&quot;&amp;[.J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3];[$Patienten.$I$3:$Patienten.$I$1024];&quot;=&quot;&amp;[.K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3];[$Patienten.$I$3:$Patienten.$I$1024];&quot;=&quot;&amp;[.L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3];[$Patienten.$I$3:$Patienten.$I$1024];&quot;=&quot;&amp;[.M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3];[$Patienten.$I$3:$Patienten.$I$1024];&quot;=&quot;&amp;[.N$31])" office:value-type="float" office:value="0" calcext:value-type="float">
            <text:p>0</text:p>
          </table:table-cell>
          <table:table-cell table:style-name="ce36" table:formula="of:=COUNTIFS([$Patienten.$E$3:$Patienten.$E$1024];&quot;=&quot;&amp;[$Konventionen.$C$3];[$Patienten.$I$3:$Patienten.$I$1024];&quot;=&quot;&amp;[.O$31])" office:value-type="float" office:value="0" calcext:value-type="float">
            <text:p>0</text:p>
          </table:table-cell>
        </table:table-row>
        <table:table-row table:style-name="ro1">
          <table:table-cell table:style-name="ce40" office:value-type="string" calcext:value-type="string">
            <text:p>Durchgeführte Zweitimpfungen</text:p>
          </table:table-cell>
          <table:table-cell table:style-name="ce40" table:number-columns-repeated="14"/>
        </table:table-row>
        <table:table-row table:style-name="ro1">
          <table:table-cell table:style-name="ce40" table:formula="of:=[$Konventionen.C2]" office:value-type="string" office:string-value="BioNTech" calcext:value-type="string">
            <text:p>BioNTech</text:p>
          </table:table-cell>
          <table:table-cell table:style-name="ce40"/>
          <table:table-cell table:style-name="ce40" table:formula="of:=COUNTIFS([$Patienten.$E$3:$Patienten.$E$1024];&quot;=&quot;&amp;[$Konventionen.$C$2];[$Patienten.$P$3:$Patienten.$P$1024];&quot;=&quot;&amp;[.C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2];[$Patienten.$P$3:$Patienten.$P$1024];&quot;=&quot;&amp;[.D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2];[$Patienten.$P$3:$Patienten.$P$1024];&quot;=&quot;&amp;[.E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2];[$Patienten.$P$3:$Patienten.$P$1024];&quot;=&quot;&amp;[.F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2];[$Patienten.$P$3:$Patienten.$P$1024];&quot;=&quot;&amp;[.G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2];[$Patienten.$P$3:$Patienten.$P$1024];&quot;=&quot;&amp;[.H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2];[$Patienten.$P$3:$Patienten.$P$1024];&quot;=&quot;&amp;[.I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2];[$Patienten.$P$3:$Patienten.$P$1024];&quot;=&quot;&amp;[.J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2];[$Patienten.$P$3:$Patienten.$P$1024];&quot;=&quot;&amp;[.K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2];[$Patienten.$P$3:$Patienten.$P$1024];&quot;=&quot;&amp;[.L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2];[$Patienten.$P$3:$Patienten.$P$1024];&quot;=&quot;&amp;[.M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2];[$Patienten.$P$3:$Patienten.$P$1024];&quot;=&quot;&amp;[.N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2];[$Patienten.$P$3:$Patienten.$P$1024];&quot;=&quot;&amp;[.O31])" office:value-type="float" office:value="0" calcext:value-type="float">
            <text:p>0</text:p>
          </table:table-cell>
        </table:table-row>
        <table:table-row table:style-name="ro1">
          <table:table-cell table:style-name="ce40" table:formula="of:=[$Konventionen.C3]" office:value-type="string" office:string-value="AstraZeneca" calcext:value-type="string">
            <text:p>AstraZeneca</text:p>
          </table:table-cell>
          <table:table-cell table:style-name="ce40"/>
          <table:table-cell table:style-name="ce40" table:formula="of:=COUNTIFS([$Patienten.$E$3:$Patienten.$E$1024];&quot;=&quot;&amp;[$Konventionen.$C$3];[$Patienten.$P$3:$Patienten.$P$1024];&quot;=&quot;&amp;[.C$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P$3:$Patienten.$P$1024];&quot;=&quot;&amp;[.D$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P$3:$Patienten.$P$1024];&quot;=&quot;&amp;[.E$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P$3:$Patienten.$P$1024];&quot;=&quot;&amp;[.F$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P$3:$Patienten.$P$1024];&quot;=&quot;&amp;[.G$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P$3:$Patienten.$P$1024];&quot;=&quot;&amp;[.H$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P$3:$Patienten.$P$1024];&quot;=&quot;&amp;[.I$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P$3:$Patienten.$P$1024];&quot;=&quot;&amp;[.J$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P$3:$Patienten.$P$1024];&quot;=&quot;&amp;[.K$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P$3:$Patienten.$P$1024];&quot;=&quot;&amp;[.L$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P$3:$Patienten.$P$1024];&quot;=&quot;&amp;[.M$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P$3:$Patienten.$P$1024];&quot;=&quot;&amp;[.N$31])" office:value-type="float" office:value="0" calcext:value-type="float">
            <text:p>0</text:p>
          </table:table-cell>
          <table:table-cell table:style-name="ce40" table:formula="of:=COUNTIFS([$Patienten.$E$3:$Patienten.$E$1024];&quot;=&quot;&amp;[$Konventionen.$C$3];[$Patienten.$P$3:$Patienten.$P$1024];&quot;=&quot;&amp;[.O$31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umme</text:p>
          </table:table-cell>
          <table:table-cell/>
          <table:table-cell table:formula="of:=SUM([.C32:.C39])" office:value-type="float" office:value="0" calcext:value-type="float">
            <text:p>0</text:p>
          </table:table-cell>
          <table:table-cell table:formula="of:=SUM([.D32:.D39])" office:value-type="float" office:value="0" calcext:value-type="float">
            <text:p>0</text:p>
          </table:table-cell>
          <table:table-cell table:formula="of:=SUM([.E32:.E39])" office:value-type="float" office:value="0" calcext:value-type="float">
            <text:p>0</text:p>
          </table:table-cell>
          <table:table-cell table:formula="of:=SUM([.F32:.F39])" office:value-type="float" office:value="0" calcext:value-type="float">
            <text:p>0</text:p>
          </table:table-cell>
          <table:table-cell table:formula="of:=SUM([.G32:.G39])" office:value-type="float" office:value="0" calcext:value-type="float">
            <text:p>0</text:p>
          </table:table-cell>
          <table:table-cell table:formula="of:=SUM([.H32:.H39])" office:value-type="float" office:value="0" calcext:value-type="float">
            <text:p>0</text:p>
          </table:table-cell>
          <table:table-cell table:formula="of:=SUM([.I32:.I39])" office:value-type="float" office:value="0" calcext:value-type="float">
            <text:p>0</text:p>
          </table:table-cell>
          <table:table-cell table:formula="of:=SUM([.J32:.J39])" office:value-type="float" office:value="0" calcext:value-type="float">
            <text:p>0</text:p>
          </table:table-cell>
          <table:table-cell table:formula="of:=SUM([.K32:.K39])" office:value-type="float" office:value="0" calcext:value-type="float">
            <text:p>0</text:p>
          </table:table-cell>
          <table:table-cell table:formula="of:=SUM([.L32:.L39])" office:value-type="float" office:value="0" calcext:value-type="float">
            <text:p>0</text:p>
          </table:table-cell>
          <table:table-cell table:formula="of:=SUM([.M32:.M39])" office:value-type="float" office:value="0" calcext:value-type="float">
            <text:p>0</text:p>
          </table:table-cell>
          <table:table-cell table:formula="of:=SUM([.N32:.N39])" office:value-type="float" office:value="0" calcext:value-type="float">
            <text:p>0</text:p>
          </table:table-cell>
          <table:table-cell table:formula="of:=SUM([.O32:.O39])" office:value-type="float" office:value="0" calcext:value-type="float">
            <text:p>0</text:p>
          </table:table-cell>
        </table:table-row>
      </table:table>
      <table:table table:name="Konventionen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" table:default-cell-style-name="ce48"/>
        <table:table-column table:style-name="co3" table:number-columns-repeated="9" table:default-cell-style-name="Default"/>
        <table:table-column table:style-name="co3" table:default-cell-style-name="ce53"/>
        <table:table-row table:style-name="ro1">
          <table:table-cell office:value-type="string" calcext:value-type="string">
            <text:p>Impfstoffe werden so geschrieben</text:p>
          </table:table-cell>
          <table:table-cell table:number-columns-repeated="2"/>
          <table:table-cell office:value-type="string" calcext:value-type="string">
            <text:p>Impfabstände</text:p>
          </table:table-cell>
          <table:table-cell table:style-name="Default" office:value-type="string" calcext:value-type="string">
            <text:p>Ab 1. Impfung</text:p>
          </table:table-cell>
          <table:table-cell table:number-columns-repeated="2"/>
          <table:table-cell office:value-type="string" calcext:value-type="string">
            <text:p>Change Log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BioNTech Pfizer</text:p>
          </table:table-cell>
          <table:table-cell/>
          <table:table-cell office:value-type="string" calcext:value-type="string">
            <text:p>BioNTech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2"/>
          <table:table-cell table:style-name="ce41" office:value-type="date" office:date-value="2021-03-27" calcext:value-type="date">
            <text:p>27.03.21</text:p>
          </table:table-cell>
          <table:table-cell office:value-type="string" calcext:value-type="string">
            <text:p>Alter wird so lange bis „heute“ berechnet, bis ein Erstimpftermin eingetragen wurde. Dann bis dahin.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AstraZeneca</text:p>
          </table:table-cell>
          <table:table-cell/>
          <table:table-cell office:value-type="string" calcext:value-type="string">
            <text:p>AstraZeneca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Zellschutz für Felder mit Formeln aktiviert (ohne Kennwort aufzuhebe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rna</text:p>
          </table:table-cell>
          <table:table-cell/>
          <table:table-cell office:value-type="string" calcext:value-type="string">
            <text:p>Moderna</text:p>
          </table:table-cell>
          <table:table-cell/>
          <table:table-cell table:style-name="ce52"/>
          <table:table-cell table:number-columns-repeated="3"/>
          <table:table-cell office:value-type="string" calcext:value-type="string">
            <text:p>Check für den 2. Termin hinzugefügt (liegt Termin zeitlich im letzten Drittel des Erlaubten?)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Wird ein 1. Termin geplant, werden die 2. Termine nach der Planung angezeigt, wird anders geimpft, wird der Zeitraum angepasst.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41" office:value-type="date" office:date-value="2021-03-28" calcext:value-type="date">
            <text:p>28.03.21</text:p>
          </table:table-cell>
          <table:table-cell office:value-type="string" calcext:value-type="string">
            <text:p>Es sollten nun alle absoluten Impfstoffnamen beseitigt sein und die Tabellen beziehen sich auf die Namen in der Spalte Konventionen.C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Patienten &gt;= 60 werden nun korrekt berechnet und nach Erst- und Zweitimpfung aufgeschlüsselt.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Kapazität auf etwa 250 Patient:innen erweitert.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41" office:value-type="date" office:date-value="2021-03-30" calcext:value-type="date">
            <text:p>30.03.21</text:p>
          </table:table-cell>
          <table:table-cell office:value-type="string" calcext:value-type="string">
            <text:p>In Spalte E Patienten wird man nun farblich daraufhin gewiesen, wenn man AstraZeneca einer jungen Altersgruppe zuordnet.</text:p>
          </table:table-cell>
          <table:table-cell table:number-columns-repeated="6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office:value-type="string" calcext:value-type="string">
            <text:p>Autor</text:p>
          </table:table-cell>
          <table:table-cell office:value-type="string" calcext:value-type="string">
            <text:p>Stefan Lodder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eine Gewähr auf Anwendungssicherheit und Korrektheit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ersion vom</text:p>
          </table:table-cell>
          <table:table-cell table:style-name="ce41" office:value-type="date" office:date-value="2021-03-28" calcext:value-type="date">
            <text:p>28.03.21</text:p>
          </table:table-cell>
          <table:table-cell office:value-type="string" calcext:value-type="string">
            <text:p><text:a xlink:href="mailto:cov@suchreflex.de" xlink:type="simple">cov@suchreflex.de</text:a>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Hilfreiche Tastaturkürzel unter LibreOffi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RG + ,</text:p>
          </table:table-cell>
          <table:table-cell office:value-type="string" calcext:value-type="string">
            <text:p>Trägt das heutige Datum e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T + PFEIL RUNTER</text:p>
          </table:table-cell>
          <table:table-cell office:value-type="string" calcext:value-type="string">
            <text:p>Schlägt die bisherigen Einträge in einer Liste vor (Schützt vor Typos).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ch würde mich freuen, wenn ich davon erführe, wer auf Basis dieser Arbeit seine Impfplanung umsetzt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er mir einen Kleinbetrag hinterlassen will, kann dies gerne unter <text:a xlink:href="https://flattr.com/@dideldei" xlink:type="simple">https://flattr.com/@dideldei</text:a> tun. Es ist aber absolut freiwillig!</text:p>
          </table:table-cell>
          <table:table-cell table:number-columns-repeated="14"/>
        </table:table-row>
        <table:table-row table:style-name="ro1" table:number-rows-repeated="226">
          <table:table-cell table:number-columns-repeated="15"/>
        </table:table-row>
        <table:table-row table:style-name="ro1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4"/>
          <table:table-cell table:style-name="Default"/>
          <table:table-cell table:number-columns-repeated="10"/>
        </table:table-row>
        <calcext:conditional-formats>
          <calcext:conditional-format calcext:target-range-address="Patienten.O3:Patienten.O256">
            <calcext:icon-set calcext:icon-set-type="3Stars">
              <calcext:formatting-entry calcext:value="0" calcext:type="percent"/>
              <calcext:formatting-entry calcext:value="0" calcext:type="number"/>
              <calcext:formatting-entry calcext:value="1" calcext:type="number"/>
            </calcext:icon-set>
          </calcext:conditional-format>
          <calcext:conditional-format calcext:target-range-address="Patienten.E3:Patienten.E254">
            <calcext:condition calcext:apply-style-name="Bad" calcext:value="formula-is(AND([$Patienten.$E3]=[$Konventionen.$C$3];[$Patienten.$D3]&lt;61))" calcext:base-cell-address="Patienten.E3"/>
          </calcext:conditional-format>
        </calcext:conditional-formats>
      </table:table>
      <table:named-expressions/>
      <table:database-ranges>
        <table:database-range table:name="Patientendaten" table:target-range-address="Patienten.A3:Patienten.P170" table:on-update-keep-styles="true" table:contains-header="false">
          <table:sort>
            <table:sort-by table:field-number="1" table:data-type="automatic"/>
          </table:sort>
        </table:database-range>
        <table:database-range table:name="__Anonymous_Sheet_DB__0" table:target-range-address="Patienten.B3:Patienten.P170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.00.0000</text:date>, <text:time style:data-style-name="N2" text:time-value="21:57:09.87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5T21:00:02.059000000</meta:creation-date>
    <dc:date>2021-03-30T22:16:43.936000000</dc:date>
    <meta:editing-duration>PT2H50M58S</meta:editing-duration>
    <meta:editing-cycles>38</meta:editing-cycles>
    <meta:generator>LibreOffice/7.0.5.2$Windows_X86_64 LibreOffice_project/64390860c6cd0aca4beafafcfd84613dd9dfb63a</meta:generator>
    <meta:document-statistic meta:table-count="3" meta:cell-count="2039" meta:object-count="0"/>
  </office:meta>
</office:document-meta>
</file>